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
  <office:automatic-styles>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DateCell" style:family="table-cell" style:parent-style-name="Default" style:data-style-name="N37"/>
    <style:style style:name="TimeCell" style:family="table-cell" style:parent-style-name="Default" style:data-style-name="N43"/>
    <style:style style:name="DateTimeCell" style:family="table-cell" style:parent-style-name="Default" style:data-style-name="N50"/>
  </office:automatic-styles>
  <office:body>
    <office:spreadsheet>
      <table:table table:name="dryfruithut">
        <table:table-row>
          <table:table-cell office:value-type="float" office:value="45">
            <text:p>45</text:p>
          </table:table-cell>
          <table:table-cell office:value-type="string">
            <text:p>Spices</text:p>
          </table:table-cell>
          <table:table-cell office:value-type="string">
            <text:p>Spices</text:p>
          </table:table-cell>
          <table:table-cell office:value-type="string">
            <text:p>Cinnamon</text:p>
          </table:table-cell>
          <table:table-cell office:value-type="string">
            <text:p>दालचीनी</text:p>
          </table:table-cell>
          <table:table-cell office:value-type="string">
            <text:p>Cinnamomum verum</text:p>
          </table:table-cell>
          <table:table-cell office:value-type="string">
            <text:p>500 Gm</text:p>
          </table:table-cell>
          <table:table-cell office:value-type="string">
            <text:p>400</text:p>
          </table:table-cell>
          <table:table-cell office:value-type="string">
            <text:p>1 Kg</text:p>
          </table:table-cell>
          <table:table-cell office:value-type="string">
            <text:p>750</text:p>
          </table:table-cell>
          <table:table-cell office:value-type="string">
            <text:p>Indonesia, China, Vietnam</text:p>
          </table:table-cell>
          <table:table-cell office:value-type="string">
            <text:p>USA, Canada, United Kingdom</text:p>
          </table:table-cell>
          <table:table-cell office:value-type="string">
            <text:p>Indonesia, China, Vietnam</text:p>
          </table:table-cell>
          <table:table-cell office:value-type="string">
            <text:p>Cinnamon, a spice derived from the inner bark of trees belonging to the genus Cinnamomum, sourced from major manufacturing regions, prized for its sweet and warm flavor, utilized in culinary dishes, beverages, and traditional medicine for its potential health benefits.</text:p>
          </table:table-cell>
          <table:table-cell office:value-type="string">
            <text:p>No Image Found.png</text:p>
          </table:table-cell>
          <table:table-cell office:value-type="string">
            <text:p>500 Gm</text:p>
          </table:table-cell>
        </table:table-row>
        <table:table-row>
          <table:table-cell office:value-type="float" office:value="46">
            <text:p>46</text:p>
          </table:table-cell>
          <table:table-cell office:value-type="string">
            <text:p>Dawasaz</text:p>
          </table:table-cell>
          <table:table-cell office:value-type="string">
            <text:p>Herbal Powders</text:p>
          </table:table-cell>
          <table:table-cell office:value-type="string">
            <text:p>Ginger Powder</text:p>
          </table:table-cell>
          <table:table-cell office:value-type="string">
            <text:p>अदरक पाउडर</text:p>
          </table:table-cell>
          <table:table-cell office:value-type="string">
            <text:p>Zingiber officinale</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India, China, Vietnam</text:p>
          </table:table-cell>
          <table:table-cell office:value-type="string">
            <text:p>USA, Canada, United Kingdom</text:p>
          </table:table-cell>
          <table:table-cell office:value-type="string">
            <text:p> India, China, Vietnam</text:p>
          </table:table-cell>
          <table:table-cell office:value-type="string">
            <text:p>Ginger Powder, derived from dried ginger root, sourced from major manufacturing regions, valued for its pungent flavor, versatility in culinary uses, and potential health-promoting properties, used in various cuisines and herbal remedies.</text:p>
          </table:table-cell>
          <table:table-cell office:value-type="string">
            <text:p>No Image Found.png</text:p>
          </table:table-cell>
          <table:table-cell office:value-type="string">
            <text:p>NA</text:p>
          </table:table-cell>
        </table:table-row>
        <table:table-row>
          <table:table-cell office:value-type="float" office:value="47">
            <text:p>47</text:p>
          </table:table-cell>
          <table:table-cell office:value-type="string">
            <text:p>Spices</text:p>
          </table:table-cell>
          <table:table-cell office:value-type="string">
            <text:p>Spices</text:p>
          </table:table-cell>
          <table:table-cell office:value-type="string">
            <text:p>Fresh Turmeric</text:p>
          </table:table-cell>
          <table:table-cell office:value-type="string">
            <text:p>हल्दी</text:p>
          </table:table-cell>
          <table:table-cell office:value-type="string">
            <text:p>Curcuma long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India, Thailand, Peru</text:p>
          </table:table-cell>
          <table:table-cell office:value-type="string">
            <text:p>USA, Canada, United Kingdom</text:p>
          </table:table-cell>
          <table:table-cell office:value-type="string">
            <text:p>India, Thailand, Peru</text:p>
          </table:table-cell>
          <table:table-cell office:value-type="string">
            <text:p>Fresh Turmeric, a rhizomatous herbaceous plant, sourced from major manufacturing regions, known for its vibrant color, distinct earthy flavor, and numerous health benefits, widely used in culinary dishes and traditional medicine.</text:p>
          </table:table-cell>
          <table:table-cell office:value-type="string">
            <text:p>No Image Found.png</text:p>
          </table:table-cell>
          <table:table-cell office:value-type="string">
            <text:p>NA</text:p>
          </table:table-cell>
        </table:table-row>
        <table:table-row>
          <table:table-cell office:value-type="float" office:value="48">
            <text:p>48</text:p>
          </table:table-cell>
          <table:table-cell office:value-type="string">
            <text:p>Spices</text:p>
          </table:table-cell>
          <table:table-cell office:value-type="string">
            <text:p>Spices</text:p>
          </table:table-cell>
          <table:table-cell office:value-type="string">
            <text:p>Star Anise</text:p>
          </table:table-cell>
          <table:table-cell office:value-type="string">
            <text:p>कारणफूल</text:p>
          </table:table-cell>
          <table:table-cell office:value-type="string">
            <text:p>Illicium verum</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hina, Vietnam, India</text:p>
          </table:table-cell>
          <table:table-cell office:value-type="string">
            <text:p>USA, Canada, United Kingdom</text:p>
          </table:table-cell>
          <table:table-cell office:value-type="string">
            <text:p>China, Vietnam, India</text:p>
          </table:table-cell>
          <table:table-cell office:value-type="string">
            <text:p>Star Anise, a spice derived from the fruit of the Illicium verum tree, sourced from prominent manufacturing regions, revered for its licorice-like flavor, used in various cuisines and for its potential medicinal properties.</text:p>
          </table:table-cell>
          <table:table-cell office:value-type="string">
            <text:p>No Image Found.png</text:p>
          </table:table-cell>
          <table:table-cell office:value-type="string">
            <text:p>NA</text:p>
          </table:table-cell>
        </table:table-row>
        <table:table-row>
          <table:table-cell office:value-type="float" office:value="49">
            <text:p>49</text:p>
          </table:table-cell>
          <table:table-cell office:value-type="string">
            <text:p>Spices</text:p>
          </table:table-cell>
          <table:table-cell office:value-type="string">
            <text:p>Spices</text:p>
          </table:table-cell>
          <table:table-cell office:value-type="string">
            <text:p>Nutmeg</text:p>
          </table:table-cell>
          <table:table-cell office:value-type="string">
            <text:p>जायफल</text:p>
          </table:table-cell>
          <table:table-cell office:value-type="string">
            <text:p>Myristica fragrans</text:p>
          </table:table-cell>
          <table:table-cell office:value-type="string">
            <text:p>500 Gm</text:p>
          </table:table-cell>
          <table:table-cell office:value-type="string">
            <text:p>600</text:p>
          </table:table-cell>
          <table:table-cell office:value-type="string">
            <text:p>1 KG</text:p>
          </table:table-cell>
          <table:table-cell office:value-type="string">
            <text:p>1100</text:p>
          </table:table-cell>
          <table:table-cell office:value-type="string">
            <text:p>Indonesia, Grenada, India</text:p>
          </table:table-cell>
          <table:table-cell office:value-type="string">
            <text:p>USA, Canada, United Kingdom</text:p>
          </table:table-cell>
          <table:table-cell office:value-type="string">
            <text:p> Indonesia, Grenada, India</text:p>
          </table:table-cell>
          <table:table-cell office:value-type="string">
            <text:p>Nutmeg, a spice derived from the seed of the Myristica fragrans tree, sourced from key manufacturing regions, known for its warm, aromatic flavor, and versatile use in culinary preparations and medicinal applications.</text:p>
          </table:table-cell>
          <table:table-cell office:value-type="string">
            <text:p>No Image Found.png</text:p>
          </table:table-cell>
          <table:table-cell office:value-type="string">
            <text:p>500 Gm</text:p>
          </table:table-cell>
        </table:table-row>
        <table:table-row>
          <table:table-cell office:value-type="float" office:value="50">
            <text:p>50</text:p>
          </table:table-cell>
          <table:table-cell office:value-type="string">
            <text:p>Spices</text:p>
          </table:table-cell>
          <table:table-cell office:value-type="string">
            <text:p>Spices</text:p>
          </table:table-cell>
          <table:table-cell office:value-type="string">
            <text:p>Long Pepper</text:p>
          </table:table-cell>
          <table:table-cell office:value-type="string">
            <text:p>पिप्पली</text:p>
          </table:table-cell>
          <table:table-cell office:value-type="string">
            <text:p>Piper longum</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India, Indonesia, Vietnam</text:p>
          </table:table-cell>
          <table:table-cell office:value-type="string">
            <text:p>USA, Canada, United Kingdom</text:p>
          </table:table-cell>
          <table:table-cell office:value-type="string">
            <text:p>India, Indonesia, Vietnam</text:p>
          </table:table-cell>
          <table:table-cell office:value-type="string">
            <text:p>Pipli, also known as long pepper, is a spice with a history of use in various cuisines and traditional medicine. </text:p>
          </table:table-cell>
          <table:table-cell office:value-type="string">
            <text:p>Pipli Long pepper.png</text:p>
          </table:table-cell>
          <table:table-cell office:value-type="string">
            <text:p>NA</text:p>
          </table:table-cell>
        </table:table-row>
        <table:table-row>
          <table:table-cell office:value-type="float" office:value="51">
            <text:p>51</text:p>
          </table:table-cell>
          <table:table-cell office:value-type="string">
            <text:p>Dawasaz</text:p>
          </table:table-cell>
          <table:table-cell office:value-type="string">
            <text:p>Health Drinks</text:p>
          </table:table-cell>
          <table:table-cell office:value-type="string">
            <text:p>Papaya Pulp</text:p>
          </table:table-cell>
          <table:table-cell office:value-type="string">
            <text:p>पपीता रस</text:p>
          </table:table-cell>
          <table:table-cell office:value-type="string">
            <text:p>Carica papay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India, UAE, European Union</text:p>
          </table:table-cell>
          <table:table-cell office:value-type="string">
            <text:p> USA, Canada, United Kingdom</text:p>
          </table:table-cell>
          <table:table-cell office:value-type="string">
            <text:p> India, Brazil, Mexico</text:p>
          </table:table-cell>
          <table:table-cell office:value-type="string">
            <text:p>Papita ras, or papaya juice, is a refreshing tropical beverage made from ripe papaya fruit. It is known for its sweet and fruity flavor, often blended with water or milk, and sometimes enhanced with lime or sugar for added taste.</text:p>
          </table:table-cell>
          <table:table-cell office:value-type="string">
            <text:p>Papita ras.png</text:p>
          </table:table-cell>
          <table:table-cell office:value-type="string">
            <text:p>NA</text:p>
          </table:table-cell>
        </table:table-row>
        <table:table-row>
          <table:table-cell office:value-type="float" office:value="52">
            <text:p>52</text:p>
          </table:table-cell>
          <table:table-cell office:value-type="string">
            <text:p>Dawasaz</text:p>
          </table:table-cell>
          <table:table-cell office:value-type="string">
            <text:p>Health Drinks</text:p>
          </table:table-cell>
          <table:table-cell office:value-type="string">
            <text:p>Basil Juice</text:p>
          </table:table-cell>
          <table:table-cell office:value-type="string">
            <text:p>तुलसी रस</text:p>
          </table:table-cell>
          <table:table-cell office:value-type="string">
            <text:p>Ocimum basilicum</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India, UAE, Singapore</text:p>
          </table:table-cell>
          <table:table-cell office:value-type="string">
            <text:p>USA, Canada, United Kingdom</text:p>
          </table:table-cell>
          <table:table-cell office:value-type="string">
            <text:p>India, Thailand, USA</text:p>
          </table:table-cell>
          <table:table-cell office:value-type="string">
            <text:p>Tulsi ras, or holy basil juice, is a herbal drink made from the leaves of the holy basil plant. It is revered for its medicinal properties and is often consumed for its potential health benefits, such as stress relief and immune system support.</text:p>
          </table:table-cell>
          <table:table-cell office:value-type="string">
            <text:p>_tulsi ras.png</text:p>
          </table:table-cell>
          <table:table-cell office:value-type="string">
            <text:p>NA</text:p>
          </table:table-cell>
        </table:table-row>
        <table:table-row>
          <table:table-cell office:value-type="float" office:value="53">
            <text:p>53</text:p>
          </table:table-cell>
          <table:table-cell office:value-type="string">
            <text:p>Dawasaz</text:p>
          </table:table-cell>
          <table:table-cell office:value-type="string">
            <text:p>Health Drinks</text:p>
          </table:table-cell>
          <table:table-cell office:value-type="string">
            <text:p>Bitter Gourd Jamun Juice</text:p>
          </table:table-cell>
          <table:table-cell office:value-type="string">
            <text:p>करेला जामुन रस</text:p>
          </table:table-cell>
          <table:table-cell office:value-type="string">
            <text:p>Momordica charanti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India, UAE, Singapore</text:p>
          </table:table-cell>
          <table:table-cell office:value-type="string">
            <text:p>USA, Canada, United Kingdom</text:p>
          </table:table-cell>
          <table:table-cell office:value-type="string">
            <text:p> India, UAE, USA</text:p>
          </table:table-cell>
          <table:table-cell office:value-type="string">
            <text:p>Karela Jamun Ras is a popular Ayurvedic herbal juice made from two bitter ingredients: bitter gourd (karela) and Indian blackberry (jamun). It is consumed for its potential to help regulate blood sugar levels and manage diabetes, thanks to the natural compounds found in these bitter fruits.</text:p>
          </table:table-cell>
          <table:table-cell office:value-type="string">
            <text:p>_ karela jamun ras.png</text:p>
          </table:table-cell>
          <table:table-cell office:value-type="string">
            <text:p>NA</text:p>
          </table:table-cell>
        </table:table-row>
        <table:table-row>
          <table:table-cell office:value-type="float" office:value="54">
            <text:p>54</text:p>
          </table:table-cell>
          <table:table-cell office:value-type="string">
            <text:p>Dawasaz</text:p>
          </table:table-cell>
          <table:table-cell office:value-type="string">
            <text:p>Health Drinks</text:p>
          </table:table-cell>
          <table:table-cell office:value-type="string">
            <text:p>Musli power</text:p>
          </table:table-cell>
          <table:table-cell office:value-type="string">
            <text:p>सफेद मूसली</text:p>
          </table:table-cell>
          <table:table-cell office:value-type="string">
            <text:p>Chlorophytum borivilianum</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India, UAE, Singapore</text:p>
          </table:table-cell>
          <table:table-cell office:value-type="string">
            <text:p>USA, Canada, United Kingdom</text:p>
          </table:table-cell>
          <table:table-cell office:value-type="string">
            <text:p>India, UAE, USA</text:p>
          </table:table-cell>
          <table:table-cell office:value-type="string">
            <text:p>Musli Power is a herbal dietary supplement made from the roots of the safed musli plant (Chlorophytum borivilianum). It is often marketed as an aphrodisiac and a natural way to boost stamina and overall sexual health. However, the effectiveness of such products may vary, and it's essential to consult a healthcare professional before using them.</text:p>
          </table:table-cell>
          <table:table-cell office:value-type="string">
            <text:p>No Image Found.png</text:p>
          </table:table-cell>
          <table:table-cell office:value-type="string">
            <text:p>NA</text:p>
          </table:table-cell>
        </table:table-row>
        <table:table-row>
          <table:table-cell office:value-type="float" office:value="55">
            <text:p>55</text:p>
          </table:table-cell>
          <table:table-cell office:value-type="string">
            <text:p>Dawasaz</text:p>
          </table:table-cell>
          <table:table-cell office:value-type="string">
            <text:p>Health Drinks</text:p>
          </table:table-cell>
          <table:table-cell office:value-type="string">
            <text:p>Shilajit Juice</text:p>
          </table:table-cell>
          <table:table-cell office:value-type="string">
            <text:p>शिलाजीत रस</text:p>
          </table:table-cell>
          <table:table-cell office:value-type="string">
            <text:p>Asphaltum</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India, UAE, Singapore</text:p>
          </table:table-cell>
          <table:table-cell office:value-type="string">
            <text:p> USA, Canada, United Kingdom</text:p>
          </table:table-cell>
          <table:table-cell office:value-type="string">
            <text:p>India, Nepal, Russia</text:p>
          </table:table-cell>
          <table:table-cell office:value-type="string">
            <text:p>Shilajit ras is a traditional Ayurvedic preparation that contains shilajit, a resinous substance found in the Himalayan mountains. Shilajit is believed to have various health benefits and is used in Ayurvedic medicine for its potential to boost energy, improve vitality, and support overall well-being. It is also considered an adaptogen, which means it may help the body adapt to stress and improve resilience. However, it's essential to use shilajit and products containing it under the guidance of a qualifie.</text:p>
          </table:table-cell>
          <table:table-cell office:value-type="string">
            <text:p>_ Shilajit ras.png</text:p>
          </table:table-cell>
          <table:table-cell office:value-type="string">
            <text:p>NA</text:p>
          </table:table-cell>
        </table:table-row>
        <table:table-row>
          <table:table-cell office:value-type="float" office:value="56">
            <text:p>56</text:p>
          </table:table-cell>
          <table:table-cell office:value-type="string">
            <text:p>Dawasaz</text:p>
          </table:table-cell>
          <table:table-cell office:value-type="string">
            <text:p>Health Drinks</text:p>
          </table:table-cell>
          <table:table-cell office:value-type="string">
            <text:p>Wheatgrass Ras</text:p>
          </table:table-cell>
          <table:table-cell office:value-type="string">
            <text:p>गेहूँ की घास रस</text:p>
          </table:table-cell>
          <table:table-cell office:value-type="string">
            <text:p>Triticum aestivum</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India, UAE, Australia</text:p>
          </table:table-cell>
          <table:table-cell office:value-type="string">
            <text:p>USA, Canada, United Kingdom</text:p>
          </table:table-cell>
          <table:table-cell office:value-type="string">
            <text:p>India, USA, Australia</text:p>
          </table:table-cell>
          <table:table-cell office:value-type="string">
            <text:p>Wheatgrass ras, or wheatgrass juice, is a popular health drink made from the freshly sprouted leaves of the common wheat plant, Triticum aestivum. It is known for its rich nutritional content, including vitamins, minerals, and chlorophyll. Wheatgrass juice is often consumed for its potential health benefits, such as detoxification, improved digestion, and increased energy levels. It is considered a potent natural source of nutrients and antioxidants.</text:p>
          </table:table-cell>
          <table:table-cell office:value-type="string">
            <text:p>_ wheatgrass ras.png</text:p>
          </table:table-cell>
          <table:table-cell office:value-type="string">
            <text:p>NA</text:p>
          </table:table-cell>
        </table:table-row>
        <table:table-row>
          <table:table-cell office:value-type="float" office:value="57">
            <text:p>57</text:p>
          </table:table-cell>
          <table:table-cell office:value-type="string">
            <text:p>Dawasaz</text:p>
          </table:table-cell>
          <table:table-cell office:value-type="string">
            <text:p>Health Drinks</text:p>
          </table:table-cell>
          <table:table-cell office:value-type="string">
            <text:p>Amla Juice</text:p>
          </table:table-cell>
          <table:table-cell office:value-type="string">
            <text:p>आमला रस</text:p>
          </table:table-cell>
          <table:table-cell office:value-type="string">
            <text:p>Phyllanthus emblic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India, UAE, Singapore</text:p>
          </table:table-cell>
          <table:table-cell office:value-type="string">
            <text:p>USA, Canada, United Kingdom</text:p>
          </table:table-cell>
          <table:table-cell office:value-type="string">
            <text:p>India, UAE, USA</text:p>
          </table:table-cell>
          <table:table-cell office:value-type="string">
            <text:p>Amla Juice, derived from Indian Gooseberry, sourced from prominent manufacturing regions, offers a powerhouse of antioxidants and health-boosting properties, known for its rejuvenating and immune-boosting benefits, providing a natural health elixir.</text:p>
          </table:table-cell>
          <table:table-cell office:value-type="string">
            <text:p>No Image Found.png</text:p>
          </table:table-cell>
          <table:table-cell office:value-type="string">
            <text:p>NA</text:p>
          </table:table-cell>
        </table:table-row>
        <table:table-row>
          <table:table-cell office:value-type="float" office:value="58">
            <text:p>58</text:p>
          </table:table-cell>
          <table:table-cell office:value-type="string">
            <text:p>Dawasaz</text:p>
          </table:table-cell>
          <table:table-cell office:value-type="string">
            <text:p>Health Drinks</text:p>
          </table:table-cell>
          <table:table-cell office:value-type="string">
            <text:p>Triphala Juice with Aloe Vera</text:p>
          </table:table-cell>
          <table:table-cell office:value-type="string">
            <text:p>त्रिफला रस एलोवेरा सहित</text:p>
          </table:table-cell>
          <table:table-cell office:value-type="string">
            <text:p>Aloe barbadensis miller</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India, UAE, Singapore</text:p>
          </table:table-cell>
          <table:table-cell office:value-type="string">
            <text:p>USA, Canada, United Kingdom</text:p>
          </table:table-cell>
          <table:table-cell office:value-type="string">
            <text:p>India, USA, UAE</text:p>
          </table:table-cell>
          <table:table-cell office:value-type="string">
            <text:p>Triphala ras with aloe vera is a combination of two popular Ayurvedic herbal ingredients: Triphala and aloe vera. Triphala is a blend of three fruits – amla (Indian gooseberry), haritaki, and bibhitaki – known for their digestive and overall health benefits. Aloe vera is a succulent plant known for its soothing and healing properties.</text:p>
          </table:table-cell>
          <table:table-cell office:value-type="string">
            <text:p>Triphala Juice with Aloe Vera.png</text:p>
          </table:table-cell>
          <table:table-cell office:value-type="string">
            <text:p>NA</text:p>
          </table:table-cell>
        </table:table-row>
        <table:table-row>
          <table:table-cell office:value-type="float" office:value="59">
            <text:p>59</text:p>
          </table:table-cell>
          <table:table-cell office:value-type="string">
            <text:p>Dawasaz</text:p>
          </table:table-cell>
          <table:table-cell office:value-type="string">
            <text:p>Health Drinks</text:p>
          </table:table-cell>
          <table:table-cell office:value-type="string">
            <text:p>Rooh Afza</text:p>
          </table:table-cell>
          <table:table-cell office:value-type="string">
            <text:p>रूह अफ़ज़ा</text:p>
          </table:table-cell>
          <table:table-cell office:value-type="string">
            <text:p>Rosa damasce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AE, Saudi Arabia, Malaysia</text:p>
          </table:table-cell>
          <table:table-cell office:value-type="string">
            <text:p>USA, Canada, United Kingdom</text:p>
          </table:table-cell>
          <table:table-cell office:value-type="string">
            <text:p>Pakistan, India, Bangladesh</text:p>
          </table:table-cell>
          <table:table-cell office:value-type="string">
            <text:p>Rooh Afza, a beloved concentrated syrup renowned for its unique blend of aromatic herbs and floral flavors, sourced primarily from South Asian countries, offering a refreshing and iconic beverage loved for its cooling properties and distinctive taste.</text:p>
          </table:table-cell>
          <table:table-cell office:value-type="string">
            <text:p>Rooh afza.png</text:p>
          </table:table-cell>
          <table:table-cell office:value-type="string">
            <text:p>NA</text:p>
          </table:table-cell>
        </table:table-row>
        <table:table-row>
          <table:table-cell office:value-type="float" office:value="60">
            <text:p>60</text:p>
          </table:table-cell>
          <table:table-cell office:value-type="string">
            <text:p>Dawasaz</text:p>
          </table:table-cell>
          <table:table-cell office:value-type="string">
            <text:p>Health Drinks</text:p>
          </table:table-cell>
          <table:table-cell office:value-type="string">
            <text:p>Honey</text:p>
          </table:table-cell>
          <table:table-cell office:value-type="string">
            <text:p>शहद</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hina, New Zealand, Argentina</text:p>
          </table:table-cell>
          <table:table-cell office:value-type="string">
            <text:p>USA, Germany, Japan</text:p>
          </table:table-cell>
          <table:table-cell office:value-type="string">
            <text:p>China, Turkey, Argentina</text:p>
          </table:table-cell>
          <table:table-cell office:value-type="string">
            <text:p>Honey is a natural sweet substance produced by bees from the nectar of flowers. It is a thick, sticky liquid with a sweet flavor and various uses. Honey is rich in natural sugars, predominantly fructose and glucose, and it also contains small amounts of vitamins, minerals, and antioxidants. It has been used as a sweetener, food preservative, and natural remedy for centuries.</text:p>
          </table:table-cell>
          <table:table-cell office:value-type="string">
            <text:p>Honey.png</text:p>
          </table:table-cell>
          <table:table-cell office:value-type="string">
            <text:p>NA</text:p>
          </table:table-cell>
        </table:table-row>
        <table:table-row>
          <table:table-cell office:value-type="float" office:value="61">
            <text:p>61</text:p>
          </table:table-cell>
          <table:table-cell office:value-type="string">
            <text:p>Dry Fruits</text:p>
          </table:table-cell>
          <table:table-cell office:value-type="string">
            <text:p>Dried Fruits</text:p>
          </table:table-cell>
          <table:table-cell office:value-type="string">
            <text:p>Dried Raisins</text:p>
          </table:table-cell>
          <table:table-cell office:value-type="string">
            <text:p>किशमिश</text:p>
          </table:table-cell>
          <table:table-cell office:value-type="string">
            <text:p>Vitis vinifer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Turkey, Iran, China</text:p>
          </table:table-cell>
          <table:table-cell office:value-type="string">
            <text:p> USA, Germany, United Kingdom</text:p>
          </table:table-cell>
          <table:table-cell office:value-type="string">
            <text:p>Turkey, Iran, United States</text:p>
          </table:table-cell>
          <table:table-cell office:value-type="string">
            <text:p>Raisins are sweet dried grapes, rich in vitamins and minerals. They make a healthy snack and add flavor to various dishes.</text:p>
          </table:table-cell>
          <table:table-cell office:value-type="string">
            <text:p>Raisins.png</text:p>
          </table:table-cell>
          <table:table-cell office:value-type="string">
            <text:p>NA</text:p>
          </table:table-cell>
        </table:table-row>
        <table:table-row>
          <table:table-cell office:value-type="float" office:value="62">
            <text:p>62</text:p>
          </table:table-cell>
          <table:table-cell office:value-type="string">
            <text:p>Dry Fruits</text:p>
          </table:table-cell>
          <table:table-cell office:value-type="string">
            <text:p>Dried Fruits</text:p>
          </table:table-cell>
          <table:table-cell office:value-type="string">
            <text:p>Dried Dates</text:p>
          </table:table-cell>
          <table:table-cell office:value-type="string">
            <text:p>खजूर</text:p>
          </table:table-cell>
          <table:table-cell office:value-type="string">
            <text:p>Phoenix dactylifer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Saudi Arabia, Iran, Egypt</text:p>
          </table:table-cell>
          <table:table-cell office:value-type="string">
            <text:p>USA, Germany, United Kingdom</text:p>
          </table:table-cell>
          <table:table-cell office:value-type="string">
            <text:p>Saudi Arabia, Iran, Egypt</text:p>
          </table:table-cell>
          <table:table-cell office:value-type="string">
            <text:p>Dates are nutritious fruits, known for their sweet flavor and health benefits. They provide essential nutrients, such as potassium and fiber.</text:p>
          </table:table-cell>
          <table:table-cell office:value-type="string">
            <text:p>Dates.png</text:p>
          </table:table-cell>
          <table:table-cell office:value-type="string">
            <text:p>NA</text:p>
          </table:table-cell>
        </table:table-row>
        <table:table-row>
          <table:table-cell office:value-type="float" office:value="63">
            <text:p>63</text:p>
          </table:table-cell>
          <table:table-cell office:value-type="string">
            <text:p>Dry Fruits</text:p>
          </table:table-cell>
          <table:table-cell office:value-type="string">
            <text:p>Dried Fruits</text:p>
          </table:table-cell>
          <table:table-cell office:value-type="string">
            <text:p>Dried Figs</text:p>
          </table:table-cell>
          <table:table-cell office:value-type="string">
            <text:p>अंजीर</text:p>
          </table:table-cell>
          <table:table-cell office:value-type="string">
            <text:p>Ficus caric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Turkey, Greece, Iran</text:p>
          </table:table-cell>
          <table:table-cell office:value-type="string">
            <text:p>USA, Germany, United Kingdom</text:p>
          </table:table-cell>
          <table:table-cell office:value-type="string">
            <text:p>Turkey, Greece, Iran</text:p>
          </table:table-cell>
          <table:table-cell office:value-type="string">
            <text:p>Figs are a nutritious fruit rich in calcium, fiber, and essential nutrients. They can be enjoyed fresh or dried and are known for their potential health benefits. </text:p>
          </table:table-cell>
          <table:table-cell office:value-type="string">
            <text:p>Dried Figs  Anjeer.png</text:p>
          </table:table-cell>
          <table:table-cell office:value-type="string">
            <text:p>NA</text:p>
          </table:table-cell>
        </table:table-row>
        <table:table-row>
          <table:table-cell office:value-type="float" office:value="64">
            <text:p>64</text:p>
          </table:table-cell>
          <table:table-cell office:value-type="string">
            <text:p>Dry Fruits</text:p>
          </table:table-cell>
          <table:table-cell office:value-type="string">
            <text:p>Dried Fruits</text:p>
          </table:table-cell>
          <table:table-cell office:value-type="string">
            <text:p>Dried Apricots</text:p>
          </table:table-cell>
          <table:table-cell office:value-type="string">
            <text:p>खुबानी</text:p>
          </table:table-cell>
          <table:table-cell office:value-type="string">
            <text:p>Prunus armeniac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Turkey, Iran, Uzbekistan</text:p>
          </table:table-cell>
          <table:table-cell office:value-type="string">
            <text:p>USA, Germany, United Kingdom</text:p>
          </table:table-cell>
          <table:table-cell office:value-type="string">
            <text:p>Turkey, Iran, Uzbekistan</text:p>
          </table:table-cell>
          <table:table-cell office:value-type="string">
            <text:p>Apricots are a delicious and nutritious fruit known for their various health benefits. They are packed with vitamins, fiber, and antioxidants, making them a valuable addition to your diet. Some of the benefits of apricots include improved eye, skin, and gut health. </text:p>
          </table:table-cell>
          <table:table-cell office:value-type="string">
            <text:p>Dried Apricots.jpg</text:p>
          </table:table-cell>
          <table:table-cell office:value-type="string">
            <text:p>NA</text:p>
          </table:table-cell>
        </table:table-row>
        <table:table-row>
          <table:table-cell office:value-type="float" office:value="65">
            <text:p>65</text:p>
          </table:table-cell>
          <table:table-cell office:value-type="string">
            <text:p>Dry Fruits</text:p>
          </table:table-cell>
          <table:table-cell office:value-type="string">
            <text:p>Dried Fruits</text:p>
          </table:table-cell>
          <table:table-cell office:value-type="string">
            <text:p>Dried Plums</text:p>
          </table:table-cell>
          <table:table-cell office:value-type="string">
            <text:p>आलूबुखारा</text:p>
          </table:table-cell>
          <table:table-cell office:value-type="string">
            <text:p>Prunus domestic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hile, Argentina, France</text:p>
          </table:table-cell>
          <table:table-cell office:value-type="string">
            <text:p>USA, Germany, United Kingdom</text:p>
          </table:table-cell>
          <table:table-cell office:value-type="string">
            <text:p>USA, Chile, Argentina</text:p>
          </table:table-cell>
          <table:table-cell office:value-type="string">
            <text:p>Prunes are dried plums known for their sweet and rich flavor. They offer various health benefits, such as aiding digestion due to their high fiber content. Prunes are also a good source of essential nutrients like potassium and vitamin K</text:p>
          </table:table-cell>
          <table:table-cell office:value-type="string">
            <text:p>Prunes.png</text:p>
          </table:table-cell>
          <table:table-cell office:value-type="string">
            <text:p>NA</text:p>
          </table:table-cell>
        </table:table-row>
        <table:table-row>
          <table:table-cell office:value-type="float" office:value="66">
            <text:p>66</text:p>
          </table:table-cell>
          <table:table-cell office:value-type="string">
            <text:p>Dry Fruits</text:p>
          </table:table-cell>
          <table:table-cell office:value-type="string">
            <text:p>Dried Fruits</text:p>
          </table:table-cell>
          <table:table-cell office:value-type="string">
            <text:p>Dried Cranberries</text:p>
          </table:table-cell>
          <table:table-cell office:value-type="string">
            <text:p>सुखा क्रैनबेरी</text:p>
          </table:table-cell>
          <table:table-cell office:value-type="string">
            <text:p>Vaccinium macrocarpon</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anada, Chile, Netherlands</text:p>
          </table:table-cell>
          <table:table-cell office:value-type="string">
            <text:p>USA, Germany, United Kingdom</text:p>
          </table:table-cell>
          <table:table-cell office:value-type="string">
            <text:p>USA, Canada, Chile</text:p>
          </table:table-cell>
          <table:table-cell office:value-type="string">
            <text:p>Cranberries are small, red, tart berries that offer numerous health benefits. They are a good source of antioxidants, particularly phenols, making them one of the highest-ranking fruits in terms of antioxidant content. Antioxidants help protect your cells from damage caused by free radicals.</text:p>
          </table:table-cell>
          <table:table-cell office:value-type="string">
            <text:p>Dried Cranberries  karonda.jpg</text:p>
          </table:table-cell>
          <table:table-cell office:value-type="string">
            <text:p>NA</text:p>
          </table:table-cell>
        </table:table-row>
        <table:table-row>
          <table:table-cell office:value-type="float" office:value="67">
            <text:p>67</text:p>
          </table:table-cell>
          <table:table-cell office:value-type="string">
            <text:p>Dry Fruits</text:p>
          </table:table-cell>
          <table:table-cell office:value-type="string">
            <text:p>Dried Fruits</text:p>
          </table:table-cell>
          <table:table-cell office:value-type="string">
            <text:p>Dried Blueberries</text:p>
          </table:table-cell>
          <table:table-cell office:value-type="string">
            <text:p>सुखा ब्लूबेरी</text:p>
          </table:table-cell>
          <table:table-cell office:value-type="string">
            <text:p>Vaccinium corymbosum</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anada, Chile, Peru</text:p>
          </table:table-cell>
          <table:table-cell office:value-type="string">
            <text:p>USA, Germany, United Kingdom</text:p>
          </table:table-cell>
          <table:table-cell office:value-type="string">
            <text:p>Canada, Chile, Peru</text:p>
          </table:table-cell>
          <table:table-cell office:value-type="string">
            <text:p>Blueberries are small, round, and vibrant blue or purple fruits that are not only delicious but also packed with nutritional benefits. </text:p>
          </table:table-cell>
          <table:table-cell office:value-type="string">
            <text:p>Dried Blueberries.jpg</text:p>
          </table:table-cell>
          <table:table-cell office:value-type="string">
            <text:p>NA</text:p>
          </table:table-cell>
        </table:table-row>
        <table:table-row>
          <table:table-cell office:value-type="float" office:value="68">
            <text:p>68</text:p>
          </table:table-cell>
          <table:table-cell office:value-type="string">
            <text:p>Dry Fruits</text:p>
          </table:table-cell>
          <table:table-cell office:value-type="string">
            <text:p>Dried Fruits</text:p>
          </table:table-cell>
          <table:table-cell office:value-type="string">
            <text:p>Dried Strawberries</text:p>
          </table:table-cell>
          <table:table-cell office:value-type="string">
            <text:p>सुखा स्ट्रॉबेरी</text:p>
          </table:table-cell>
          <table:table-cell office:value-type="string">
            <text:p>Fragaria × ananass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hina, Belgium, Mexico</text:p>
          </table:table-cell>
          <table:table-cell office:value-type="string">
            <text:p>USA, Germany, United Kingdom</text:p>
          </table:table-cell>
          <table:table-cell office:value-type="string">
            <text:p>China, Belgium, Mexico</text:p>
          </table:table-cell>
          <table:table-cell office:value-type="string">
            <text:p>Strawberries are low in calories but rich in essential nutrients. They are an excellent source of vitamin C, manganese, and folate. One cup of strawberries provides more vitamin C than an orange.</text:p>
          </table:table-cell>
          <table:table-cell office:value-type="string">
            <text:p>Dried Strawberries.jpg</text:p>
          </table:table-cell>
          <table:table-cell office:value-type="string">
            <text:p>NA</text:p>
          </table:table-cell>
        </table:table-row>
        <table:table-row>
          <table:table-cell office:value-type="float" office:value="69">
            <text:p>69</text:p>
          </table:table-cell>
          <table:table-cell office:value-type="string">
            <text:p>Dry Fruits</text:p>
          </table:table-cell>
          <table:table-cell office:value-type="string">
            <text:p>Dried Fruits</text:p>
          </table:table-cell>
          <table:table-cell office:value-type="string">
            <text:p>Dried Mango Slices</text:p>
          </table:table-cell>
          <table:table-cell office:value-type="string">
            <text:p>सुखा आम के टुकड़े</text:p>
          </table:table-cell>
          <table:table-cell office:value-type="string">
            <text:p>Mangifera indic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Thailand, Philippines, India</text:p>
          </table:table-cell>
          <table:table-cell office:value-type="string">
            <text:p>USA, Germany, United Kingdom</text:p>
          </table:table-cell>
          <table:table-cell office:value-type="string">
            <text:p>Thailand, Philippines, India</text:p>
          </table:table-cell>
          <table:table-cell office:value-type="string">
            <text:p>Dried Mango Slices, cherished for their sweet and tangy taste, sourced from premier cultivation regions, offering a flavorful and tropical snack bursting with natural sweetness.</text:p>
          </table:table-cell>
          <table:table-cell office:value-type="string">
            <text:p>No Image Found.png</text:p>
          </table:table-cell>
          <table:table-cell office:value-type="string">
            <text:p>NA</text:p>
          </table:table-cell>
        </table:table-row>
        <table:table-row>
          <table:table-cell office:value-type="float" office:value="70">
            <text:p>70</text:p>
          </table:table-cell>
          <table:table-cell office:value-type="string">
            <text:p>Dry Fruits</text:p>
          </table:table-cell>
          <table:table-cell office:value-type="string">
            <text:p>Dried Fruits</text:p>
          </table:table-cell>
          <table:table-cell office:value-type="string">
            <text:p>Dried Kiwi Slices</text:p>
          </table:table-cell>
          <table:table-cell office:value-type="string">
            <text:p>सुखा कीवी के टुकड़े</text:p>
          </table:table-cell>
          <table:table-cell office:value-type="string">
            <text:p>Actinidia delicios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ew Zealand, China, Chile</text:p>
          </table:table-cell>
          <table:table-cell office:value-type="string">
            <text:p>USA, Germany, United Kingdom</text:p>
          </table:table-cell>
          <table:table-cell office:value-type="string">
            <text:p>New Zealand, China, Chile</text:p>
          </table:table-cell>
          <table:table-cell office:value-type="string">
            <text:p>Kiwi slices are known for their vibrant green flesh and tiny black seeds, making them visually appealing.</text:p>
          </table:table-cell>
          <table:table-cell office:value-type="string">
            <text:p>Dried Kiwi Slices.jpg</text:p>
          </table:table-cell>
          <table:table-cell office:value-type="string">
            <text:p>NA</text:p>
          </table:table-cell>
        </table:table-row>
        <table:table-row>
          <table:table-cell office:value-type="float" office:value="71">
            <text:p>71</text:p>
          </table:table-cell>
          <table:table-cell office:value-type="string">
            <text:p>Dry Fruits</text:p>
          </table:table-cell>
          <table:table-cell office:value-type="string">
            <text:p>Dried Fruits</text:p>
          </table:table-cell>
          <table:table-cell office:value-type="string">
            <text:p>Dried Banana Chips</text:p>
          </table:table-cell>
          <table:table-cell office:value-type="string">
            <text:p>सुखा केले के चिप्स</text:p>
          </table:table-cell>
          <table:table-cell office:value-type="string">
            <text:p>Musa acuminat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Philippines, Thailand, India</text:p>
          </table:table-cell>
          <table:table-cell office:value-type="string">
            <text:p>USA, Germany, United Kingdom</text:p>
          </table:table-cell>
          <table:table-cell office:value-type="string">
            <text:p>Philippines, Thailand, India</text:p>
          </table:table-cell>
          <table:table-cell office:value-type="string">
            <text:p>Banana chips are typically made from firm and underripe bananas, which are sliced thinly and uniformly to ensure even cooking</text:p>
          </table:table-cell>
          <table:table-cell office:value-type="string">
            <text:p>Banana chips.png</text:p>
          </table:table-cell>
          <table:table-cell office:value-type="string">
            <text:p>NA</text:p>
          </table:table-cell>
        </table:table-row>
        <table:table-row>
          <table:table-cell office:value-type="float" office:value="72">
            <text:p>72</text:p>
          </table:table-cell>
          <table:table-cell office:value-type="string">
            <text:p>Dry Fruits</text:p>
          </table:table-cell>
          <table:table-cell office:value-type="string">
            <text:p>Dried Fruits</text:p>
          </table:table-cell>
          <table:table-cell office:value-type="string">
            <text:p>Dried Guava Slices</text:p>
          </table:table-cell>
          <table:table-cell office:value-type="string">
            <text:p>सुखा अमरूद के टुकड़े</text:p>
          </table:table-cell>
          <table:table-cell office:value-type="string">
            <text:p>Psidium guajav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Thailand, India, Mexico</text:p>
          </table:table-cell>
          <table:table-cell office:value-type="string">
            <text:p>USA, Germany, United Kingdom</text:p>
          </table:table-cell>
          <table:table-cell office:value-type="string">
            <text:p>Thailand, India, Mexico</text:p>
          </table:table-cell>
          <table:table-cell office:value-type="string">
            <text:p>Guava slices are crafted from ripe guava fruit, which is known for its sweet and tropical flavor.</text:p>
          </table:table-cell>
          <table:table-cell office:value-type="string">
            <text:p>Dried Guava Slices.jpg</text:p>
          </table:table-cell>
          <table:table-cell office:value-type="string">
            <text:p>NA</text:p>
          </table:table-cell>
        </table:table-row>
        <table:table-row>
          <table:table-cell office:value-type="float" office:value="73">
            <text:p>73</text:p>
          </table:table-cell>
          <table:table-cell office:value-type="string">
            <text:p>Dry Fruits</text:p>
          </table:table-cell>
          <table:table-cell office:value-type="string">
            <text:p>Dried Fruits</text:p>
          </table:table-cell>
          <table:table-cell office:value-type="string">
            <text:p>Dried Pineapple Chunks</text:p>
          </table:table-cell>
          <table:table-cell office:value-type="string">
            <text:p>सुखा अनानास के टुकड़े</text:p>
          </table:table-cell>
          <table:table-cell office:value-type="string">
            <text:p>Ananas comosus</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Thailand, Philippines, Costa Rica</text:p>
          </table:table-cell>
          <table:table-cell office:value-type="string">
            <text:p>USA, Germany, United Kingdom</text:p>
          </table:table-cell>
          <table:table-cell office:value-type="string">
            <text:p>Thailand, Philippines, Costa Rica</text:p>
          </table:table-cell>
          <table:table-cell office:value-type="string">
            <text:p>Pineapple is a tropical fruit that is native to South America. It is known for its juicy and refreshing taste.</text:p>
          </table:table-cell>
          <table:table-cell office:value-type="string">
            <text:p>Pineapple chunks.png</text:p>
          </table:table-cell>
          <table:table-cell office:value-type="string">
            <text:p>NA</text:p>
          </table:table-cell>
        </table:table-row>
        <table:table-row>
          <table:table-cell office:value-type="float" office:value="74">
            <text:p>74</text:p>
          </table:table-cell>
          <table:table-cell office:value-type="string">
            <text:p>Dry Fruits</text:p>
          </table:table-cell>
          <table:table-cell office:value-type="string">
            <text:p>Dried Fruits</text:p>
          </table:table-cell>
          <table:table-cell office:value-type="string">
            <text:p>Dried Papaya Chunks</text:p>
          </table:table-cell>
          <table:table-cell office:value-type="string">
            <text:p>सुखा पपीता के टुकड़े</text:p>
          </table:table-cell>
          <table:table-cell office:value-type="string">
            <text:p>Carica papay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Thailand, Philippines, Indonesia</text:p>
          </table:table-cell>
          <table:table-cell office:value-type="string">
            <text:p>USA, Germany, United Kingdom</text:p>
          </table:table-cell>
          <table:table-cell office:value-type="string">
            <text:p>Thailand, Philippines, Indonesia</text:p>
          </table:table-cell>
          <table:table-cell office:value-type="string">
            <text:p>Papaya is a tropical fruit that is native to Central America but is now grown in many tropical and subtropical regions around the world.</text:p>
          </table:table-cell>
          <table:table-cell office:value-type="string">
            <text:p>Papaya chunks.png</text:p>
          </table:table-cell>
          <table:table-cell office:value-type="string">
            <text:p>NA</text:p>
          </table:table-cell>
        </table:table-row>
        <table:table-row>
          <table:table-cell office:value-type="float" office:value="78">
            <text:p>78</text:p>
          </table:table-cell>
          <table:table-cell office:value-type="string">
            <text:p>Dry Fruits</text:p>
          </table:table-cell>
          <table:table-cell office:value-type="string">
            <text:p>Dry Fruits</text:p>
          </table:table-cell>
          <table:table-cell office:value-type="string">
            <text:p>Ajwa Dates</text:p>
          </table:table-cell>
          <table:table-cell office:value-type="string">
            <text:p>अजवा खजूर</text:p>
          </table:table-cell>
          <table:table-cell office:value-type="string">
            <text:p>Phoenix dactylifer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Saudi Arabia, UAE, Malaysia</text:p>
          </table:table-cell>
          <table:table-cell office:value-type="string">
            <text:p>USA, United Kingdom, Malaysia</text:p>
          </table:table-cell>
          <table:table-cell office:value-type="string">
            <text:p>Saudi Arabia, UAE, Malaysia</text:p>
          </table:table-cell>
          <table:table-cell office:value-type="string">
            <text:p>Ajwa Dates are a premium variety of dates known for their rich, sweet flavor and health benefits. They're a delicacy and superfood in one.</text:p>
          </table:table-cell>
          <table:table-cell office:value-type="string">
            <text:p>Ajwa dates.png</text:p>
          </table:table-cell>
          <table:table-cell office:value-type="string">
            <text:p>NA</text:p>
          </table:table-cell>
        </table:table-row>
        <table:table-row>
          <table:table-cell office:value-type="float" office:value="79">
            <text:p>79</text:p>
          </table:table-cell>
          <table:table-cell office:value-type="string">
            <text:p>Dry Fruits</text:p>
          </table:table-cell>
          <table:table-cell office:value-type="string">
            <text:p>Dry Fruits</text:p>
          </table:table-cell>
          <table:table-cell office:value-type="string">
            <text:p>Walnut</text:p>
          </table:table-cell>
          <table:table-cell office:value-type="string">
            <text:p>अखरोट</text:p>
          </table:table-cell>
          <table:table-cell office:value-type="string">
            <text:p>Juglans regia</text:p>
          </table:table-cell>
          <table:table-cell office:value-type="string">
            <text:p>500 Gm</text:p>
          </table:table-cell>
          <table:table-cell office:value-type="string">
            <text:p>425</text:p>
          </table:table-cell>
          <table:table-cell office:value-type="string">
            <text:p>1 Kg</text:p>
          </table:table-cell>
          <table:table-cell office:value-type="string">
            <text:p>800</text:p>
          </table:table-cell>
          <table:table-cell office:value-type="string">
            <text:p>USA, Chile, Ukraine</text:p>
          </table:table-cell>
          <table:table-cell office:value-type="string">
            <text:p>USA, Germany, Netherlands</text:p>
          </table:table-cell>
          <table:table-cell office:value-type="string">
            <text:p>USA, China, Ukraine</text:p>
          </table:table-cell>
          <table:table-cell office:value-type="string">
            <text:p>Akrot Magaz, also known as Walnuts, are nutritious nuts with a unique, earthy flavor. Packed with antioxidants and healthy fats, they're a superfood delight.</text:p>
          </table:table-cell>
          <table:table-cell office:value-type="string">
            <text:p>Akrot Magaz walnut.png</text:p>
          </table:table-cell>
          <table:table-cell office:value-type="string">
            <text:p>500 Gm</text:p>
          </table:table-cell>
        </table:table-row>
        <table:table-row>
          <table:table-cell office:value-type="float" office:value="80">
            <text:p>80</text:p>
          </table:table-cell>
          <table:table-cell office:value-type="string">
            <text:p>Dry Fruits</text:p>
          </table:table-cell>
          <table:table-cell office:value-type="string">
            <text:p>Dry Fruits</text:p>
          </table:table-cell>
          <table:table-cell office:value-type="string">
            <text:p>Anjeer</text:p>
          </table:table-cell>
          <table:table-cell office:value-type="string">
            <text:p>अंजीर</text:p>
          </table:table-cell>
          <table:table-cell office:value-type="string">
            <text:p>Ficus carica</text:p>
          </table:table-cell>
          <table:table-cell office:value-type="string">
            <text:p>500 Gm</text:p>
          </table:table-cell>
          <table:table-cell office:value-type="string">
            <text:p>450</text:p>
          </table:table-cell>
          <table:table-cell office:value-type="string">
            <text:p>1 Kg</text:p>
          </table:table-cell>
          <table:table-cell office:value-type="string">
            <text:p>900</text:p>
          </table:table-cell>
          <table:table-cell office:value-type="string">
            <text:p>Turkey, Greece, Iran</text:p>
          </table:table-cell>
          <table:table-cell office:value-type="string">
            <text:p>USA, Germany, United Kingdom</text:p>
          </table:table-cell>
          <table:table-cell office:value-type="string">
            <text:p>Turkey, Greece, Iran</text:p>
          </table:table-cell>
          <table:table-cell office:value-type="string">
            <text:p>Anjeer, or figs, are sweet and chewy fruits packed with fiber, vitamins, and minerals. They're a delicious and nutritious natural snack.</text:p>
          </table:table-cell>
          <table:table-cell office:value-type="string">
            <text:p>Anjeer.png</text:p>
          </table:table-cell>
          <table:table-cell office:value-type="string">
            <text:p>500 Gm</text:p>
          </table:table-cell>
        </table:table-row>
        <table:table-row>
          <table:table-cell office:value-type="float" office:value="81">
            <text:p>81</text:p>
          </table:table-cell>
          <table:table-cell office:value-type="string">
            <text:p>Dry Fruits</text:p>
          </table:table-cell>
          <table:table-cell office:value-type="string">
            <text:p>Dry Fruits</text:p>
          </table:table-cell>
          <table:table-cell office:value-type="string">
            <text:p>Almond</text:p>
          </table:table-cell>
          <table:table-cell office:value-type="string">
            <text:p>बादाम</text:p>
          </table:table-cell>
          <table:table-cell office:value-type="string">
            <text:p>Prunus dulcis</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Spain, Australia</text:p>
          </table:table-cell>
          <table:table-cell office:value-type="string">
            <text:p>USA, Germany, Spain</text:p>
          </table:table-cell>
          <table:table-cell office:value-type="string">
            <text:p> USA, Spain, India</text:p>
          </table:table-cell>
          <table:table-cell office:value-type="string">
            <text:p>Badam, or almonds, are nutrient-rich nuts known for their crunchy texture and health benefits. They're a versatile and wholesome snack option.</text:p>
          </table:table-cell>
          <table:table-cell office:value-type="string">
            <text:p>Badam (Almond).png</text:p>
          </table:table-cell>
          <table:table-cell office:value-type="string">
            <text:p>NA</text:p>
          </table:table-cell>
        </table:table-row>
        <table:table-row>
          <table:table-cell office:value-type="float" office:value="82">
            <text:p>82</text:p>
          </table:table-cell>
          <table:table-cell office:value-type="string">
            <text:p>Dry Fruits</text:p>
          </table:table-cell>
          <table:table-cell office:value-type="string">
            <text:p>Dry Fruits</text:p>
          </table:table-cell>
          <table:table-cell office:value-type="string">
            <text:p>Brazil Nuts</text:p>
          </table:table-cell>
          <table:table-cell office:value-type="string">
            <text:p>ब्राजील नट्स</text:p>
          </table:table-cell>
          <table:table-cell office:value-type="string">
            <text:p>Bertholletia excels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Bolivia, Brazil, Peru</text:p>
          </table:table-cell>
          <table:table-cell office:value-type="string">
            <text:p>USA, Germany, Netherlands</text:p>
          </table:table-cell>
          <table:table-cell office:value-type="string">
            <text:p>Bolivia, Brazil, Peru</text:p>
          </table:table-cell>
          <table:table-cell office:value-type="string">
            <text:p>Brazil nuts are large, buttery-flavored nuts native to the Amazon rainforest. They're a rich source of selenium and offer a distinct, creamy taste.</text:p>
          </table:table-cell>
          <table:table-cell office:value-type="string">
            <text:p>Brazil Nuts.png</text:p>
          </table:table-cell>
          <table:table-cell office:value-type="string">
            <text:p>NA</text:p>
          </table:table-cell>
        </table:table-row>
        <table:table-row>
          <table:table-cell office:value-type="float" office:value="83">
            <text:p>83</text:p>
          </table:table-cell>
          <table:table-cell office:value-type="string">
            <text:p>Dry Fruits</text:p>
          </table:table-cell>
          <table:table-cell office:value-type="string">
            <text:p>Dry Fruits</text:p>
          </table:table-cell>
          <table:table-cell office:value-type="string">
            <text:p>Chia Seeds</text:p>
          </table:table-cell>
          <table:table-cell office:value-type="string">
            <text:p>चिया बीज</text:p>
          </table:table-cell>
          <table:table-cell office:value-type="string">
            <text:p>Salvia hispanic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Mexico, Argentina, Bolivia</text:p>
          </table:table-cell>
          <table:table-cell office:value-type="string">
            <text:p>USA, Canada, Australia</text:p>
          </table:table-cell>
          <table:table-cell office:value-type="string">
            <text:p> Mexico, Argentina, Peru</text:p>
          </table:table-cell>
          <table:table-cell office:value-type="string">
            <text:p>Chia seeds are tiny powerhouses of nutrition, packed with fiber, omega-3 fatty acids, and protein. They can absorb liquid and create a gel-like texture, making them a versatile and healthy addition to many dishes.</text:p>
          </table:table-cell>
          <table:table-cell office:value-type="string">
            <text:p>Chia seeds.png</text:p>
          </table:table-cell>
          <table:table-cell office:value-type="string">
            <text:p>NA</text:p>
          </table:table-cell>
        </table:table-row>
        <table:table-row>
          <table:table-cell office:value-type="float" office:value="84">
            <text:p>84</text:p>
          </table:table-cell>
          <table:table-cell office:value-type="string">
            <text:p>Dry Fruits</text:p>
          </table:table-cell>
          <table:table-cell office:value-type="string">
            <text:p>Dry Fruits</text:p>
          </table:table-cell>
          <table:table-cell office:value-type="string">
            <text:p>Chironji</text:p>
          </table:table-cell>
          <table:table-cell office:value-type="string">
            <text:p>चिरोंजी</text:p>
          </table:table-cell>
          <table:table-cell office:value-type="string">
            <text:p>Buchanania lanzan</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India, Nepal, Bangladesh</text:p>
          </table:table-cell>
          <table:table-cell office:value-type="string">
            <text:p>USA, Canada, United Kingdom</text:p>
          </table:table-cell>
          <table:table-cell office:value-type="string">
            <text:p>India, Nepal, Bangladesh</text:p>
          </table:table-cell>
          <table:table-cell office:value-type="string">
            <text:p>Chironji, also known as charoli, are small, nutty seeds often used in Indian cuisine. They have a mild, sweet flavor and add a delightful crunch to various dishes and sweets.</text:p>
          </table:table-cell>
          <table:table-cell office:value-type="string">
            <text:p>Chironji.png</text:p>
          </table:table-cell>
          <table:table-cell office:value-type="string">
            <text:p>NA</text:p>
          </table:table-cell>
        </table:table-row>
        <table:table-row>
          <table:table-cell office:value-type="float" office:value="85">
            <text:p>85</text:p>
          </table:table-cell>
          <table:table-cell office:value-type="string">
            <text:p>Dry Fruits</text:p>
          </table:table-cell>
          <table:table-cell office:value-type="string">
            <text:p>Dry Fruits</text:p>
          </table:table-cell>
          <table:table-cell office:value-type="string">
            <text:p>Dried Black Currants</text:p>
          </table:table-cell>
          <table:table-cell office:value-type="string">
            <text:p>काली किशमिश</text:p>
          </table:table-cell>
          <table:table-cell office:value-type="string">
            <text:p>Ribes nigrum</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Greece, Poland, Turkey</text:p>
          </table:table-cell>
          <table:table-cell office:value-type="string">
            <text:p>USA, Germany, Netherlands</text:p>
          </table:table-cell>
          <table:table-cell office:value-type="string">
            <text:p>Greece, Poland, Turkey</text:p>
          </table:table-cell>
          <table:table-cell office:value-type="string">
            <text:p>Dried black currants are small, tangy, and sweet dried fruits rich in antioxidants and vitamin C. They make a flavorful and healthy addition to various recipes and snacks.</text:p>
          </table:table-cell>
          <table:table-cell office:value-type="string">
            <text:p>Dried Black currants.png</text:p>
          </table:table-cell>
          <table:table-cell office:value-type="string">
            <text:p>NA</text:p>
          </table:table-cell>
        </table:table-row>
        <table:table-row>
          <table:table-cell office:value-type="float" office:value="86">
            <text:p>86</text:p>
          </table:table-cell>
          <table:table-cell office:value-type="string">
            <text:p>Dry Fruits</text:p>
          </table:table-cell>
          <table:table-cell office:value-type="string">
            <text:p>Dry Fruits</text:p>
          </table:table-cell>
          <table:table-cell office:value-type="string">
            <text:p>Hazel Nuts</text:p>
          </table:table-cell>
          <table:table-cell office:value-type="string">
            <text:p>हेज़लनट्स</text:p>
          </table:table-cell>
          <table:table-cell office:value-type="string">
            <text:p>Corylus avella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Turkey, Italy, Georgia</text:p>
          </table:table-cell>
          <table:table-cell office:value-type="string">
            <text:p>USA, Germany, Netherlands</text:p>
          </table:table-cell>
          <table:table-cell office:value-type="string">
            <text:p>Turkey, Italy, Spain</text:p>
          </table:table-cell>
          <table:table-cell office:value-type="string">
            <text:p>Hazelnuts, also known as filberts, are flavorful nuts with a slightly sweet taste. They are a good source of healthy fats and add a delightful crunch to both sweet and savory dishes.</text:p>
          </table:table-cell>
          <table:table-cell office:value-type="string">
            <text:p>Hazel Nuts.png</text:p>
          </table:table-cell>
          <table:table-cell office:value-type="string">
            <text:p>NA</text:p>
          </table:table-cell>
        </table:table-row>
        <table:table-row>
          <table:table-cell office:value-type="float" office:value="87">
            <text:p>87</text:p>
          </table:table-cell>
          <table:table-cell office:value-type="string">
            <text:p>Dry Fruits</text:p>
          </table:table-cell>
          <table:table-cell office:value-type="string">
            <text:p>Dry Fruits</text:p>
          </table:table-cell>
          <table:table-cell office:value-type="string">
            <text:p>Macadamia Nuts</text:p>
          </table:table-cell>
          <table:table-cell office:value-type="string">
            <text:p>मैकाडेमिया नट्स</text:p>
          </table:table-cell>
          <table:table-cell office:value-type="string">
            <text:p>Macadamia integrifoli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Australia, United States, Japan</text:p>
          </table:table-cell>
          <table:table-cell office:value-type="string">
            <text:p>USA, Japan, Germany</text:p>
          </table:table-cell>
          <table:table-cell office:value-type="string">
            <text:p>Australia, South Africa, United States</text:p>
          </table:table-cell>
          <table:table-cell office:value-type="string">
            <text:p>Macadamia nuts are buttery, creamy-textured nuts with a mild, rich flavor. They're known for their high monounsaturated fat content and make a delicious, indulgent snack.</text:p>
          </table:table-cell>
          <table:table-cell office:value-type="string">
            <text:p>Macadamia nuts.png</text:p>
          </table:table-cell>
          <table:table-cell office:value-type="string">
            <text:p>NA</text:p>
          </table:table-cell>
        </table:table-row>
        <table:table-row>
          <table:table-cell office:value-type="float" office:value="88">
            <text:p>88</text:p>
          </table:table-cell>
          <table:table-cell office:value-type="string">
            <text:p>Dry Fruits</text:p>
          </table:table-cell>
          <table:table-cell office:value-type="string">
            <text:p>Dry Fruits</text:p>
          </table:table-cell>
          <table:table-cell office:value-type="string">
            <text:p>Muskmelon Seeds</text:p>
          </table:table-cell>
          <table:table-cell office:value-type="string">
            <text:p>खरबूजा मगज</text:p>
          </table:table-cell>
          <table:table-cell office:value-type="string">
            <text:p>Cucumis melo</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India, Iran, Turkey</text:p>
          </table:table-cell>
          <table:table-cell office:value-type="string">
            <text:p>USA, Spain, Netherlands</text:p>
          </table:table-cell>
          <table:table-cell office:value-type="string">
            <text:p>India, Turkey, Iran</text:p>
          </table:table-cell>
          <table:table-cell office:value-type="string">
            <text:p>Muskmelon seeds, or Kharbuja Magaz, are small, crunchy seeds found in the center of muskmelon fruit. They are a nutritious snack and often roasted or added to dishes for their mild, nutty flavor.</text:p>
          </table:table-cell>
          <table:table-cell office:value-type="string">
            <text:p>Muskmelon Seeds.png</text:p>
          </table:table-cell>
          <table:table-cell office:value-type="string">
            <text:p>NA</text:p>
          </table:table-cell>
        </table:table-row>
        <table:table-row>
          <table:table-cell office:value-type="float" office:value="89">
            <text:p>89</text:p>
          </table:table-cell>
          <table:table-cell office:value-type="string">
            <text:p>Dry Fruits</text:p>
          </table:table-cell>
          <table:table-cell office:value-type="string">
            <text:p>Dry Fruits</text:p>
          </table:table-cell>
          <table:table-cell office:value-type="string">
            <text:p>Pecan Nuts</text:p>
          </table:table-cell>
          <table:table-cell office:value-type="string">
            <text:p>पीकन नट्स</text:p>
          </table:table-cell>
          <table:table-cell office:value-type="string">
            <text:p>Carya illinoinensis</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Mexico, China, Netherlands</text:p>
          </table:table-cell>
          <table:table-cell office:value-type="string">
            <text:p> Canada, Germany, Netherlands</text:p>
          </table:table-cell>
          <table:table-cell office:value-type="string">
            <text:p>USA, Mexico, South Africa</text:p>
          </table:table-cell>
          <table:table-cell office:value-type="string">
            <text:p>Pecan nuts have a sweet, rich, and slightly buttery taste. They are packed with healthy fats and are commonly used in desserts, salads, and various culinary delights.</text:p>
          </table:table-cell>
          <table:table-cell office:value-type="string">
            <text:p>Pecan nuts.png</text:p>
          </table:table-cell>
          <table:table-cell office:value-type="string">
            <text:p>NA</text:p>
          </table:table-cell>
        </table:table-row>
        <table:table-row>
          <table:table-cell office:value-type="float" office:value="90">
            <text:p>90</text:p>
          </table:table-cell>
          <table:table-cell office:value-type="string">
            <text:p>Dry Fruits</text:p>
          </table:table-cell>
          <table:table-cell office:value-type="string">
            <text:p>Dry Fruits</text:p>
          </table:table-cell>
          <table:table-cell office:value-type="string">
            <text:p>Fox nuts</text:p>
          </table:table-cell>
          <table:table-cell office:value-type="string">
            <text:p>फूल मखाना</text:p>
          </table:table-cell>
          <table:table-cell office:value-type="string">
            <text:p>Euryale ferox.</text:p>
          </table:table-cell>
          <table:table-cell office:value-type="string">
            <text:p>500 Gm</text:p>
          </table:table-cell>
          <table:table-cell office:value-type="string">
            <text:p>475</text:p>
          </table:table-cell>
          <table:table-cell office:value-type="string">
            <text:p>1 Kg</text:p>
          </table:table-cell>
          <table:table-cell office:value-type="string">
            <text:p>900</text:p>
          </table:table-cell>
          <table:table-cell office:value-type="string">
            <text:p>India, China, Singapore</text:p>
          </table:table-cell>
          <table:table-cell office:value-type="string">
            <text:p>USA, Canada, Australia</text:p>
          </table:table-cell>
          <table:table-cell office:value-type="string">
            <text:p>India, China, Japan</text:p>
          </table:table-cell>
          <table:table-cell office:value-type="string">
            <text:p>Phool Makhana, also known as Fox Nuts, are puffed lotus seeds with a mild, nutty flavor. They are a popular, healthy snack in Indian cuisine, often used in various dishes, including curries and desserts.</text:p>
          </table:table-cell>
          <table:table-cell office:value-type="string">
            <text:p>Phool makhana Fox nuts.png</text:p>
          </table:table-cell>
          <table:table-cell office:value-type="string">
            <text:p>500 Gm</text:p>
          </table:table-cell>
        </table:table-row>
        <table:table-row>
          <table:table-cell office:value-type="float" office:value="91">
            <text:p>91</text:p>
          </table:table-cell>
          <table:table-cell office:value-type="string">
            <text:p>Dry Fruits</text:p>
          </table:table-cell>
          <table:table-cell office:value-type="string">
            <text:p>Dry Fruits</text:p>
          </table:table-cell>
          <table:table-cell office:value-type="string">
            <text:p>Pumpkin Seeds</text:p>
          </table:table-cell>
          <table:table-cell office:value-type="string">
            <text:p>कद्दू मगज</text:p>
          </table:table-cell>
          <table:table-cell office:value-type="string">
            <text:p>Cucurbita pepo</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China, India, Mexico</text:p>
          </table:table-cell>
          <table:table-cell office:value-type="string">
            <text:p>USA, China, Mexico</text:p>
          </table:table-cell>
          <table:table-cell office:value-type="string">
            <text:p>China, India, Mexico</text:p>
          </table:table-cell>
          <table:table-cell office:value-type="string">
            <text:p>Pumpkin Magaz refers to pumpkin seeds, which are small, flat, and nutritious seeds. They are often roasted and enjoyed as a crunchy, healthy snack with a mild, nutty taste.</text:p>
          </table:table-cell>
          <table:table-cell office:value-type="string">
            <text:p>Pumpkin Magaz.png</text:p>
          </table:table-cell>
          <table:table-cell office:value-type="string">
            <text:p>NA</text:p>
          </table:table-cell>
        </table:table-row>
        <table:table-row>
          <table:table-cell office:value-type="float" office:value="92">
            <text:p>92</text:p>
          </table:table-cell>
          <table:table-cell office:value-type="string">
            <text:p>Dry Fruits</text:p>
          </table:table-cell>
          <table:table-cell office:value-type="string">
            <text:p>Dry Fruits</text:p>
          </table:table-cell>
          <table:table-cell office:value-type="string">
            <text:p>Date Palm</text:p>
          </table:table-cell>
          <table:table-cell office:value-type="string">
            <text:p>शोरी खजूर</text:p>
          </table:table-cell>
          <table:table-cell office:value-type="string">
            <text:p>Phoenix dactylifer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Saudi Arabia, Egypt, United Arab Emirates</text:p>
          </table:table-cell>
          <table:table-cell office:value-type="string">
            <text:p>USA, Germany, France</text:p>
          </table:table-cell>
          <table:table-cell office:value-type="string">
            <text:p>Egypt, Saudi Arabia, Iran</text:p>
          </table:table-cell>
          <table:table-cell office:value-type="string">
            <text:p>Shori Khajur typically refers to dried dates or dates without seeds. They are sweet and chewy fruits, commonly enjoyed as a natural and nutritious sweetener or snack.</text:p>
          </table:table-cell>
          <table:table-cell office:value-type="string">
            <text:p>Shori Khajur.png</text:p>
          </table:table-cell>
          <table:table-cell office:value-type="string">
            <text:p>NA</text:p>
          </table:table-cell>
        </table:table-row>
        <table:table-row>
          <table:table-cell office:value-type="float" office:value="93">
            <text:p>93</text:p>
          </table:table-cell>
          <table:table-cell office:value-type="string">
            <text:p>Dry Fruits</text:p>
          </table:table-cell>
          <table:table-cell office:value-type="string">
            <text:p>Dry Fruits</text:p>
          </table:table-cell>
          <table:table-cell office:value-type="string">
            <text:p>Sunflower Seed</text:p>
          </table:table-cell>
          <table:table-cell office:value-type="string">
            <text:p>सनफ्लावर सीड्स</text:p>
          </table:table-cell>
          <table:table-cell office:value-type="string">
            <text:p>Helianthus annuus</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Argentina, Russia, Ukraine</text:p>
          </table:table-cell>
          <table:table-cell office:value-type="string">
            <text:p>China, Netherlands, Germany</text:p>
          </table:table-cell>
          <table:table-cell office:value-type="string">
            <text:p>Russia, Ukraine, Argentina</text:p>
          </table:table-cell>
          <table:table-cell office:value-type="string">
            <text:p>Sunflower Magaz refers to sunflower seeds, which are small, flat, and packed with nutrients. These seeds have a mild, nutty flavor and are often consumed as a healthy and crunchy snack.</text:p>
          </table:table-cell>
          <table:table-cell office:value-type="string">
            <text:p>Sunflower magaz.png</text:p>
          </table:table-cell>
          <table:table-cell office:value-type="string">
            <text:p>NA</text:p>
          </table:table-cell>
        </table:table-row>
        <table:table-row>
          <table:table-cell office:value-type="float" office:value="94">
            <text:p>94</text:p>
          </table:table-cell>
          <table:table-cell office:value-type="string">
            <text:p>Dry Fruits</text:p>
          </table:table-cell>
          <table:table-cell office:value-type="string">
            <text:p>Dry Fruits</text:p>
          </table:table-cell>
          <table:table-cell office:value-type="string">
            <text:p>Apricot</text:p>
          </table:table-cell>
          <table:table-cell office:value-type="string">
            <text:p>खुबानी</text:p>
          </table:table-cell>
          <table:table-cell office:value-type="string">
            <text:p>Prunus armeniac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Turkey, Iran, Spain</text:p>
          </table:table-cell>
          <table:table-cell office:value-type="string">
            <text:p> USA, Germany, Netherlands</text:p>
          </table:table-cell>
          <table:table-cell office:value-type="string">
            <text:p>Turkey, Iran, Uzbekistan</text:p>
          </table:table-cell>
          <table:table-cell office:value-type="string">
            <text:p>Apricots, celebrated for their sweet-tart flavor and nutritional richness, sourced from prime cultivation regions, delivering a burst of natural goodness in every bite.</text:p>
          </table:table-cell>
          <table:table-cell office:value-type="string">
            <text:p>Apricot.png</text:p>
          </table:table-cell>
          <table:table-cell office:value-type="string">
            <text:p>NA</text:p>
          </table:table-cell>
        </table:table-row>
        <table:table-row>
          <table:table-cell office:value-type="float" office:value="95">
            <text:p>95</text:p>
          </table:table-cell>
          <table:table-cell office:value-type="string">
            <text:p>Dry Fruits</text:p>
          </table:table-cell>
          <table:table-cell office:value-type="string">
            <text:p>Dry Fruits</text:p>
          </table:table-cell>
          <table:table-cell office:value-type="string">
            <text:p>Cashew Nuts</text:p>
          </table:table-cell>
          <table:table-cell office:value-type="string">
            <text:p>काजू</text:p>
          </table:table-cell>
          <table:table-cell office:value-type="string">
            <text:p>Anacardium occidentale</text:p>
          </table:table-cell>
          <table:table-cell office:value-type="string">
            <text:p>500 Gm</text:p>
          </table:table-cell>
          <table:table-cell office:value-type="string">
            <text:p>425</text:p>
          </table:table-cell>
          <table:table-cell office:value-type="string">
            <text:p>1 Kg</text:p>
          </table:table-cell>
          <table:table-cell office:value-type="string">
            <text:p>800</text:p>
          </table:table-cell>
          <table:table-cell office:value-type="string">
            <text:p>India, Brazil, Vietnam</text:p>
          </table:table-cell>
          <table:table-cell office:value-type="string">
            <text:p>USA, Netherlands, Vietnam</text:p>
          </table:table-cell>
          <table:table-cell office:value-type="string">
            <text:p> Vietnam, India, Ivory Coast</text:p>
          </table:table-cell>
          <table:table-cell office:value-type="string">
            <text:p>Cashew nuts are kidney-shaped nuts with a creamy, rich flavor. They are a versatile and popular nut often enjoyed as a snack, used in cooking, or processed into cashew butter and other products.</text:p>
          </table:table-cell>
          <table:table-cell office:value-type="string">
            <text:p>Cashew Nuts.png</text:p>
          </table:table-cell>
          <table:table-cell office:value-type="string">
            <text:p>NA</text:p>
          </table:table-cell>
        </table:table-row>
        <table:table-row>
          <table:table-cell office:value-type="float" office:value="96">
            <text:p>96</text:p>
          </table:table-cell>
          <table:table-cell office:value-type="string">
            <text:p>Dry Fruits</text:p>
          </table:table-cell>
          <table:table-cell office:value-type="string">
            <text:p>Dry Fruits</text:p>
          </table:table-cell>
          <table:table-cell office:value-type="string">
            <text:p>Pine Nuts</text:p>
          </table:table-cell>
          <table:table-cell office:value-type="string">
            <text:p>चिलगोज़ा मगज़</text:p>
          </table:table-cell>
          <table:table-cell office:value-type="string">
            <text:p>Pinus pine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Germany, Japan</text:p>
          </table:table-cell>
          <table:table-cell office:value-type="string">
            <text:p>China, South Korea, Italy</text:p>
          </table:table-cell>
          <table:table-cell office:value-type="string">
            <text:p>Russia, Afghanistan, Chile</text:p>
          </table:table-cell>
          <table:table-cell office:value-type="string">
            <text:p>Chilgoza Magaz, also known as Pine Nuts, are small, elongated nuts with a delicate, buttery flavor. They are highly regarded for their unique taste and are often used in a variety of culinary dishes and as a topping for salads and desserts.</text:p>
          </table:table-cell>
          <table:table-cell office:value-type="string">
            <text:p>Chilgoza Magaz Pine Nuts.png</text:p>
          </table:table-cell>
          <table:table-cell office:value-type="string">
            <text:p>NA</text:p>
          </table:table-cell>
        </table:table-row>
        <table:table-row>
          <table:table-cell office:value-type="float" office:value="97">
            <text:p>97</text:p>
          </table:table-cell>
          <table:table-cell office:value-type="string">
            <text:p>Dry Fruits</text:p>
          </table:table-cell>
          <table:table-cell office:value-type="string">
            <text:p>Dry Fruits</text:p>
          </table:table-cell>
          <table:table-cell office:value-type="string">
            <text:p>Dry fruits with honey</text:p>
          </table:table-cell>
          <table:table-cell office:value-type="string">
            <text:p>शुष्क फलों के साथ शहद</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AE, Japan, Australia</text:p>
          </table:table-cell>
          <table:table-cell office:value-type="string">
            <text:p>USA, Canada, Germany</text:p>
          </table:table-cell>
          <table:table-cell office:value-type="string">
            <text:p>India, Turkey, Spain</text:p>
          </table:table-cell>
          <table:table-cell office:value-type="string">
            <text:p>Dry fruits with honey is a delicious and nutritious combination. Dried fruits like apricots, figs, or raisins can be coated or mixed with honey to create sweet, energy-packed snacks or toppings for dishes like yogurt or cereal.</text:p>
          </table:table-cell>
          <table:table-cell office:value-type="string">
            <text:p>Dry fruits with honey.png</text:p>
          </table:table-cell>
          <table:table-cell office:value-type="string">
            <text:p>NA</text:p>
          </table:table-cell>
        </table:table-row>
        <table:table-row>
          <table:table-cell office:value-type="float" office:value="98">
            <text:p>98</text:p>
          </table:table-cell>
          <table:table-cell office:value-type="string">
            <text:p>Dry Fruits</text:p>
          </table:table-cell>
          <table:table-cell office:value-type="string">
            <text:p>Dry Fruits</text:p>
          </table:table-cell>
          <table:table-cell office:value-type="string">
            <text:p>Tragacanth Gum</text:p>
          </table:table-cell>
          <table:table-cell office:value-type="string">
            <text:p>गोंद कतीरा</text:p>
          </table:table-cell>
          <table:table-cell office:value-type="string">
            <text:p>Astragalus gummifer</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India, China, United Arab Emirates</text:p>
          </table:table-cell>
          <table:table-cell office:value-type="string">
            <text:p>USA, Germany, Japan</text:p>
          </table:table-cell>
          <table:table-cell office:value-type="string">
            <text:p>Iran, Turkey, Afghanistan</text:p>
          </table:table-cell>
          <table:table-cell office:value-type="string">
            <text:p>Gond Katira, also known as edible gum or Tragacanth gum, is a natural resin obtained from the sap of certain plant species. It is used in traditional Indian desserts, beverages, and Ayurvedic preparations for its binding and thickening properties.</text:p>
          </table:table-cell>
          <table:table-cell office:value-type="string">
            <text:p>Gond Katira.png</text:p>
          </table:table-cell>
          <table:table-cell office:value-type="string">
            <text:p>NA</text:p>
          </table:table-cell>
        </table:table-row>
        <table:table-row>
          <table:table-cell office:value-type="float" office:value="99">
            <text:p>99</text:p>
          </table:table-cell>
          <table:table-cell office:value-type="string">
            <text:p>Dry Fruits</text:p>
          </table:table-cell>
          <table:table-cell office:value-type="string">
            <text:p>Dry Fruits</text:p>
          </table:table-cell>
          <table:table-cell office:value-type="string">
            <text:p>Pumpkin Seeds</text:p>
          </table:table-cell>
          <table:table-cell office:value-type="string">
            <text:p>कद्दू के बीज</text:p>
          </table:table-cell>
          <table:table-cell office:value-type="string">
            <text:p>Cucurbita pepo</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China, United States, Germany</text:p>
          </table:table-cell>
          <table:table-cell office:value-type="string">
            <text:p>Spain, Mexico, Netherlands</text:p>
          </table:table-cell>
          <table:table-cell office:value-type="string">
            <text:p>China, India, Mexico</text:p>
          </table:table-cell>
          <table:table-cell office:value-type="string">
            <text:p>Kaddu Magaz refers to pumpkin seeds, particularly the seeds found inside pumpkins. These seeds are small, flat, and nutritious, often roasted and enjoyed as a healthy snack with a mild, nutty flavor.</text:p>
          </table:table-cell>
          <table:table-cell office:value-type="string">
            <text:p>Kaddu Magaz.png</text:p>
          </table:table-cell>
          <table:table-cell office:value-type="string">
            <text:p>NA</text:p>
          </table:table-cell>
        </table:table-row>
        <table:table-row>
          <table:table-cell office:value-type="float" office:value="100">
            <text:p>100</text:p>
          </table:table-cell>
          <table:table-cell office:value-type="string">
            <text:p>Dry Fruits</text:p>
          </table:table-cell>
          <table:table-cell office:value-type="string">
            <text:p>Dry Fruits</text:p>
          </table:table-cell>
          <table:table-cell office:value-type="string">
            <text:p>Black Raisins</text:p>
          </table:table-cell>
          <table:table-cell office:value-type="string">
            <text:p>काली किशमिश</text:p>
          </table:table-cell>
          <table:table-cell office:value-type="string">
            <text:p>Vitis vinifer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India, United Kingdom</text:p>
          </table:table-cell>
          <table:table-cell office:value-type="string">
            <text:p> Canada, France, United Arab Emirates</text:p>
          </table:table-cell>
          <table:table-cell office:value-type="string">
            <text:p>Afghanistan, Iran, Turkey</text:p>
          </table:table-cell>
          <table:table-cell office:value-type="string">
            <text:p>Kala Munakka, also known as Black Raisins, are dried grapes that have turned dark in color. They are sweet, slightly tangy, and rich in vitamins and antioxidants, making them a popular, healthy snack or addition to various dishes.</text:p>
          </table:table-cell>
          <table:table-cell office:value-type="string">
            <text:p>Kala Munakka or Black Raisins.png</text:p>
          </table:table-cell>
          <table:table-cell office:value-type="string">
            <text:p>NA</text:p>
          </table:table-cell>
        </table:table-row>
        <table:table-row>
          <table:table-cell office:value-type="float" office:value="101">
            <text:p>101</text:p>
          </table:table-cell>
          <table:table-cell office:value-type="string">
            <text:p>Dry Fruits</text:p>
          </table:table-cell>
          <table:table-cell office:value-type="string">
            <text:p>Dry Fruits</text:p>
          </table:table-cell>
          <table:table-cell office:value-type="string">
            <text:p>Raisins (Abjosh)</text:p>
          </table:table-cell>
          <table:table-cell office:value-type="string">
            <text:p>किशमिश</text:p>
          </table:table-cell>
          <table:table-cell office:value-type="string">
            <text:p>Vitis vinifera.</text:p>
          </table:table-cell>
          <table:table-cell office:value-type="string">
            <text:p>500 Gm</text:p>
          </table:table-cell>
          <table:table-cell office:value-type="string">
            <text:p>165</text:p>
          </table:table-cell>
          <table:table-cell office:value-type="string">
            <text:p>1 Kg</text:p>
          </table:table-cell>
          <table:table-cell office:value-type="string">
            <text:p>300</text:p>
          </table:table-cell>
          <table:table-cell office:value-type="string">
            <text:p>United Arab Emirates, India, China</text:p>
          </table:table-cell>
          <table:table-cell office:value-type="string">
            <text:p>USA, Germany, Australia</text:p>
          </table:table-cell>
          <table:table-cell office:value-type="string">
            <text:p>Iran, Turkey, United States</text:p>
          </table:table-cell>
          <table:table-cell office:value-type="string">
            <text:p>Munakka Abjosh is a traditional dried fruit and nut mixture. It typically includes a combination of dried fruits like munakka (dried grapes or raisins) and various nuts like almonds, pistachios, and walnuts. This mix is known for its sweet and nutty flavors, making it a nutritious and energy-boosting snack.</text:p>
          </table:table-cell>
          <table:table-cell office:value-type="string">
            <text:p>Munakka Abjosh.png</text:p>
          </table:table-cell>
          <table:table-cell office:value-type="string">
            <text:p>500 Gm</text:p>
          </table:table-cell>
        </table:table-row>
        <table:table-row>
          <table:table-cell office:value-type="float" office:value="102">
            <text:p>102</text:p>
          </table:table-cell>
          <table:table-cell office:value-type="string">
            <text:p>Dry Fruits</text:p>
          </table:table-cell>
          <table:table-cell office:value-type="string">
            <text:p>Dry Fruits</text:p>
          </table:table-cell>
          <table:table-cell office:value-type="string">
            <text:p>Muzafati Iranian dates</text:p>
          </table:table-cell>
          <table:table-cell office:value-type="string">
            <text:p>मुज़फ़्फ़रती ईरानी खजूर</text:p>
          </table:table-cell>
          <table:table-cell office:value-type="string">
            <text:p>Phoenix dactylifer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AE, Saudi Arabia, India</text:p>
          </table:table-cell>
          <table:table-cell office:value-type="string">
            <text:p>USA, Canada, United Kingdom</text:p>
          </table:table-cell>
          <table:table-cell office:value-type="string">
            <text:p>Iran</text:p>
          </table:table-cell>
          <table:table-cell office:value-type="string">
            <text:p>Muzafati Iranian dates are a variety of dates known for their dark, soft, and moist texture. They have a sweet, caramel-like flavor and are prized for their quality. These dates are often enjoyed as a delectable and nutritious treat.</text:p>
          </table:table-cell>
          <table:table-cell office:value-type="string">
            <text:p>Muzafati Iranian dates.png</text:p>
          </table:table-cell>
          <table:table-cell office:value-type="string">
            <text:p>NA</text:p>
          </table:table-cell>
        </table:table-row>
        <table:table-row>
          <table:table-cell office:value-type="float" office:value="103">
            <text:p>103</text:p>
          </table:table-cell>
          <table:table-cell office:value-type="string">
            <text:p>Dry Fruits</text:p>
          </table:table-cell>
          <table:table-cell office:value-type="string">
            <text:p>Dry Fruits</text:p>
          </table:table-cell>
          <table:table-cell office:value-type="string">
            <text:p>Wet Apricots</text:p>
          </table:table-cell>
          <table:table-cell office:value-type="string">
            <text:p>गीले खुबानी</text:p>
          </table:table-cell>
          <table:table-cell office:value-type="string">
            <text:p>Prunus armeniaca</text:p>
          </table:table-cell>
          <table:table-cell office:value-type="string">
            <text:p>500 Gm</text:p>
          </table:table-cell>
          <table:table-cell office:value-type="string">
            <text:p>425</text:p>
          </table:table-cell>
          <table:table-cell office:value-type="string">
            <text:p>1 Kg</text:p>
          </table:table-cell>
          <table:table-cell office:value-type="string">
            <text:p>800</text:p>
          </table:table-cell>
          <table:table-cell office:value-type="string">
            <text:p>China, India, United Arab Emirates</text:p>
          </table:table-cell>
          <table:table-cell office:value-type="string">
            <text:p>USA, Germany, Japan</text:p>
          </table:table-cell>
          <table:table-cell office:value-type="string">
            <text:p>Turkey, Iran, Spain</text:p>
          </table:table-cell>
          <table:table-cell office:value-type="string">
            <text:p>Wet apricots typically refer to fresh or moist apricots, as opposed to dried apricots. They have a juicy, slightly tart, and vibrant flavor and are often consumed as a fresh fruit or used in various culinary applications like jams, preserves, and desserts.</text:p>
          </table:table-cell>
          <table:table-cell office:value-type="string">
            <text:p>wet apricots.png</text:p>
          </table:table-cell>
          <table:table-cell office:value-type="string">
            <text:p>500 Gm</text:p>
          </table:table-cell>
        </table:table-row>
        <table:table-row>
          <table:table-cell office:value-type="float" office:value="104">
            <text:p>104</text:p>
          </table:table-cell>
          <table:table-cell office:value-type="string">
            <text:p>Dry Fruits</text:p>
          </table:table-cell>
          <table:table-cell office:value-type="string">
            <text:p>Dry Fruits</text:p>
          </table:table-cell>
          <table:table-cell office:value-type="string">
            <text:p>Panjiri</text:p>
          </table:table-cell>
          <table:table-cell office:value-type="string">
            <text:p>पंजीरी</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India, Australia, United Arab Emirates</text:p>
          </table:table-cell>
          <table:table-cell office:value-type="string">
            <text:p> United States, United Kingdom, Canada</text:p>
          </table:table-cell>
          <table:table-cell office:value-type="string">
            <text:p>India, Pakistan, Bangladesh</text:p>
          </table:table-cell>
          <table:table-cell office:value-type="string">
            <text:p>Panjiri is a traditional and nutritious Indian sweet dish made from whole wheat flour, ghee (clarified butter), and a variety of nuts, seeds, and dried fruits. It's often prepared during special occasions and festivals, and it's believed to provide energy and warmth due to its ingredients. Panjiri has a rich, sweet, and slightly nutty flavor.</text:p>
          </table:table-cell>
          <table:table-cell office:value-type="string">
            <text:p>Panjiri.png</text:p>
          </table:table-cell>
          <table:table-cell office:value-type="string">
            <text:p>NA</text:p>
          </table:table-cell>
        </table:table-row>
        <table:table-row>
          <table:table-cell office:value-type="float" office:value="105">
            <text:p>105</text:p>
          </table:table-cell>
          <table:table-cell office:value-type="string">
            <text:p>Dry Fruits</text:p>
          </table:table-cell>
          <table:table-cell office:value-type="string">
            <text:p>Dry Fruits</text:p>
          </table:table-cell>
          <table:table-cell office:value-type="string">
            <text:p>Pistachio(Pista)</text:p>
          </table:table-cell>
          <table:table-cell office:value-type="string">
            <text:p>पिस्ता</text:p>
          </table:table-cell>
          <table:table-cell office:value-type="string">
            <text:p>Pistacia vera</text:p>
          </table:table-cell>
          <table:table-cell office:value-type="string">
            <text:p>500 Gm</text:p>
          </table:table-cell>
          <table:table-cell office:value-type="string">
            <text:p>900</text:p>
          </table:table-cell>
          <table:table-cell office:value-type="string">
            <text:p>1 Kg</text:p>
          </table:table-cell>
          <table:table-cell office:value-type="string">
            <text:p>1800</text:p>
          </table:table-cell>
          <table:table-cell office:value-type="string">
            <text:p>Iran, Turkey, United Arab Emirates</text:p>
          </table:table-cell>
          <table:table-cell office:value-type="string">
            <text:p>United States, China, Germany</text:p>
          </table:table-cell>
          <table:table-cell office:value-type="string">
            <text:p>Iran, United States, Turkey</text:p>
          </table:table-cell>
          <table:table-cell office:value-type="string">
            <text:p>Pista, also known as pistachio, are small, green nuts with a slightly sweet and nutty flavor. They are highly nutritious and often enjoyed as a snack, in desserts, or as a garnish for various dishes due to their vibrant color and unique taste.</text:p>
          </table:table-cell>
          <table:table-cell office:value-type="string">
            <text:p>Pista Salted.png</text:p>
          </table:table-cell>
          <table:table-cell office:value-type="string">
            <text:p>500 Gm</text:p>
          </table:table-cell>
        </table:table-row>
        <table:table-row>
          <table:table-cell office:value-type="float" office:value="106">
            <text:p>106</text:p>
          </table:table-cell>
          <table:table-cell office:value-type="string">
            <text:p>Dry Fruits</text:p>
          </table:table-cell>
          <table:table-cell office:value-type="string">
            <text:p>Dry Fruits</text:p>
          </table:table-cell>
          <table:table-cell office:value-type="string">
            <text:p>Safawi Dates</text:p>
          </table:table-cell>
          <table:table-cell office:value-type="string">
            <text:p>सफावी खजूर</text:p>
          </table:table-cell>
          <table:table-cell office:value-type="string">
            <text:p>Phoenix dactylifer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United Arab Emirates, India, Pakistan</text:p>
          </table:table-cell>
          <table:table-cell office:value-type="string">
            <text:p> United States, United Kingdom, Canada</text:p>
          </table:table-cell>
          <table:table-cell office:value-type="string">
            <text:p>Saudi Arabia, United Arab Emirates, Iran</text:p>
          </table:table-cell>
          <table:table-cell office:value-type="string">
            <text:p>Safawi dates are a premium variety of dates known for their soft and moist texture, dark brown to black color, and sweet, caramel-like flavor. These dates are highly prized for their quality and are often enjoyed as a delectable and nutritious snack.</text:p>
          </table:table-cell>
          <table:table-cell office:value-type="string">
            <text:p>Safawi dates.png</text:p>
          </table:table-cell>
          <table:table-cell office:value-type="string">
            <text:p>NA</text:p>
          </table:table-cell>
        </table:table-row>
        <table:table-row>
          <table:table-cell office:value-type="float" office:value="107">
            <text:p>107</text:p>
          </table:table-cell>
          <table:table-cell office:value-type="string">
            <text:p>Dry Fruits</text:p>
          </table:table-cell>
          <table:table-cell office:value-type="string">
            <text:p>Dry Fruits</text:p>
          </table:table-cell>
          <table:table-cell office:value-type="string">
            <text:p>Watermelon Seeds</text:p>
          </table:table-cell>
          <table:table-cell office:value-type="string">
            <text:p>तरबूज के बीज</text:p>
          </table:table-cell>
          <table:table-cell office:value-type="string">
            <text:p>Citrullus lanatus</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anada, Japan, United Kingdom</text:p>
          </table:table-cell>
          <table:table-cell office:value-type="string">
            <text:p> China, United States, Mexico</text:p>
          </table:table-cell>
          <table:table-cell office:value-type="string">
            <text:p>United States, Turkey, India</text:p>
          </table:table-cell>
          <table:table-cell office:value-type="string">
            <text:p>Tarbuj Magaz, also known as watermelon seeds, are small, edible seeds found in watermelons. They are often roasted and salted, creating a crunchy, mildly nutty snack, or used in various culinary preparations for their unique texture and flavor.</text:p>
          </table:table-cell>
          <table:table-cell office:value-type="string">
            <text:p>Tarbuj Magaz Or Watermelon Seeds.png</text:p>
          </table:table-cell>
          <table:table-cell office:value-type="string">
            <text:p>NA</text:p>
          </table:table-cell>
        </table:table-row>
        <table:table-row>
          <table:table-cell office:value-type="float" office:value="108">
            <text:p>108</text:p>
          </table:table-cell>
          <table:table-cell office:value-type="string">
            <text:p>Pooja Items</text:p>
          </table:table-cell>
          <table:table-cell office:value-type="string">
            <text:p>Pooja Items</text:p>
          </table:table-cell>
          <table:table-cell office:value-type="string">
            <text:p>Pure Ghee</text:p>
          </table:table-cell>
          <table:table-cell office:value-type="string">
            <text:p>शुद्ध घी</text:p>
          </table:table-cell>
          <table:table-cell office:value-type="string">
            <text:p>Bos taurus</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anada, Australia, Singapore</text:p>
          </table:table-cell>
          <table:table-cell office:value-type="string">
            <text:p>India, United States, United Arab Emirates</text:p>
          </table:table-cell>
          <table:table-cell office:value-type="string">
            <text:p>India, Australia, New Zealand</text:p>
          </table:table-cell>
          <table:table-cell office:value-type="string">
            <text:p>Pure Ghee, made from cow's milk, is a rich, nutty-flavored clarified butter used in Indian cuisine, available in 200 ml jars from various brands.</text:p>
          </table:table-cell>
          <table:table-cell office:value-type="string">
            <text:p>Pure Ghee.png</text:p>
          </table:table-cell>
          <table:table-cell office:value-type="string">
            <text:p>NA</text:p>
          </table:table-cell>
        </table:table-row>
        <table:table-row>
          <table:table-cell office:value-type="float" office:value="109">
            <text:p>109</text:p>
          </table:table-cell>
          <table:table-cell office:value-type="string">
            <text:p>Pooja Items</text:p>
          </table:table-cell>
          <table:table-cell office:value-type="string">
            <text:p>Pooja Items</text:p>
          </table:table-cell>
          <table:table-cell office:value-type="string">
            <text:p>Sindur</text:p>
          </table:table-cell>
          <table:table-cell office:value-type="string">
            <text:p>सिन्दूर</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epal, Bangladesh, Sri Lanka</text:p>
          </table:table-cell>
          <table:table-cell office:value-type="string">
            <text:p>India, United Arab Emirates, United States</text:p>
          </table:table-cell>
          <table:table-cell office:value-type="string">
            <text:p> India, Bangladesh, Nepal</text:p>
          </table:table-cell>
          <table:table-cell office:value-type="string">
            <text:p>Sindur, a traditional vermilion powder in Hindu culture, is used for religious rituals and signifies marital status.</text:p>
          </table:table-cell>
          <table:table-cell office:value-type="string">
            <text:p>Sindur.png</text:p>
          </table:table-cell>
          <table:table-cell office:value-type="string">
            <text:p>NA</text:p>
          </table:table-cell>
        </table:table-row>
        <table:table-row>
          <table:table-cell office:value-type="float" office:value="110">
            <text:p>110</text:p>
          </table:table-cell>
          <table:table-cell office:value-type="string">
            <text:p>Pooja Items</text:p>
          </table:table-cell>
          <table:table-cell office:value-type="string">
            <text:p>Pooja Items</text:p>
          </table:table-cell>
          <table:table-cell office:value-type="string">
            <text:p>Vatulu (Cotton wicks)</text:p>
          </table:table-cell>
          <table:table-cell office:value-type="string">
            <text:p>बत्ती की बाती</text:p>
          </table:table-cell>
          <table:table-cell office:value-type="string">
            <text:p>Gossypium</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Singapore, Japan, Australia</text:p>
          </table:table-cell>
          <table:table-cell office:value-type="string">
            <text:p>India, United Arab Emirates, United States</text:p>
          </table:table-cell>
          <table:table-cell office:value-type="string">
            <text:p>India, Bangladesh, Sri Lanka</text:p>
          </table:table-cell>
          <table:table-cell office:value-type="string">
            <text:p>Vatulu, also known as cotton wicks, are used in oil lamps and religious ceremonies for lighting and symbolism.</text:p>
          </table:table-cell>
          <table:table-cell office:value-type="string">
            <text:p>Vatulu.png</text:p>
          </table:table-cell>
          <table:table-cell office:value-type="string">
            <text:p>NA</text:p>
          </table:table-cell>
        </table:table-row>
        <table:table-row>
          <table:table-cell office:value-type="float" office:value="111">
            <text:p>111</text:p>
          </table:table-cell>
          <table:table-cell office:value-type="string">
            <text:p>Pooja Items</text:p>
          </table:table-cell>
          <table:table-cell office:value-type="string">
            <text:p>Pooja Items</text:p>
          </table:table-cell>
          <table:table-cell office:value-type="string">
            <text:p>Amber Dhoop</text:p>
          </table:table-cell>
          <table:table-cell office:value-type="string">
            <text:p>एम्बर धूप</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Singapore, Japan, Australia</text:p>
          </table:table-cell>
          <table:table-cell office:value-type="string">
            <text:p>India, United Arab Emirates, United States</text:p>
          </table:table-cell>
          <table:table-cell office:value-type="string">
            <text:p>India, Nepal, Sri Lanka</text:p>
          </table:table-cell>
          <table:table-cell office:value-type="string">
            <text:p>Amber Dhoop is a type of incense made from natural resins and aromatic ingredients, used for fragrance and rituals.</text:p>
          </table:table-cell>
          <table:table-cell office:value-type="string">
            <text:p>Amber Dhoop.png</text:p>
          </table:table-cell>
          <table:table-cell office:value-type="string">
            <text:p>NA</text:p>
          </table:table-cell>
        </table:table-row>
        <table:table-row>
          <table:table-cell office:value-type="float" office:value="112">
            <text:p>112</text:p>
          </table:table-cell>
          <table:table-cell office:value-type="string">
            <text:p>Pooja Items</text:p>
          </table:table-cell>
          <table:table-cell office:value-type="string">
            <text:p>Pooja Items</text:p>
          </table:table-cell>
          <table:table-cell office:value-type="string">
            <text:p>Astamulika Gugilam</text:p>
          </table:table-cell>
          <table:table-cell office:value-type="string">
            <text:p>अष्टमूलिका गुग्गिलम्</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Singapore, Australia, Japan</text:p>
          </table:table-cell>
          <table:table-cell office:value-type="string">
            <text:p>India, United States, United Kingdom</text:p>
          </table:table-cell>
          <table:table-cell office:value-type="string">
            <text:p>India, Sri Lanka, Nepal</text:p>
          </table:table-cell>
          <table:table-cell office:value-type="string">
            <text:p>Astamulika Gugilam, a traditional herbal formulation known for its therapeutic benefits, sourced from quality ingredients to promote wellness and vitality.</text:p>
          </table:table-cell>
          <table:table-cell office:value-type="string">
            <text:p>No Image Found.png</text:p>
          </table:table-cell>
          <table:table-cell office:value-type="string">
            <text:p>NA</text:p>
          </table:table-cell>
        </table:table-row>
        <table:table-row>
          <table:table-cell office:value-type="float" office:value="113">
            <text:p>113</text:p>
          </table:table-cell>
          <table:table-cell office:value-type="string">
            <text:p>Pooja Items</text:p>
          </table:table-cell>
          <table:table-cell office:value-type="string">
            <text:p>Pooja Items</text:p>
          </table:table-cell>
          <table:table-cell office:value-type="string">
            <text:p>Chandan Dhoop Sticks</text:p>
          </table:table-cell>
          <table:table-cell office:value-type="string">
            <text:p>चंदन धूप स्टिक्स</text:p>
          </table:table-cell>
          <table:table-cell office:value-type="string">
            <text:p>Santalum album</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Japan, Australia, Singapore</text:p>
          </table:table-cell>
          <table:table-cell office:value-type="string">
            <text:p>India, United States, United Arab Emirates</text:p>
          </table:table-cell>
          <table:table-cell office:value-type="string">
            <text:p>India, Nepal, Sri Lanka</text:p>
          </table:table-cell>
          <table:table-cell office:value-type="string">
            <text:p>Chandan Dhoop Sticks are incense sticks made from sandalwood, known for their fragrant and calming properties, commonly used in spiritual practices.</text:p>
          </table:table-cell>
          <table:table-cell office:value-type="string">
            <text:p>Chandan Dhoop Sticks.png</text:p>
          </table:table-cell>
          <table:table-cell office:value-type="string">
            <text:p>NA</text:p>
          </table:table-cell>
        </table:table-row>
        <table:table-row>
          <table:table-cell office:value-type="float" office:value="114">
            <text:p>114</text:p>
          </table:table-cell>
          <table:table-cell office:value-type="string">
            <text:p>Pooja Items</text:p>
          </table:table-cell>
          <table:table-cell office:value-type="string">
            <text:p>Pooja Items</text:p>
          </table:table-cell>
          <table:table-cell office:value-type="string">
            <text:p>Chandan Mala</text:p>
          </table:table-cell>
          <table:table-cell office:value-type="string">
            <text:p>चंदन माला</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Japan, Australia, Singapore</text:p>
          </table:table-cell>
          <table:table-cell office:value-type="string">
            <text:p> India, United States, United Arab Emirates</text:p>
          </table:table-cell>
          <table:table-cell office:value-type="string">
            <text:p> India, Nepal, Sri Lanka</text:p>
          </table:table-cell>
          <table:table-cell office:value-type="string">
            <text:p>Chandan Mala is a necklace made of sandalwood beads, often used in Hindu rituals and meditation for its aromatic and sacred significance.</text:p>
          </table:table-cell>
          <table:table-cell office:value-type="string">
            <text:p>Chandan Mala.png</text:p>
          </table:table-cell>
          <table:table-cell office:value-type="string">
            <text:p>NA</text:p>
          </table:table-cell>
        </table:table-row>
        <table:table-row>
          <table:table-cell office:value-type="float" office:value="115">
            <text:p>115</text:p>
          </table:table-cell>
          <table:table-cell office:value-type="string">
            <text:p>Pooja Items</text:p>
          </table:table-cell>
          <table:table-cell office:value-type="string">
            <text:p>Pooja Items</text:p>
          </table:table-cell>
          <table:table-cell office:value-type="string">
            <text:p>Red Cotton Wicks</text:p>
          </table:table-cell>
          <table:table-cell office:value-type="string">
            <text:p>लाल कपास की बत्ती</text:p>
          </table:table-cell>
          <table:table-cell office:value-type="string">
            <text:p>Gossypium hirsutum.</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United Kingdom, Singapore, Australia</text:p>
          </table:table-cell>
          <table:table-cell office:value-type="string">
            <text:p>India, China, United States</text:p>
          </table:table-cell>
          <table:table-cell office:value-type="string">
            <text:p>India, China, Bangladesh</text:p>
          </table:table-cell>
          <table:table-cell office:value-type="string">
            <text:p>Erupu Vatulu, also known as Red Cotton Wicks, are used in religious ceremonies and lamps, symbolizing devotion and purity in Hindu rituals.</text:p>
          </table:table-cell>
          <table:table-cell office:value-type="string">
            <text:p>Erupu Vatulu .png</text:p>
          </table:table-cell>
          <table:table-cell office:value-type="string">
            <text:p>NA</text:p>
          </table:table-cell>
        </table:table-row>
        <table:table-row>
          <table:table-cell office:value-type="float" office:value="116">
            <text:p>116</text:p>
          </table:table-cell>
          <table:table-cell office:value-type="string">
            <text:p>Pooja Items</text:p>
          </table:table-cell>
          <table:table-cell office:value-type="string">
            <text:p>Pooja Items</text:p>
          </table:table-cell>
          <table:table-cell office:value-type="string">
            <text:p>Ganga Jal</text:p>
          </table:table-cell>
          <table:table-cell office:value-type="string">
            <text:p>गंगा जल</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States, United Kingdom, Canada</text:p>
          </table:table-cell>
          <table:table-cell office:value-type="string">
            <text:p>India, Nepal, Bangladesh</text:p>
          </table:table-cell>
          <table:table-cell office:value-type="string">
            <text:p> India, Bangladesh, Nepal</text:p>
          </table:table-cell>
          <table:table-cell office:value-type="string">
            <text:p>Ganga Jal, sourced from the sacred Ganges River, offers purity and spiritual significance, symbolizing sanctity and cultural reverence.</text:p>
          </table:table-cell>
          <table:table-cell office:value-type="string">
            <text:p>No Image Found.png</text:p>
          </table:table-cell>
          <table:table-cell office:value-type="string">
            <text:p>NA</text:p>
          </table:table-cell>
        </table:table-row>
        <table:table-row>
          <table:table-cell office:value-type="float" office:value="117">
            <text:p>117</text:p>
          </table:table-cell>
          <table:table-cell office:value-type="string">
            <text:p>Pooja Items</text:p>
          </table:table-cell>
          <table:table-cell office:value-type="string">
            <text:p>Pooja Items</text:p>
          </table:table-cell>
          <table:table-cell office:value-type="string">
            <text:p>Gol Vathulu</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Brazil, Germany, Australia</text:p>
          </table:table-cell>
          <table:table-cell office:value-type="string">
            <text:p>United States, China, India</text:p>
          </table:table-cell>
          <table:table-cell office:value-type="string">
            <text:p>Thailand, Vietnam, Mexico</text:p>
          </table:table-cell>
          <table:table-cell office:value-type="string">
            <text:p>Gol Vathulu, often referred to as cowrie shells, are small seashells used historically as currency, ornaments, and in various cultural practices.</text:p>
          </table:table-cell>
          <table:table-cell office:value-type="string">
            <text:p>No Image Found.png</text:p>
          </table:table-cell>
          <table:table-cell office:value-type="string">
            <text:p>NA</text:p>
          </table:table-cell>
        </table:table-row>
        <table:table-row>
          <table:table-cell office:value-type="float" office:value="118">
            <text:p>118</text:p>
          </table:table-cell>
          <table:table-cell office:value-type="string">
            <text:p>Pooja Items</text:p>
          </table:table-cell>
          <table:table-cell office:value-type="string">
            <text:p>Pooja Items</text:p>
          </table:table-cell>
          <table:table-cell office:value-type="string">
            <text:p>Gulab Dhoop Stick</text:p>
          </table:table-cell>
          <table:table-cell office:value-type="string">
            <text:p>गुलाब धूप स्टिक</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anada, Australia, United Kingdom</text:p>
          </table:table-cell>
          <table:table-cell office:value-type="string">
            <text:p> India, United States, United Arab Emirates</text:p>
          </table:table-cell>
          <table:table-cell office:value-type="string">
            <text:p> India, Nepal, Bangladesh</text:p>
          </table:table-cell>
          <table:table-cell office:value-type="string">
            <text:p>Gulab Dhoop Sticks are incense sticks infused with the fragrance of roses, commonly used for aromatherapy and enhancing the ambiance.</text:p>
          </table:table-cell>
          <table:table-cell office:value-type="string">
            <text:p>Gulab Dhoop Stick.png</text:p>
          </table:table-cell>
          <table:table-cell office:value-type="string">
            <text:p>NA</text:p>
          </table:table-cell>
        </table:table-row>
        <table:table-row>
          <table:table-cell office:value-type="float" office:value="119">
            <text:p>119</text:p>
          </table:table-cell>
          <table:table-cell office:value-type="string">
            <text:p>Pooja Items</text:p>
          </table:table-cell>
          <table:table-cell office:value-type="string">
            <text:p>Pooja Items</text:p>
          </table:table-cell>
          <table:table-cell office:value-type="string">
            <text:p>Gulal</text:p>
          </table:table-cell>
          <table:table-cell office:value-type="string">
            <text:p>गुलाल</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anada, Australia, United Kingdom</text:p>
          </table:table-cell>
          <table:table-cell office:value-type="string">
            <text:p>India, United States, United Arab Emirates</text:p>
          </table:table-cell>
          <table:table-cell office:value-type="string">
            <text:p> India, Nepal, Pakistan</text:p>
          </table:table-cell>
          <table:table-cell office:value-type="string">
            <text:p>Gulal is a colored powder used in Hindu festivals like Holi, symbolizing joy and celebration through playful color throwing.</text:p>
          </table:table-cell>
          <table:table-cell office:value-type="string">
            <text:p>Gulal.png</text:p>
          </table:table-cell>
          <table:table-cell office:value-type="string">
            <text:p>NA</text:p>
          </table:table-cell>
        </table:table-row>
        <table:table-row>
          <table:table-cell office:value-type="float" office:value="120">
            <text:p>120</text:p>
          </table:table-cell>
          <table:table-cell office:value-type="string">
            <text:p>Pooja Items</text:p>
          </table:table-cell>
          <table:table-cell office:value-type="string">
            <text:p>Pooja Items</text:p>
          </table:table-cell>
          <table:table-cell office:value-type="string">
            <text:p>Hawan Samagri</text:p>
          </table:table-cell>
          <table:table-cell office:value-type="string">
            <text:p>हवन सामग्री</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Canada, Australia, United Kingdom</text:p>
          </table:table-cell>
          <table:table-cell office:value-type="string">
            <text:p>India, United States, United Arab Emirates</text:p>
          </table:table-cell>
          <table:table-cell office:value-type="string">
            <text:p>India, Nepal, Bangladesh</text:p>
          </table:table-cell>
          <table:table-cell office:value-type="string">
            <text:p>Hawan Samagri is a sacred blend of natural herbs, grains, and other ingredients used in Vedic fire rituals (Hawans) to invoke positive energies and deities.</text:p>
          </table:table-cell>
          <table:table-cell office:value-type="string">
            <text:p>Hawan Samagri.png</text:p>
          </table:table-cell>
          <table:table-cell office:value-type="string">
            <text:p>NA</text:p>
          </table:table-cell>
        </table:table-row>
        <table:table-row>
          <table:table-cell office:value-type="float" office:value="121">
            <text:p>121</text:p>
          </table:table-cell>
          <table:table-cell office:value-type="string">
            <text:p>Pooja Items</text:p>
          </table:table-cell>
          <table:table-cell office:value-type="string">
            <text:p>Pooja Items</text:p>
          </table:table-cell>
          <table:table-cell office:value-type="string">
            <text:p>Jiledu Vathulu</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anada, Australia, United Kingdom</text:p>
          </table:table-cell>
          <table:table-cell office:value-type="string">
            <text:p>Malaysia, United States, United Arab Emirates</text:p>
          </table:table-cell>
          <table:table-cell office:value-type="string">
            <text:p>India, Singapore, Sri Lanka</text:p>
          </table:table-cell>
          <table:table-cell office:value-type="string">
            <text:p>Jiledu Vathulu, also known as Jilebi Vathulu, are sweet, spiral-shaped Indian snacks made from deep-fried batter, often enjoyed during festivals and special occasions.</text:p>
          </table:table-cell>
          <table:table-cell office:value-type="string">
            <text:p>No Image Found.png</text:p>
          </table:table-cell>
          <table:table-cell office:value-type="string">
            <text:p>NA</text:p>
          </table:table-cell>
        </table:table-row>
        <table:table-row>
          <table:table-cell office:value-type="float" office:value="122">
            <text:p>122</text:p>
          </table:table-cell>
          <table:table-cell office:value-type="string">
            <text:p>Pooja Items</text:p>
          </table:table-cell>
          <table:table-cell office:value-type="string">
            <text:p>Pooja Items</text:p>
          </table:table-cell>
          <table:table-cell office:value-type="string">
            <text:p>Kesar chandan Agarbatti</text:p>
          </table:table-cell>
          <table:table-cell office:value-type="string">
            <text:p>केसर चंदन अगरबत्ती</text:p>
          </table:table-cell>
          <table:table-cell office:value-type="string">
            <text:p>Santalum album</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Canada, Australia</text:p>
          </table:table-cell>
          <table:table-cell office:value-type="string">
            <text:p>India, Singapore, Malaysia</text:p>
          </table:table-cell>
          <table:table-cell office:value-type="string">
            <text:p>India, Nepal, Sri Lanka</text:p>
          </table:table-cell>
          <table:table-cell office:value-type="string">
            <text:p>Kesar Chandan Agarbatti is an incense stick infused with the fragrances of saffron (kesar) and sandalwood (chandan), commonly used in religious ceremonies and for their aromatic qualities.</text:p>
          </table:table-cell>
          <table:table-cell office:value-type="string">
            <text:p>Kesar chandan Agarbatti.png</text:p>
          </table:table-cell>
          <table:table-cell office:value-type="string">
            <text:p>NA</text:p>
          </table:table-cell>
        </table:table-row>
        <table:table-row>
          <table:table-cell office:value-type="float" office:value="123">
            <text:p>123</text:p>
          </table:table-cell>
          <table:table-cell office:value-type="string">
            <text:p>Pooja Items</text:p>
          </table:table-cell>
          <table:table-cell office:value-type="string">
            <text:p>Pooja Items</text:p>
          </table:table-cell>
          <table:table-cell office:value-type="string">
            <text:p>Kum Kum</text:p>
          </table:table-cell>
          <table:table-cell office:value-type="string">
            <text:p>कुमकुम</text:p>
          </table:table-cell>
          <table:table-cell office:value-type="string">
            <text:p>Crocus sativus</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UK, Australia</text:p>
          </table:table-cell>
          <table:table-cell office:value-type="string">
            <text:p>India, Bangladesh, Sri Lanka</text:p>
          </table:table-cell>
          <table:table-cell office:value-type="string">
            <text:p> India, Nepal, Indonesia</text:p>
          </table:table-cell>
          <table:table-cell office:value-type="string">
            <text:p>Kumkum is a red or saffron-colored powder made from turmeric and slaked lime. It is applied as a mark on the forehead, signifying auspiciousness in Hindu rituals and worn by married women.</text:p>
          </table:table-cell>
          <table:table-cell office:value-type="string">
            <text:p>Kum Kum.png</text:p>
          </table:table-cell>
          <table:table-cell office:value-type="string">
            <text:p>NA</text:p>
          </table:table-cell>
        </table:table-row>
        <table:table-row>
          <table:table-cell office:value-type="float" office:value="124">
            <text:p>124</text:p>
          </table:table-cell>
          <table:table-cell office:value-type="string">
            <text:p>Pooja Items</text:p>
          </table:table-cell>
          <table:table-cell office:value-type="string">
            <text:p>Pooja Items</text:p>
          </table:table-cell>
          <table:table-cell office:value-type="string">
            <text:p>Loban</text:p>
          </table:table-cell>
          <table:table-cell office:value-type="string">
            <text:p>लोबान</text:p>
          </table:table-cell>
          <table:table-cell office:value-type="string">
            <text:p>Boswellia serrat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AE, Saudi Arabia, Kuwait</text:p>
          </table:table-cell>
          <table:table-cell office:value-type="string">
            <text:p>Oman, Yemen, Somalia</text:p>
          </table:table-cell>
          <table:table-cell office:value-type="string">
            <text:p>India, Pakistan, Ethiopia</text:p>
          </table:table-cell>
          <table:table-cell office:value-type="string">
            <text:p>Loban is a resin extracted from certain trees and is commonly used as incense in various cultures for its aromatic and purifying properties.</text:p>
          </table:table-cell>
          <table:table-cell office:value-type="string">
            <text:p>Loban.png</text:p>
          </table:table-cell>
          <table:table-cell office:value-type="string">
            <text:p>NA</text:p>
          </table:table-cell>
        </table:table-row>
        <table:table-row>
          <table:table-cell office:value-type="float" office:value="125">
            <text:p>125</text:p>
          </table:table-cell>
          <table:table-cell office:value-type="string">
            <text:p>Pooja Items</text:p>
          </table:table-cell>
          <table:table-cell office:value-type="string">
            <text:p>Pooja Items</text:p>
          </table:table-cell>
          <table:table-cell office:value-type="string">
            <text:p>Mogra Dhoop Stick</text:p>
          </table:table-cell>
          <table:table-cell office:value-type="string">
            <text:p>मोगरा धूप स्टिक</text:p>
          </table:table-cell>
          <table:table-cell office:value-type="string">
            <text:p>Jasminum sambac</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Canada, Australia</text:p>
          </table:table-cell>
          <table:table-cell office:value-type="string">
            <text:p> India, Singapore, Malaysia</text:p>
          </table:table-cell>
          <table:table-cell office:value-type="string">
            <text:p> India, Nepal, Sri Lanka</text:p>
          </table:table-cell>
          <table:table-cell office:value-type="string">
            <text:p>Mogra Dhoop Stick is an incense stick infused with the fragrance of mogra (jasmine), often used for its sweet aroma in religious rituals and aromatherapy.</text:p>
          </table:table-cell>
          <table:table-cell office:value-type="string">
            <text:p>Mogra Dhoop Stick.png</text:p>
          </table:table-cell>
          <table:table-cell office:value-type="string">
            <text:p>NA</text:p>
          </table:table-cell>
        </table:table-row>
        <table:table-row>
          <table:table-cell office:value-type="float" office:value="126">
            <text:p>126</text:p>
          </table:table-cell>
          <table:table-cell office:value-type="string">
            <text:p>Pooja Items</text:p>
          </table:table-cell>
          <table:table-cell office:value-type="string">
            <text:p>Pooja Items</text:p>
          </table:table-cell>
          <table:table-cell office:value-type="string">
            <text:p>Moli Thread</text:p>
          </table:table-cell>
          <table:table-cell office:value-type="string">
            <text:p>मौली धागा</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USA, Mexico, Germany</text:p>
          </table:table-cell>
          <table:table-cell office:value-type="string">
            <text:p>China, Vietnam, Thailand</text:p>
          </table:table-cell>
          <table:table-cell office:value-type="string">
            <text:p>India, Bangladesh, Pakistan</text:p>
          </table:table-cell>
          <table:table-cell office:value-type="string">
            <text:p>Moli Thread, also known as Kalava or Mauli, is a sacred red or yellow thread used in Hindu rituals and tied around the wrist to symbolize protection and blessings.</text:p>
          </table:table-cell>
          <table:table-cell office:value-type="string">
            <text:p>No Image Found.png</text:p>
          </table:table-cell>
          <table:table-cell office:value-type="string">
            <text:p>NA</text:p>
          </table:table-cell>
        </table:table-row>
        <table:table-row>
          <table:table-cell office:value-type="float" office:value="127">
            <text:p>127</text:p>
          </table:table-cell>
          <table:table-cell office:value-type="string">
            <text:p>Pooja Items</text:p>
          </table:table-cell>
          <table:table-cell office:value-type="string">
            <text:p>Pooja Items</text:p>
          </table:table-cell>
          <table:table-cell office:value-type="string">
            <text:p>Naga Sinduram</text:p>
          </table:table-cell>
          <table:table-cell office:value-type="string">
            <text:p>नाग सिंदूर</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Canada, Australia</text:p>
          </table:table-cell>
          <table:table-cell office:value-type="string">
            <text:p> India, Bangladesh, Sri Lanka</text:p>
          </table:table-cell>
          <table:table-cell office:value-type="string">
            <text:p>India, Nepal, Bhutan</text:p>
          </table:table-cell>
          <table:table-cell office:value-type="string">
            <text:p>Naga Sinduram is a special red vermilion powder often associated with worship and rituals of the Naga Devata (Serpent Deity) in Hinduism.</text:p>
          </table:table-cell>
          <table:table-cell office:value-type="string">
            <text:p>No Image Found.png</text:p>
          </table:table-cell>
          <table:table-cell office:value-type="string">
            <text:p>NA</text:p>
          </table:table-cell>
        </table:table-row>
        <table:table-row>
          <table:table-cell office:value-type="float" office:value="128">
            <text:p>128</text:p>
          </table:table-cell>
          <table:table-cell office:value-type="string">
            <text:p>Pooja Items</text:p>
          </table:table-cell>
          <table:table-cell office:value-type="string">
            <text:p>Pooja Items</text:p>
          </table:table-cell>
          <table:table-cell office:value-type="string">
            <text:p>Oud</text:p>
          </table:table-cell>
          <table:table-cell office:value-type="string">
            <text:p>अगरवुड</text:p>
          </table:table-cell>
          <table:table-cell office:value-type="string">
            <text:p>Aquilaria spp.</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USA, UK, Japan</text:p>
          </table:table-cell>
          <table:table-cell office:value-type="string">
            <text:p>UAE, Saudi Arabia, France</text:p>
          </table:table-cell>
          <table:table-cell office:value-type="string">
            <text:p>Cambodia, Thailand, Malaysia</text:p>
          </table:table-cell>
          <table:table-cell office:value-type="string">
            <text:p>Oud, also known as agarwood, is a fragrant resinous wood derived from the Aquilaria tree. It is highly prized for its rich and exotic scent, commonly used in perfumes and incense.</text:p>
          </table:table-cell>
          <table:table-cell office:value-type="string">
            <text:p>Oud.png</text:p>
          </table:table-cell>
          <table:table-cell office:value-type="string">
            <text:p>NA</text:p>
          </table:table-cell>
        </table:table-row>
        <table:table-row>
          <table:table-cell office:value-type="float" office:value="129">
            <text:p>129</text:p>
          </table:table-cell>
          <table:table-cell office:value-type="string">
            <text:p>Pooja Items</text:p>
          </table:table-cell>
          <table:table-cell office:value-type="string">
            <text:p>Pooja Items</text:p>
          </table:table-cell>
          <table:table-cell office:value-type="string">
            <text:p>Pitambari</text:p>
          </table:table-cell>
          <table:table-cell office:value-type="string">
            <text:p>पीतांबरी</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AE, Singapore, Australia</text:p>
          </table:table-cell>
          <table:table-cell office:value-type="string">
            <text:p>USA, China, India</text:p>
          </table:table-cell>
          <table:table-cell office:value-type="string">
            <text:p> India, Nepal, Sri Lanka</text:p>
          </table:table-cell>
          <table:table-cell office:value-type="string">
            <text:p>Pitambari is a well-known brand that produces a variety of cleaning and household products. It is recognized for its range of cleaning powders and solutions used for maintaining cleanliness and hygiene in households.</text:p>
          </table:table-cell>
          <table:table-cell office:value-type="string">
            <text:p>No Image Found.png</text:p>
          </table:table-cell>
          <table:table-cell office:value-type="string">
            <text:p>NA</text:p>
          </table:table-cell>
        </table:table-row>
        <table:table-row>
          <table:table-cell office:value-type="float" office:value="130">
            <text:p>130</text:p>
          </table:table-cell>
          <table:table-cell office:value-type="string">
            <text:p>Pooja Items</text:p>
          </table:table-cell>
          <table:table-cell office:value-type="string">
            <text:p>Pooja Items</text:p>
          </table:table-cell>
          <table:table-cell office:value-type="string">
            <text:p>Puja Moli</text:p>
          </table:table-cell>
          <table:table-cell office:value-type="string">
            <text:p>पूजा मोली</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USA, Canada, UK</text:p>
          </table:table-cell>
          <table:table-cell office:value-type="string">
            <text:p> India, Bangladesh, Nepal</text:p>
          </table:table-cell>
          <table:table-cell office:value-type="string">
            <text:p>India, Bangladesh, Nepal</text:p>
          </table:table-cell>
          <table:table-cell office:value-type="string">
            <text:p>Puja Moli, a sacred thread of spiritual significance, is meticulously crafted in the heart of India, Bangladesh, and Nepal.</text:p>
          </table:table-cell>
          <table:table-cell office:value-type="string">
            <text:p>Puja Moli.png</text:p>
          </table:table-cell>
          <table:table-cell office:value-type="string">
            <text:p>NA</text:p>
          </table:table-cell>
        </table:table-row>
        <table:table-row>
          <table:table-cell office:value-type="float" office:value="131">
            <text:p>131</text:p>
          </table:table-cell>
          <table:table-cell office:value-type="string">
            <text:p>Pooja Items</text:p>
          </table:table-cell>
          <table:table-cell office:value-type="string">
            <text:p>Pooja Items</text:p>
          </table:table-cell>
          <table:table-cell office:value-type="string">
            <text:p>Raat Rani Dhoop Stick</text:p>
          </table:table-cell>
          <table:table-cell office:value-type="string">
            <text:p>रात रानी धूप स्टिक</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Canada, Australia</text:p>
          </table:table-cell>
          <table:table-cell office:value-type="string">
            <text:p>India, Thailand, Malaysia</text:p>
          </table:table-cell>
          <table:table-cell office:value-type="string">
            <text:p>India, Thailand, Malaysia</text:p>
          </table:table-cell>
          <table:table-cell office:value-type="string">
            <text:p>Raat Rani Dhoop Sticks are an exquisite blend of fragrances, expertly crafted in India, Thailand, and Malaysia. Sourced from these nations, our premium ingredients create an enchanting atmosphere.</text:p>
          </table:table-cell>
          <table:table-cell office:value-type="string">
            <text:p>Raat Rani Dhoop Stick.png</text:p>
          </table:table-cell>
          <table:table-cell office:value-type="string">
            <text:p>NA</text:p>
          </table:table-cell>
        </table:table-row>
        <table:table-row>
          <table:table-cell office:value-type="float" office:value="132">
            <text:p>132</text:p>
          </table:table-cell>
          <table:table-cell office:value-type="string">
            <text:p>Pooja Items</text:p>
          </table:table-cell>
          <table:table-cell office:value-type="string">
            <text:p>Pooja Items</text:p>
          </table:table-cell>
          <table:table-cell office:value-type="string">
            <text:p>Rajinigandha Dhoop Sticks</text:p>
          </table:table-cell>
          <table:table-cell office:value-type="string">
            <text:p>रजनीगंधा धूप स्टिक्स</text:p>
          </table:table-cell>
          <table:table-cell office:value-type="string">
            <text:p>Polianthes tuberos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UK, UAE</text:p>
          </table:table-cell>
          <table:table-cell office:value-type="string">
            <text:p> India, Vietnam, Indonesia</text:p>
          </table:table-cell>
          <table:table-cell office:value-type="string">
            <text:p> India, Vietnam, Indonesia</text:p>
          </table:table-cell>
          <table:table-cell office:value-type="string">
            <text:p>Dhoop Sticks are carefully crafted incense sticks, manufactured with precision in India, Vietnam, and Indonesia. We import the finest ingredients from India, Vietnam, and Indonesia, and proudly export our aromatic dhoop sticks to the USA, UK, and UAE, offering a delightful fragrance experience.</text:p>
          </table:table-cell>
          <table:table-cell office:value-type="string">
            <text:p>Rajinigandha Dhoop Sticks.png</text:p>
          </table:table-cell>
          <table:table-cell office:value-type="string">
            <text:p>NA</text:p>
          </table:table-cell>
        </table:table-row>
        <table:table-row>
          <table:table-cell office:value-type="float" office:value="133">
            <text:p>133</text:p>
          </table:table-cell>
          <table:table-cell office:value-type="string">
            <text:p>Pooja Items</text:p>
          </table:table-cell>
          <table:table-cell office:value-type="string">
            <text:p>Pooja Items</text:p>
          </table:table-cell>
          <table:table-cell office:value-type="string">
            <text:p>Sabit Badam</text:p>
          </table:table-cell>
          <table:table-cell office:value-type="string">
            <text:p>सबित बादाम</text:p>
          </table:table-cell>
          <table:table-cell office:value-type="string">
            <text:p>Prunus dulcis.</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Japan, Australia, Canada</text:p>
          </table:table-cell>
          <table:table-cell office:value-type="string">
            <text:p>USA, China, Germany</text:p>
          </table:table-cell>
          <table:table-cell office:value-type="string">
            <text:p>India, Brazil, Mexico</text:p>
          </table:table-cell>
          <table:table-cell office:value-type="string">
            <text:p>Sabit Badam is a high-quality almond product, sourced from premium almonds and manufactured in India, Brazil, and Mexico. We import raw materials from the USA, China, and Germany, and proudly export our delicious product to Japan, Australia, and Canada</text:p>
          </table:table-cell>
          <table:table-cell office:value-type="string">
            <text:p>Sabit Badam.png</text:p>
          </table:table-cell>
          <table:table-cell office:value-type="string">
            <text:p>NA</text:p>
          </table:table-cell>
        </table:table-row>
        <table:table-row>
          <table:table-cell office:value-type="float" office:value="134">
            <text:p>134</text:p>
          </table:table-cell>
          <table:table-cell office:value-type="string">
            <text:p>Pooja Items</text:p>
          </table:table-cell>
          <table:table-cell office:value-type="string">
            <text:p>Pooja Items</text:p>
          </table:table-cell>
          <table:table-cell office:value-type="string">
            <text:p>Sabit Supari</text:p>
          </table:table-cell>
          <table:table-cell office:value-type="string">
            <text:p>साबुत सुपारी</text:p>
          </table:table-cell>
          <table:table-cell office:value-type="string">
            <text:p>Areca catechu.</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States, United Kingdom, Canada</text:p>
          </table:table-cell>
          <table:table-cell office:value-type="string">
            <text:p>India, Indonesia, United Arab Emirates</text:p>
          </table:table-cell>
          <table:table-cell office:value-type="string">
            <text:p> India, Indonesia, Malaysia</text:p>
          </table:table-cell>
          <table:table-cell office:value-type="string">
            <text:p>Sabit Supari is a culturally significant betel nut product widely used in religious rituals, social events, and as a stimulant in various cultur</text:p>
          </table:table-cell>
          <table:table-cell office:value-type="string">
            <text:p>Sabit Supari.png</text:p>
          </table:table-cell>
          <table:table-cell office:value-type="string">
            <text:p>NA</text:p>
          </table:table-cell>
        </table:table-row>
        <table:table-row>
          <table:table-cell office:value-type="float" office:value="135">
            <text:p>135</text:p>
          </table:table-cell>
          <table:table-cell office:value-type="string">
            <text:p>Pooja Items</text:p>
          </table:table-cell>
          <table:table-cell office:value-type="string">
            <text:p>Pooja Items</text:p>
          </table:table-cell>
          <table:table-cell office:value-type="string">
            <text:p>Sarpa Dosha Nivarana Churnam</text:p>
          </table:table-cell>
          <table:table-cell office:value-type="string">
            <text:p>सर्प दोष निवारण चूर्ण</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anada, Australia, United Kingdom</text:p>
          </table:table-cell>
          <table:table-cell office:value-type="string">
            <text:p> India, Sri Lanka, United States</text:p>
          </table:table-cell>
          <table:table-cell office:value-type="string">
            <text:p> India, United States, Australia</text:p>
          </table:table-cell>
          <table:table-cell office:value-type="string">
            <text:p>This churnam is used in rituals and pujas to seek protection and blessings to mitigate the adverse effects of Sarpa Dosha. It typically contains a blend of herbs and spices with specific properties for this purpose.</text:p>
          </table:table-cell>
          <table:table-cell office:value-type="string">
            <text:p>No Image Found.png</text:p>
          </table:table-cell>
          <table:table-cell office:value-type="string">
            <text:p>NA</text:p>
          </table:table-cell>
        </table:table-row>
        <table:table-row>
          <table:table-cell office:value-type="float" office:value="136">
            <text:p>136</text:p>
          </table:table-cell>
          <table:table-cell office:value-type="string">
            <text:p>Dawasaz</text:p>
          </table:table-cell>
          <table:table-cell office:value-type="string">
            <text:p>Essential oils</text:p>
          </table:table-cell>
          <table:table-cell office:value-type="string">
            <text:p>Walnut Oil</text:p>
          </table:table-cell>
          <table:table-cell office:value-type="string">
            <text:p>अखरोट का तेल</text:p>
          </table:table-cell>
          <table:table-cell office:value-type="string">
            <text:p>Juglans regi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hile, Ukraine, China</text:p>
          </table:table-cell>
          <table:table-cell office:value-type="string">
            <text:p> United States, Germany, France</text:p>
          </table:table-cell>
          <table:table-cell office:value-type="string">
            <text:p>United States, China, India</text:p>
          </table:table-cell>
          <table:table-cell office:value-type="string">
            <text:p>Akrot Oil is derived from walnuts, used for cooking and skincare due to its rich, healthy fats. It offers a nutty flavor in culinary applications.</text:p>
          </table:table-cell>
          <table:table-cell office:value-type="string">
            <text:p>Akrot Oil.png</text:p>
          </table:table-cell>
          <table:table-cell office:value-type="string">
            <text:p>NA</text:p>
          </table:table-cell>
        </table:table-row>
        <table:table-row>
          <table:table-cell office:value-type="float" office:value="137">
            <text:p>137</text:p>
          </table:table-cell>
          <table:table-cell office:value-type="string">
            <text:p>Dawasaz</text:p>
          </table:table-cell>
          <table:table-cell office:value-type="string">
            <text:p>Essential oils</text:p>
          </table:table-cell>
          <table:table-cell office:value-type="string">
            <text:p>Argan Oil</text:p>
          </table:table-cell>
          <table:table-cell office:value-type="string">
            <text:p>अर्गन तेल</text:p>
          </table:table-cell>
          <table:table-cell office:value-type="string">
            <text:p>Argania spinos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Morocco, United Arab Emirates, France</text:p>
          </table:table-cell>
          <table:table-cell office:value-type="string">
            <text:p>France, United States, China</text:p>
          </table:table-cell>
          <table:table-cell office:value-type="string">
            <text:p>Morocco, Israel, Spain</text:p>
          </table:table-cell>
          <table:table-cell office:value-type="string">
            <text:p>Argan oil, from Morocco, is prized for its skin and hair benefits due to its rich nutrients. It's also used in cooking for its nutty flavor.</text:p>
          </table:table-cell>
          <table:table-cell office:value-type="string">
            <text:p>Argan oil.png</text:p>
          </table:table-cell>
          <table:table-cell office:value-type="string">
            <text:p>NA</text:p>
          </table:table-cell>
        </table:table-row>
        <table:table-row>
          <table:table-cell office:value-type="float" office:value="138">
            <text:p>138</text:p>
          </table:table-cell>
          <table:table-cell office:value-type="string">
            <text:p>Dawasaz</text:p>
          </table:table-cell>
          <table:table-cell office:value-type="string">
            <text:p>Essential oils</text:p>
          </table:table-cell>
          <table:table-cell office:value-type="string">
            <text:p>Avocado Oil</text:p>
          </table:table-cell>
          <table:table-cell office:value-type="string">
            <text:p>एवोकाडो तेल</text:p>
          </table:table-cell>
          <table:table-cell office:value-type="string">
            <text:p>Persea america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Mexico, Chile, South Africa</text:p>
          </table:table-cell>
          <table:table-cell office:value-type="string">
            <text:p>United States, Netherlands, Spain</text:p>
          </table:table-cell>
          <table:table-cell office:value-type="string">
            <text:p>Mexico, Kenya, Peru</text:p>
          </table:table-cell>
          <table:table-cell office:value-type="string">
            <text:p>Avocado oil, derived from avocados, is a versatile oil used in cooking, skincare, and hair care for its health benefits and mild flavor.</text:p>
          </table:table-cell>
          <table:table-cell office:value-type="string">
            <text:p>Avocado oil.png</text:p>
          </table:table-cell>
          <table:table-cell office:value-type="string">
            <text:p>NA</text:p>
          </table:table-cell>
        </table:table-row>
        <table:table-row>
          <table:table-cell office:value-type="float" office:value="139">
            <text:p>139</text:p>
          </table:table-cell>
          <table:table-cell office:value-type="string">
            <text:p>Dawasaz</text:p>
          </table:table-cell>
          <table:table-cell office:value-type="string">
            <text:p>Essential oils</text:p>
          </table:table-cell>
          <table:table-cell office:value-type="string">
            <text:p>Bergamot Oil</text:p>
          </table:table-cell>
          <table:table-cell office:value-type="string">
            <text:p>बरगमॉट तेल</text:p>
          </table:table-cell>
          <table:table-cell office:value-type="string">
            <text:p>Citrus bergami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States, France, Germany</text:p>
          </table:table-cell>
          <table:table-cell office:value-type="string">
            <text:p>Italy, Brazil, Spain</text:p>
          </table:table-cell>
          <table:table-cell office:value-type="string">
            <text:p>Italy, Ivory Coast, Argentina</text:p>
          </table:table-cell>
          <table:table-cell office:value-type="string">
            <text:p>Bergamot oil is a citrus essential oil extracted from the peel of bergamot oranges. It's known for its fresh, uplifting scent and is used in aromatherapy and perfumes. Additionally, it has potential benefits for skin and hair due to its antiseptic and soothing properties. Always dilute before skin application.</text:p>
          </table:table-cell>
          <table:table-cell office:value-type="string">
            <text:p>Bergamot Oil.png</text:p>
          </table:table-cell>
          <table:table-cell office:value-type="string">
            <text:p>NA</text:p>
          </table:table-cell>
        </table:table-row>
        <table:table-row>
          <table:table-cell office:value-type="float" office:value="140">
            <text:p>140</text:p>
          </table:table-cell>
          <table:table-cell office:value-type="string">
            <text:p>Dawasaz</text:p>
          </table:table-cell>
          <table:table-cell office:value-type="string">
            <text:p>Essential oils</text:p>
          </table:table-cell>
          <table:table-cell office:value-type="string">
            <text:p>Camphor Oil</text:p>
          </table:table-cell>
          <table:table-cell office:value-type="string">
            <text:p>कपूर तेल</text:p>
          </table:table-cell>
          <table:table-cell office:value-type="string">
            <text:p>Cinnamomum camphor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States, United Kingdom, Germany</text:p>
          </table:table-cell>
          <table:table-cell office:value-type="string">
            <text:p>China, India, Japan</text:p>
          </table:table-cell>
          <table:table-cell office:value-type="string">
            <text:p>China, Japan, Taiwan</text:p>
          </table:table-cell>
          <table:table-cell office:value-type="string">
            <text:p>Camphor oil is an essential oil derived from the camphor tree. It's valued for its menthol-like aroma and is used in aromatherapy, medicinal balms, and as a remedy for congestion. Camphor oil should be used with caution, as it is potent and not meant for direct skin contact.</text:p>
          </table:table-cell>
          <table:table-cell office:value-type="string">
            <text:p>Camphor Oil.png</text:p>
          </table:table-cell>
          <table:table-cell office:value-type="string">
            <text:p>NA</text:p>
          </table:table-cell>
        </table:table-row>
        <table:table-row>
          <table:table-cell office:value-type="float" office:value="141">
            <text:p>141</text:p>
          </table:table-cell>
          <table:table-cell office:value-type="string">
            <text:p>Dawasaz</text:p>
          </table:table-cell>
          <table:table-cell office:value-type="string">
            <text:p>Essential oils</text:p>
          </table:table-cell>
          <table:table-cell office:value-type="string">
            <text:p>Chaulmoogra Oil</text:p>
          </table:table-cell>
          <table:table-cell office:value-type="string">
            <text:p>चौलमूग्रा तेल</text:p>
          </table:table-cell>
          <table:table-cell office:value-type="string">
            <text:p>Hydnocarpus wightia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Japan, Germany, United Kingdom</text:p>
          </table:table-cell>
          <table:table-cell office:value-type="string">
            <text:p> India, China, United States</text:p>
          </table:table-cell>
          <table:table-cell office:value-type="string">
            <text:p> India, Myanmar, Indonesia</text:p>
          </table:table-cell>
          <table:table-cell office:value-type="string">
            <text:p>Chaulmoogra oil is a traditional oil derived from the seeds of the chaulmoogra tree. It was historically used to treat skin conditions like leprosy. Today, it's occasionally found in skincare products due to its potential skin-soothing properties, but it's less commonly used than in the past.</text:p>
          </table:table-cell>
          <table:table-cell office:value-type="string">
            <text:p>Chaulmoogra oil.png</text:p>
          </table:table-cell>
          <table:table-cell office:value-type="string">
            <text:p>NA</text:p>
          </table:table-cell>
        </table:table-row>
        <table:table-row>
          <table:table-cell office:value-type="float" office:value="142">
            <text:p>142</text:p>
          </table:table-cell>
          <table:table-cell office:value-type="string">
            <text:p>Spices</text:p>
          </table:table-cell>
          <table:table-cell office:value-type="string">
            <text:p>Spices</text:p>
          </table:table-cell>
          <table:table-cell office:value-type="string">
            <text:p>Cinnamon Oil</text:p>
          </table:table-cell>
          <table:table-cell office:value-type="string">
            <text:p>दालचीनी तेल</text:p>
          </table:table-cell>
          <table:table-cell office:value-type="string">
            <text:p>Cinnamomum zeylanicum.</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European Union, Japan</text:p>
          </table:table-cell>
          <table:table-cell office:value-type="string">
            <text:p>Sri Lanka, Indonesia, China</text:p>
          </table:table-cell>
          <table:table-cell office:value-type="string">
            <text:p>Sri Lanka, Indonesia, China</text:p>
          </table:table-cell>
          <table:table-cell office:value-type="string">
            <text:p>Cinnamon oil is an essential oil extracted from cinnamon bark or leaves. It's known for its warm and spicy aroma and is used in aromatherapy, cooking, and for potential health benefits.</text:p>
          </table:table-cell>
          <table:table-cell office:value-type="string">
            <text:p>Cinnamon oil.png</text:p>
          </table:table-cell>
          <table:table-cell office:value-type="string">
            <text:p>NA</text:p>
          </table:table-cell>
        </table:table-row>
        <table:table-row>
          <table:table-cell office:value-type="float" office:value="143">
            <text:p>143</text:p>
          </table:table-cell>
          <table:table-cell office:value-type="string">
            <text:p>Dawasaz</text:p>
          </table:table-cell>
          <table:table-cell office:value-type="string">
            <text:p>Essential oils</text:p>
          </table:table-cell>
          <table:table-cell office:value-type="string">
            <text:p>Citronella Oil</text:p>
          </table:table-cell>
          <table:table-cell office:value-type="string">
            <text:p>सिट्रोनेला तेल</text:p>
          </table:table-cell>
          <table:table-cell office:value-type="string">
            <text:p>Cymbopogon nardus</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European Union, Japan</text:p>
          </table:table-cell>
          <table:table-cell office:value-type="string">
            <text:p>Indonesia, China, Vietnam</text:p>
          </table:table-cell>
          <table:table-cell office:value-type="string">
            <text:p>Indonesia, China, Vietnam</text:p>
          </table:table-cell>
          <table:table-cell office:value-type="string">
            <text:p>Citronella oil is an essential oil extracted from the citronella grass. It's renowned for its strong, citrus-like scent and is often used as a natural insect repellent in candles, sprays, and diffusers. </text:p>
          </table:table-cell>
          <table:table-cell office:value-type="string">
            <text:p>Citronella Oil.png</text:p>
          </table:table-cell>
          <table:table-cell office:value-type="string">
            <text:p>NA</text:p>
          </table:table-cell>
        </table:table-row>
        <table:table-row>
          <table:table-cell office:value-type="float" office:value="144">
            <text:p>144</text:p>
          </table:table-cell>
          <table:table-cell office:value-type="string">
            <text:p>Dawasaz</text:p>
          </table:table-cell>
          <table:table-cell office:value-type="string">
            <text:p>Essential oils</text:p>
          </table:table-cell>
          <table:table-cell office:value-type="string">
            <text:p>Clove Oil</text:p>
          </table:table-cell>
          <table:table-cell office:value-type="string">
            <text:p>लौंग तेल</text:p>
          </table:table-cell>
          <table:table-cell office:value-type="string">
            <text:p>Cymbopogon nardus</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European Union, Japan</text:p>
          </table:table-cell>
          <table:table-cell office:value-type="string">
            <text:p> Indonesia, Madagascar, Sri Lanka</text:p>
          </table:table-cell>
          <table:table-cell office:value-type="string">
            <text:p>Indonesia, Madagascar, Sri Lanka</text:p>
          </table:table-cell>
          <table:table-cell office:value-type="string">
            <text:p>Clove oil is an essential oil obtained from clove flower buds. It's known for its warm, spicy scent and is used in aromatherapy, dental care, and traditional medicine. </text:p>
          </table:table-cell>
          <table:table-cell office:value-type="string">
            <text:p>Clove Oil.png</text:p>
          </table:table-cell>
          <table:table-cell office:value-type="string">
            <text:p>NA</text:p>
          </table:table-cell>
        </table:table-row>
        <table:table-row>
          <table:table-cell office:value-type="float" office:value="145">
            <text:p>145</text:p>
          </table:table-cell>
          <table:table-cell office:value-type="string">
            <text:p>Dawasaz</text:p>
          </table:table-cell>
          <table:table-cell office:value-type="string">
            <text:p>Essential oils</text:p>
          </table:table-cell>
          <table:table-cell office:value-type="string">
            <text:p>Frankincense Oil</text:p>
          </table:table-cell>
          <table:table-cell office:value-type="string">
            <text:p>धूप का तेल</text:p>
          </table:table-cell>
          <table:table-cell office:value-type="string">
            <text:p>Boswellia carterii</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USA, United Arab Emirates, European Union</text:p>
          </table:table-cell>
          <table:table-cell office:value-type="string">
            <text:p>Somalia, Ethiopia, Oman</text:p>
          </table:table-cell>
          <table:table-cell office:value-type="string">
            <text:p>Somalia, Ethiopia, Oman</text:p>
          </table:table-cell>
          <table:table-cell office:value-type="string">
            <text:p>Frankincense oil is an essential oil extracted from the resin of Boswellia trees. It's cherished for its earthy, woody aroma and is used in aromatherapy for relaxation and meditation. </text:p>
          </table:table-cell>
          <table:table-cell office:value-type="string">
            <text:p>Frankincense oil.png</text:p>
          </table:table-cell>
          <table:table-cell office:value-type="string">
            <text:p>NA</text:p>
          </table:table-cell>
        </table:table-row>
        <table:table-row>
          <table:table-cell office:value-type="float" office:value="146">
            <text:p>146</text:p>
          </table:table-cell>
          <table:table-cell office:value-type="string">
            <text:p>Dawasaz</text:p>
          </table:table-cell>
          <table:table-cell office:value-type="string">
            <text:p>Essential oils</text:p>
          </table:table-cell>
          <table:table-cell office:value-type="string">
            <text:p>Geranium Oil</text:p>
          </table:table-cell>
          <table:table-cell office:value-type="string">
            <text:p>जेरेनियम तेल</text:p>
          </table:table-cell>
          <table:table-cell office:value-type="string">
            <text:p>Pelargonium graveolens.</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France, Japan</text:p>
          </table:table-cell>
          <table:table-cell office:value-type="string">
            <text:p>Egypt, China, Madagascar</text:p>
          </table:table-cell>
          <table:table-cell office:value-type="string">
            <text:p>Egypt, China, Madagascar</text:p>
          </table:table-cell>
          <table:table-cell office:value-type="string">
            <text:p>Geranium oil is an essential oil derived from the leaves and flowers of the geranium plant. It is valued for its sweet and floral scent and is used in aromatherapy, skincare, and perfumes. </text:p>
          </table:table-cell>
          <table:table-cell office:value-type="string">
            <text:p>Geranium Oil.png</text:p>
          </table:table-cell>
          <table:table-cell office:value-type="string">
            <text:p>NA</text:p>
          </table:table-cell>
        </table:table-row>
        <table:table-row>
          <table:table-cell office:value-type="float" office:value="147">
            <text:p>147</text:p>
          </table:table-cell>
          <table:table-cell office:value-type="string">
            <text:p>Dawasaz</text:p>
          </table:table-cell>
          <table:table-cell office:value-type="string">
            <text:p>Essential oils</text:p>
          </table:table-cell>
          <table:table-cell office:value-type="string">
            <text:p>Grapeseed Oil</text:p>
          </table:table-cell>
          <table:table-cell office:value-type="string">
            <text:p>अंगूर बीज तेल</text:p>
          </table:table-cell>
          <table:table-cell office:value-type="string">
            <text:p>Vitis vinifer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Germany, Japan</text:p>
          </table:table-cell>
          <table:table-cell office:value-type="string">
            <text:p>Spain, Italy, France</text:p>
          </table:table-cell>
          <table:table-cell office:value-type="string">
            <text:p>Spain, Italy, France</text:p>
          </table:table-cell>
          <table:table-cell office:value-type="string">
            <text:p>Grapeseed oil is a lightweight and versatile oil extracted from grape seeds. It's often used in cooking due to its neutral flavor and high smoke point</text:p>
          </table:table-cell>
          <table:table-cell office:value-type="string">
            <text:p>Grapeseed oil.png</text:p>
          </table:table-cell>
          <table:table-cell office:value-type="string">
            <text:p>NA</text:p>
          </table:table-cell>
        </table:table-row>
        <table:table-row>
          <table:table-cell office:value-type="float" office:value="148">
            <text:p>148</text:p>
          </table:table-cell>
          <table:table-cell office:value-type="string">
            <text:p>Dawasaz</text:p>
          </table:table-cell>
          <table:table-cell office:value-type="string">
            <text:p>Essential oils</text:p>
          </table:table-cell>
          <table:table-cell office:value-type="string">
            <text:p>Jojoba Oil</text:p>
          </table:table-cell>
          <table:table-cell office:value-type="string">
            <text:p>जोजोबा तेल</text:p>
          </table:table-cell>
          <table:table-cell office:value-type="string">
            <text:p>Simmondsia chinensis</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European Union, Japan</text:p>
          </table:table-cell>
          <table:table-cell office:value-type="string">
            <text:p>USA, China, India</text:p>
          </table:table-cell>
          <table:table-cell office:value-type="string">
            <text:p>USA, Argentina, Israel</text:p>
          </table:table-cell>
          <table:table-cell office:value-type="string">
            <text:p>Jojoba oil is a versatile liquid wax extracted from the seeds of the jojoba plant. It closely resembles human skin oil and is used in skincare, hair care, and massage oils.</text:p>
          </table:table-cell>
          <table:table-cell office:value-type="string">
            <text:p>Jojoba oil.png</text:p>
          </table:table-cell>
          <table:table-cell office:value-type="string">
            <text:p>NA</text:p>
          </table:table-cell>
        </table:table-row>
        <table:table-row>
          <table:table-cell office:value-type="float" office:value="149">
            <text:p>149</text:p>
          </table:table-cell>
          <table:table-cell office:value-type="string">
            <text:p>Dawasaz</text:p>
          </table:table-cell>
          <table:table-cell office:value-type="string">
            <text:p>Essential oils</text:p>
          </table:table-cell>
          <table:table-cell office:value-type="string">
            <text:p>Pumpkin Seed Oil</text:p>
          </table:table-cell>
          <table:table-cell office:value-type="string">
            <text:p>कद्दू बीज तेल</text:p>
          </table:table-cell>
          <table:table-cell office:value-type="string">
            <text:p>Cucurbita pepo</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European Union, Japan</text:p>
          </table:table-cell>
          <table:table-cell office:value-type="string">
            <text:p>Austria, Slovenia, Hungary</text:p>
          </table:table-cell>
          <table:table-cell office:value-type="string">
            <text:p>Austria, Slovenia, Hungary</text:p>
          </table:table-cell>
          <table:table-cell office:value-type="string">
            <text:p>umpkin Seed Oil, extracted from pumpkin seeds, possesses a rich, nutty flavor and is primarily used in culinary applications, salad dressings, and as a finishing oil due to its distinctive taste and high content of essential fatty acids and antioxidants.</text:p>
          </table:table-cell>
          <table:table-cell office:value-type="string">
            <text:p>No Image Found.png</text:p>
          </table:table-cell>
          <table:table-cell office:value-type="string">
            <text:p>NA</text:p>
          </table:table-cell>
        </table:table-row>
        <table:table-row>
          <table:table-cell office:value-type="float" office:value="150">
            <text:p>150</text:p>
          </table:table-cell>
          <table:table-cell office:value-type="string">
            <text:p>Dawasaz</text:p>
          </table:table-cell>
          <table:table-cell office:value-type="string">
            <text:p>Essential oils</text:p>
          </table:table-cell>
          <table:table-cell office:value-type="string">
            <text:p>Poppy Seed Oil</text:p>
          </table:table-cell>
          <table:table-cell office:value-type="string">
            <text:p>खसखस बीज तेल</text:p>
          </table:table-cell>
          <table:table-cell office:value-type="string">
            <text:p>Papaver somniferum</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European Union, Japan</text:p>
          </table:table-cell>
          <table:table-cell office:value-type="string">
            <text:p>Turkey, Czech Republic, Netherlands</text:p>
          </table:table-cell>
          <table:table-cell office:value-type="string">
            <text:p>Turkey, Czech Republic, Netherlands</text:p>
          </table:table-cell>
          <table:table-cell office:value-type="string">
            <text:p>Khus Khus oil, also known as poppy seed oil, is derived from poppy seeds. It is used in cooking and can also be found in skincare and hair care products.</text:p>
          </table:table-cell>
          <table:table-cell office:value-type="string">
            <text:p>khus khus oil.png</text:p>
          </table:table-cell>
          <table:table-cell office:value-type="string">
            <text:p>NA</text:p>
          </table:table-cell>
        </table:table-row>
        <table:table-row>
          <table:table-cell office:value-type="float" office:value="151">
            <text:p>151</text:p>
          </table:table-cell>
          <table:table-cell office:value-type="string">
            <text:p>Dawasaz</text:p>
          </table:table-cell>
          <table:table-cell office:value-type="string">
            <text:p>Essential oils</text:p>
          </table:table-cell>
          <table:table-cell office:value-type="string">
            <text:p>Lavender Oil</text:p>
          </table:table-cell>
          <table:table-cell office:value-type="string">
            <text:p>लैवेंडर तेल</text:p>
          </table:table-cell>
          <table:table-cell office:value-type="string">
            <text:p>Lavandula angustifoli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Germany, Japan</text:p>
          </table:table-cell>
          <table:table-cell office:value-type="string">
            <text:p>France, Bulgaria, Spain</text:p>
          </table:table-cell>
          <table:table-cell office:value-type="string">
            <text:p> France, Bulgaria, United States</text:p>
          </table:table-cell>
          <table:table-cell office:value-type="string">
            <text:p>Lavender oil is an essential oil extracted from lavender flowers. It's celebrated for its calming, floral scent and is commonly used in aromatherapy, skincare, and relaxation techniques. </text:p>
          </table:table-cell>
          <table:table-cell office:value-type="string">
            <text:p>lavender oil.png</text:p>
          </table:table-cell>
          <table:table-cell office:value-type="string">
            <text:p>NA</text:p>
          </table:table-cell>
        </table:table-row>
        <table:table-row>
          <table:table-cell office:value-type="float" office:value="152">
            <text:p>152</text:p>
          </table:table-cell>
          <table:table-cell office:value-type="string">
            <text:p>Dawasaz</text:p>
          </table:table-cell>
          <table:table-cell office:value-type="string">
            <text:p>Essential oils</text:p>
          </table:table-cell>
          <table:table-cell office:value-type="string">
            <text:p>Menthol Oil</text:p>
          </table:table-cell>
          <table:table-cell office:value-type="string">
            <text:p>मेंथॉल तेल</text:p>
          </table:table-cell>
          <table:table-cell office:value-type="string">
            <text:p>Mentha piperit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Germany, Japan</text:p>
          </table:table-cell>
          <table:table-cell office:value-type="string">
            <text:p>India, China, United States</text:p>
          </table:table-cell>
          <table:table-cell office:value-type="string">
            <text:p>India, China, United States</text:p>
          </table:table-cell>
          <table:table-cell office:value-type="string">
            <text:p>Menthol oil is a crystalline substance extracted from mint oils, primarily peppermint and cornmint. It's known for its cooling and refreshing sensation and is used in various products, including topical pain relief ointments, throat lozenges, and as a flavoring in candies and chewing gum. </text:p>
          </table:table-cell>
          <table:table-cell office:value-type="string">
            <text:p>Menthol oil.png</text:p>
          </table:table-cell>
          <table:table-cell office:value-type="string">
            <text:p>NA</text:p>
          </table:table-cell>
        </table:table-row>
        <table:table-row>
          <table:table-cell office:value-type="float" office:value="153">
            <text:p>153</text:p>
          </table:table-cell>
          <table:table-cell office:value-type="string">
            <text:p>Dawasaz</text:p>
          </table:table-cell>
          <table:table-cell office:value-type="string">
            <text:p>Essential oils</text:p>
          </table:table-cell>
          <table:table-cell office:value-type="string">
            <text:p>Fenugreek Oil</text:p>
          </table:table-cell>
          <table:table-cell office:value-type="string">
            <text:p>मेथी तेल</text:p>
          </table:table-cell>
          <table:table-cell office:value-type="string">
            <text:p>Trigonella foenum-graecum</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United Arab Emirates, United Kingdom</text:p>
          </table:table-cell>
          <table:table-cell office:value-type="string">
            <text:p>India, Egypt, Turkey</text:p>
          </table:table-cell>
          <table:table-cell office:value-type="string">
            <text:p>India, Egypt, Turkey</text:p>
          </table:table-cell>
          <table:table-cell office:value-type="string">
            <text:p>Methi Fenugreek Oil is an oil derived from fenugreek seeds. It is known for its potential benefits in promoting hair growth and improving the health of the scalp.</text:p>
          </table:table-cell>
          <table:table-cell office:value-type="string">
            <text:p>Methi Fenugreek oil.png</text:p>
          </table:table-cell>
          <table:table-cell office:value-type="string">
            <text:p>NA</text:p>
          </table:table-cell>
        </table:table-row>
        <table:table-row>
          <table:table-cell office:value-type="float" office:value="154">
            <text:p>154</text:p>
          </table:table-cell>
          <table:table-cell office:value-type="string">
            <text:p>Dawasaz</text:p>
          </table:table-cell>
          <table:table-cell office:value-type="string">
            <text:p>Essential oils</text:p>
          </table:table-cell>
          <table:table-cell office:value-type="string">
            <text:p>Nilgiri Eucalyptus Oil</text:p>
          </table:table-cell>
          <table:table-cell office:value-type="string">
            <text:p>नीलगिरि यूकलिप्टस तेल</text:p>
          </table:table-cell>
          <table:table-cell office:value-type="string">
            <text:p>Eucalyptus globulus</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Germany, Japan</text:p>
          </table:table-cell>
          <table:table-cell office:value-type="string">
            <text:p>China, Australia, Brazil</text:p>
          </table:table-cell>
          <table:table-cell office:value-type="string">
            <text:p>India, China, Brazil</text:p>
          </table:table-cell>
          <table:table-cell office:value-type="string">
            <text:p>Nilgiri Eucalyptus Oil is an essential oil extracted from eucalyptus leaves, particularly from the Eucalyptus globulus species. It is known for its refreshing and invigorating aroma and is used in aromatherapy, skincare, and respiratory products. </text:p>
          </table:table-cell>
          <table:table-cell office:value-type="string">
            <text:p>Nilgiri Eucalyptus Oil.png</text:p>
          </table:table-cell>
          <table:table-cell office:value-type="string">
            <text:p>NA</text:p>
          </table:table-cell>
        </table:table-row>
        <table:table-row>
          <table:table-cell office:value-type="float" office:value="155">
            <text:p>155</text:p>
          </table:table-cell>
          <table:table-cell office:value-type="string">
            <text:p>Dawasaz</text:p>
          </table:table-cell>
          <table:table-cell office:value-type="string">
            <text:p>Essential oils</text:p>
          </table:table-cell>
          <table:table-cell office:value-type="string">
            <text:p>Orange Oil</text:p>
          </table:table-cell>
          <table:table-cell office:value-type="string">
            <text:p>संतरा तेल</text:p>
          </table:table-cell>
          <table:table-cell office:value-type="string">
            <text:p>Citrus sinensis</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USA, Japan, Germany</text:p>
          </table:table-cell>
          <table:table-cell office:value-type="string">
            <text:p>Brazil, United States, Spain</text:p>
          </table:table-cell>
          <table:table-cell office:value-type="string">
            <text:p>Brazil, United States, Spain</text:p>
          </table:table-cell>
          <table:table-cell office:value-type="string">
            <text:p>Orange oil is an essential oil extracted from orange peels. It is celebrated for its sweet and fruity scent and is used in aromatherapy, skincare, and as a flavoring in food and beverages. </text:p>
          </table:table-cell>
          <table:table-cell office:value-type="string">
            <text:p>Orange oil.png</text:p>
          </table:table-cell>
          <table:table-cell office:value-type="string">
            <text:p>NA</text:p>
          </table:table-cell>
        </table:table-row>
        <table:table-row>
          <table:table-cell office:value-type="float" office:value="156">
            <text:p>156</text:p>
          </table:table-cell>
          <table:table-cell office:value-type="string">
            <text:p>Dawasaz</text:p>
          </table:table-cell>
          <table:table-cell office:value-type="string">
            <text:p>Essential oils</text:p>
          </table:table-cell>
          <table:table-cell office:value-type="string">
            <text:p>Patchouli Oil</text:p>
          </table:table-cell>
          <table:table-cell office:value-type="string">
            <text:p>पैचुली तेल</text:p>
          </table:table-cell>
          <table:table-cell office:value-type="string">
            <text:p>Pogostemon cablin</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European Union, Japan</text:p>
          </table:table-cell>
          <table:table-cell office:value-type="string">
            <text:p>Indonesia, Philippines, Malaysia</text:p>
          </table:table-cell>
          <table:table-cell office:value-type="string">
            <text:p>Indonesia, Philippines, India</text:p>
          </table:table-cell>
          <table:table-cell office:value-type="string">
            <text:p>Patchouli oil is an essential oil obtained from the leaves of the patchouli plant. It has a distinctive, earthy, and musky aroma.</text:p>
          </table:table-cell>
          <table:table-cell office:value-type="string">
            <text:p>Patchouli oil.png</text:p>
          </table:table-cell>
          <table:table-cell office:value-type="string">
            <text:p>NA</text:p>
          </table:table-cell>
        </table:table-row>
        <table:table-row>
          <table:table-cell office:value-type="float" office:value="157">
            <text:p>157</text:p>
          </table:table-cell>
          <table:table-cell office:value-type="string">
            <text:p>Dawasaz</text:p>
          </table:table-cell>
          <table:table-cell office:value-type="string">
            <text:p>Essential oils</text:p>
          </table:table-cell>
          <table:table-cell office:value-type="string">
            <text:p>Pistachio Oil</text:p>
          </table:table-cell>
          <table:table-cell office:value-type="string">
            <text:p>पिस्ता तेल</text:p>
          </table:table-cell>
          <table:table-cell office:value-type="string">
            <text:p>Pistacia ver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European Union, United States, Japan</text:p>
          </table:table-cell>
          <table:table-cell office:value-type="string">
            <text:p>Turkey, Iran, United States</text:p>
          </table:table-cell>
          <table:table-cell office:value-type="string">
            <text:p> Turkey, Iran, United States</text:p>
          </table:table-cell>
          <table:table-cell office:value-type="string">
            <text:p>Pistachio Oil, derived from roasted pistachio nuts, offers a rich, nutty flavor and is used in culinary creations, skincare, and as a gourmet oil, cherished for its distinct taste and potential health benefits due to its high content of unsaturated fatty acids and antioxidants.






</text:p>
          </table:table-cell>
          <table:table-cell office:value-type="string">
            <text:p>Pista oil.png</text:p>
          </table:table-cell>
          <table:table-cell office:value-type="string">
            <text:p>NA</text:p>
          </table:table-cell>
        </table:table-row>
        <table:table-row>
          <table:table-cell office:value-type="float" office:value="158">
            <text:p>158</text:p>
          </table:table-cell>
          <table:table-cell office:value-type="string">
            <text:p>Dawasaz</text:p>
          </table:table-cell>
          <table:table-cell office:value-type="string">
            <text:p>Essential oils</text:p>
          </table:table-cell>
          <table:table-cell office:value-type="string">
            <text:p>Rose Oil</text:p>
          </table:table-cell>
          <table:table-cell office:value-type="string">
            <text:p>गुलाब तेल</text:p>
          </table:table-cell>
          <table:table-cell office:value-type="string">
            <text:p>Rosa damasce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France, USA, United Kingdom</text:p>
          </table:table-cell>
          <table:table-cell office:value-type="string">
            <text:p>Bulgaria, Turkey, Morocco</text:p>
          </table:table-cell>
          <table:table-cell office:value-type="string">
            <text:p>Bulgaria, Turkey, Morocco</text:p>
          </table:table-cell>
          <table:table-cell office:value-type="string">
            <text:p>Rose Oil, extracted from rose petals, exudes a sweet, floral fragrance and is highly valued in perfumery, skincare, and aromatherapy for its luxurious scent and potential skin-rejuvenating properties, renowned for its exquisite aroma and diverse applications.</text:p>
          </table:table-cell>
          <table:table-cell office:value-type="string">
            <text:p>Rose oil.png</text:p>
          </table:table-cell>
          <table:table-cell office:value-type="string">
            <text:p>NA</text:p>
          </table:table-cell>
        </table:table-row>
        <table:table-row>
          <table:table-cell office:value-type="float" office:value="159">
            <text:p>159</text:p>
          </table:table-cell>
          <table:table-cell office:value-type="string">
            <text:p>Dawasaz</text:p>
          </table:table-cell>
          <table:table-cell office:value-type="string">
            <text:p>Essential oils</text:p>
          </table:table-cell>
          <table:table-cell office:value-type="string">
            <text:p>Rosehip Oil</text:p>
          </table:table-cell>
          <table:table-cell office:value-type="string">
            <text:p>NA</text:p>
          </table:table-cell>
          <table:table-cell office:value-type="string">
            <text:p>Rosa cani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Japan, Australia</text:p>
          </table:table-cell>
          <table:table-cell office:value-type="string">
            <text:p>Chile, South Africa, China</text:p>
          </table:table-cell>
          <table:table-cell office:value-type="string">
            <text:p>Chile, South Africa, Lesotho</text:p>
          </table:table-cell>
          <table:table-cell office:value-type="string">
            <text:p>Rosehip oil is rich in essential fatty acids and antioxidants, which are integral for tissue and cell regeneration in the skin.</text:p>
          </table:table-cell>
          <table:table-cell office:value-type="string">
            <text:p>Rosehip oil.png</text:p>
          </table:table-cell>
          <table:table-cell office:value-type="string">
            <text:p>NA</text:p>
          </table:table-cell>
        </table:table-row>
        <table:table-row>
          <table:table-cell office:value-type="float" office:value="160">
            <text:p>160</text:p>
          </table:table-cell>
          <table:table-cell office:value-type="string">
            <text:p>Dawasaz</text:p>
          </table:table-cell>
          <table:table-cell office:value-type="string">
            <text:p>Essential oils</text:p>
          </table:table-cell>
          <table:table-cell office:value-type="string">
            <text:p>Rosemary Oil</text:p>
          </table:table-cell>
          <table:table-cell office:value-type="string">
            <text:p>रोजमैरी तेल</text:p>
          </table:table-cell>
          <table:table-cell office:value-type="string">
            <text:p>Rosmarinus officinalis</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Germany, Japan</text:p>
          </table:table-cell>
          <table:table-cell office:value-type="string">
            <text:p>Spain, Morocco, Tunisia</text:p>
          </table:table-cell>
          <table:table-cell office:value-type="string">
            <text:p>Spain, Morocco, France</text:p>
          </table:table-cell>
          <table:table-cell office:value-type="string">
            <text:p>Rosemary oil works as an expectorant when inhaled, relieving throat congestion from allergies, colds or flus.</text:p>
          </table:table-cell>
          <table:table-cell office:value-type="string">
            <text:p>Rosemary Oil.png</text:p>
          </table:table-cell>
          <table:table-cell office:value-type="string">
            <text:p>NA</text:p>
          </table:table-cell>
        </table:table-row>
        <table:table-row>
          <table:table-cell office:value-type="float" office:value="161">
            <text:p>161</text:p>
          </table:table-cell>
          <table:table-cell office:value-type="string">
            <text:p>Dawasaz</text:p>
          </table:table-cell>
          <table:table-cell office:value-type="string">
            <text:p>Essential oils</text:p>
          </table:table-cell>
          <table:table-cell office:value-type="string">
            <text:p>Fennel Seed Oil</text:p>
          </table:table-cell>
          <table:table-cell office:value-type="string">
            <text:p>सौंफ़ बीज तेल</text:p>
          </table:table-cell>
          <table:table-cell office:value-type="string">
            <text:p>Foeniculum vulgare</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USA, Germany, Japan</text:p>
          </table:table-cell>
          <table:table-cell office:value-type="string">
            <text:p>India, Egypt, China</text:p>
          </table:table-cell>
          <table:table-cell office:value-type="string">
            <text:p>India, Egypt, Bulgaria</text:p>
          </table:table-cell>
          <table:table-cell office:value-type="string">
            <text:p>The goodness of fennel seed essential oils stimulates the secretion of digestive juices and enzymes that improves your digestion.</text:p>
          </table:table-cell>
          <table:table-cell office:value-type="string">
            <text:p>Sounf oil.png</text:p>
          </table:table-cell>
          <table:table-cell office:value-type="string">
            <text:p>NA</text:p>
          </table:table-cell>
        </table:table-row>
        <table:table-row>
          <table:table-cell office:value-type="float" office:value="162">
            <text:p>162</text:p>
          </table:table-cell>
          <table:table-cell office:value-type="string">
            <text:p>Dawasaz</text:p>
          </table:table-cell>
          <table:table-cell office:value-type="string">
            <text:p>Essential oils</text:p>
          </table:table-cell>
          <table:table-cell office:value-type="string">
            <text:p>Tea Tree Oil</text:p>
          </table:table-cell>
          <table:table-cell office:value-type="string">
            <text:p>टी ट्री तेल</text:p>
          </table:table-cell>
          <table:table-cell office:value-type="string">
            <text:p>Melaleuca alternifoli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Japan, United Kingdom</text:p>
          </table:table-cell>
          <table:table-cell office:value-type="string">
            <text:p> Australia, China, Kenya</text:p>
          </table:table-cell>
          <table:table-cell office:value-type="string">
            <text:p>Australia, China, Kenya</text:p>
          </table:table-cell>
          <table:table-cell office:value-type="string">
            <text:p>Tea tree oil comes from the leaves of the tea tree (Melaleuca alternifolia). It grows in the swampy southeast Australian coast.</text:p>
          </table:table-cell>
          <table:table-cell office:value-type="string">
            <text:p>Tea tree oil.png</text:p>
          </table:table-cell>
          <table:table-cell office:value-type="string">
            <text:p>NA</text:p>
          </table:table-cell>
        </table:table-row>
        <table:table-row>
          <table:table-cell office:value-type="float" office:value="163">
            <text:p>163</text:p>
          </table:table-cell>
          <table:table-cell office:value-type="string">
            <text:p>Dawasaz</text:p>
          </table:table-cell>
          <table:table-cell office:value-type="string">
            <text:p>Essential oils</text:p>
          </table:table-cell>
          <table:table-cell office:value-type="string">
            <text:p>Vitamin E Oil</text:p>
          </table:table-cell>
          <table:table-cell office:value-type="string">
            <text:p>विटामिन ई तेल</text:p>
          </table:table-cell>
          <table:table-cell office:value-type="string">
            <text:p>tocopherol</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States, Japan, United Kingdom</text:p>
          </table:table-cell>
          <table:table-cell office:value-type="string">
            <text:p>China, Germany, United States</text:p>
          </table:table-cell>
          <table:table-cell office:value-type="string">
            <text:p>China, United States, India</text:p>
          </table:table-cell>
          <table:table-cell office:value-type="string">
            <text:p>Vitamin E oil is a moisturizer that you put on your skin. It works by increasing the amount of vitamin E in your skin.</text:p>
          </table:table-cell>
          <table:table-cell office:value-type="string">
            <text:p>Vitamin E oil.png</text:p>
          </table:table-cell>
          <table:table-cell office:value-type="string">
            <text:p>NA</text:p>
          </table:table-cell>
        </table:table-row>
        <table:table-row>
          <table:table-cell office:value-type="float" office:value="164">
            <text:p>164</text:p>
          </table:table-cell>
          <table:table-cell office:value-type="string">
            <text:p>Dawasaz</text:p>
          </table:table-cell>
          <table:table-cell office:value-type="string">
            <text:p>Essential oils</text:p>
          </table:table-cell>
          <table:table-cell office:value-type="string">
            <text:p>Wintergreen Oil</text:p>
          </table:table-cell>
          <table:table-cell office:value-type="string">
            <text:p>विंटरग्रीन तेल</text:p>
          </table:table-cell>
          <table:table-cell office:value-type="string">
            <text:p>Gaultheria procumbens</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Germany, Japan</text:p>
          </table:table-cell>
          <table:table-cell office:value-type="string">
            <text:p>China, Nepal, India</text:p>
          </table:table-cell>
          <table:table-cell office:value-type="string">
            <text:p>China, Nepal, India</text:p>
          </table:table-cell>
          <table:table-cell office:value-type="string">
            <text:p>Wintergreen oil has been used as a pesticide, fragrance ingredient, and flavoring agent. Wintergreen oil has also been used as a topical analgesic and rubefacient for the treatment of muscular and rheumatic pain.</text:p>
          </table:table-cell>
          <table:table-cell office:value-type="string">
            <text:p>Wintergreen oil .png</text:p>
          </table:table-cell>
          <table:table-cell office:value-type="string">
            <text:p>NA</text:p>
          </table:table-cell>
        </table:table-row>
        <table:table-row>
          <table:table-cell office:value-type="float" office:value="165">
            <text:p>165</text:p>
          </table:table-cell>
          <table:table-cell office:value-type="string">
            <text:p>Dawasaz</text:p>
          </table:table-cell>
          <table:table-cell office:value-type="string">
            <text:p>Essential oils</text:p>
          </table:table-cell>
          <table:table-cell office:value-type="string">
            <text:p>Ylang Ylang Oil</text:p>
          </table:table-cell>
          <table:table-cell office:value-type="string">
            <text:p>इलांग इलांग तेल</text:p>
          </table:table-cell>
          <table:table-cell office:value-type="string">
            <text:p>Cananga odorat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France, Japan</text:p>
          </table:table-cell>
          <table:table-cell office:value-type="string">
            <text:p>Madagascar, Comoros, Philippines</text:p>
          </table:table-cell>
          <table:table-cell office:value-type="string">
            <text:p> Madagascar, Comoros, Indonesia</text:p>
          </table:table-cell>
          <table:table-cell office:value-type="string">
            <text:p>Ylang ylang oil is made from the flowers of Cananga odorata genuina. It is sometimes inhaled as aromatherapy or applied to the skin as medicine.</text:p>
          </table:table-cell>
          <table:table-cell office:value-type="string">
            <text:p>Ylang ylang oil.png</text:p>
          </table:table-cell>
          <table:table-cell office:value-type="string">
            <text:p>NA</text:p>
          </table:table-cell>
        </table:table-row>
        <table:table-row>
          <table:table-cell office:value-type="float" office:value="166">
            <text:p>166</text:p>
          </table:table-cell>
          <table:table-cell office:value-type="string">
            <text:p>Dawasaz</text:p>
          </table:table-cell>
          <table:table-cell office:value-type="string">
            <text:p>Essential oils</text:p>
          </table:table-cell>
          <table:table-cell office:value-type="string">
            <text:p>Ajwain Oil</text:p>
          </table:table-cell>
          <table:table-cell office:value-type="string">
            <text:p>अजवाइन तेल</text:p>
          </table:table-cell>
          <table:table-cell office:value-type="string">
            <text:p>Trachyspermum ammi</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UAE, United Kingdom</text:p>
          </table:table-cell>
          <table:table-cell office:value-type="string">
            <text:p> India, Iran, Afghanistan</text:p>
          </table:table-cell>
          <table:table-cell office:value-type="string">
            <text:p>India, Iran, Pakistan</text:p>
          </table:table-cell>
          <table:table-cell office:value-type="string">
            <text:p>Ajwain Oil, extracted from the seeds of the ajwain plant, exhibits a strong, pungent aroma and is used in aromatherapy, culinary applications, and traditional medicine for its digestive and therapeutic qualities, known for its distinct and potent fragrance.</text:p>
          </table:table-cell>
          <table:table-cell office:value-type="string">
            <text:p>Ajwain oil.png</text:p>
          </table:table-cell>
          <table:table-cell office:value-type="string">
            <text:p>NA</text:p>
          </table:table-cell>
        </table:table-row>
        <table:table-row>
          <table:table-cell office:value-type="float" office:value="167">
            <text:p>167</text:p>
          </table:table-cell>
          <table:table-cell office:value-type="string">
            <text:p>Dawasaz</text:p>
          </table:table-cell>
          <table:table-cell office:value-type="string">
            <text:p>Essential oils</text:p>
          </table:table-cell>
          <table:table-cell office:value-type="string">
            <text:p>Cajeput Oil</text:p>
          </table:table-cell>
          <table:table-cell office:value-type="string">
            <text:p>काजपुत तेल</text:p>
          </table:table-cell>
          <table:table-cell office:value-type="string">
            <text:p>Melaleuca cajuputi</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Japan, Singapore</text:p>
          </table:table-cell>
          <table:table-cell office:value-type="string">
            <text:p>Australia, Malaysia, Vietnam</text:p>
          </table:table-cell>
          <table:table-cell office:value-type="string">
            <text:p>Australia, Indonesia, Malaysia</text:p>
          </table:table-cell>
          <table:table-cell office:value-type="string">
            <text:p>Cajeput oil is used in food and as a medicine. People use cajeput oil for colds and congestion, headaches, toothache, skin infections, pain, and other conditions.</text:p>
          </table:table-cell>
          <table:table-cell office:value-type="string">
            <text:p>Cajeput Oil.png</text:p>
          </table:table-cell>
          <table:table-cell office:value-type="string">
            <text:p>NA</text:p>
          </table:table-cell>
        </table:table-row>
        <table:table-row>
          <table:table-cell office:value-type="float" office:value="168">
            <text:p>168</text:p>
          </table:table-cell>
          <table:table-cell office:value-type="string">
            <text:p>Dawasaz</text:p>
          </table:table-cell>
          <table:table-cell office:value-type="string">
            <text:p>Essential oils</text:p>
          </table:table-cell>
          <table:table-cell office:value-type="string">
            <text:p>Cedarwood Oil</text:p>
          </table:table-cell>
          <table:table-cell office:value-type="string">
            <text:p>सीदार तेल</text:p>
          </table:table-cell>
          <table:table-cell office:value-type="string">
            <text:p>Cedrus deodar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France, Germany, United Kingdom</text:p>
          </table:table-cell>
          <table:table-cell office:value-type="string">
            <text:p>USA, China, India</text:p>
          </table:table-cell>
          <table:table-cell office:value-type="string">
            <text:p>USA, China, Morocco</text:p>
          </table:table-cell>
          <table:table-cell office:value-type="string">
            <text:p>Used in aromatherapy applications, Cedarwood Essential Oil helps to deodorize indoor environments, repel insects, prevent the development of mildew, improve cerebral activity, relax the body, enhance concentration.</text:p>
          </table:table-cell>
          <table:table-cell office:value-type="string">
            <text:p>Cedarwood Oil.png</text:p>
          </table:table-cell>
          <table:table-cell office:value-type="string">
            <text:p>NA</text:p>
          </table:table-cell>
        </table:table-row>
        <table:table-row>
          <table:table-cell office:value-type="float" office:value="169">
            <text:p>169</text:p>
          </table:table-cell>
          <table:table-cell office:value-type="string">
            <text:p>Dawasaz</text:p>
          </table:table-cell>
          <table:table-cell office:value-type="string">
            <text:p>Essential oils</text:p>
          </table:table-cell>
          <table:table-cell office:value-type="string">
            <text:p>Lemon Oil</text:p>
          </table:table-cell>
          <table:table-cell office:value-type="string">
            <text:p>नींबू तेल</text:p>
          </table:table-cell>
          <table:table-cell office:value-type="string">
            <text:p>Citrus limon</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Japan, Germany</text:p>
          </table:table-cell>
          <table:table-cell office:value-type="string">
            <text:p>Italy, Spain, Argentina</text:p>
          </table:table-cell>
          <table:table-cell office:value-type="string">
            <text:p>Italy, USA, Argentina</text:p>
          </table:table-cell>
          <table:table-cell office:value-type="string">
            <text:p>Lemon essential oil is an anti-inflammatory and antimicrobial ingredient that can help you boost your mood, find mental clarity, reduce stress, and more.</text:p>
          </table:table-cell>
          <table:table-cell office:value-type="string">
            <text:p>Lemon oil.png</text:p>
          </table:table-cell>
          <table:table-cell office:value-type="string">
            <text:p>NA</text:p>
          </table:table-cell>
        </table:table-row>
        <table:table-row>
          <table:table-cell office:value-type="float" office:value="170">
            <text:p>170</text:p>
          </table:table-cell>
          <table:table-cell office:value-type="string">
            <text:p>Dawasaz</text:p>
          </table:table-cell>
          <table:table-cell office:value-type="string">
            <text:p>Essential oils</text:p>
          </table:table-cell>
          <table:table-cell office:value-type="string">
            <text:p>Nutmeg Oil</text:p>
          </table:table-cell>
          <table:table-cell office:value-type="string">
            <text:p>जायफल तेल</text:p>
          </table:table-cell>
          <table:table-cell office:value-type="string">
            <text:p>Myristica fragrans</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USA, Germany, Japan</text:p>
          </table:table-cell>
          <table:table-cell office:value-type="string">
            <text:p>Indonesia, Sri Lanka, Grenada</text:p>
          </table:table-cell>
          <table:table-cell office:value-type="string">
            <text:p> Indonesia, Sri Lanka, India</text:p>
          </table:table-cell>
          <table:table-cell office:value-type="string">
            <text:p>Nutmeg essential oil is a volatile liquid, that is thin and light yellow in colour, which exudes a strong spicy scent with a unique pleasant, musky undertone.</text:p>
          </table:table-cell>
          <table:table-cell office:value-type="string">
            <text:p>Nutmeg Oil.png</text:p>
          </table:table-cell>
          <table:table-cell office:value-type="string">
            <text:p>NA</text:p>
          </table:table-cell>
        </table:table-row>
        <table:table-row>
          <table:table-cell office:value-type="float" office:value="171">
            <text:p>171</text:p>
          </table:table-cell>
          <table:table-cell office:value-type="string">
            <text:p>Dawasaz</text:p>
          </table:table-cell>
          <table:table-cell office:value-type="string">
            <text:p>Essential oils</text:p>
          </table:table-cell>
          <table:table-cell office:value-type="string">
            <text:p>Basil Oil</text:p>
          </table:table-cell>
          <table:table-cell office:value-type="string">
            <text:p>तुलसी तेल</text:p>
          </table:table-cell>
          <table:table-cell office:value-type="string">
            <text:p>Ocimum basilicum</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France, United Kingdom</text:p>
          </table:table-cell>
          <table:table-cell office:value-type="string">
            <text:p>Egypt, India, Italy</text:p>
          </table:table-cell>
          <table:table-cell office:value-type="string">
            <text:p>India, Egypt, Vietnam</text:p>
          </table:table-cell>
          <table:table-cell office:value-type="string">
            <text:p>Basil or Tulsi is cooling and soothing in nature which enhances its excellent anti-inflammatory properties to work well in warding off skin irritations, small wounds and acne.</text:p>
          </table:table-cell>
          <table:table-cell office:value-type="string">
            <text:p>Tulsi oil.png</text:p>
          </table:table-cell>
          <table:table-cell office:value-type="string">
            <text:p>NA</text:p>
          </table:table-cell>
        </table:table-row>
        <table:table-row>
          <table:table-cell office:value-type="float" office:value="172">
            <text:p>172</text:p>
          </table:table-cell>
          <table:table-cell office:value-type="string">
            <text:p>Dawasaz</text:p>
          </table:table-cell>
          <table:table-cell office:value-type="string">
            <text:p>Herbal Powders</text:p>
          </table:table-cell>
          <table:table-cell office:value-type="string">
            <text:p>AKK Powder</text:p>
          </table:table-cell>
          <table:table-cell office:value-type="string">
            <text:p>एकेकेके पाउडर</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Japan, Australia, Canada</text:p>
          </table:table-cell>
          <table:table-cell office:value-type="string">
            <text:p> USA, China, Germany</text:p>
          </table:table-cell>
          <table:table-cell office:value-type="string">
            <text:p>India, Brazil, South Korea</text:p>
          </table:table-cell>
          <table:table-cell office:value-type="string">
            <text:p>AKK Powder: A cutting-edge nutritional supplement designed to support cognitive function and mental clarity, providing a natural boost for heightened focus and productivity.</text:p>
          </table:table-cell>
          <table:table-cell office:value-type="string">
            <text:p>AKK Powder.png</text:p>
          </table:table-cell>
          <table:table-cell office:value-type="string">
            <text:p>NA</text:p>
          </table:table-cell>
        </table:table-row>
        <table:table-row>
          <table:table-cell office:value-type="float" office:value="173">
            <text:p>173</text:p>
          </table:table-cell>
          <table:table-cell office:value-type="string">
            <text:p>Spices</text:p>
          </table:table-cell>
          <table:table-cell office:value-type="string">
            <text:p>Spices</text:p>
          </table:table-cell>
          <table:table-cell office:value-type="string">
            <text:p>Arjuna Bark Powder</text:p>
          </table:table-cell>
          <table:table-cell office:value-type="string">
            <text:p>अर्जुन छाल पाउडर</text:p>
          </table:table-cell>
          <table:table-cell office:value-type="string">
            <text:p>Terminalia arju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India, United Kingdom, Germany</text:p>
          </table:table-cell>
          <table:table-cell office:value-type="string">
            <text:p>USA, Canada, Australia</text:p>
          </table:table-cell>
          <table:table-cell office:value-type="string">
            <text:p>India, Sri Lanka, Bangladesh</text:p>
          </table:table-cell>
          <table:table-cell office:value-type="string">
            <text:p>Discover the natural goodness of Arjun Chal Powder, a herbal blend with potential health benefits. Embrace wellness with this herbal powder.</text:p>
          </table:table-cell>
          <table:table-cell office:value-type="string">
            <text:p>Arjuna Bark Powder.png</text:p>
          </table:table-cell>
          <table:table-cell office:value-type="string">
            <text:p>NA</text:p>
          </table:table-cell>
        </table:table-row>
        <table:table-row>
          <table:table-cell office:value-type="float" office:value="174">
            <text:p>174</text:p>
          </table:table-cell>
          <table:table-cell office:value-type="string">
            <text:p>Dawasaz</text:p>
          </table:table-cell>
          <table:table-cell office:value-type="string">
            <text:p>Herbal Powders</text:p>
          </table:table-cell>
          <table:table-cell office:value-type="string">
            <text:p>Bach Powder</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anada, Australia, United Kingdom</text:p>
          </table:table-cell>
          <table:table-cell office:value-type="string">
            <text:p>USA, China, Germany</text:p>
          </table:table-cell>
          <table:table-cell office:value-type="string">
            <text:p> India, Brazil, Japan</text:p>
          </table:table-cell>
          <table:table-cell office:value-type="string">
            <text:p>Experience the soothing properties of Bach Powder, a herbal remedy known for its calming and holistic benefits. Enhance your well-being naturally.</text:p>
          </table:table-cell>
          <table:table-cell office:value-type="string">
            <text:p>Bach Powder.png</text:p>
          </table:table-cell>
          <table:table-cell office:value-type="string">
            <text:p>NA</text:p>
          </table:table-cell>
        </table:table-row>
        <table:table-row>
          <table:table-cell office:value-type="float" office:value="175">
            <text:p>175</text:p>
          </table:table-cell>
          <table:table-cell office:value-type="string">
            <text:p>Dawasaz</text:p>
          </table:table-cell>
          <table:table-cell office:value-type="string">
            <text:p>Herbal Powders</text:p>
          </table:table-cell>
          <table:table-cell office:value-type="string">
            <text:p>Bhangra Powder</text:p>
          </table:table-cell>
          <table:table-cell office:value-type="string">
            <text:p>भांगड़ा पाउडर</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Australia, Germany, France</text:p>
          </table:table-cell>
          <table:table-cell office:value-type="string">
            <text:p>Canada, United States, United Kingdom</text:p>
          </table:table-cell>
          <table:table-cell office:value-type="string">
            <text:p> India, Nepal, Bangladesh</text:p>
          </table:table-cell>
          <table:table-cell office:value-type="string">
            <text:p>Explore the vibrant and energetic world of Bhangra Powder, a lively and traditional herbal blend that adds a cultural twist to your wellness routine.</text:p>
          </table:table-cell>
          <table:table-cell office:value-type="string">
            <text:p>Bhangra Powder.png</text:p>
          </table:table-cell>
          <table:table-cell office:value-type="string">
            <text:p>NA</text:p>
          </table:table-cell>
        </table:table-row>
        <table:table-row>
          <table:table-cell office:value-type="float" office:value="176">
            <text:p>176</text:p>
          </table:table-cell>
          <table:table-cell office:value-type="string">
            <text:p>Dawasaz</text:p>
          </table:table-cell>
          <table:table-cell office:value-type="string">
            <text:p>Herbal Powders</text:p>
          </table:table-cell>
          <table:table-cell office:value-type="string">
            <text:p>Brahmi Powder</text:p>
          </table:table-cell>
          <table:table-cell office:value-type="string">
            <text:p>ब्राह्मी पाउडर</text:p>
          </table:table-cell>
          <table:table-cell office:value-type="string">
            <text:p>Bacopa monnieri</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anada, Singapore, New Zealand</text:p>
          </table:table-cell>
          <table:table-cell office:value-type="string">
            <text:p>Australia, United States, United Kingdom</text:p>
          </table:table-cell>
          <table:table-cell office:value-type="string">
            <text:p>India, Sri Lanka, Thailand</text:p>
          </table:table-cell>
          <table:table-cell office:value-type="string">
            <text:p>Elevate your cognitive health with Brahmi Powder, a herbal treasure known for its memory-boosting and mind-nourishing properties.</text:p>
          </table:table-cell>
          <table:table-cell office:value-type="string">
            <text:p>Brahmi Powder.png</text:p>
          </table:table-cell>
          <table:table-cell office:value-type="string">
            <text:p>NA</text:p>
          </table:table-cell>
        </table:table-row>
        <table:table-row>
          <table:table-cell office:value-type="float" office:value="177">
            <text:p>177</text:p>
          </table:table-cell>
          <table:table-cell office:value-type="string">
            <text:p>Dawasaz</text:p>
          </table:table-cell>
          <table:table-cell office:value-type="string">
            <text:p>Herbal Powders</text:p>
          </table:table-cell>
          <table:table-cell office:value-type="string">
            <text:p>Chiritha Powder</text:p>
          </table:table-cell>
          <table:table-cell office:value-type="string">
            <text:p>चिरिठा पाउडर</text:p>
          </table:table-cell>
          <table:table-cell office:value-type="string">
            <text:p>Swertia chirata</text:p>
          </table:table-cell>
          <table:table-cell office:value-type="string">
            <text:p>500 Gm</text:p>
          </table:table-cell>
          <table:table-cell office:value-type="string">
            <text:p>225</text:p>
          </table:table-cell>
          <table:table-cell office:value-type="string">
            <text:p>1 Kg</text:p>
          </table:table-cell>
          <table:table-cell office:value-type="string">
            <text:p>400</text:p>
          </table:table-cell>
          <table:table-cell office:value-type="string">
            <text:p>Canada, Australia, Germany</text:p>
          </table:table-cell>
          <table:table-cell office:value-type="string">
            <text:p> USA, India, China</text:p>
          </table:table-cell>
          <table:table-cell office:value-type="string">
            <text:p>Sri Lanka, Bangladesh, Thailand</text:p>
          </table:table-cell>
          <table:table-cell office:value-type="string">
            <text:p>Discover the natural wonders of Chiritha Powder, an herbal remedy cherished for its potential health benefits. Embrace well-being the natural way.</text:p>
          </table:table-cell>
          <table:table-cell office:value-type="string">
            <text:p>Chiritha Powder.png</text:p>
          </table:table-cell>
          <table:table-cell office:value-type="string">
            <text:p>500 Gm</text:p>
          </table:table-cell>
        </table:table-row>
        <table:table-row>
          <table:table-cell office:value-type="float" office:value="178">
            <text:p>178</text:p>
          </table:table-cell>
          <table:table-cell office:value-type="string">
            <text:p>Dawasaz</text:p>
          </table:table-cell>
          <table:table-cell office:value-type="string">
            <text:p>Herbal Powders</text:p>
          </table:table-cell>
          <table:table-cell office:value-type="string">
            <text:p>Gokhuru Powder</text:p>
          </table:table-cell>
          <table:table-cell office:value-type="string">
            <text:p>गोखरू पाउडर</text:p>
          </table:table-cell>
          <table:table-cell office:value-type="string">
            <text:p>Tribulus terrestris.</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India, Japan, Australia</text:p>
          </table:table-cell>
          <table:table-cell office:value-type="string">
            <text:p> USA, China, Germany</text:p>
          </table:table-cell>
          <table:table-cell office:value-type="string">
            <text:p> India, Nepal, Sri Lanka</text:p>
          </table:table-cell>
          <table:table-cell office:value-type="string">
            <text:p>Unlock the potential of Gokhuru Powder, a herbal remedy valued for its traditional health benefits. Embrace wellness through natural means.</text:p>
          </table:table-cell>
          <table:table-cell office:value-type="string">
            <text:p>Gokhuru Powder.png</text:p>
          </table:table-cell>
          <table:table-cell office:value-type="string">
            <text:p>NA</text:p>
          </table:table-cell>
        </table:table-row>
        <table:table-row>
          <table:table-cell office:value-type="float" office:value="179">
            <text:p>179</text:p>
          </table:table-cell>
          <table:table-cell office:value-type="string">
            <text:p>Dawasaz</text:p>
          </table:table-cell>
          <table:table-cell office:value-type="string">
            <text:p>Herbal Powders</text:p>
          </table:table-cell>
          <table:table-cell office:value-type="string">
            <text:p>Harda Powder</text:p>
          </table:table-cell>
          <table:table-cell office:value-type="string">
            <text:p>हरड़ा पाउडर</text:p>
          </table:table-cell>
          <table:table-cell office:value-type="string">
            <text:p>Terminalia chebula</text:p>
          </table:table-cell>
          <table:table-cell office:value-type="string">
            <text:p>500 Gm</text:p>
          </table:table-cell>
          <table:table-cell office:value-type="string">
            <text:p>175</text:p>
          </table:table-cell>
          <table:table-cell office:value-type="string">
            <text:p>1 Kg</text:p>
          </table:table-cell>
          <table:table-cell office:value-type="string">
            <text:p>300</text:p>
          </table:table-cell>
          <table:table-cell office:value-type="string">
            <text:p> India, Japan, Australia</text:p>
          </table:table-cell>
          <table:table-cell office:value-type="string">
            <text:p>USA, China, Germany</text:p>
          </table:table-cell>
          <table:table-cell office:value-type="string">
            <text:p>India, Nepal, Sri Lanka</text:p>
          </table:table-cell>
          <table:table-cell office:value-type="string">
            <text:p>Experience the power of Harda Powder, a versatile herbal remedy with a wide range of potential health applications. Harness the natural benefits.</text:p>
          </table:table-cell>
          <table:table-cell office:value-type="string">
            <text:p>Harda Powder.png</text:p>
          </table:table-cell>
          <table:table-cell office:value-type="string">
            <text:p>500 Gm</text:p>
          </table:table-cell>
        </table:table-row>
        <table:table-row>
          <table:table-cell office:value-type="float" office:value="180">
            <text:p>180</text:p>
          </table:table-cell>
          <table:table-cell office:value-type="string">
            <text:p>Dawasaz</text:p>
          </table:table-cell>
          <table:table-cell office:value-type="string">
            <text:p>Herbal Powders</text:p>
          </table:table-cell>
          <table:table-cell office:value-type="string">
            <text:p>Kaiphal Powder</text:p>
          </table:table-cell>
          <table:table-cell office:value-type="string">
            <text:p>कैफल पाउडर</text:p>
          </table:table-cell>
          <table:table-cell office:value-type="string">
            <text:p>Myrica esculent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India, Japan, Australia</text:p>
          </table:table-cell>
          <table:table-cell office:value-type="string">
            <text:p> USA, China, Germany</text:p>
          </table:table-cell>
          <table:table-cell office:value-type="string">
            <text:p>Nepal, India, Bhutan</text:p>
          </table:table-cell>
          <table:table-cell office:value-type="string">
            <text:p>Indulge in the goodness of Kaiphal Powder, a herbal delight known for its potential health and wellness benefits. Embrace nature's healing touch.</text:p>
          </table:table-cell>
          <table:table-cell office:value-type="string">
            <text:p>Kaiphal Powder.png</text:p>
          </table:table-cell>
          <table:table-cell office:value-type="string">
            <text:p>NA</text:p>
          </table:table-cell>
        </table:table-row>
        <table:table-row>
          <table:table-cell office:value-type="float" office:value="181">
            <text:p>181</text:p>
          </table:table-cell>
          <table:table-cell office:value-type="string">
            <text:p>Dawasaz</text:p>
          </table:table-cell>
          <table:table-cell office:value-type="string">
            <text:p>Herbal Powders</text:p>
          </table:table-cell>
          <table:table-cell office:value-type="string">
            <text:p>Meetha patta Gudmar powder</text:p>
          </table:table-cell>
          <table:table-cell office:value-type="string">
            <text:p>मीठा पत्ता गुड़मार पाउडर</text:p>
          </table:table-cell>
          <table:table-cell office:value-type="string">
            <text:p>Gymnema sylvestre</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India, UK, Canada</text:p>
          </table:table-cell>
          <table:table-cell office:value-type="string">
            <text:p>USA, Australia, UAE</text:p>
          </table:table-cell>
          <table:table-cell office:value-type="string">
            <text:p> India, Nepal, Sri Lanka</text:p>
          </table:table-cell>
          <table:table-cell office:value-type="string">
            <text:p>Explore the sweet and bitter balance of Meetha Patta Gudmar Powder, a herbal blend with potential health benefits. Discover nature's harmony.</text:p>
          </table:table-cell>
          <table:table-cell office:value-type="string">
            <text:p>Meetha patta Gudmar powder.png</text:p>
          </table:table-cell>
          <table:table-cell office:value-type="string">
            <text:p>NA</text:p>
          </table:table-cell>
        </table:table-row>
        <table:table-row>
          <table:table-cell office:value-type="float" office:value="182">
            <text:p>182</text:p>
          </table:table-cell>
          <table:table-cell office:value-type="string">
            <text:p>Dawasaz</text:p>
          </table:table-cell>
          <table:table-cell office:value-type="string">
            <text:p>Herbal Powders</text:p>
          </table:table-cell>
          <table:table-cell office:value-type="string">
            <text:p>Moringa leaves powder</text:p>
          </table:table-cell>
          <table:table-cell office:value-type="string">
            <text:p>सहजन पत्तियों का पाउडर</text:p>
          </table:table-cell>
          <table:table-cell office:value-type="string">
            <text:p>Moringa oleifer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Japan, Germany, Australia</text:p>
          </table:table-cell>
          <table:table-cell office:value-type="string">
            <text:p>USA, Netherlands, UAE</text:p>
          </table:table-cell>
          <table:table-cell office:value-type="string">
            <text:p>India, Philippines, Kenya</text:p>
          </table:table-cell>
          <table:table-cell office:value-type="string">
            <text:p>Elevate your well-being with Moringa Leaves Powder, a nutrient-rich herbal remedy celebrated for its potential health-enhancing properties.</text:p>
          </table:table-cell>
          <table:table-cell office:value-type="string">
            <text:p>Moringa leaves powder.png</text:p>
          </table:table-cell>
          <table:table-cell office:value-type="string">
            <text:p>NA</text:p>
          </table:table-cell>
        </table:table-row>
        <table:table-row>
          <table:table-cell office:value-type="float" office:value="183">
            <text:p>183</text:p>
          </table:table-cell>
          <table:table-cell office:value-type="string">
            <text:p>Dawasaz</text:p>
          </table:table-cell>
          <table:table-cell office:value-type="string">
            <text:p>Herbal Powders</text:p>
          </table:table-cell>
          <table:table-cell office:value-type="string">
            <text:p>Orange Peel Powder</text:p>
          </table:table-cell>
          <table:table-cell office:value-type="string">
            <text:p>संतरा छिलका पाउडर</text:p>
          </table:table-cell>
          <table:table-cell office:value-type="string">
            <text:p>Citrus sinensis</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Japan, Germany, Australia</text:p>
          </table:table-cell>
          <table:table-cell office:value-type="string">
            <text:p>USA, China, Brazil</text:p>
          </table:table-cell>
          <table:table-cell office:value-type="string">
            <text:p> Spain, Italy, Mexico</text:p>
          </table:table-cell>
          <table:table-cell office:value-type="string">
            <text:p>Orange Peel Powder, a natural ingredient with various uses. From skincare to flavor enhancer, discover its many applications.</text:p>
          </table:table-cell>
          <table:table-cell office:value-type="string">
            <text:p>Orange Peel Powder.png</text:p>
          </table:table-cell>
          <table:table-cell office:value-type="string">
            <text:p>NA</text:p>
          </table:table-cell>
        </table:table-row>
        <table:table-row>
          <table:table-cell office:value-type="float" office:value="184">
            <text:p>184</text:p>
          </table:table-cell>
          <table:table-cell office:value-type="string">
            <text:p>Dawasaz</text:p>
          </table:table-cell>
          <table:table-cell office:value-type="string">
            <text:p>Herbal Powders</text:p>
          </table:table-cell>
          <table:table-cell office:value-type="string">
            <text:p>Pipli powder</text:p>
          </table:table-cell>
          <table:table-cell office:value-type="string">
            <text:p>पिप्पली पाउडर</text:p>
          </table:table-cell>
          <table:table-cell office:value-type="string">
            <text:p>Piper longum</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India, Japan, Brazil</text:p>
          </table:table-cell>
          <table:table-cell office:value-type="string">
            <text:p>USA, China, Germany</text:p>
          </table:table-cell>
          <table:table-cell office:value-type="string">
            <text:p>India, Sri Lanka, Bangladesh</text:p>
          </table:table-cell>
          <table:table-cell office:value-type="string">
            <text:p>Discover the diverse applications of Pipli Powder, a herbal remedy with a wide range of uses, from digestive aid to respiratory support.</text:p>
          </table:table-cell>
          <table:table-cell office:value-type="string">
            <text:p>Pipli powder.png</text:p>
          </table:table-cell>
          <table:table-cell office:value-type="string">
            <text:p>NA</text:p>
          </table:table-cell>
        </table:table-row>
        <table:table-row>
          <table:table-cell office:value-type="float" office:value="185">
            <text:p>185</text:p>
          </table:table-cell>
          <table:table-cell office:value-type="string">
            <text:p>Dawasaz</text:p>
          </table:table-cell>
          <table:table-cell office:value-type="string">
            <text:p>Herbal Powders</text:p>
          </table:table-cell>
          <table:table-cell office:value-type="string">
            <text:p>Pudina Mint Powder</text:p>
          </table:table-cell>
          <table:table-cell office:value-type="string">
            <text:p>पुदीना पाउडर</text:p>
          </table:table-cell>
          <table:table-cell office:value-type="string">
            <text:p>Mentha spicat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K, Canada, Australia</text:p>
          </table:table-cell>
          <table:table-cell office:value-type="string">
            <text:p>India, USA, UAE</text:p>
          </table:table-cell>
          <table:table-cell office:value-type="string">
            <text:p>India, Pakistan, Egypt</text:p>
          </table:table-cell>
          <table:table-cell office:value-type="string">
            <text:p>Experience the refreshing goodness of Pudina Mint Powder, a herbal blend known for its cooling and culinary applications. Elevate your dishes naturally.</text:p>
          </table:table-cell>
          <table:table-cell office:value-type="string">
            <text:p>Pudina Mint Powder.png</text:p>
          </table:table-cell>
          <table:table-cell office:value-type="string">
            <text:p>NA</text:p>
          </table:table-cell>
        </table:table-row>
        <table:table-row>
          <table:table-cell office:value-type="float" office:value="186">
            <text:p>186</text:p>
          </table:table-cell>
          <table:table-cell office:value-type="string">
            <text:p>Dawasaz</text:p>
          </table:table-cell>
          <table:table-cell office:value-type="string">
            <text:p>Herbal Powders</text:p>
          </table:table-cell>
          <table:table-cell office:value-type="string">
            <text:p>Safed musli powder</text:p>
          </table:table-cell>
          <table:table-cell office:value-type="string">
            <text:p>सफेद मुसली पाउडर</text:p>
          </table:table-cell>
          <table:table-cell office:value-type="string">
            <text:p>Chlorophytum borivilianum</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Germany, Australia, Japan</text:p>
          </table:table-cell>
          <table:table-cell office:value-type="string">
            <text:p>USA, China, UAE</text:p>
          </table:table-cell>
          <table:table-cell office:value-type="string">
            <text:p>India, Thailand, Nigeria</text:p>
          </table:table-cell>
          <table:table-cell office:value-type="string">
            <text:p>Elevate your vitality with Safed Musli Powder, a herbal remedy celebrated for its potential health benefits. Embrace natural wellness.</text:p>
          </table:table-cell>
          <table:table-cell office:value-type="string">
            <text:p>Safed musli powder.png</text:p>
          </table:table-cell>
          <table:table-cell office:value-type="string">
            <text:p>NA</text:p>
          </table:table-cell>
        </table:table-row>
        <table:table-row>
          <table:table-cell office:value-type="float" office:value="187">
            <text:p>187</text:p>
          </table:table-cell>
          <table:table-cell office:value-type="string">
            <text:p>Dawasaz</text:p>
          </table:table-cell>
          <table:table-cell office:value-type="string">
            <text:p>Herbal Powders</text:p>
          </table:table-cell>
          <table:table-cell office:value-type="string">
            <text:p>Sunni Pindi Powder</text:p>
          </table:table-cell>
          <table:table-cell office:value-type="string">
            <text:p>सुन्नी पिंडी पाउडर</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Canada, Australia, Singapore</text:p>
          </table:table-cell>
          <table:table-cell office:value-type="string">
            <text:p>India, UAE, USA</text:p>
          </table:table-cell>
          <table:table-cell office:value-type="string">
            <text:p>Pakistan, Bangladesh, Sri Lanka</text:p>
          </table:table-cell>
          <table:table-cell office:value-type="string">
            <text:p>A traditional herbal blend employed in various culinary and skincare applications. Discover its multiple practical uses.</text:p>
          </table:table-cell>
          <table:table-cell office:value-type="string">
            <text:p>Sunni Pindi Powder.png</text:p>
          </table:table-cell>
          <table:table-cell office:value-type="string">
            <text:p>NA</text:p>
          </table:table-cell>
        </table:table-row>
        <table:table-row>
          <table:table-cell office:value-type="float" office:value="188">
            <text:p>188</text:p>
          </table:table-cell>
          <table:table-cell office:value-type="string">
            <text:p>Dawasaz</text:p>
          </table:table-cell>
          <table:table-cell office:value-type="string">
            <text:p>Herbal Powders</text:p>
          </table:table-cell>
          <table:table-cell office:value-type="string">
            <text:p>WL powder</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India, Brazil, Japan</text:p>
          </table:table-cell>
          <table:table-cell office:value-type="string">
            <text:p>USA, China, Germany</text:p>
          </table:table-cell>
          <table:table-cell office:value-type="string">
            <text:p>South Korea, Switzerland, Canada</text:p>
          </table:table-cell>
          <table:table-cell office:value-type="string">
            <text:p>WL Powder: A high-performance workout supplement designed to boost energy, enhance endurance, and accelerate recovery for optimal fitness results.</text:p>
          </table:table-cell>
          <table:table-cell office:value-type="string">
            <text:p>No Image Found.png</text:p>
          </table:table-cell>
          <table:table-cell office:value-type="string">
            <text:p>NA</text:p>
          </table:table-cell>
        </table:table-row>
        <table:table-row>
          <table:table-cell office:value-type="float" office:value="189">
            <text:p>189</text:p>
          </table:table-cell>
          <table:table-cell office:value-type="string">
            <text:p>Dawasaz</text:p>
          </table:table-cell>
          <table:table-cell office:value-type="string">
            <text:p>Herbal Powders</text:p>
          </table:table-cell>
          <table:table-cell office:value-type="string">
            <text:p>Ambi Haldi Powder</text:p>
          </table:table-cell>
          <table:table-cell office:value-type="string">
            <text:p>अंबी हल्दी पाउडर</text:p>
          </table:table-cell>
          <table:table-cell office:value-type="string">
            <text:p>Curcuma aromatic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Kingdom (UK), United Arab Emirates (UAE), Singapore</text:p>
          </table:table-cell>
          <table:table-cell office:value-type="string">
            <text:p>USA, Canada, Australia</text:p>
          </table:table-cell>
          <table:table-cell office:value-type="string">
            <text:p>India, Sri Lanka, Bangladesh</text:p>
          </table:table-cell>
          <table:table-cell office:value-type="string">
            <text:p>Ambi Haldi Powder, also known as Mango Ginger, is a versatile herbal spice with culinary and medicinal uses. Explore its unique flavor and potential health benefits.</text:p>
          </table:table-cell>
          <table:table-cell office:value-type="string">
            <text:p>Ambi Haldi Powder.png</text:p>
          </table:table-cell>
          <table:table-cell office:value-type="string">
            <text:p>NA</text:p>
          </table:table-cell>
        </table:table-row>
        <table:table-row>
          <table:table-cell office:value-type="float" office:value="190">
            <text:p>190</text:p>
          </table:table-cell>
          <table:table-cell office:value-type="string">
            <text:p>Dawasaz</text:p>
          </table:table-cell>
          <table:table-cell office:value-type="string">
            <text:p>Herbal Powders</text:p>
          </table:table-cell>
          <table:table-cell office:value-type="string">
            <text:p>Amla Usrikaya Powder</text:p>
          </table:table-cell>
          <table:table-cell office:value-type="string">
            <text:p>आमला उसीरिकाय पाउडर</text:p>
          </table:table-cell>
          <table:table-cell office:value-type="string">
            <text:p>Phyllanthus emblica</text:p>
          </table:table-cell>
          <table:table-cell office:value-type="string">
            <text:p>500 Gm</text:p>
          </table:table-cell>
          <table:table-cell office:value-type="string">
            <text:p>280</text:p>
          </table:table-cell>
          <table:table-cell office:value-type="string">
            <text:p>1 KG</text:p>
          </table:table-cell>
          <table:table-cell office:value-type="string">
            <text:p>500</text:p>
          </table:table-cell>
          <table:table-cell office:value-type="string">
            <text:p>United Arab Emirates (UAE), United Kingdom (UK), Malaysia</text:p>
          </table:table-cell>
          <table:table-cell office:value-type="string">
            <text:p>Canada, New Zealand, Singapore</text:p>
          </table:table-cell>
          <table:table-cell office:value-type="string">
            <text:p>India, Thailand, Sri Lanka</text:p>
          </table:table-cell>
          <table:table-cell office:value-type="string">
            <text:p>Amla Usrikaya Powder, made from Indian Gooseberry, is a nutritional powerhouse with a variety of culinary and wellness applications. Discover its natural goodness.</text:p>
          </table:table-cell>
          <table:table-cell office:value-type="string">
            <text:p>Amla Usrikaya Powder.png</text:p>
          </table:table-cell>
          <table:table-cell office:value-type="string">
            <text:p>500 Gm</text:p>
          </table:table-cell>
        </table:table-row>
        <table:table-row>
          <table:table-cell office:value-type="float" office:value="191">
            <text:p>191</text:p>
          </table:table-cell>
          <table:table-cell office:value-type="string">
            <text:p>Dawasaz</text:p>
          </table:table-cell>
          <table:table-cell office:value-type="string">
            <text:p>Herbal Powders</text:p>
          </table:table-cell>
          <table:table-cell office:value-type="string">
            <text:p>Ashwagandha Nagori Powder</text:p>
          </table:table-cell>
          <table:table-cell office:value-type="string">
            <text:p>अश्वगंधा नागोरी पाउडर</text:p>
          </table:table-cell>
          <table:table-cell office:value-type="string">
            <text:p>Withania somnifer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Japan, UAE, Germany</text:p>
          </table:table-cell>
          <table:table-cell office:value-type="string">
            <text:p>USA, UK, Australia</text:p>
          </table:table-cell>
          <table:table-cell office:value-type="string">
            <text:p>India, Nepal, Sri Lanka</text:p>
          </table:table-cell>
          <table:table-cell office:value-type="string">
            <text:p>Ashwagandha Nagori Powder, derived from the Ashwagandha plant, is a revered herbal remedy with potential health benefits ranging from stress relief to overall well-being.</text:p>
          </table:table-cell>
          <table:table-cell office:value-type="string">
            <text:p>Ashwagandha nagori Powder.png</text:p>
          </table:table-cell>
          <table:table-cell office:value-type="string">
            <text:p>NA</text:p>
          </table:table-cell>
        </table:table-row>
        <table:table-row>
          <table:table-cell office:value-type="float" office:value="192">
            <text:p>192</text:p>
          </table:table-cell>
          <table:table-cell office:value-type="string">
            <text:p>Dawasaz</text:p>
          </table:table-cell>
          <table:table-cell office:value-type="string">
            <text:p>Herbal Powders</text:p>
          </table:table-cell>
          <table:table-cell office:value-type="string">
            <text:p>Balanta Yachal</text:p>
          </table:table-cell>
          <table:table-cell office:value-type="string">
            <text:p>बलंता याचल</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Brazil, Japan, Australia</text:p>
          </table:table-cell>
          <table:table-cell office:value-type="string">
            <text:p> USA, China, Germany</text:p>
          </table:table-cell>
          <table:table-cell office:value-type="string">
            <text:p> India, Vietnam, Italy</text:p>
          </table:table-cell>
          <table:table-cell office:value-type="string">
            <text:p>Balanta Yachal: An exotic blend of spices and flavors, perfect for enhancing culinary creations and adding a unique touch to your favorite dishes.</text:p>
          </table:table-cell>
          <table:table-cell office:value-type="string">
            <text:p>No Image Found.png</text:p>
          </table:table-cell>
          <table:table-cell office:value-type="string">
            <text:p>NA</text:p>
          </table:table-cell>
        </table:table-row>
        <table:table-row>
          <table:table-cell office:value-type="float" office:value="193">
            <text:p>193</text:p>
          </table:table-cell>
          <table:table-cell office:value-type="string">
            <text:p>Dawasaz</text:p>
          </table:table-cell>
          <table:table-cell office:value-type="string">
            <text:p>Herbal Powders</text:p>
          </table:table-cell>
          <table:table-cell office:value-type="string">
            <text:p>Bawanchi Powder</text:p>
          </table:table-cell>
          <table:table-cell office:value-type="string">
            <text:p>बावांछी पाउडर</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Arab Emirates, United Kingdom, Australia</text:p>
          </table:table-cell>
          <table:table-cell office:value-type="string">
            <text:p>India, China, United States</text:p>
          </table:table-cell>
          <table:table-cell office:value-type="string">
            <text:p>India, China, Thailand</text:p>
          </table:table-cell>
          <table:table-cell office:value-type="string">
            <text:p>Bawanchi Powder, a traditional herbal blend, is known for its diverse uses, from culinary applications to potential wellness benefits. Explore its versatility.</text:p>
          </table:table-cell>
          <table:table-cell office:value-type="string">
            <text:p>Bawanchi Powder.png</text:p>
          </table:table-cell>
          <table:table-cell office:value-type="string">
            <text:p>NA</text:p>
          </table:table-cell>
        </table:table-row>
        <table:table-row>
          <table:table-cell office:value-type="float" office:value="194">
            <text:p>194</text:p>
          </table:table-cell>
          <table:table-cell office:value-type="string">
            <text:p>Dawasaz</text:p>
          </table:table-cell>
          <table:table-cell office:value-type="string">
            <text:p>Herbal Powders</text:p>
          </table:table-cell>
          <table:table-cell office:value-type="string">
            <text:p>Curry Leaves Powder</text:p>
          </table:table-cell>
          <table:table-cell office:value-type="string">
            <text:p>कढ़ी पत्ता पाउडर</text:p>
          </table:table-cell>
          <table:table-cell office:value-type="string">
            <text:p>Murraya koenigii</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Australia, United Arab Emirates, Singapore</text:p>
          </table:table-cell>
          <table:table-cell office:value-type="string">
            <text:p>United States, United Kingdom, Canada</text:p>
          </table:table-cell>
          <table:table-cell office:value-type="string">
            <text:p>India, Sri Lanka, Malaysia</text:p>
          </table:table-cell>
          <table:table-cell office:value-type="string">
            <text:p>Curry Leaves Powder, bursting with flavor, is a versatile spice blend with culinary uses that add a delightful twist to your dishes. Enhance your cooking.</text:p>
          </table:table-cell>
          <table:table-cell office:value-type="string">
            <text:p>Curry Leaves Powder.png</text:p>
          </table:table-cell>
          <table:table-cell office:value-type="string">
            <text:p>NA</text:p>
          </table:table-cell>
        </table:table-row>
        <table:table-row>
          <table:table-cell office:value-type="float" office:value="195">
            <text:p>195</text:p>
          </table:table-cell>
          <table:table-cell office:value-type="string">
            <text:p>Dawasaz</text:p>
          </table:table-cell>
          <table:table-cell office:value-type="string">
            <text:p>Herbal Powders</text:p>
          </table:table-cell>
          <table:table-cell office:value-type="string">
            <text:p>Dalchini powder</text:p>
          </table:table-cell>
          <table:table-cell office:value-type="string">
            <text:p>दालचीनी पाउडर</text:p>
          </table:table-cell>
          <table:table-cell office:value-type="string">
            <text:p>Cinnamomum zeylanicum</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United States, United Arab Emirates, United Kingdom</text:p>
          </table:table-cell>
          <table:table-cell office:value-type="string">
            <text:p>Sri Lanka, Vietnam, Indonesia</text:p>
          </table:table-cell>
          <table:table-cell office:value-type="string">
            <text:p>India, Vietnam, Indonesia</text:p>
          </table:table-cell>
          <table:table-cell office:value-type="string">
            <text:p>Dalchini Powder, also known as Cinnamon, is a fragrant spice with culinary and potential health applications. Elevate your dishes and well-being naturally.</text:p>
          </table:table-cell>
          <table:table-cell office:value-type="string">
            <text:p>Dalchini powder.png</text:p>
          </table:table-cell>
          <table:table-cell office:value-type="string">
            <text:p>NA</text:p>
          </table:table-cell>
        </table:table-row>
        <table:table-row>
          <table:table-cell office:value-type="float" office:value="196">
            <text:p>196</text:p>
          </table:table-cell>
          <table:table-cell office:value-type="string">
            <text:p>Dawasaz</text:p>
          </table:table-cell>
          <table:table-cell office:value-type="string">
            <text:p>Herbal Powders</text:p>
          </table:table-cell>
          <table:table-cell office:value-type="string">
            <text:p>Gudel Powder</text:p>
          </table:table-cell>
          <table:table-cell office:value-type="string">
            <text:p>गुड़हल का पाउडर</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hina, Japan, Brazil</text:p>
          </table:table-cell>
          <table:table-cell office:value-type="string">
            <text:p>United States, United Kingdom, Germany</text:p>
          </table:table-cell>
          <table:table-cell office:value-type="string">
            <text:p>India, China, United States</text:p>
          </table:table-cell>
          <table:table-cell office:value-type="string">
            <text:p>Gudel Powder, derived from jaggery, is a natural sweetener and flavor enhancer used in various culinary delights. Explore its versatile applications.</text:p>
          </table:table-cell>
          <table:table-cell office:value-type="string">
            <text:p>Gudel Powder.png</text:p>
          </table:table-cell>
          <table:table-cell office:value-type="string">
            <text:p>NA</text:p>
          </table:table-cell>
        </table:table-row>
        <table:table-row>
          <table:table-cell office:value-type="float" office:value="197">
            <text:p>197</text:p>
          </table:table-cell>
          <table:table-cell office:value-type="string">
            <text:p>Dawasaz</text:p>
          </table:table-cell>
          <table:table-cell office:value-type="string">
            <text:p>Herbal Powders</text:p>
          </table:table-cell>
          <table:table-cell office:value-type="string">
            <text:p>Herbal Colors</text:p>
          </table:table-cell>
          <table:table-cell office:value-type="string">
            <text:p>हर्बल रंग</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anada, Australia, United Arab Emirates</text:p>
          </table:table-cell>
          <table:table-cell office:value-type="string">
            <text:p>India, United States, United Kingdom</text:p>
          </table:table-cell>
          <table:table-cell office:value-type="string">
            <text:p>India, China, Indonesia</text:p>
          </table:table-cell>
          <table:table-cell office:value-type="string">
            <text:p>Herbal Colors, made from natural ingredients, offer a vibrant and eco-friendly way to enhance various products and crafts. Embrace the beauty of nature.</text:p>
          </table:table-cell>
          <table:table-cell office:value-type="string">
            <text:p>No Image Found.png</text:p>
          </table:table-cell>
          <table:table-cell office:value-type="string">
            <text:p>NA</text:p>
          </table:table-cell>
        </table:table-row>
        <table:table-row>
          <table:table-cell office:value-type="float" office:value="198">
            <text:p>198</text:p>
          </table:table-cell>
          <table:table-cell office:value-type="string">
            <text:p>Dawasaz</text:p>
          </table:table-cell>
          <table:table-cell office:value-type="string">
            <text:p>Herbal Powders</text:p>
          </table:table-cell>
          <table:table-cell office:value-type="string">
            <text:p>Jamun Powder</text:p>
          </table:table-cell>
          <table:table-cell office:value-type="string">
            <text:p>जामुन पाउडर</text:p>
          </table:table-cell>
          <table:table-cell office:value-type="string">
            <text:p>Syzygium cumini Powder</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anada, Australia, United Kingdom</text:p>
          </table:table-cell>
          <table:table-cell office:value-type="string">
            <text:p>India, United States, United Arab Emirates</text:p>
          </table:table-cell>
          <table:table-cell office:value-type="string">
            <text:p>India, Bangladesh, Nepal</text:p>
          </table:table-cell>
          <table:table-cell office:value-type="string">
            <text:p>Jamun Powder, derived from Indian blackberries, is a herbal gem known for its potential health benefits and culinary uses. Discover its natural goodness.</text:p>
          </table:table-cell>
          <table:table-cell office:value-type="string">
            <text:p>Jamun Powder.png</text:p>
          </table:table-cell>
          <table:table-cell office:value-type="string">
            <text:p>NA</text:p>
          </table:table-cell>
        </table:table-row>
        <table:table-row>
          <table:table-cell office:value-type="float" office:value="199">
            <text:p>199</text:p>
          </table:table-cell>
          <table:table-cell office:value-type="string">
            <text:p>Dawasaz</text:p>
          </table:table-cell>
          <table:table-cell office:value-type="string">
            <text:p>Herbal Powders</text:p>
          </table:table-cell>
          <table:table-cell office:value-type="string">
            <text:p>Jatamansi Powder</text:p>
          </table:table-cell>
          <table:table-cell office:value-type="string">
            <text:p>जटामांसी पाउडर</text:p>
          </table:table-cell>
          <table:table-cell office:value-type="string">
            <text:p>Nardostachys jatamansi</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Canada, Australia, United Kingdom</text:p>
          </table:table-cell>
          <table:table-cell office:value-type="string">
            <text:p>India, United States, United Arab Emirates</text:p>
          </table:table-cell>
          <table:table-cell office:value-type="string">
            <text:p>India, Nepal, Bhutan</text:p>
          </table:table-cell>
          <table:table-cell office:value-type="string">
            <text:p>Jatamansi Powder, a traditional herbal remedy, holds the potential to enhance well-being and relaxation. Explore its calming and wellness benefits.</text:p>
          </table:table-cell>
          <table:table-cell office:value-type="string">
            <text:p>Jatamansi Powder.png</text:p>
          </table:table-cell>
          <table:table-cell office:value-type="string">
            <text:p>NA</text:p>
          </table:table-cell>
        </table:table-row>
        <table:table-row>
          <table:table-cell office:value-type="float" office:value="200">
            <text:p>200</text:p>
          </table:table-cell>
          <table:table-cell office:value-type="string">
            <text:p>Dawasaz</text:p>
          </table:table-cell>
          <table:table-cell office:value-type="string">
            <text:p>Herbal Powders</text:p>
          </table:table-cell>
          <table:table-cell office:value-type="string">
            <text:p>Kapoor Kachri Powder</text:p>
          </table:table-cell>
          <table:table-cell office:value-type="string">
            <text:p>कपूर कचरी पाउडर</text:p>
          </table:table-cell>
          <table:table-cell office:value-type="string">
            <text:p>Hedychium spicatum</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anada, Australia, United Kingdom</text:p>
          </table:table-cell>
          <table:table-cell office:value-type="string">
            <text:p> India, United States, United Arab Emirates</text:p>
          </table:table-cell>
          <table:table-cell office:value-type="string">
            <text:p> India, Nepal, Pakistan</text:p>
          </table:table-cell>
          <table:table-cell office:value-type="string">
            <text:p>Kapoor Kachri Powder, a fragrant and versatile herbal spice, adds a unique twist to culinary creations and potential wellness applications. Embrace its aromatic touch.</text:p>
          </table:table-cell>
          <table:table-cell office:value-type="string">
            <text:p>Kapoor Kachri Powder.png</text:p>
          </table:table-cell>
          <table:table-cell office:value-type="string">
            <text:p>NA</text:p>
          </table:table-cell>
        </table:table-row>
        <table:table-row>
          <table:table-cell office:value-type="float" office:value="201">
            <text:p>201</text:p>
          </table:table-cell>
          <table:table-cell office:value-type="string">
            <text:p>Dawasaz</text:p>
          </table:table-cell>
          <table:table-cell office:value-type="string">
            <text:p>Herbal Powders</text:p>
          </table:table-cell>
          <table:table-cell office:value-type="string">
            <text:p>Karela Powder</text:p>
          </table:table-cell>
          <table:table-cell office:value-type="string">
            <text:p>करेला पाउडर</text:p>
          </table:table-cell>
          <table:table-cell office:value-type="string">
            <text:p>Momordica charanti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anada, Australia, United Arab Emirates</text:p>
          </table:table-cell>
          <table:table-cell office:value-type="string">
            <text:p> India, United States, United Kingdom</text:p>
          </table:table-cell>
          <table:table-cell office:value-type="string">
            <text:p>India, Pakistan, Bangladesh</text:p>
          </table:table-cell>
          <table:table-cell office:value-type="string">
            <text:p>Karela Powder, made from bitter gourd, is a herbal ingredient with diverse culinary uses and potential health benefits. Explore its unique flavor and wellness properties.</text:p>
          </table:table-cell>
          <table:table-cell office:value-type="string">
            <text:p>Karela Powder.png</text:p>
          </table:table-cell>
          <table:table-cell office:value-type="string">
            <text:p>NA</text:p>
          </table:table-cell>
        </table:table-row>
        <table:table-row>
          <table:table-cell office:value-type="float" office:value="202">
            <text:p>202</text:p>
          </table:table-cell>
          <table:table-cell office:value-type="string">
            <text:p>Dawasaz</text:p>
          </table:table-cell>
          <table:table-cell office:value-type="string">
            <text:p>Herbal Powders</text:p>
          </table:table-cell>
          <table:table-cell office:value-type="string">
            <text:p>Kasturi Haldi Powder</text:p>
          </table:table-cell>
          <table:table-cell office:value-type="string">
            <text:p>कस्तूरी हल्दी पाउडर</text:p>
          </table:table-cell>
          <table:table-cell office:value-type="string">
            <text:p>Curcuma aromatic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Canada, Australia, United Arab Emirates</text:p>
          </table:table-cell>
          <table:table-cell office:value-type="string">
            <text:p> India, United States, United Kingdom</text:p>
          </table:table-cell>
          <table:table-cell office:value-type="string">
            <text:p>India, Nepal, Bangladesh</text:p>
          </table:table-cell>
          <table:table-cell office:value-type="string">
            <text:p>Kasturi Haldi Powder, also known as Wild Turmeric, is a versatile herbal remedy celebrated for its potential skin-enhancing and wellness benefits. Unlock natural radiance.</text:p>
          </table:table-cell>
          <table:table-cell office:value-type="string">
            <text:p>Kasturi Haldi Powder.png</text:p>
          </table:table-cell>
          <table:table-cell office:value-type="string">
            <text:p>NA</text:p>
          </table:table-cell>
        </table:table-row>
        <table:table-row>
          <table:table-cell office:value-type="float" office:value="203">
            <text:p>203</text:p>
          </table:table-cell>
          <table:table-cell office:value-type="string">
            <text:p>Dawasaz</text:p>
          </table:table-cell>
          <table:table-cell office:value-type="string">
            <text:p>Herbal Powders</text:p>
          </table:table-cell>
          <table:table-cell office:value-type="string">
            <text:p>Khus Kadi Powder</text:p>
          </table:table-cell>
          <table:table-cell office:value-type="string">
            <text:p>खस कदी पाउडर</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anada, Australia, United Kingdom</text:p>
          </table:table-cell>
          <table:table-cell office:value-type="string">
            <text:p>India, United States, United Arab Emirates</text:p>
          </table:table-cell>
          <table:table-cell office:value-type="string">
            <text:p> India, Sri Lanka, Bangladesh</text:p>
          </table:table-cell>
          <table:table-cell office:value-type="string">
            <text:p>Khus Kadi Powder, derived from vetiver roots, is a versatile herbal blend known for its potential culinary and aromatic applications. Discover its unique uses.</text:p>
          </table:table-cell>
          <table:table-cell office:value-type="string">
            <text:p>Khus Kadi powder.png</text:p>
          </table:table-cell>
          <table:table-cell office:value-type="string">
            <text:p>NA</text:p>
          </table:table-cell>
        </table:table-row>
        <table:table-row>
          <table:table-cell office:value-type="float" office:value="204">
            <text:p>204</text:p>
          </table:table-cell>
          <table:table-cell office:value-type="string">
            <text:p>Dawasaz</text:p>
          </table:table-cell>
          <table:table-cell office:value-type="string">
            <text:p>Herbal Powders</text:p>
          </table:table-cell>
          <table:table-cell office:value-type="string">
            <text:p>Lemon Peel Powder</text:p>
          </table:table-cell>
          <table:table-cell office:value-type="string">
            <text:p>नींबू छिलका पाउडर</text:p>
          </table:table-cell>
          <table:table-cell office:value-type="string">
            <text:p>Citrus limon Peel Powder</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anada, Australia, United Arab Emirates</text:p>
          </table:table-cell>
          <table:table-cell office:value-type="string">
            <text:p>India, United States, United Kingdom</text:p>
          </table:table-cell>
          <table:table-cell office:value-type="string">
            <text:p>India, China, Mexico</text:p>
          </table:table-cell>
          <table:table-cell office:value-type="string">
            <text:p>Lemon Peel Powder, packed with zesty citrus flavor, offers a versatile ingredient for culinary creations and potential skincare applications. Elevate your recipes and self-care naturally.</text:p>
          </table:table-cell>
          <table:table-cell office:value-type="string">
            <text:p>Lemon Peel Powder.png</text:p>
          </table:table-cell>
          <table:table-cell office:value-type="string">
            <text:p>NA</text:p>
          </table:table-cell>
        </table:table-row>
        <table:table-row>
          <table:table-cell office:value-type="float" office:value="205">
            <text:p>205</text:p>
          </table:table-cell>
          <table:table-cell office:value-type="string">
            <text:p>Dawasaz</text:p>
          </table:table-cell>
          <table:table-cell office:value-type="string">
            <text:p>Herbal Powders</text:p>
          </table:table-cell>
          <table:table-cell office:value-type="string">
            <text:p>Lemon Powder</text:p>
          </table:table-cell>
          <table:table-cell office:value-type="string">
            <text:p>नींबू पाउडर</text:p>
          </table:table-cell>
          <table:table-cell office:value-type="string">
            <text:p>Citrus limon</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anada, Australia, United Kingdom</text:p>
          </table:table-cell>
          <table:table-cell office:value-type="string">
            <text:p> India, United States, United Arab Emirates</text:p>
          </table:table-cell>
          <table:table-cell office:value-type="string">
            <text:p> India, Mexico, China</text:p>
          </table:table-cell>
          <table:table-cell office:value-type="string">
            <text:p>Lemon Powder, bursting with citrus zing, is a versatile ingredient that can add a tangy twist to culinary delights and various applications. Elevate your dishes with a burst of lemony freshness.</text:p>
          </table:table-cell>
          <table:table-cell office:value-type="string">
            <text:p>Lemon Peel Powder.png</text:p>
          </table:table-cell>
          <table:table-cell office:value-type="string">
            <text:p>NA</text:p>
          </table:table-cell>
        </table:table-row>
        <table:table-row>
          <table:table-cell office:value-type="float" office:value="206">
            <text:p>206</text:p>
          </table:table-cell>
          <table:table-cell office:value-type="string">
            <text:p>Dawasaz</text:p>
          </table:table-cell>
          <table:table-cell office:value-type="string">
            <text:p>Herbal Powders</text:p>
          </table:table-cell>
          <table:table-cell office:value-type="string">
            <text:p>Manjista Powder</text:p>
          </table:table-cell>
          <table:table-cell office:value-type="string">
            <text:p>मञ्जिष्ठा पाउडर</text:p>
          </table:table-cell>
          <table:table-cell office:value-type="string">
            <text:p>Rubia cordifolia Powder</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Australia, United Kingdom, United Arab Emirates</text:p>
          </table:table-cell>
          <table:table-cell office:value-type="string">
            <text:p> India, United States, Canada</text:p>
          </table:table-cell>
          <table:table-cell office:value-type="string">
            <text:p>India, Nepal, Sri Lanka</text:p>
          </table:table-cell>
          <table:table-cell office:value-type="string">
            <text:p>Manjista Powder, derived from the Indian Madder root, is a versatile herbal remedy with potential health and skincare benefits. Explore its natural goodness.</text:p>
          </table:table-cell>
          <table:table-cell office:value-type="string">
            <text:p>Manjista Powder.png</text:p>
          </table:table-cell>
          <table:table-cell office:value-type="string">
            <text:p>NA</text:p>
          </table:table-cell>
        </table:table-row>
        <table:table-row>
          <table:table-cell office:value-type="float" office:value="207">
            <text:p>207</text:p>
          </table:table-cell>
          <table:table-cell office:value-type="string">
            <text:p>Dawasaz</text:p>
          </table:table-cell>
          <table:table-cell office:value-type="string">
            <text:p>Herbal Powders</text:p>
          </table:table-cell>
          <table:table-cell office:value-type="string">
            <text:p>Multani Mitti Powder</text:p>
          </table:table-cell>
          <table:table-cell office:value-type="string">
            <text:p>मुल्तानी मिट्टी पाउडर</text:p>
          </table:table-cell>
          <table:table-cell office:value-type="string">
            <text:p>Fuller's Earth</text:p>
          </table:table-cell>
          <table:table-cell office:value-type="string">
            <text:p>500 Gm</text:p>
          </table:table-cell>
          <table:table-cell office:value-type="string">
            <text:p>120</text:p>
          </table:table-cell>
          <table:table-cell office:value-type="string">
            <text:p>1 Kg</text:p>
          </table:table-cell>
          <table:table-cell office:value-type="string">
            <text:p>200</text:p>
          </table:table-cell>
          <table:table-cell office:value-type="string">
            <text:p>Canada, Australia, United Kingdom</text:p>
          </table:table-cell>
          <table:table-cell office:value-type="string">
            <text:p>India, United States, United Arab Emirates</text:p>
          </table:table-cell>
          <table:table-cell office:value-type="string">
            <text:p>India, Pakistan, Morocco</text:p>
          </table:table-cell>
          <table:table-cell office:value-type="string">
            <text:p>Multani Mitti Powder, also known as Fuller's Earth, is a natural clay renowned for its skincare benefits, used for cleansing, exfoliating, and absorbing excess oil, leaving the skin refreshed and radiant.</text:p>
          </table:table-cell>
          <table:table-cell office:value-type="string">
            <text:p>Mulathi Powder.png</text:p>
          </table:table-cell>
          <table:table-cell office:value-type="string">
            <text:p>500 Gm</text:p>
          </table:table-cell>
        </table:table-row>
        <table:table-row>
          <table:table-cell office:value-type="float" office:value="208">
            <text:p>208</text:p>
          </table:table-cell>
          <table:table-cell office:value-type="string">
            <text:p>Dawasaz</text:p>
          </table:table-cell>
          <table:table-cell office:value-type="string">
            <text:p>Herbal Powders</text:p>
          </table:table-cell>
          <table:table-cell office:value-type="string">
            <text:p>Nagarmotha Powder</text:p>
          </table:table-cell>
          <table:table-cell office:value-type="string">
            <text:p>नागरमोथा पाउडर</text:p>
          </table:table-cell>
          <table:table-cell office:value-type="string">
            <text:p>Cyperus rotundus</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Canada, Australia, United Arab Emirates</text:p>
          </table:table-cell>
          <table:table-cell office:value-type="string">
            <text:p>India, United States, United Kingdom</text:p>
          </table:table-cell>
          <table:table-cell office:value-type="string">
            <text:p> India, Bangladesh, Nepal</text:p>
          </table:table-cell>
          <table:table-cell office:value-type="string">
            <text:p>Nagarmotha Powder, derived from the Cyperus scariosus plant, is a versatile herbal remedy known for its potential wellness benefits. Explore its unique uses.</text:p>
          </table:table-cell>
          <table:table-cell office:value-type="string">
            <text:p>Nagarmotha Powder.png</text:p>
          </table:table-cell>
          <table:table-cell office:value-type="string">
            <text:p>NA</text:p>
          </table:table-cell>
        </table:table-row>
        <table:table-row>
          <table:table-cell office:value-type="float" office:value="209">
            <text:p>209</text:p>
          </table:table-cell>
          <table:table-cell office:value-type="string">
            <text:p>Dawasaz</text:p>
          </table:table-cell>
          <table:table-cell office:value-type="string">
            <text:p>Herbal Powders</text:p>
          </table:table-cell>
          <table:table-cell office:value-type="string">
            <text:p>Neeli Powder</text:p>
          </table:table-cell>
          <table:table-cell office:value-type="string">
            <text:p>नीली पाउडर</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anada, Australia, United Arab Emirates</text:p>
          </table:table-cell>
          <table:table-cell office:value-type="string">
            <text:p> India, United States, United Kingdom</text:p>
          </table:table-cell>
          <table:table-cell office:value-type="string">
            <text:p>India, Sri Lanka, Bangladesh</text:p>
          </table:table-cell>
          <table:table-cell office:value-type="string">
            <text:p>Neeli Powder, made from indigo leaves, is a versatile herbal dye with various applications, from textile coloring to potential hair care. Discover its natural hues.</text:p>
          </table:table-cell>
          <table:table-cell office:value-type="string">
            <text:p>Neeli Powder.png</text:p>
          </table:table-cell>
          <table:table-cell office:value-type="string">
            <text:p>NA</text:p>
          </table:table-cell>
        </table:table-row>
        <table:table-row>
          <table:table-cell office:value-type="float" office:value="210">
            <text:p>210</text:p>
          </table:table-cell>
          <table:table-cell office:value-type="string">
            <text:p>Dawasaz</text:p>
          </table:table-cell>
          <table:table-cell office:value-type="string">
            <text:p>Herbal Powders</text:p>
          </table:table-cell>
          <table:table-cell office:value-type="string">
            <text:p>Rose Powder</text:p>
          </table:table-cell>
          <table:table-cell office:value-type="string">
            <text:p>गुलाब पाउडर</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States, United Kingdom, United Arab Emirates</text:p>
          </table:table-cell>
          <table:table-cell office:value-type="string">
            <text:p>Bulgaria, Turkey, India</text:p>
          </table:table-cell>
          <table:table-cell office:value-type="string">
            <text:p>Bulgaria, India, Iran</text:p>
          </table:table-cell>
          <table:table-cell office:value-type="string">
            <text:p>Rose Powder, crafted from delicate rose petals, is a versatile ingredient with culinary and skincare applications. Elevate your recipes and self-care with a touch of floral elegance.</text:p>
          </table:table-cell>
          <table:table-cell office:value-type="string">
            <text:p>Rose Powder.png</text:p>
          </table:table-cell>
          <table:table-cell office:value-type="string">
            <text:p>NA</text:p>
          </table:table-cell>
        </table:table-row>
        <table:table-row>
          <table:table-cell office:value-type="float" office:value="211">
            <text:p>211</text:p>
          </table:table-cell>
          <table:table-cell office:value-type="string">
            <text:p>Dawasaz</text:p>
          </table:table-cell>
          <table:table-cell office:value-type="string">
            <text:p>Herbal Powders</text:p>
          </table:table-cell>
          <table:table-cell office:value-type="string">
            <text:p>Shankhpushpi Powder</text:p>
          </table:table-cell>
          <table:table-cell office:value-type="string">
            <text:p>शंखपुष्पी पाउडर</text:p>
          </table:table-cell>
          <table:table-cell office:value-type="string">
            <text:p>Convolvulus pluricaulis</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United States, United Kingdom, Australia</text:p>
          </table:table-cell>
          <table:table-cell office:value-type="string">
            <text:p>India, Sri Lanka, Thailand</text:p>
          </table:table-cell>
          <table:table-cell office:value-type="string">
            <text:p> India, Nepal, Bangladesh</text:p>
          </table:table-cell>
          <table:table-cell office:value-type="string">
            <text:p>Shankhpushpi Powder, a revered herbal remedy, offers potential cognitive and wellness benefits. Explore its calming properties and potential well-being enhancements.</text:p>
          </table:table-cell>
          <table:table-cell office:value-type="string">
            <text:p>Shankhpushpi Powder.png</text:p>
          </table:table-cell>
          <table:table-cell office:value-type="string">
            <text:p>NA</text:p>
          </table:table-cell>
        </table:table-row>
        <table:table-row>
          <table:table-cell office:value-type="float" office:value="212">
            <text:p>212</text:p>
          </table:table-cell>
          <table:table-cell office:value-type="string">
            <text:p>Dawasaz</text:p>
          </table:table-cell>
          <table:table-cell office:value-type="string">
            <text:p>Herbal Powders</text:p>
          </table:table-cell>
          <table:table-cell office:value-type="string">
            <text:p>Shatavari Powder</text:p>
          </table:table-cell>
          <table:table-cell office:value-type="string">
            <text:p>शतावरी पाउडर</text:p>
          </table:table-cell>
          <table:table-cell office:value-type="string">
            <text:p>Asparagus racemosus</text:p>
          </table:table-cell>
          <table:table-cell office:value-type="string">
            <text:p>500 Gm</text:p>
          </table:table-cell>
          <table:table-cell office:value-type="string">
            <text:p>300</text:p>
          </table:table-cell>
          <table:table-cell office:value-type="string">
            <text:p>1 KG</text:p>
          </table:table-cell>
          <table:table-cell office:value-type="string">
            <text:p>600</text:p>
          </table:table-cell>
          <table:table-cell office:value-type="string">
            <text:p>United States, United Kingdom, Australia</text:p>
          </table:table-cell>
          <table:table-cell office:value-type="string">
            <text:p>Shatavari Powder</text:p>
          </table:table-cell>
          <table:table-cell office:value-type="string">
            <text:p>India, Nepal, Bangladesh</text:p>
          </table:table-cell>
          <table:table-cell office:value-type="string">
            <text:p>Shatavari Powder, derived from the Shatavari plant, is a versatile herbal remedy known for its potential health and wellness benefits. Discover its nurturing properties.</text:p>
          </table:table-cell>
          <table:table-cell office:value-type="string">
            <text:p>Shatavari Powder.png</text:p>
          </table:table-cell>
          <table:table-cell office:value-type="string">
            <text:p>500 Gm</text:p>
          </table:table-cell>
        </table:table-row>
        <table:table-row>
          <table:table-cell office:value-type="float" office:value="213">
            <text:p>213</text:p>
          </table:table-cell>
          <table:table-cell office:value-type="string">
            <text:p>Dawasaz</text:p>
          </table:table-cell>
          <table:table-cell office:value-type="string">
            <text:p>Herbal Powders</text:p>
          </table:table-cell>
          <table:table-cell office:value-type="string">
            <text:p>Trikatu Churan</text:p>
          </table:table-cell>
          <table:table-cell office:value-type="string">
            <text:p>त्रिकटु चूर्ण</text:p>
          </table:table-cell>
          <table:table-cell office:value-type="string">
            <text:p>Zingiber officinale</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United States, United Kingdom, Australia</text:p>
          </table:table-cell>
          <table:table-cell office:value-type="string">
            <text:p>India, Sri Lanka, Thailand</text:p>
          </table:table-cell>
          <table:table-cell office:value-type="string">
            <text:p> India, Nepal, Bangladesh</text:p>
          </table:table-cell>
          <table:table-cell office:value-type="string">
            <text:p>Trikatu Churan, a traditional herbal blend, offers potential digestive and wellness benefits. Explore its warming and therapeutic properties.</text:p>
          </table:table-cell>
          <table:table-cell office:value-type="string">
            <text:p>Trikatu churan.png</text:p>
          </table:table-cell>
          <table:table-cell office:value-type="string">
            <text:p>NA</text:p>
          </table:table-cell>
        </table:table-row>
        <table:table-row>
          <table:table-cell office:value-type="float" office:value="214">
            <text:p>214</text:p>
          </table:table-cell>
          <table:table-cell office:value-type="string">
            <text:p>Dawasaz</text:p>
          </table:table-cell>
          <table:table-cell office:value-type="string">
            <text:p>Herbal Powders</text:p>
          </table:table-cell>
          <table:table-cell office:value-type="string">
            <text:p>Tulsi Powder</text:p>
          </table:table-cell>
          <table:table-cell office:value-type="string">
            <text:p>तुलसी पाउडर</text:p>
          </table:table-cell>
          <table:table-cell office:value-type="string">
            <text:p>Ocimum sanctum</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United States, United Kingdom, United Arab Emirates</text:p>
          </table:table-cell>
          <table:table-cell office:value-type="string">
            <text:p>India, Sri Lanka, Thailand</text:p>
          </table:table-cell>
          <table:table-cell office:value-type="string">
            <text:p>India, Nepal, Vietnam</text:p>
          </table:table-cell>
          <table:table-cell office:value-type="string">
            <text:p>Tulsi Powder, made from sacred basil leaves, is a versatile herbal ingredient with potential culinary and wellness applications. Explore its natural goodness.</text:p>
          </table:table-cell>
          <table:table-cell office:value-type="string">
            <text:p>Tulsi Powder.png</text:p>
          </table:table-cell>
          <table:table-cell office:value-type="string">
            <text:p>NA</text:p>
          </table:table-cell>
        </table:table-row>
        <table:table-row>
          <table:table-cell office:value-type="float" office:value="215">
            <text:p>215</text:p>
          </table:table-cell>
          <table:table-cell office:value-type="string">
            <text:p>Dawasaz</text:p>
          </table:table-cell>
          <table:table-cell office:value-type="string">
            <text:p>Herbs</text:p>
          </table:table-cell>
          <table:table-cell office:value-type="string">
            <text:p>Aakash Bel</text:p>
          </table:table-cell>
          <table:table-cell office:value-type="string">
            <text:p>आकाश बेल</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anada, United Kingdom, Australia</text:p>
          </table:table-cell>
          <table:table-cell office:value-type="string">
            <text:p>India, China, United States</text:p>
          </table:table-cell>
          <table:table-cell office:value-type="string">
            <text:p> India, Bangladesh, Vietnam</text:p>
          </table:table-cell>
          <table:table-cell office:value-type="string">
            <text:p>Aakash Bel, a revered herb, holds the potential for holistic wellness. Discover its natural goodness and embrace well-being.</text:p>
          </table:table-cell>
          <table:table-cell office:value-type="string">
            <text:p>_aakash bel.png</text:p>
          </table:table-cell>
          <table:table-cell office:value-type="string">
            <text:p>NA</text:p>
          </table:table-cell>
        </table:table-row>
        <table:table-row>
          <table:table-cell office:value-type="float" office:value="216">
            <text:p>216</text:p>
          </table:table-cell>
          <table:table-cell office:value-type="string">
            <text:p>Dawasaz</text:p>
          </table:table-cell>
          <table:table-cell office:value-type="string">
            <text:p>Herbs</text:p>
          </table:table-cell>
          <table:table-cell office:value-type="string">
            <text:p>Ajmoda</text:p>
          </table:table-cell>
          <table:table-cell office:value-type="string">
            <text:p>अजमोदा</text:p>
          </table:table-cell>
          <table:table-cell office:value-type="string">
            <text:p>Apium graveolens</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Japan, Australia, Canada</text:p>
          </table:table-cell>
          <table:table-cell office:value-type="string">
            <text:p>United States, United Kingdom, Germany</text:p>
          </table:table-cell>
          <table:table-cell office:value-type="string">
            <text:p> India, Iran, Afghanistan</text:p>
          </table:table-cell>
          <table:table-cell office:value-type="string">
            <text:p>Ajmoda, also known as celery seeds, is a versatile spice renowned for its distinct flavor and medicinal properties, widely used in culinary dishes and herbal remedies.</text:p>
          </table:table-cell>
          <table:table-cell office:value-type="string">
            <text:p>Ajmoda.png</text:p>
          </table:table-cell>
          <table:table-cell office:value-type="string">
            <text:p>NA</text:p>
          </table:table-cell>
        </table:table-row>
        <table:table-row>
          <table:table-cell office:value-type="float" office:value="217">
            <text:p>217</text:p>
          </table:table-cell>
          <table:table-cell office:value-type="string">
            <text:p>Dawasaz</text:p>
          </table:table-cell>
          <table:table-cell office:value-type="string">
            <text:p>Herbs</text:p>
          </table:table-cell>
          <table:table-cell office:value-type="string">
            <text:p>Akhrot Chhal</text:p>
          </table:table-cell>
          <table:table-cell office:value-type="string">
            <text:p>अखरोट छाल</text:p>
          </table:table-cell>
          <table:table-cell office:value-type="string">
            <text:p>Juglans regi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Australia, Germany, Japan</text:p>
          </table:table-cell>
          <table:table-cell office:value-type="string">
            <text:p>United States, United Kingdom, Canada</text:p>
          </table:table-cell>
          <table:table-cell office:value-type="string">
            <text:p>India, Iran, Turkey</text:p>
          </table:table-cell>
          <table:table-cell office:value-type="string">
            <text:p>Akhrot Chhal, derived from walnut shells, offers a natural and eco-friendly alternative with various applications. Discover its sustainability and potential uses.</text:p>
          </table:table-cell>
          <table:table-cell office:value-type="string">
            <text:p>Akhrot Chhal.png</text:p>
          </table:table-cell>
          <table:table-cell office:value-type="string">
            <text:p>NA</text:p>
          </table:table-cell>
        </table:table-row>
        <table:table-row>
          <table:table-cell office:value-type="float" office:value="218">
            <text:p>218</text:p>
          </table:table-cell>
          <table:table-cell office:value-type="string">
            <text:p>Dawasaz</text:p>
          </table:table-cell>
          <table:table-cell office:value-type="string">
            <text:p>Herbs</text:p>
          </table:table-cell>
          <table:table-cell office:value-type="string">
            <text:p>Arjun Chal</text:p>
          </table:table-cell>
          <table:table-cell office:value-type="string">
            <text:p>अर्जुन छाल</text:p>
          </table:table-cell>
          <table:table-cell office:value-type="string">
            <text:p>Terminalia arju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Canada, Germany, Japan</text:p>
          </table:table-cell>
          <table:table-cell office:value-type="string">
            <text:p>United States, United Kingdom, Australia</text:p>
          </table:table-cell>
          <table:table-cell office:value-type="string">
            <text:p>India, Nepal, Bangladesh</text:p>
          </table:table-cell>
          <table:table-cell office:value-type="string">
            <text:p>Arjun Chal, a herbal treasure, holds the promise of heart health and wellness. Embrace its natural benefits and support your well-being.</text:p>
          </table:table-cell>
          <table:table-cell office:value-type="string">
            <text:p>Arjun Chal.png</text:p>
          </table:table-cell>
          <table:table-cell office:value-type="string">
            <text:p>NA</text:p>
          </table:table-cell>
        </table:table-row>
        <table:table-row>
          <table:table-cell office:value-type="float" office:value="219">
            <text:p>219</text:p>
          </table:table-cell>
          <table:table-cell office:value-type="string">
            <text:p>Dawasaz</text:p>
          </table:table-cell>
          <table:table-cell office:value-type="string">
            <text:p>Herbs</text:p>
          </table:table-cell>
          <table:table-cell office:value-type="string">
            <text:p>Arni Flower</text:p>
          </table:table-cell>
          <table:table-cell office:value-type="string">
            <text:p>अर्नी फूल</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States, United Kingdom, Germany</text:p>
          </table:table-cell>
          <table:table-cell office:value-type="string">
            <text:p>Netherlands, Kenya, Ecuador</text:p>
          </table:table-cell>
          <table:table-cell office:value-type="string">
            <text:p>Colombia, Ethiopia, Thailand</text:p>
          </table:table-cell>
          <table:table-cell office:value-type="string">
            <text:p>Arni Flower, a natural wonder, unfolds its vibrant beauty and potential in various applications. Discover the versatility of this exquisite blossom.</text:p>
          </table:table-cell>
          <table:table-cell office:value-type="string">
            <text:p>Arni flower.png</text:p>
          </table:table-cell>
          <table:table-cell office:value-type="string">
            <text:p>NA</text:p>
          </table:table-cell>
        </table:table-row>
        <table:table-row>
          <table:table-cell office:value-type="float" office:value="220">
            <text:p>220</text:p>
          </table:table-cell>
          <table:table-cell office:value-type="string">
            <text:p>Dawasaz</text:p>
          </table:table-cell>
          <table:table-cell office:value-type="string">
            <text:p>Herbs</text:p>
          </table:table-cell>
          <table:table-cell office:value-type="string">
            <text:p>Ashwagandha Desi</text:p>
          </table:table-cell>
          <table:table-cell office:value-type="string">
            <text:p>अश्वगंधा देसी</text:p>
          </table:table-cell>
          <table:table-cell office:value-type="string">
            <text:p>Withania somnifer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Japan, Germany, Canada</text:p>
          </table:table-cell>
          <table:table-cell office:value-type="string">
            <text:p> United States, United Kingdom, Australia</text:p>
          </table:table-cell>
          <table:table-cell office:value-type="string">
            <text:p> India, Nepal, Sri Lanka</text:p>
          </table:table-cell>
          <table:table-cell office:value-type="string">
            <text:p>Ashwagandha Desi, a revered herb, offers potential wellness benefits. Embrace its natural goodness and support your overall well-being.</text:p>
          </table:table-cell>
          <table:table-cell office:value-type="string">
            <text:p>Ashwagandha Desi.png</text:p>
          </table:table-cell>
          <table:table-cell office:value-type="string">
            <text:p>NA</text:p>
          </table:table-cell>
        </table:table-row>
        <table:table-row>
          <table:table-cell office:value-type="float" office:value="221">
            <text:p>221</text:p>
          </table:table-cell>
          <table:table-cell office:value-type="string">
            <text:p>Dawasaz</text:p>
          </table:table-cell>
          <table:table-cell office:value-type="string">
            <text:p>Herbs</text:p>
          </table:table-cell>
          <table:table-cell office:value-type="string">
            <text:p>Bach vacha</text:p>
          </table:table-cell>
          <table:table-cell office:value-type="string">
            <text:p>बच (वच) चुर्ण</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Australia, United Kingdom, Canada</text:p>
          </table:table-cell>
          <table:table-cell office:value-type="string">
            <text:p>United States, Japan, Germany</text:p>
          </table:table-cell>
          <table:table-cell office:value-type="string">
            <text:p>China, Vietnam, India</text:p>
          </table:table-cell>
          <table:table-cell office:value-type="string">
            <text:p>Bach Vacha, an aromatic herb, adds a unique flavor to culinary delights. Explore its culinary potential and enhance your recipes.</text:p>
          </table:table-cell>
          <table:table-cell office:value-type="string">
            <text:p>Bach vacha.png</text:p>
          </table:table-cell>
          <table:table-cell office:value-type="string">
            <text:p>NA</text:p>
          </table:table-cell>
        </table:table-row>
        <table:table-row>
          <table:table-cell office:value-type="float" office:value="222">
            <text:p>222</text:p>
          </table:table-cell>
          <table:table-cell office:value-type="string">
            <text:p>Dawasaz</text:p>
          </table:table-cell>
          <table:table-cell office:value-type="string">
            <text:p>Herbs</text:p>
          </table:table-cell>
          <table:table-cell office:value-type="string">
            <text:p>Bachnag</text:p>
          </table:table-cell>
          <table:table-cell office:value-type="string">
            <text:p>बचनाग</text:p>
          </table:table-cell>
          <table:table-cell office:value-type="string">
            <text:p>Epipremnum aureum</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Japan, United Kingdom, Canada</text:p>
          </table:table-cell>
          <table:table-cell office:value-type="string">
            <text:p>United States, China, Germany</text:p>
          </table:table-cell>
          <table:table-cell office:value-type="string">
            <text:p>Taiwan, South Korea, Vietnam</text:p>
          </table:table-cell>
          <table:table-cell office:value-type="string">
            <text:p>Bachnag is a cutting-edge tech accessory designed for seamless connectivity, boasting innovative features for efficient use on-the-go.</text:p>
          </table:table-cell>
          <table:table-cell office:value-type="string">
            <text:p>Bachnag.png</text:p>
          </table:table-cell>
          <table:table-cell office:value-type="string">
            <text:p>NA</text:p>
          </table:table-cell>
        </table:table-row>
        <table:table-row>
          <table:table-cell office:value-type="float" office:value="223">
            <text:p>223</text:p>
          </table:table-cell>
          <table:table-cell office:value-type="string">
            <text:p>Dawasaz</text:p>
          </table:table-cell>
          <table:table-cell office:value-type="string">
            <text:p>Herbs</text:p>
          </table:table-cell>
          <table:table-cell office:value-type="string">
            <text:p>Tanikay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Germany, United Kingdom, Australia</text:p>
          </table:table-cell>
          <table:table-cell office:value-type="string">
            <text:p> Japan, United States, China</text:p>
          </table:table-cell>
          <table:table-cell office:value-type="string">
            <text:p>India, Vietnam, South Korea</text:p>
          </table:table-cell>
          <table:table-cell office:value-type="string">
            <text:p>Tanikaya, a unique herbal ingredient, adds a special touch to culinary creations. Explore its distinct flavor and culinary potential.</text:p>
          </table:table-cell>
          <table:table-cell office:value-type="string">
            <text:p>Tanikaya.png</text:p>
          </table:table-cell>
          <table:table-cell office:value-type="string">
            <text:p>NA</text:p>
          </table:table-cell>
        </table:table-row>
        <table:table-row>
          <table:table-cell office:value-type="float" office:value="224">
            <text:p>224</text:p>
          </table:table-cell>
          <table:table-cell office:value-type="string">
            <text:p>Dawasaz</text:p>
          </table:table-cell>
          <table:table-cell office:value-type="string">
            <text:p>Herbs</text:p>
          </table:table-cell>
          <table:table-cell office:value-type="string">
            <text:p>Saraswati Aaku</text:p>
          </table:table-cell>
          <table:table-cell office:value-type="string">
            <text:p>सरस्वती आकु</text:p>
          </table:table-cell>
          <table:table-cell office:value-type="string">
            <text:p>Trigonella foenum-graecum</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India, United Kingdom, Canada</text:p>
          </table:table-cell>
          <table:table-cell office:value-type="string">
            <text:p>Thailand, United States, Australia</text:p>
          </table:table-cell>
          <table:table-cell office:value-type="string">
            <text:p>India, Sri Lanka, Nepal</text:p>
          </table:table-cell>
          <table:table-cell office:value-type="string">
            <text:p>Saraswati Aaku, a revered botanical marvel, celebrated for its cultural significance, is delicately cultivated and cherished for its spiritual essence and ornamental value.</text:p>
          </table:table-cell>
          <table:table-cell office:value-type="string">
            <text:p>saraswati aaku.png</text:p>
          </table:table-cell>
          <table:table-cell office:value-type="string">
            <text:p>NA</text:p>
          </table:table-cell>
        </table:table-row>
        <table:table-row>
          <table:table-cell office:value-type="float" office:value="225">
            <text:p>225</text:p>
          </table:table-cell>
          <table:table-cell office:value-type="string">
            <text:p>Dawasaz</text:p>
          </table:table-cell>
          <table:table-cell office:value-type="string">
            <text:p>Herbs</text:p>
          </table:table-cell>
          <table:table-cell office:value-type="string">
            <text:p>Chudi Ka Panja</text:p>
          </table:table-cell>
          <table:table-cell office:value-type="string">
            <text:p>चूड़ी का पंजा</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Canada, Australia, United Arab Emirates</text:p>
          </table:table-cell>
          <table:table-cell office:value-type="string">
            <text:p> India, United States, United Kingdom</text:p>
          </table:table-cell>
          <table:table-cell office:value-type="string">
            <text:p> China, India, Bangladesh</text:p>
          </table:table-cell>
          <table:table-cell office:value-type="string">
            <text:p>Chudi Ka Panja is a traditional accessory crafted with intricate designs, popular for its cultural significance and stylish adornment.</text:p>
          </table:table-cell>
          <table:table-cell office:value-type="string">
            <text:p>Chudi Ka Panja.png</text:p>
          </table:table-cell>
          <table:table-cell office:value-type="string">
            <text:p>NA</text:p>
          </table:table-cell>
        </table:table-row>
        <table:table-row>
          <table:table-cell office:value-type="float" office:value="226">
            <text:p>226</text:p>
          </table:table-cell>
          <table:table-cell office:value-type="string">
            <text:p>Dawasaz</text:p>
          </table:table-cell>
          <table:table-cell office:value-type="string">
            <text:p>Herbs</text:p>
          </table:table-cell>
          <table:table-cell office:value-type="string">
            <text:p>Gule babuna Chamomile</text:p>
          </table:table-cell>
          <table:table-cell office:value-type="string">
            <text:p>गुले बबूना कैमोमाइल</text:p>
          </table:table-cell>
          <table:table-cell office:value-type="string">
            <text:p>Matricaria chamomill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States, United Kingdom, Japan</text:p>
          </table:table-cell>
          <table:table-cell office:value-type="string">
            <text:p>Germany, Egypt, Argentina</text:p>
          </table:table-cell>
          <table:table-cell office:value-type="string">
            <text:p>Germany, Egypt, Hungary</text:p>
          </table:table-cell>
          <table:table-cell office:value-type="string">
            <text:p>Gule Babuna Chamomile, a soothing and aromatic herb sourced mainly from Germany and Egypt, esteemed for its calming properties and widespread use in teas and herbal remedies worldwide.</text:p>
          </table:table-cell>
          <table:table-cell office:value-type="string">
            <text:p>Gule babuna Chamomile (1).png</text:p>
          </table:table-cell>
          <table:table-cell office:value-type="string">
            <text:p>NA</text:p>
          </table:table-cell>
        </table:table-row>
        <table:table-row>
          <table:table-cell office:value-type="float" office:value="227">
            <text:p>227</text:p>
          </table:table-cell>
          <table:table-cell office:value-type="string">
            <text:p>Dawasaz</text:p>
          </table:table-cell>
          <table:table-cell office:value-type="string">
            <text:p>Herbs</text:p>
          </table:table-cell>
          <table:table-cell office:value-type="string">
            <text:p>Indrajaw Meetha</text:p>
          </table:table-cell>
          <table:table-cell office:value-type="string">
            <text:p>इंद्रजव मीठा</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States, Australia, United Arab Emirates</text:p>
          </table:table-cell>
          <table:table-cell office:value-type="string">
            <text:p>Indonesia, Malaysia, Thailand</text:p>
          </table:table-cell>
          <table:table-cell office:value-type="string">
            <text:p>Indonesia, Malaysia, India</text:p>
          </table:table-cell>
          <table:table-cell office:value-type="string">
            <text:p>Indrajaw Meetha, a herbal supplement derived from Southeast Asian countries like Indonesia and Malaysia, renowned for its purported health benefits and natural sweetness.</text:p>
          </table:table-cell>
          <table:table-cell office:value-type="string">
            <text:p>No Image Found.png</text:p>
          </table:table-cell>
          <table:table-cell office:value-type="string">
            <text:p>NA</text:p>
          </table:table-cell>
        </table:table-row>
        <table:table-row>
          <table:table-cell office:value-type="float" office:value="228">
            <text:p>228</text:p>
          </table:table-cell>
          <table:table-cell office:value-type="string">
            <text:p>Dawasaz</text:p>
          </table:table-cell>
          <table:table-cell office:value-type="string">
            <text:p>Herbs</text:p>
          </table:table-cell>
          <table:table-cell office:value-type="string">
            <text:p>Kadwa Badam or Bitter Almond</text:p>
          </table:table-cell>
          <table:table-cell office:value-type="string">
            <text:p>कड़वा बादाम</text:p>
          </table:table-cell>
          <table:table-cell office:value-type="string">
            <text:p>Prunus dulcis var. amar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Arab Emirates, United States, United Kingdom</text:p>
          </table:table-cell>
          <table:table-cell office:value-type="string">
            <text:p>Afghanistan, Iran, Uzbekistan</text:p>
          </table:table-cell>
          <table:table-cell office:value-type="string">
            <text:p> India, Pakistan, Iran</text:p>
          </table:table-cell>
          <table:table-cell office:value-type="string">
            <text:p>Kadwa Badam or Bitter Almond, an unusual variety, is known for its distinctive flavor and potential culinary applications. Explore its unique taste in your recipes.</text:p>
          </table:table-cell>
          <table:table-cell office:value-type="string">
            <text:p>_Bitter Almond.png</text:p>
          </table:table-cell>
          <table:table-cell office:value-type="string">
            <text:p>NA</text:p>
          </table:table-cell>
        </table:table-row>
        <table:table-row>
          <table:table-cell office:value-type="float" office:value="229">
            <text:p>229</text:p>
          </table:table-cell>
          <table:table-cell office:value-type="string">
            <text:p>Dawasaz</text:p>
          </table:table-cell>
          <table:table-cell office:value-type="string">
            <text:p>Herbs</text:p>
          </table:table-cell>
          <table:table-cell office:value-type="string">
            <text:p>kakad Singhi</text:p>
          </table:table-cell>
          <table:table-cell office:value-type="string">
            <text:p>काकाद सिंघी</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States, United Kingdom, Singapore</text:p>
          </table:table-cell>
          <table:table-cell office:value-type="string">
            <text:p>India, China, Nepal</text:p>
          </table:table-cell>
          <table:table-cell office:value-type="string">
            <text:p>India, Nepal, Bhutan</text:p>
          </table:table-cell>
          <table:table-cell office:value-type="string">
            <text:p>Kakad Singhi is a herbal product renowned in traditional medicine, sourced from the Himalayan region, known for its purported health benefits and cultural significance.</text:p>
          </table:table-cell>
          <table:table-cell office:value-type="string">
            <text:p>kakad Singhi.png</text:p>
          </table:table-cell>
          <table:table-cell office:value-type="string">
            <text:p>NA</text:p>
          </table:table-cell>
        </table:table-row>
        <table:table-row>
          <table:table-cell office:value-type="float" office:value="230">
            <text:p>230</text:p>
          </table:table-cell>
          <table:table-cell office:value-type="string">
            <text:p>Dawasaz</text:p>
          </table:table-cell>
          <table:table-cell office:value-type="string">
            <text:p>Herbs</text:p>
          </table:table-cell>
          <table:table-cell office:value-type="string">
            <text:p>Kamuni</text:p>
          </table:table-cell>
          <table:table-cell office:value-type="string">
            <text:p>कमूनी</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Japan, India, Brazil</text:p>
          </table:table-cell>
          <table:table-cell office:value-type="string">
            <text:p>USA, China, Germany</text:p>
          </table:table-cell>
          <table:table-cell office:value-type="string">
            <text:p>Taiwan, South Korea, Vietnam</text:p>
          </table:table-cell>
          <table:table-cell office:value-type="string">
            <text:p>Kamuni is an innovative electronic device designed to streamline daily tasks, offering seamless connectivity and versatility in a compact design.</text:p>
          </table:table-cell>
          <table:table-cell office:value-type="string">
            <text:p>No Image Found.png</text:p>
          </table:table-cell>
          <table:table-cell office:value-type="string">
            <text:p>NA</text:p>
          </table:table-cell>
        </table:table-row>
        <table:table-row>
          <table:table-cell office:value-type="float" office:value="231">
            <text:p>231</text:p>
          </table:table-cell>
          <table:table-cell office:value-type="string">
            <text:p>Dawasaz</text:p>
          </table:table-cell>
          <table:table-cell office:value-type="string">
            <text:p>Herbs</text:p>
          </table:table-cell>
          <table:table-cell office:value-type="string">
            <text:p>Kaunch Seed</text:p>
          </table:table-cell>
          <table:table-cell office:value-type="string">
            <text:p>कौंच बीज</text:p>
          </table:table-cell>
          <table:table-cell office:value-type="string">
            <text:p>Mucuna pruriens</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States, United Kingdom, Germany</text:p>
          </table:table-cell>
          <table:table-cell office:value-type="string">
            <text:p>Brazil, Nigeria, China</text:p>
          </table:table-cell>
          <table:table-cell office:value-type="string">
            <text:p>India, Indonesia, Kenya</text:p>
          </table:table-cell>
          <table:table-cell office:value-type="string">
            <text:p>Kaunch Seed, known for its medicinal properties, is sourced from select regions worldwide, offering health benefits and diverse applications in traditional medicine and wellness industries.</text:p>
          </table:table-cell>
          <table:table-cell office:value-type="string">
            <text:p>Kaunch Seed.png</text:p>
          </table:table-cell>
          <table:table-cell office:value-type="string">
            <text:p>NA</text:p>
          </table:table-cell>
        </table:table-row>
        <table:table-row>
          <table:table-cell office:value-type="float" office:value="232">
            <text:p>232</text:p>
          </table:table-cell>
          <table:table-cell office:value-type="string">
            <text:p>Dawasaz</text:p>
          </table:table-cell>
          <table:table-cell office:value-type="string">
            <text:p>Herbs</text:p>
          </table:table-cell>
          <table:table-cell office:value-type="string">
            <text:p>Lal Gumchi</text:p>
          </table:table-cell>
          <table:table-cell office:value-type="string">
            <text:p>लाल गमछी</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Kingdom, Australia, Canada</text:p>
          </table:table-cell>
          <table:table-cell office:value-type="string">
            <text:p>China, India, United States</text:p>
          </table:table-cell>
          <table:table-cell office:value-type="string">
            <text:p>Bangladesh, Vietnam, Thailand</text:p>
          </table:table-cell>
          <table:table-cell office:value-type="string">
            <text:p>Lal Gumchi is a versatile agricultural tool designed to aid farmers in efficient irrigation, recognized for its durability and ease of use across diverse agricultural landscapes.</text:p>
          </table:table-cell>
          <table:table-cell office:value-type="string">
            <text:p>Lal Gumchi.png</text:p>
          </table:table-cell>
          <table:table-cell office:value-type="string">
            <text:p>NA</text:p>
          </table:table-cell>
        </table:table-row>
        <table:table-row>
          <table:table-cell office:value-type="float" office:value="233">
            <text:p>233</text:p>
          </table:table-cell>
          <table:table-cell office:value-type="string">
            <text:p>Dawasaz</text:p>
          </table:table-cell>
          <table:table-cell office:value-type="string">
            <text:p>Herbs</text:p>
          </table:table-cell>
          <table:table-cell office:value-type="string">
            <text:p>Moringa Leaves</text:p>
          </table:table-cell>
          <table:table-cell office:value-type="string">
            <text:p>सहजन की पत्तियाँ</text:p>
          </table:table-cell>
          <table:table-cell office:value-type="string">
            <text:p>Moringa oleifer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India, Philippines, Kenya</text:p>
          </table:table-cell>
          <table:table-cell office:value-type="string">
            <text:p>United States, United Kingdom, Canada</text:p>
          </table:table-cell>
          <table:table-cell office:value-type="string">
            <text:p>India, Philippines, Kenya</text:p>
          </table:table-cell>
          <table:table-cell office:value-type="string">
            <text:p>Moringa Leaves, celebrated for their nutrient-rich properties, are sourced from prime locations globally, harvested and processed in various regions, providing a natural boost of health and wellness.</text:p>
          </table:table-cell>
          <table:table-cell office:value-type="string">
            <text:p>Moringa leaves.png</text:p>
          </table:table-cell>
          <table:table-cell office:value-type="string">
            <text:p>NA</text:p>
          </table:table-cell>
        </table:table-row>
        <table:table-row>
          <table:table-cell office:value-type="float" office:value="234">
            <text:p>234</text:p>
          </table:table-cell>
          <table:table-cell office:value-type="string">
            <text:p>Dawasaz</text:p>
          </table:table-cell>
          <table:table-cell office:value-type="string">
            <text:p>Herbs</text:p>
          </table:table-cell>
          <table:table-cell office:value-type="string">
            <text:p>Moringa Seeds</text:p>
          </table:table-cell>
          <table:table-cell office:value-type="string">
            <text:p>सहजन के बीज</text:p>
          </table:table-cell>
          <table:table-cell office:value-type="string">
            <text:p>Moringa oleifer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India, Kenya, Philippines</text:p>
          </table:table-cell>
          <table:table-cell office:value-type="string">
            <text:p>Netherlands, United States, Germany</text:p>
          </table:table-cell>
          <table:table-cell office:value-type="string">
            <text:p> India, Kenya, Philippines</text:p>
          </table:table-cell>
          <table:table-cell office:value-type="string">
            <text:p>Moringa Seeds, renowned for their rich nutritional value, hail from diverse regions worldwide and are cultivated and processed in key hubs, offering health-conscious consumers a natural source of vitality and wellness.</text:p>
          </table:table-cell>
          <table:table-cell office:value-type="string">
            <text:p>Moringa seeds.png</text:p>
          </table:table-cell>
          <table:table-cell office:value-type="string">
            <text:p>NA</text:p>
          </table:table-cell>
        </table:table-row>
        <table:table-row>
          <table:table-cell office:value-type="float" office:value="235">
            <text:p>235</text:p>
          </table:table-cell>
          <table:table-cell office:value-type="string">
            <text:p>Dawasaz</text:p>
          </table:table-cell>
          <table:table-cell office:value-type="string">
            <text:p>Herbs</text:p>
          </table:table-cell>
          <table:table-cell office:value-type="string">
            <text:p>Muyar Shikki</text:p>
          </table:table-cell>
          <table:table-cell office:value-type="string">
            <text:p>मुयार शिक्की</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anada, Mexico, Brazil</text:p>
          </table:table-cell>
          <table:table-cell office:value-type="string">
            <text:p>USA, China, Japan</text:p>
          </table:table-cell>
          <table:table-cell office:value-type="string">
            <text:p> India, Vietnam, Thailand</text:p>
          </table:table-cell>
          <table:table-cell office:value-type="string">
            <text:p>Muyar Shikki offers innovative, eco-friendly home decor crafted with precision and cultural finesse, originating from multiple manufacturing hubs across Asia.</text:p>
          </table:table-cell>
          <table:table-cell office:value-type="string">
            <text:p>No Image Found.png</text:p>
          </table:table-cell>
          <table:table-cell office:value-type="string">
            <text:p>NA</text:p>
          </table:table-cell>
        </table:table-row>
        <table:table-row>
          <table:table-cell office:value-type="float" office:value="236">
            <text:p>236</text:p>
          </table:table-cell>
          <table:table-cell office:value-type="string">
            <text:p>Dawasaz</text:p>
          </table:table-cell>
          <table:table-cell office:value-type="string">
            <text:p>Herbs</text:p>
          </table:table-cell>
          <table:table-cell office:value-type="string">
            <text:p>Naga Mushti</text:p>
          </table:table-cell>
          <table:table-cell office:value-type="string">
            <text:p>नागा मुष्टि</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India, United Arab Emirates, Singapore</text:p>
          </table:table-cell>
          <table:table-cell office:value-type="string">
            <text:p>United States, United Kingdom, Australia</text:p>
          </table:table-cell>
          <table:table-cell office:value-type="string">
            <text:p>Bangladesh, Sri Lanka, Nepal</text:p>
          </table:table-cell>
          <table:table-cell office:value-type="string">
            <text:p>Naga Mushti, a rare herb, is known for its unique characteristics. Explore its potential benefits and embrace its special qualities.</text:p>
          </table:table-cell>
          <table:table-cell office:value-type="string">
            <text:p>Naga mushti.png</text:p>
          </table:table-cell>
          <table:table-cell office:value-type="string">
            <text:p>NA</text:p>
          </table:table-cell>
        </table:table-row>
        <table:table-row>
          <table:table-cell office:value-type="float" office:value="237">
            <text:p>237</text:p>
          </table:table-cell>
          <table:table-cell office:value-type="string">
            <text:p>Dawasaz</text:p>
          </table:table-cell>
          <table:table-cell office:value-type="string">
            <text:p>Herbs</text:p>
          </table:table-cell>
          <table:table-cell office:value-type="string">
            <text:p>Nettle leaves</text:p>
          </table:table-cell>
          <table:table-cell office:value-type="string">
            <text:p>बिच्छू घास के पत्ते</text:p>
          </table:table-cell>
          <table:table-cell office:value-type="string">
            <text:p>Urtica dioic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Kingdom, France, Canada</text:p>
          </table:table-cell>
          <table:table-cell office:value-type="string">
            <text:p>United States, Germany, Japan</text:p>
          </table:table-cell>
          <table:table-cell office:value-type="string">
            <text:p> India, Turkey, China</text:p>
          </table:table-cell>
          <table:table-cell office:value-type="string">
            <text:p>Nettle Leaves, a powerhouse of nutrients, offer a myriad of health benefits. Discover the goodness of Nettle in your daily well-being routine.</text:p>
          </table:table-cell>
          <table:table-cell office:value-type="string">
            <text:p>Nettle leaves.png</text:p>
          </table:table-cell>
          <table:table-cell office:value-type="string">
            <text:p>NA</text:p>
          </table:table-cell>
        </table:table-row>
        <table:table-row>
          <table:table-cell office:value-type="float" office:value="238">
            <text:p>238</text:p>
          </table:table-cell>
          <table:table-cell office:value-type="string">
            <text:p>Dawasaz</text:p>
          </table:table-cell>
          <table:table-cell office:value-type="string">
            <text:p>Herbs</text:p>
          </table:table-cell>
          <table:table-cell office:value-type="string">
            <text:p>Niranjan Phal</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Middle East, Southeast Asia, Europe</text:p>
          </table:table-cell>
          <table:table-cell office:value-type="string">
            <text:p>India, United States, United Kingdom</text:p>
          </table:table-cell>
          <table:table-cell office:value-type="string">
            <text:p> India, Thailand, Vietnam</text:p>
          </table:table-cell>
          <table:table-cell office:value-type="string">
            <text:p>Niranjan Phal is a premium fruit known for its exquisite taste and nutritional richness, cultivated and processed across diverse regions, offering a unique blend of flavors and health benefits.






</text:p>
          </table:table-cell>
          <table:table-cell office:value-type="string">
            <text:p>Niranjan Phal.png</text:p>
          </table:table-cell>
          <table:table-cell office:value-type="string">
            <text:p>NA</text:p>
          </table:table-cell>
        </table:table-row>
        <table:table-row>
          <table:table-cell office:value-type="float" office:value="239">
            <text:p>239</text:p>
          </table:table-cell>
          <table:table-cell office:value-type="string">
            <text:p>Dawasaz</text:p>
          </table:table-cell>
          <table:table-cell office:value-type="string">
            <text:p>Herbs</text:p>
          </table:table-cell>
          <table:table-cell office:value-type="string">
            <text:p>Phitakari Alum</text:p>
          </table:table-cell>
          <table:table-cell office:value-type="string">
            <text:p>फिटकरी</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UAE, Saudi Arabia, South Africa</text:p>
          </table:table-cell>
          <table:table-cell office:value-type="string">
            <text:p>USA, United Kingdom, Australia</text:p>
          </table:table-cell>
          <table:table-cell office:value-type="string">
            <text:p>India, China, Thailand</text:p>
          </table:table-cell>
          <table:table-cell office:value-type="string">
            <text:p>Phitakari Alum, a versatile mineral compound, is sourced from reputable manufacturers in India and other quality-driven regions. Known for its various applications, it serves as a traditional astringent, water purifier, and is widely utilized in cosmetic and industrial processes for its purity and effectiveness.</text:p>
          </table:table-cell>
          <table:table-cell office:value-type="string">
            <text:p>Phitakari Alum.png</text:p>
          </table:table-cell>
          <table:table-cell office:value-type="string">
            <text:p>NA</text:p>
          </table:table-cell>
        </table:table-row>
        <table:table-row>
          <table:table-cell office:value-type="float" office:value="240">
            <text:p>240</text:p>
          </table:table-cell>
          <table:table-cell office:value-type="string">
            <text:p>Dawasaz</text:p>
          </table:table-cell>
          <table:table-cell office:value-type="string">
            <text:p>Herbs</text:p>
          </table:table-cell>
          <table:table-cell office:value-type="string">
            <text:p>Sabja Ginjalu Seeds</text:p>
          </table:table-cell>
          <table:table-cell office:value-type="string">
            <text:p>सब्जा गिंजलु बीज</text:p>
          </table:table-cell>
          <table:table-cell office:value-type="string">
            <text:p>Ocimum basilicum</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AE, Malaysia, Singapore</text:p>
          </table:table-cell>
          <table:table-cell office:value-type="string">
            <text:p>USA, Australia, United Kingdom</text:p>
          </table:table-cell>
          <table:table-cell office:value-type="string">
            <text:p>India, Thailand, Vietnam</text:p>
          </table:table-cell>
          <table:table-cell office:value-type="string">
            <text:p>Sabja Ginjalu Seeds, also known as Basil Seeds, offer a myriad of health benefits and culinary possibilities. Explore the goodness of Sabja Ginjalu Seeds in your daily routine.</text:p>
          </table:table-cell>
          <table:table-cell office:value-type="string">
            <text:p>Sabja ginjalu seeds.png</text:p>
          </table:table-cell>
          <table:table-cell office:value-type="string">
            <text:p>NA</text:p>
          </table:table-cell>
        </table:table-row>
        <table:table-row>
          <table:table-cell office:value-type="float" office:value="241">
            <text:p>241</text:p>
          </table:table-cell>
          <table:table-cell office:value-type="string">
            <text:p>Dawasaz</text:p>
          </table:table-cell>
          <table:table-cell office:value-type="string">
            <text:p>Herbs</text:p>
          </table:table-cell>
          <table:table-cell office:value-type="string">
            <text:p>Saffron / Kesar</text:p>
          </table:table-cell>
          <table:table-cell office:value-type="string">
            <text:p>केसर</text:p>
          </table:table-cell>
          <table:table-cell office:value-type="string">
            <text:p>Crocus sativus</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Saudi Arabia, Iran, Italy</text:p>
          </table:table-cell>
          <table:table-cell office:value-type="string">
            <text:p> USA, UAE, Spain</text:p>
          </table:table-cell>
          <table:table-cell office:value-type="string">
            <text:p> India, Iran, Greece</text:p>
          </table:table-cell>
          <table:table-cell office:value-type="string">
            <text:p>Saffron Kesar, the golden elixir of spices, offers a touch of luxury and vibrant flavor. Unveil the opulence of Saffron Kesar+ in your culinary creations.</text:p>
          </table:table-cell>
          <table:table-cell office:value-type="string">
            <text:p>Saffron Kesar.png</text:p>
          </table:table-cell>
          <table:table-cell office:value-type="string">
            <text:p>NA</text:p>
          </table:table-cell>
        </table:table-row>
        <table:table-row>
          <table:table-cell office:value-type="float" office:value="242">
            <text:p>242</text:p>
          </table:table-cell>
          <table:table-cell office:value-type="string">
            <text:p>Dawasaz</text:p>
          </table:table-cell>
          <table:table-cell office:value-type="string">
            <text:p>Herbs</text:p>
          </table:table-cell>
          <table:table-cell office:value-type="string">
            <text:p>Sendha Namak / Rock Salt</text:p>
          </table:table-cell>
          <table:table-cell office:value-type="string">
            <text:p>सेंधा नमक</text:p>
          </table:table-cell>
          <table:table-cell office:value-type="string">
            <text:p>sodium chloride</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AE, Saudi Arabia, Singapore</text:p>
          </table:table-cell>
          <table:table-cell office:value-type="string">
            <text:p>USA, United Kingdom, Canada</text:p>
          </table:table-cell>
          <table:table-cell office:value-type="string">
            <text:p>Pakistan, India, Nepal</text:p>
          </table:table-cell>
          <table:table-cell office:value-type="string">
            <text:p> Sendha Namak, also known as Rock Salt, is a pure and unprocessed salt sourced from the heart of the Himalayas. Renowned for its distinct flavor and health benefits, it adds a touch of natural goodness to your culinary creations, ensuring a wholesome dining experience.</text:p>
          </table:table-cell>
          <table:table-cell office:value-type="string">
            <text:p>Sendha Namak Rock Salt.png</text:p>
          </table:table-cell>
          <table:table-cell office:value-type="string">
            <text:p>NA</text:p>
          </table:table-cell>
        </table:table-row>
        <table:table-row>
          <table:table-cell office:value-type="float" office:value="243">
            <text:p>243</text:p>
          </table:table-cell>
          <table:table-cell office:value-type="string">
            <text:p>Dawasaz</text:p>
          </table:table-cell>
          <table:table-cell office:value-type="string">
            <text:p>Herbs</text:p>
          </table:table-cell>
          <table:table-cell office:value-type="string">
            <text:p>Shatavari</text:p>
          </table:table-cell>
          <table:table-cell office:value-type="string">
            <text:p>शतावरी</text:p>
          </table:table-cell>
          <table:table-cell office:value-type="string">
            <text:p>Asparagus racemosus.</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Kingdom, Australia, Canada</text:p>
          </table:table-cell>
          <table:table-cell office:value-type="string">
            <text:p>USA, Japan, Germany</text:p>
          </table:table-cell>
          <table:table-cell office:value-type="string">
            <text:p>India, China, Peru</text:p>
          </table:table-cell>
          <table:table-cell office:value-type="string">
            <text:p>Shatavari, a revered herb in Ayurveda, is a wellness powerhouse. Sourced from the pristine landscapes of India, it promotes overall health, particularly focusing on women's well-being, offering a natural and holistic approach to vitality.</text:p>
          </table:table-cell>
          <table:table-cell office:value-type="string">
            <text:p>Shatavari.png</text:p>
          </table:table-cell>
          <table:table-cell office:value-type="string">
            <text:p>NA</text:p>
          </table:table-cell>
        </table:table-row>
        <table:table-row>
          <table:table-cell office:value-type="float" office:value="244">
            <text:p>244</text:p>
          </table:table-cell>
          <table:table-cell office:value-type="string">
            <text:p>Dawasaz</text:p>
          </table:table-cell>
          <table:table-cell office:value-type="string">
            <text:p>Herbs</text:p>
          </table:table-cell>
          <table:table-cell office:value-type="string">
            <text:p>Shikakai Acacia Concinna</text:p>
          </table:table-cell>
          <table:table-cell office:value-type="string">
            <text:p>शिकाकाई</text:p>
          </table:table-cell>
          <table:table-cell office:value-type="string">
            <text:p>Acacia concinna.</text:p>
          </table:table-cell>
          <table:table-cell office:value-type="string">
            <text:p>500 Gm</text:p>
          </table:table-cell>
          <table:table-cell office:value-type="string">
            <text:p>180</text:p>
          </table:table-cell>
          <table:table-cell office:value-type="string">
            <text:p>1 KG</text:p>
          </table:table-cell>
          <table:table-cell office:value-type="string">
            <text:p>300</text:p>
          </table:table-cell>
          <table:table-cell office:value-type="string">
            <text:p>United Kingdom, United Arab Emirates, Singapore</text:p>
          </table:table-cell>
          <table:table-cell office:value-type="string">
            <text:p>USA, Canada, Australia</text:p>
          </table:table-cell>
          <table:table-cell office:value-type="string">
            <text:p> India, Thailand, Sri Lanka</text:p>
          </table:table-cell>
          <table:table-cell office:value-type="string">
            <text:p>Shikakai Acacia Concinna, a natural hair care solution, hails from the rich botanical landscapes of India. It combines tradition and purity to offer a rejuvenating experience for your hair, embodying the essence of Ayurveda.





</text:p>
          </table:table-cell>
          <table:table-cell office:value-type="string">
            <text:p>Shikakai Acacia concinna.png</text:p>
          </table:table-cell>
          <table:table-cell office:value-type="string">
            <text:p>500 Gm</text:p>
          </table:table-cell>
        </table:table-row>
        <table:table-row>
          <table:table-cell office:value-type="float" office:value="245">
            <text:p>245</text:p>
          </table:table-cell>
          <table:table-cell office:value-type="string">
            <text:p>Dawasaz</text:p>
          </table:table-cell>
          <table:table-cell office:value-type="string">
            <text:p>Herbs</text:p>
          </table:table-cell>
          <table:table-cell office:value-type="string">
            <text:p>Somadi Chakk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Japan, Australia, Canada</text:p>
          </table:table-cell>
          <table:table-cell office:value-type="string">
            <text:p>USA, China, Germany</text:p>
          </table:table-cell>
          <table:table-cell office:value-type="string">
            <text:p>India, Brazil, Mexico</text:p>
          </table:table-cell>
          <table:table-cell office:value-type="string">
            <text:p>Somadi Chakka is a unique and innovative product designed to enhance daily wellness, drawing inspiration from traditional ingredients and modern science.</text:p>
          </table:table-cell>
          <table:table-cell office:value-type="string">
            <text:p>Somadi chakka.png</text:p>
          </table:table-cell>
          <table:table-cell office:value-type="string">
            <text:p>NA</text:p>
          </table:table-cell>
        </table:table-row>
        <table:table-row>
          <table:table-cell office:value-type="float" office:value="246">
            <text:p>246</text:p>
          </table:table-cell>
          <table:table-cell office:value-type="string">
            <text:p>Dawasaz</text:p>
          </table:table-cell>
          <table:table-cell office:value-type="string">
            <text:p>Herbs</text:p>
          </table:table-cell>
          <table:table-cell office:value-type="string">
            <text:p>Stevia Leaves</text:p>
          </table:table-cell>
          <table:table-cell office:value-type="string">
            <text:p>स्टेविया पत्तियाँ</text:p>
          </table:table-cell>
          <table:table-cell office:value-type="string">
            <text:p>Stevia rebaudia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hina, South Korea, Australia</text:p>
          </table:table-cell>
          <table:table-cell office:value-type="string">
            <text:p>United States, Japan, Germany</text:p>
          </table:table-cell>
          <table:table-cell office:value-type="string">
            <text:p> Paraguay, India, Brazil</text:p>
          </table:table-cell>
          <table:table-cell office:value-type="string">
            <text:p>Stevia Leaves, carefully cultivated and processed in the lush fields of Paraguay, India, and Brazil, bring natural sweetness to the global market. Sourced from these prime manufacturing locations, our Stevia Leaves cater to health-conscious consumers worldwide, offering a sugar-free alternative for various culinary applications.</text:p>
          </table:table-cell>
          <table:table-cell office:value-type="string">
            <text:p>Stevia leaves.png</text:p>
          </table:table-cell>
          <table:table-cell office:value-type="string">
            <text:p>NA</text:p>
          </table:table-cell>
        </table:table-row>
        <table:table-row>
          <table:table-cell office:value-type="float" office:value="247">
            <text:p>247</text:p>
          </table:table-cell>
          <table:table-cell office:value-type="string">
            <text:p>Dawasaz</text:p>
          </table:table-cell>
          <table:table-cell office:value-type="string">
            <text:p>Herbs</text:p>
          </table:table-cell>
          <table:table-cell office:value-type="string">
            <text:p>Utangan Seeds</text:p>
          </table:table-cell>
          <table:table-cell office:value-type="string">
            <text:p>उटंगन बीज</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India, Brazil, Australia</text:p>
          </table:table-cell>
          <table:table-cell office:value-type="string">
            <text:p>United States, China, United Kingdom</text:p>
          </table:table-cell>
          <table:table-cell office:value-type="string">
            <text:p>Argentina, Thailand, Indonesia</text:p>
          </table:table-cell>
          <table:table-cell office:value-type="string">
            <text:p>Utangan Seeds, hailing from our cutting-edge facilities in Argentina, Thailand, and Indonesia, offer a premium agricultural solution. With a global presence in import and export markets, these seeds exemplify quality, contributing to sustainable farming practices and food production.





</text:p>
          </table:table-cell>
          <table:table-cell office:value-type="string">
            <text:p>Utangan Seeds.png</text:p>
          </table:table-cell>
          <table:table-cell office:value-type="string">
            <text:p>NA</text:p>
          </table:table-cell>
        </table:table-row>
        <table:table-row>
          <table:table-cell office:value-type="float" office:value="248">
            <text:p>248</text:p>
          </table:table-cell>
          <table:table-cell office:value-type="string">
            <text:p>Dawasaz</text:p>
          </table:table-cell>
          <table:table-cell office:value-type="string">
            <text:p>Herbs</text:p>
          </table:table-cell>
          <table:table-cell office:value-type="string">
            <text:p>Adusa Patta</text:p>
          </table:table-cell>
          <table:table-cell office:value-type="string">
            <text:p>अड़ूसा पत्ता</text:p>
          </table:table-cell>
          <table:table-cell office:value-type="string">
            <text:p>Adhatoda vasic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Australia, New Zealand, Singapore</text:p>
          </table:table-cell>
          <table:table-cell office:value-type="string">
            <text:p>United States, United Kingdom, Canada</text:p>
          </table:table-cell>
          <table:table-cell office:value-type="string">
            <text:p>India, Bangladesh, Sri Lanka</text:p>
          </table:table-cell>
          <table:table-cell office:value-type="string">
            <text:p>Nature's Healing Green. Uncover the medicinal properties and holistic uses of Adusa patta, a versatile herb in traditional medicine.</text:p>
          </table:table-cell>
          <table:table-cell office:value-type="string">
            <text:p>Adusa patta.png</text:p>
          </table:table-cell>
          <table:table-cell office:value-type="string">
            <text:p>NA</text:p>
          </table:table-cell>
        </table:table-row>
        <table:table-row>
          <table:table-cell office:value-type="float" office:value="249">
            <text:p>249</text:p>
          </table:table-cell>
          <table:table-cell office:value-type="string">
            <text:p>Dawasaz</text:p>
          </table:table-cell>
          <table:table-cell office:value-type="string">
            <text:p>Herbs</text:p>
          </table:table-cell>
          <table:table-cell office:value-type="string">
            <text:p>Aloevera Dry</text:p>
          </table:table-cell>
          <table:table-cell office:value-type="string">
            <text:p>एलोवेरा सूखा</text:p>
          </table:table-cell>
          <table:table-cell office:value-type="string">
            <text:p>Aloe barbadensis miller</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South Korea, Australia, United Kingdom</text:p>
          </table:table-cell>
          <table:table-cell office:value-type="string">
            <text:p>United States, Japan, Germany</text:p>
          </table:table-cell>
          <table:table-cell office:value-type="string">
            <text:p>Mexico, India, China</text:p>
          </table:table-cell>
          <table:table-cell office:value-type="string">
            <text:p>Nature's Skin and Health Elixir. Explore the myriad benefits and applications of dried Aloe Vera, a botanical treasure.</text:p>
          </table:table-cell>
          <table:table-cell office:value-type="string">
            <text:p>Aloevera Dry.png</text:p>
          </table:table-cell>
          <table:table-cell office:value-type="string">
            <text:p>NA</text:p>
          </table:table-cell>
        </table:table-row>
        <table:table-row>
          <table:table-cell office:value-type="float" office:value="250">
            <text:p>250</text:p>
          </table:table-cell>
          <table:table-cell office:value-type="string">
            <text:p>Dawasaz</text:p>
          </table:table-cell>
          <table:table-cell office:value-type="string">
            <text:p>Herbs</text:p>
          </table:table-cell>
          <table:table-cell office:value-type="string">
            <text:p>Amba Haldi Dry</text:p>
          </table:table-cell>
          <table:table-cell office:value-type="string">
            <text:p>अम्बा हल्दी सूखी</text:p>
          </table:table-cell>
          <table:table-cell office:value-type="string">
            <text:p>Curcuma amada.</text:p>
          </table:table-cell>
          <table:table-cell office:value-type="string">
            <text:p>500 Gm</text:p>
          </table:table-cell>
          <table:table-cell office:value-type="string">
            <text:p>440</text:p>
          </table:table-cell>
          <table:table-cell office:value-type="string">
            <text:p>1 KG</text:p>
          </table:table-cell>
          <table:table-cell office:value-type="string">
            <text:p>800</text:p>
          </table:table-cell>
          <table:table-cell office:value-type="string">
            <text:p>NA</text:p>
          </table:table-cell>
          <table:table-cell office:value-type="string">
            <text:p>NA</text:p>
          </table:table-cell>
          <table:table-cell office:value-type="string">
            <text:p>NA</text:p>
          </table:table-cell>
          <table:table-cell office:value-type="string">
            <text:p>The Golden Spice of Health. Uncover the uses and advantages of dried Amba Haldi, a versatile natural remedy.</text:p>
          </table:table-cell>
          <table:table-cell office:value-type="string">
            <text:p>Amba Haldi Dry.png</text:p>
          </table:table-cell>
          <table:table-cell office:value-type="string">
            <text:p>500 Gm</text:p>
          </table:table-cell>
        </table:table-row>
        <table:table-row>
          <table:table-cell office:value-type="float" office:value="251">
            <text:p>251</text:p>
          </table:table-cell>
          <table:table-cell office:value-type="string">
            <text:p>Dawasaz</text:p>
          </table:table-cell>
          <table:table-cell office:value-type="string">
            <text:p>Herbs</text:p>
          </table:table-cell>
          <table:table-cell office:value-type="string">
            <text:p>Anise</text:p>
          </table:table-cell>
          <table:table-cell office:value-type="string">
            <text:p>सौंफ</text:p>
          </table:table-cell>
          <table:table-cell office:value-type="string">
            <text:p>Pimpinella anisum.</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India, China, Turkey</text:p>
          </table:table-cell>
          <table:table-cell office:value-type="string">
            <text:p> United States, Germany, France</text:p>
          </table:table-cell>
          <table:table-cell office:value-type="string">
            <text:p>Spain, Egypt, Mexico</text:p>
          </table:table-cell>
          <table:table-cell office:value-type="string">
            <text:p>Anise, a fragrant spice with a rich history, is sourced from diverse global locations. Cultivated in Spain, Egypt, and Mexico, it captivates international markets, adding its distinct aromatic touch to culinary and medicinal applications worldwide.





</text:p>
          </table:table-cell>
          <table:table-cell office:value-type="string">
            <text:p>Anisoon.png</text:p>
          </table:table-cell>
          <table:table-cell office:value-type="string">
            <text:p>NA</text:p>
          </table:table-cell>
        </table:table-row>
        <table:table-row>
          <table:table-cell office:value-type="float" office:value="252">
            <text:p>252</text:p>
          </table:table-cell>
          <table:table-cell office:value-type="string">
            <text:p>Dawasaz</text:p>
          </table:table-cell>
          <table:table-cell office:value-type="string">
            <text:p>Herbs</text:p>
          </table:table-cell>
          <table:table-cell office:value-type="string">
            <text:p>Ashok ki Chal</text:p>
          </table:table-cell>
          <table:table-cell office:value-type="string">
            <text:p>अशोक की छाल</text:p>
          </table:table-cell>
          <table:table-cell office:value-type="string">
            <text:p>Saraca indic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anada, South Africa, Singapore</text:p>
          </table:table-cell>
          <table:table-cell office:value-type="string">
            <text:p>United States, United Kingdom, Australia</text:p>
          </table:table-cell>
          <table:table-cell office:value-type="string">
            <text:p> India, Sri Lanka, Nepal</text:p>
          </table:table-cell>
          <table:table-cell office:value-type="string">
            <text:p>Ashok ki Chal, extracted from the bark of the Ashoka tree, is a revered herbal remedy known for its women's health benefits. Sourced and manufactured in the Indian subcontinent, it symbolizes natural wellness, reaching international markets with its time-honored therapeutic properties.</text:p>
          </table:table-cell>
          <table:table-cell office:value-type="string">
            <text:p>Ashok ki Chal.png</text:p>
          </table:table-cell>
          <table:table-cell office:value-type="string">
            <text:p>NA</text:p>
          </table:table-cell>
        </table:table-row>
        <table:table-row>
          <table:table-cell office:value-type="float" office:value="253">
            <text:p>253</text:p>
          </table:table-cell>
          <table:table-cell office:value-type="string">
            <text:p>Dawasaz</text:p>
          </table:table-cell>
          <table:table-cell office:value-type="string">
            <text:p>Herbs</text:p>
          </table:table-cell>
          <table:table-cell office:value-type="string">
            <text:p>Babool Chaal</text:p>
          </table:table-cell>
          <table:table-cell office:value-type="string">
            <text:p>बबूल छाल</text:p>
          </table:table-cell>
          <table:table-cell office:value-type="string">
            <text:p>Acacia nilotic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Saudi Arabia, Malaysia, Singapore</text:p>
          </table:table-cell>
          <table:table-cell office:value-type="string">
            <text:p>United States, United Kingdom, UAE</text:p>
          </table:table-cell>
          <table:table-cell office:value-type="string">
            <text:p>India, Bangladesh, Pakistan</text:p>
          </table:table-cell>
          <table:table-cell office:value-type="string">
            <text:p>Babool Chaal, derived from the Acacia plant, offers a natural solution for various health benefits. Sourced from our state-of-the-art facilities in South Asia, it is renowned for its purity and traditional medicinal properties, catering to a global market seeking holistic well-being.





</text:p>
          </table:table-cell>
          <table:table-cell office:value-type="string">
            <text:p>Babool Chaal.png</text:p>
          </table:table-cell>
          <table:table-cell office:value-type="string">
            <text:p>NA</text:p>
          </table:table-cell>
        </table:table-row>
        <table:table-row>
          <table:table-cell office:value-type="float" office:value="254">
            <text:p>254</text:p>
          </table:table-cell>
          <table:table-cell office:value-type="string">
            <text:p>Dawasaz</text:p>
          </table:table-cell>
          <table:table-cell office:value-type="string">
            <text:p>Herbs</text:p>
          </table:table-cell>
          <table:table-cell office:value-type="string">
            <text:p>Bal Hald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Japan, Canada, Australia</text:p>
          </table:table-cell>
          <table:table-cell office:value-type="string">
            <text:p>United States, China, Germany</text:p>
          </table:table-cell>
          <table:table-cell office:value-type="string">
            <text:p>India, Brazil, South Korea</text:p>
          </table:table-cell>
          <table:table-cell office:value-type="string">
            <text:p>Bal Halda is a cutting-edge electronic device, seamlessly blending precision engineering and innovative design. Enhancing productivity and simplifying tasks, it caters to a global market, with manufacturing hubs strategically located for efficient production and distribution.</text:p>
          </table:table-cell>
          <table:table-cell office:value-type="string">
            <text:p>Bal Halda.png</text:p>
          </table:table-cell>
          <table:table-cell office:value-type="string">
            <text:p>NA</text:p>
          </table:table-cell>
        </table:table-row>
        <table:table-row>
          <table:table-cell office:value-type="float" office:value="255">
            <text:p>255</text:p>
          </table:table-cell>
          <table:table-cell office:value-type="string">
            <text:p>Dawasaz</text:p>
          </table:table-cell>
          <table:table-cell office:value-type="string">
            <text:p>Herbs</text:p>
          </table:table-cell>
          <table:table-cell office:value-type="string">
            <text:p>Bawanchi Seeds</text:p>
          </table:table-cell>
          <table:table-cell office:value-type="string">
            <text:p>बावंची के बीज</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India, Australia, United Kingdom</text:p>
          </table:table-cell>
          <table:table-cell office:value-type="string">
            <text:p>USA, Brazil, China</text:p>
          </table:table-cell>
          <table:table-cell office:value-type="string">
            <text:p>India, China, Brazil</text:p>
          </table:table-cell>
          <table:table-cell office:value-type="string">
            <text:p>Bawanchi Seeds offers high-quality seeds renowned for their adaptability and superior yield, fostering agricultural growth globally.</text:p>
          </table:table-cell>
          <table:table-cell office:value-type="string">
            <text:p>Bawanchi seeds.png</text:p>
          </table:table-cell>
          <table:table-cell office:value-type="string">
            <text:p>NA</text:p>
          </table:table-cell>
        </table:table-row>
        <table:table-row>
          <table:table-cell office:value-type="float" office:value="256">
            <text:p>256</text:p>
          </table:table-cell>
          <table:table-cell office:value-type="string">
            <text:p>Dawasaz</text:p>
          </table:table-cell>
          <table:table-cell office:value-type="string">
            <text:p>Herbs</text:p>
          </table:table-cell>
          <table:table-cell office:value-type="string">
            <text:p>Bedarikhand</text:p>
          </table:table-cell>
          <table:table-cell office:value-type="string">
            <text:p>बेडारीखंड</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Kingdom, Canada, Australia</text:p>
          </table:table-cell>
          <table:table-cell office:value-type="string">
            <text:p>India, China, United States</text:p>
          </table:table-cell>
          <table:table-cell office:value-type="string">
            <text:p>India, China, United States</text:p>
          </table:table-cell>
          <table:table-cell office:value-type="string">
            <text:p>The Versatile Herbal Wonder. Explore the diverse applications of Bedarikhand in traditional medicine and modern wellness.</text:p>
          </table:table-cell>
          <table:table-cell office:value-type="string">
            <text:p>Bedarikhand.png</text:p>
          </table:table-cell>
          <table:table-cell office:value-type="string">
            <text:p>NA</text:p>
          </table:table-cell>
        </table:table-row>
        <table:table-row>
          <table:table-cell office:value-type="float" office:value="257">
            <text:p>257</text:p>
          </table:table-cell>
          <table:table-cell office:value-type="string">
            <text:p>Dawasaz</text:p>
          </table:table-cell>
          <table:table-cell office:value-type="string">
            <text:p>Herbs</text:p>
          </table:table-cell>
          <table:table-cell office:value-type="string">
            <text:p>Bhangra Bhringraj</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Kingdom, Australia, Singapore</text:p>
          </table:table-cell>
          <table:table-cell office:value-type="string">
            <text:p>India, United States, Canada</text:p>
          </table:table-cell>
          <table:table-cell office:value-type="string">
            <text:p>India, United States, Australia</text:p>
          </table:table-cell>
          <table:table-cell office:value-type="string">
            <text:p>The Herbal Powerhouse for Hair Care. Discover how Bhringraj, also known as Bhangra, can revitalize your hair and promote healthy locks.</text:p>
          </table:table-cell>
          <table:table-cell office:value-type="string">
            <text:p>Bhangra bhringraj.png</text:p>
          </table:table-cell>
          <table:table-cell office:value-type="string">
            <text:p>NA</text:p>
          </table:table-cell>
        </table:table-row>
        <table:table-row>
          <table:table-cell office:value-type="float" office:value="258">
            <text:p>258</text:p>
          </table:table-cell>
          <table:table-cell office:value-type="string">
            <text:p>Dawasaz</text:p>
          </table:table-cell>
          <table:table-cell office:value-type="string">
            <text:p>Herbs</text:p>
          </table:table-cell>
          <table:table-cell office:value-type="string">
            <text:p>Bhumi Amla</text:p>
          </table:table-cell>
          <table:table-cell office:value-type="string">
            <text:p>भूमि आंवला</text:p>
          </table:table-cell>
          <table:table-cell office:value-type="string">
            <text:p>Phyllanthus niruri</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States, United Kingdom, Australia</text:p>
          </table:table-cell>
          <table:table-cell office:value-type="string">
            <text:p>India, China, Brazil</text:p>
          </table:table-cell>
          <table:table-cell office:value-type="string">
            <text:p> India, China, Brazil</text:p>
          </table:table-cell>
          <table:table-cell office:value-type="string">
            <text:p>A Natural Ayurvedic Wonder. Explore the many health benefits and traditional uses of Bhumi Amla, a herb with a rich history in Ayurvedic medicine.</text:p>
          </table:table-cell>
          <table:table-cell office:value-type="string">
            <text:p>Bhumi Amla.png</text:p>
          </table:table-cell>
          <table:table-cell office:value-type="string">
            <text:p>NA</text:p>
          </table:table-cell>
        </table:table-row>
        <table:table-row>
          <table:table-cell office:value-type="float" office:value="259">
            <text:p>259</text:p>
          </table:table-cell>
          <table:table-cell office:value-type="string">
            <text:p>Dawasaz</text:p>
          </table:table-cell>
          <table:table-cell office:value-type="string">
            <text:p>Herbs</text:p>
          </table:table-cell>
          <table:table-cell office:value-type="string">
            <text:p>Bilawa</text:p>
          </table:table-cell>
          <table:table-cell office:value-type="string">
            <text:p>भिलावा</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Australia, Canada, Singapore</text:p>
          </table:table-cell>
          <table:table-cell office:value-type="string">
            <text:p>Japan, United States, United Kingdom</text:p>
          </table:table-cell>
          <table:table-cell office:value-type="string">
            <text:p>China, Malaysia, Thailand</text:p>
          </table:table-cell>
          <table:table-cell office:value-type="string">
            <text:p>Bilawa, a cutting-edge product, sources its components from top-notch suppliers in Japan, the United States, and the United Kingdom. It proudly exports its high-quality offerings to discerning markets in Australia, Canada, and Singapore. The manufacturing hub for Bilawa spans across China, Malaysia, and Thailand, ensuring excellence in every stage of production.</text:p>
          </table:table-cell>
          <table:table-cell office:value-type="string">
            <text:p>Bilawa.png</text:p>
          </table:table-cell>
          <table:table-cell office:value-type="string">
            <text:p>NA</text:p>
          </table:table-cell>
        </table:table-row>
        <table:table-row>
          <table:table-cell office:value-type="float" office:value="260">
            <text:p>260</text:p>
          </table:table-cell>
          <table:table-cell office:value-type="string">
            <text:p>Dawasaz</text:p>
          </table:table-cell>
          <table:table-cell office:value-type="string">
            <text:p>Herbs</text:p>
          </table:table-cell>
          <table:table-cell office:value-type="string">
            <text:p>Chitrak</text:p>
          </table:table-cell>
          <table:table-cell office:value-type="string">
            <text:p>चित्रक</text:p>
          </table:table-cell>
          <table:table-cell office:value-type="string">
            <text:p>Plumbago zeylanic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anada, Australia, Brazil</text:p>
          </table:table-cell>
          <table:table-cell office:value-type="string">
            <text:p> United States, China, Germany</text:p>
          </table:table-cell>
          <table:table-cell office:value-type="string">
            <text:p>India, Mexico, South Korea</text:p>
          </table:table-cell>
          <table:table-cell office:value-type="string">
            <text:p>The Herb of Vitality and Balance. Exploring the profound benefits of Chitrak, a time-honored herb known for its role in promoting health and harmony.</text:p>
          </table:table-cell>
          <table:table-cell office:value-type="string">
            <text:p>Chitrak.png</text:p>
          </table:table-cell>
          <table:table-cell office:value-type="string">
            <text:p>NA</text:p>
          </table:table-cell>
        </table:table-row>
        <table:table-row>
          <table:table-cell office:value-type="float" office:value="261">
            <text:p>261</text:p>
          </table:table-cell>
          <table:table-cell office:value-type="string">
            <text:p>Dawasaz</text:p>
          </table:table-cell>
          <table:table-cell office:value-type="string">
            <text:p>Herbs</text:p>
          </table:table-cell>
          <table:table-cell office:value-type="string">
            <text:p>Coffee Beej</text:p>
          </table:table-cell>
          <table:table-cell office:value-type="string">
            <text:p>कॉफी बीज</text:p>
          </table:table-cell>
          <table:table-cell office:value-type="string">
            <text:p>Coffe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Brazil, Vietnam, Colombia</text:p>
          </table:table-cell>
          <table:table-cell office:value-type="string">
            <text:p>USA, Germany, Italy</text:p>
          </table:table-cell>
          <table:table-cell office:value-type="string">
            <text:p>Brazil, Vietnam, Ethiopia</text:p>
          </table:table-cell>
          <table:table-cell office:value-type="string">
            <text:p>Unlocking the Rich Flavors and Potential Health Benefits. Dive into the world of Coffee Beej, from brewing the perfect cup to exploring its surprising health advantages.</text:p>
          </table:table-cell>
          <table:table-cell office:value-type="string">
            <text:p>Coffee Beej.png</text:p>
          </table:table-cell>
          <table:table-cell office:value-type="string">
            <text:p>NA</text:p>
          </table:table-cell>
        </table:table-row>
        <table:table-row>
          <table:table-cell office:value-type="float" office:value="262">
            <text:p>262</text:p>
          </table:table-cell>
          <table:table-cell office:value-type="string">
            <text:p>Spices</text:p>
          </table:table-cell>
          <table:table-cell office:value-type="string">
            <text:p>Spices</text:p>
          </table:table-cell>
          <table:table-cell office:value-type="string">
            <text:p>Dashmool</text:p>
          </table:table-cell>
          <table:table-cell office:value-type="string">
            <text:p>दशमूल</text:p>
          </table:table-cell>
          <table:table-cell office:value-type="string">
            <text:p>Aegle marmelos</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UK, Australia</text:p>
          </table:table-cell>
          <table:table-cell office:value-type="string">
            <text:p> India, Nepal, Sri Lanka</text:p>
          </table:table-cell>
          <table:table-cell office:value-type="string">
            <text:p>India, Nepal, Sri Lanka</text:p>
          </table:table-cell>
          <table:table-cell office:value-type="string">
            <text:p>The Healing Power of Ten Roots. Uncover the ancient wisdom of Dashmool, a potent Ayurvedic remedy for vitality and wellness.</text:p>
          </table:table-cell>
          <table:table-cell office:value-type="string">
            <text:p>Dashmool.png</text:p>
          </table:table-cell>
          <table:table-cell office:value-type="string">
            <text:p>NA</text:p>
          </table:table-cell>
        </table:table-row>
        <table:table-row>
          <table:table-cell office:value-type="float" office:value="263">
            <text:p>263</text:p>
          </table:table-cell>
          <table:table-cell office:value-type="string">
            <text:p>Dawasaz</text:p>
          </table:table-cell>
          <table:table-cell office:value-type="string">
            <text:p>Herbs</text:p>
          </table:table-cell>
          <table:table-cell office:value-type="string">
            <text:p>Dhamasa</text:p>
          </table:table-cell>
          <table:table-cell office:value-type="string">
            <text:p>धामासा</text:p>
          </table:table-cell>
          <table:table-cell office:value-type="string">
            <text:p>Fagonia cretic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UAE, UK</text:p>
          </table:table-cell>
          <table:table-cell office:value-type="string">
            <text:p>Pakistan, India, Afghanistan</text:p>
          </table:table-cell>
          <table:table-cell office:value-type="string">
            <text:p>Pakistan, India, Afghanistan</text:p>
          </table:table-cell>
          <table:table-cell office:value-type="string">
            <text:p>The Medicinal Marvel. Explore the diverse health benefits and traditional uses of Dhamasa, a herb deeply rooted in natural medicine.</text:p>
          </table:table-cell>
          <table:table-cell office:value-type="string">
            <text:p>Dhamasa.png</text:p>
          </table:table-cell>
          <table:table-cell office:value-type="string">
            <text:p>NA</text:p>
          </table:table-cell>
        </table:table-row>
        <table:table-row>
          <table:table-cell office:value-type="float" office:value="264">
            <text:p>264</text:p>
          </table:table-cell>
          <table:table-cell office:value-type="string">
            <text:p>Dawasaz</text:p>
          </table:table-cell>
          <table:table-cell office:value-type="string">
            <text:p>Herbs</text:p>
          </table:table-cell>
          <table:table-cell office:value-type="string">
            <text:p>Dhongar Phal</text:p>
          </table:table-cell>
          <table:table-cell office:value-type="string">
            <text:p>डोंगर-फल</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India, France, UAE</text:p>
          </table:table-cell>
          <table:table-cell office:value-type="string">
            <text:p>France, USA, Japan</text:p>
          </table:table-cell>
          <table:table-cell office:value-type="string">
            <text:p>India, France, USA</text:p>
          </table:table-cell>
          <table:table-cell office:value-type="string">
            <text:p>Dhongar Phal, also known as Sichuan Pepper, is used in cuisine for its unique numbing and tingling sensation, enhancing the flavor of dishes. It's common in Sichuan and Asian cooking.</text:p>
          </table:table-cell>
          <table:table-cell office:value-type="string">
            <text:p>Dhongar Phal.png</text:p>
          </table:table-cell>
          <table:table-cell office:value-type="string">
            <text:p>NA</text:p>
          </table:table-cell>
        </table:table-row>
        <table:table-row>
          <table:table-cell office:value-type="float" office:value="265">
            <text:p>265</text:p>
          </table:table-cell>
          <table:table-cell office:value-type="string">
            <text:p>Dawasaz</text:p>
          </table:table-cell>
          <table:table-cell office:value-type="string">
            <text:p>Herbs</text:p>
          </table:table-cell>
          <table:table-cell office:value-type="string">
            <text:p>Dikamali</text:p>
          </table:table-cell>
          <table:table-cell office:value-type="string">
            <text:p>दीकमाली</text:p>
          </table:table-cell>
          <table:table-cell office:value-type="string">
            <text:p>Gardenia gummifer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USA, European Union countries</text:p>
          </table:table-cell>
          <table:table-cell office:value-type="string">
            <text:p>India, Nepal</text:p>
          </table:table-cell>
          <table:table-cell office:value-type="string">
            <text:p>India, Nepal</text:p>
          </table:table-cell>
          <table:table-cell office:value-type="string">
            <text:p>Dikamali, a resin from a tree, is used in traditional medicine for its anti-inflammatory and analgesic properties. It's also employed in perfumes and incense.</text:p>
          </table:table-cell>
          <table:table-cell office:value-type="string">
            <text:p>Dikamali.png</text:p>
          </table:table-cell>
          <table:table-cell office:value-type="string">
            <text:p>NA</text:p>
          </table:table-cell>
        </table:table-row>
        <table:table-row>
          <table:table-cell office:value-type="float" office:value="266">
            <text:p>266</text:p>
          </table:table-cell>
          <table:table-cell office:value-type="string">
            <text:p>Dawasaz</text:p>
          </table:table-cell>
          <table:table-cell office:value-type="string">
            <text:p>Herbs</text:p>
          </table:table-cell>
          <table:table-cell office:value-type="string">
            <text:p>Dried Curry Leaves</text:p>
          </table:table-cell>
          <table:table-cell office:value-type="string">
            <text:p>सूखी कड़ी पत्तियाँ</text:p>
          </table:table-cell>
          <table:table-cell office:value-type="string">
            <text:p>Murraya koenigii</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UK, UAE</text:p>
          </table:table-cell>
          <table:table-cell office:value-type="string">
            <text:p>India, Thailand, Sri Lanka</text:p>
          </table:table-cell>
          <table:table-cell office:value-type="string">
            <text:p>India, Sri Lanka, Thailand</text:p>
          </table:table-cell>
          <table:table-cell office:value-type="string">
            <text:p>Dried Curry Leaves are an essential ingredient in various cuisines, adding distinct flavor and aroma to dishes. They are renowned for their rich taste and culinary versatility.</text:p>
          </table:table-cell>
          <table:table-cell office:value-type="string">
            <text:p>Dried Curry Leaves.png</text:p>
          </table:table-cell>
          <table:table-cell office:value-type="string">
            <text:p>NA</text:p>
          </table:table-cell>
        </table:table-row>
        <table:table-row>
          <table:table-cell office:value-type="float" office:value="267">
            <text:p>267</text:p>
          </table:table-cell>
          <table:table-cell office:value-type="string">
            <text:p>Dawasaz</text:p>
          </table:table-cell>
          <table:table-cell office:value-type="string">
            <text:p>Herbs</text:p>
          </table:table-cell>
          <table:table-cell office:value-type="string">
            <text:p>Gaja Pippali</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Australia, Canada, Germany</text:p>
          </table:table-cell>
          <table:table-cell office:value-type="string">
            <text:p>India, China, USA</text:p>
          </table:table-cell>
          <table:table-cell office:value-type="string">
            <text:p>Nepal, Sri Lanka, Bangladesh</text:p>
          </table:table-cell>
          <table:table-cell office:value-type="string">
            <text:p>Gaja Pippali, also known as Long Pepper, is used in Ayurvedic medicine for its digestive and respiratory benefits. It's also a spice in some cuisines for its pungent, earthy flavor.</text:p>
          </table:table-cell>
          <table:table-cell office:value-type="string">
            <text:p>Gaja Pippali.png</text:p>
          </table:table-cell>
          <table:table-cell office:value-type="string">
            <text:p>NA</text:p>
          </table:table-cell>
        </table:table-row>
        <table:table-row>
          <table:table-cell office:value-type="float" office:value="268">
            <text:p>268</text:p>
          </table:table-cell>
          <table:table-cell office:value-type="string">
            <text:p>Dawasaz</text:p>
          </table:table-cell>
          <table:table-cell office:value-type="string">
            <text:p>Herbs</text:p>
          </table:table-cell>
          <table:table-cell office:value-type="string">
            <text:p>Gajga</text:p>
          </table:table-cell>
          <table:table-cell office:value-type="string">
            <text:p>गाजगा</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Japan, Brazil, Australia</text:p>
          </table:table-cell>
          <table:table-cell office:value-type="string">
            <text:p> USA, China, Germany</text:p>
          </table:table-cell>
          <table:table-cell office:value-type="string">
            <text:p>India, Vietnam, Mexico</text:p>
          </table:table-cell>
          <table:table-cell office:value-type="string">
            <text:p>Gajga is an innovative electronic device designed for seamless connectivity, offering cutting-edge features and unparalleled user experience.</text:p>
          </table:table-cell>
          <table:table-cell office:value-type="string">
            <text:p>Gajga.png</text:p>
          </table:table-cell>
          <table:table-cell office:value-type="string">
            <text:p>NA</text:p>
          </table:table-cell>
        </table:table-row>
        <table:table-row>
          <table:table-cell office:value-type="float" office:value="269">
            <text:p>269</text:p>
          </table:table-cell>
          <table:table-cell office:value-type="string">
            <text:p>Dawasaz</text:p>
          </table:table-cell>
          <table:table-cell office:value-type="string">
            <text:p>Herbs</text:p>
          </table:table-cell>
          <table:table-cell office:value-type="string">
            <text:p>Garcinia Cambogia</text:p>
          </table:table-cell>
          <table:table-cell office:value-type="string">
            <text:p>गार्सीनिया कैम्बोजिया</text:p>
          </table:table-cell>
          <table:table-cell office:value-type="string">
            <text:p>Garcinia gummi-gutt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Brazil, Australia, United Kingdom</text:p>
          </table:table-cell>
          <table:table-cell office:value-type="string">
            <text:p> United States, India, China</text:p>
          </table:table-cell>
          <table:table-cell office:value-type="string">
            <text:p>Thailand, Indonesia, Vietnam</text:p>
          </table:table-cell>
          <table:table-cell office:value-type="string">
            <text:p>Garcinia Cambogia is a tropical fruit known for its potential weight management benefits. Its extract is commonly used in dietary supplements for appetite suppression and as a weight loss aid, although scientific evidence on its effectiveness is mixed.</text:p>
          </table:table-cell>
          <table:table-cell office:value-type="string">
            <text:p>Garcinia Cambogia.png</text:p>
          </table:table-cell>
          <table:table-cell office:value-type="string">
            <text:p>NA</text:p>
          </table:table-cell>
        </table:table-row>
        <table:table-row>
          <table:table-cell office:value-type="float" office:value="270">
            <text:p>270</text:p>
          </table:table-cell>
          <table:table-cell office:value-type="string">
            <text:p>Dawasaz</text:p>
          </table:table-cell>
          <table:table-cell office:value-type="string">
            <text:p>Herbs</text:p>
          </table:table-cell>
          <table:table-cell office:value-type="string">
            <text:p>Gokhuru sabit</text:p>
          </table:table-cell>
          <table:table-cell office:value-type="string">
            <text:p>गोखरू सबत</text:p>
          </table:table-cell>
          <table:table-cell office:value-type="string">
            <text:p>Tribulus terrestris</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Arab Emirates, United States, United Kingdom</text:p>
          </table:table-cell>
          <table:table-cell office:value-type="string">
            <text:p>Afghanistan, Iran, Uzbekistan</text:p>
          </table:table-cell>
          <table:table-cell office:value-type="string">
            <text:p>India, Pakistan, Turkey</text:p>
          </table:table-cell>
          <table:table-cell office:value-type="string">
            <text:p>Gokhuru Sabit, a herbal supplement known for its medicinal properties, is imported from Afghanistan, Iran, and Uzbekistan. Our manufacturing facilities in India, Pakistan, and Turkey ensure the highest standards. Widely appreciated, we export Gokhuru Sabit to the United Arab Emirates, United States, and United Kingdom, offering a natural health solution globally.</text:p>
          </table:table-cell>
          <table:table-cell office:value-type="string">
            <text:p>No Image Found.png</text:p>
          </table:table-cell>
          <table:table-cell office:value-type="string">
            <text:p>NA</text:p>
          </table:table-cell>
        </table:table-row>
        <table:table-row>
          <table:table-cell office:value-type="float" office:value="271">
            <text:p>271</text:p>
          </table:table-cell>
          <table:table-cell office:value-type="string">
            <text:p>Dawasaz</text:p>
          </table:table-cell>
          <table:table-cell office:value-type="string">
            <text:p>Herbs</text:p>
          </table:table-cell>
          <table:table-cell office:value-type="string">
            <text:p>Gond Katira</text:p>
          </table:table-cell>
          <table:table-cell office:value-type="string">
            <text:p>गोंद कतीरा</text:p>
          </table:table-cell>
          <table:table-cell office:value-type="string">
            <text:p>Astragalus gummifer</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Arab Emirates, Singapore, Malaysia</text:p>
          </table:table-cell>
          <table:table-cell office:value-type="string">
            <text:p>Afghanistan, Iran, Saudi Arabia</text:p>
          </table:table-cell>
          <table:table-cell office:value-type="string">
            <text:p> India, Pakistan, Bangladesh</text:p>
          </table:table-cell>
          <table:table-cell office:value-type="string">
            <text:p>Gond Katira, also known as Tragacanth gum, is a natural resin obtained from the sap of certain types of Middle Eastern legumes. It's used in various culinary applications, especially in Indian desserts and drinks, as a thickening and binding agent. Additionally, it has medicinal uses and is known for its cooling properties in traditional medicine.</text:p>
          </table:table-cell>
          <table:table-cell office:value-type="string">
            <text:p>Gond Katira.png</text:p>
          </table:table-cell>
          <table:table-cell office:value-type="string">
            <text:p>NA</text:p>
          </table:table-cell>
        </table:table-row>
        <table:table-row>
          <table:table-cell office:value-type="float" office:value="272">
            <text:p>272</text:p>
          </table:table-cell>
          <table:table-cell office:value-type="string">
            <text:p>Dawasaz</text:p>
          </table:table-cell>
          <table:table-cell office:value-type="string">
            <text:p>Herbs</text:p>
          </table:table-cell>
          <table:table-cell office:value-type="string">
            <text:p>Gudel Hibiscuss</text:p>
          </table:table-cell>
          <table:table-cell office:value-type="string">
            <text:p>गुडेल हिबिस्कस</text:p>
          </table:table-cell>
          <table:table-cell office:value-type="string">
            <text:p>Hibiscus rosa-sinensis</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States, United Kingdom, Germany</text:p>
          </table:table-cell>
          <table:table-cell office:value-type="string">
            <text:p>Nigeria, Ghana, Kenya</text:p>
          </table:table-cell>
          <table:table-cell office:value-type="string">
            <text:p>India, China, Brazil</text:p>
          </table:table-cell>
          <table:table-cell office:value-type="string">
            <text:p>Gudel Hibiscus, a premium hibiscus product, is imported from Nigeria, Ghana, and Kenya. Our manufacturing prowess in India, China, and Brazil ensures top-notch quality. With a global reach, we export to the United States, United Kingdom, and Germany, offering a delightful and vibrant addition to various markets.</text:p>
          </table:table-cell>
          <table:table-cell office:value-type="string">
            <text:p>Gudel Hibiscuss.png</text:p>
          </table:table-cell>
          <table:table-cell office:value-type="string">
            <text:p>NA</text:p>
          </table:table-cell>
        </table:table-row>
        <table:table-row>
          <table:table-cell office:value-type="float" office:value="273">
            <text:p>273</text:p>
          </table:table-cell>
          <table:table-cell office:value-type="string">
            <text:p>Dawasaz</text:p>
          </table:table-cell>
          <table:table-cell office:value-type="string">
            <text:p>Herbs</text:p>
          </table:table-cell>
          <table:table-cell office:value-type="string">
            <text:p>Gulbel Giloy</text:p>
          </table:table-cell>
          <table:table-cell office:value-type="string">
            <text:p>गुलबेल गिलोय</text:p>
          </table:table-cell>
          <table:table-cell office:value-type="string">
            <text:p>Tinospora cordifoli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States, Canada, Australia</text:p>
          </table:table-cell>
          <table:table-cell office:value-type="string">
            <text:p>Nepal, Bhutan, Sri Lanka</text:p>
          </table:table-cell>
          <table:table-cell office:value-type="string">
            <text:p> India, Bangladesh, Thailand</text:p>
          </table:table-cell>
          <table:table-cell office:value-type="string">
            <text:p>Gulbel Giloy, a renowned herbal supplement, is imported from Nepal, Bhutan, and Sri Lanka. Our manufacturing facilities in India, Bangladesh, and Thailand ensure the highest quality standards. We proudly export Gulbel Giloy to the United States, Canada, and Australia, providing a natural and beneficial health solution globally.</text:p>
          </table:table-cell>
          <table:table-cell office:value-type="string">
            <text:p>Gulbel Giloy.png</text:p>
          </table:table-cell>
          <table:table-cell office:value-type="string">
            <text:p>NA</text:p>
          </table:table-cell>
        </table:table-row>
        <table:table-row>
          <table:table-cell office:value-type="float" office:value="274">
            <text:p>274</text:p>
          </table:table-cell>
          <table:table-cell office:value-type="string">
            <text:p>Dawasaz</text:p>
          </table:table-cell>
          <table:table-cell office:value-type="string">
            <text:p>Herbs</text:p>
          </table:table-cell>
          <table:table-cell office:value-type="string">
            <text:p>Gule Dhawa</text:p>
          </table:table-cell>
          <table:table-cell office:value-type="string">
            <text:p>गुले ढावा</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Arab Emirates, United Kingdom, Qatar</text:p>
          </table:table-cell>
          <table:table-cell office:value-type="string">
            <text:p>Afghanistan, Pakistan, Iran</text:p>
          </table:table-cell>
          <table:table-cell office:value-type="string">
            <text:p> India, Nepal, Bangladesh</text:p>
          </table:table-cell>
          <table:table-cell office:value-type="string">
            <text:p>Gule Dhawa, a distinctive floral product, is imported from Afghanistan, Pakistan, and Iran. Our manufacturing hubs in India, Nepal, and Bangladesh ensure the highest quality. With a global presence, we export to the United Arab Emirates, the United Kingdom, and Qatar, offering a unique and sought-after experience.</text:p>
          </table:table-cell>
          <table:table-cell office:value-type="string">
            <text:p>No Image Found.png</text:p>
          </table:table-cell>
          <table:table-cell office:value-type="string">
            <text:p>NA</text:p>
          </table:table-cell>
        </table:table-row>
        <table:table-row>
          <table:table-cell office:value-type="float" office:value="275">
            <text:p>275</text:p>
          </table:table-cell>
          <table:table-cell office:value-type="string">
            <text:p>Dawasaz</text:p>
          </table:table-cell>
          <table:table-cell office:value-type="string">
            <text:p>Herbs</text:p>
          </table:table-cell>
          <table:table-cell office:value-type="string">
            <text:p>Halu Halim Seeds</text:p>
          </table:table-cell>
          <table:table-cell office:value-type="string">
            <text:p>हलु हलीम बीज</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Singapore, Australia, Canada</text:p>
          </table:table-cell>
          <table:table-cell office:value-type="string">
            <text:p>India, Malaysia, United States</text:p>
          </table:table-cell>
          <table:table-cell office:value-type="string">
            <text:p> Indonesia, Thailand, Brazil</text:p>
          </table:table-cell>
          <table:table-cell office:value-type="string">
            <text:p>Halu Halim Seeds is a premium seed product known for its exceptional quality and is sourced from India, with manufacturing operations in Indonesia, Thailand, and Brazil. Our seeds are in high demand and exported to Singapore, Australia, and Canada, making it a preferred choice globally.</text:p>
          </table:table-cell>
          <table:table-cell office:value-type="string">
            <text:p>Halu halim seeds.png</text:p>
          </table:table-cell>
          <table:table-cell office:value-type="string">
            <text:p>NA</text:p>
          </table:table-cell>
        </table:table-row>
        <table:table-row>
          <table:table-cell office:value-type="float" office:value="276">
            <text:p>276</text:p>
          </table:table-cell>
          <table:table-cell office:value-type="string">
            <text:p>Dawasaz</text:p>
          </table:table-cell>
          <table:table-cell office:value-type="string">
            <text:p>Herbs</text:p>
          </table:table-cell>
          <table:table-cell office:value-type="string">
            <text:p>Imly Seeds</text:p>
          </table:table-cell>
          <table:table-cell office:value-type="string">
            <text:p>इमली बीज</text:p>
          </table:table-cell>
          <table:table-cell office:value-type="string">
            <text:p>Tamarindus indic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States, United Kingdom, United Arab Emirates</text:p>
          </table:table-cell>
          <table:table-cell office:value-type="string">
            <text:p>India, Thailand, Vietnam</text:p>
          </table:table-cell>
          <table:table-cell office:value-type="string">
            <text:p> India, Thailand, Vietnam</text:p>
          </table:table-cell>
          <table:table-cell office:value-type="string">
            <text:p>Imly seeds are commonly referred to as tamarind seeds. Tamarind is a tropical fruit used for its sour flavor in cooking and for making tamarind paste or pulp, often used in various cuisines to add tangy and sour notes to dishes. </text:p>
          </table:table-cell>
          <table:table-cell office:value-type="string">
            <text:p>Imly Seeds.png</text:p>
          </table:table-cell>
          <table:table-cell office:value-type="string">
            <text:p>NA</text:p>
          </table:table-cell>
        </table:table-row>
        <table:table-row>
          <table:table-cell office:value-type="float" office:value="277">
            <text:p>277</text:p>
          </table:table-cell>
          <table:table-cell office:value-type="string">
            <text:p>Dawasaz</text:p>
          </table:table-cell>
          <table:table-cell office:value-type="string">
            <text:p>Herbs</text:p>
          </table:table-cell>
          <table:table-cell office:value-type="string">
            <text:p>Isabgol Sabit</text:p>
          </table:table-cell>
          <table:table-cell office:value-type="string">
            <text:p>इसबगोल साबुत</text:p>
          </table:table-cell>
          <table:table-cell office:value-type="string">
            <text:p>Plantago ovat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States, United Kingdom, United Arab Emirates</text:p>
          </table:table-cell>
          <table:table-cell office:value-type="string">
            <text:p>India, Pakistan, Bangladesh</text:p>
          </table:table-cell>
          <table:table-cell office:value-type="string">
            <text:p> India, Pakistan, Iran</text:p>
          </table:table-cell>
          <table:table-cell office:value-type="string">
            <text:p>Isabgol Sabit, commonly known as psyllium husk, is a natural soluble fiber renowned for its digestive benefits, aiding in promoting regular bowel movements and supporting digestive health.</text:p>
          </table:table-cell>
          <table:table-cell office:value-type="string">
            <text:p>Isabgol Sabit.png</text:p>
          </table:table-cell>
          <table:table-cell office:value-type="string">
            <text:p>NA</text:p>
          </table:table-cell>
        </table:table-row>
        <table:table-row>
          <table:table-cell office:value-type="float" office:value="278">
            <text:p>278</text:p>
          </table:table-cell>
          <table:table-cell office:value-type="string">
            <text:p>Dawasaz</text:p>
          </table:table-cell>
          <table:table-cell office:value-type="string">
            <text:p>Herbs</text:p>
          </table:table-cell>
          <table:table-cell office:value-type="string">
            <text:p>Jamun Seed</text:p>
          </table:table-cell>
          <table:table-cell office:value-type="string">
            <text:p>जामुन बीज</text:p>
          </table:table-cell>
          <table:table-cell office:value-type="string">
            <text:p>Syzygium cumini</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States, United Kingdom, United Arab Emirates</text:p>
          </table:table-cell>
          <table:table-cell office:value-type="string">
            <text:p>India, Bangladesh, Pakistan</text:p>
          </table:table-cell>
          <table:table-cell office:value-type="string">
            <text:p> India, Bangladesh, Sri Lanka</text:p>
          </table:table-cell>
          <table:table-cell office:value-type="string">
            <text:p>Jamun seeds are the seeds of the Jamun fruit, also known as Indian blackberry or Syzygium cumini. These seeds are often dried and powdered. In traditional medicine, particularly Ayurveda, they are used for their potential health benefits. </text:p>
          </table:table-cell>
          <table:table-cell office:value-type="string">
            <text:p>Jamun Seed.png</text:p>
          </table:table-cell>
          <table:table-cell office:value-type="string">
            <text:p>NA</text:p>
          </table:table-cell>
        </table:table-row>
        <table:table-row>
          <table:table-cell office:value-type="float" office:value="279">
            <text:p>279</text:p>
          </table:table-cell>
          <table:table-cell office:value-type="string">
            <text:p>Dawasaz</text:p>
          </table:table-cell>
          <table:table-cell office:value-type="string">
            <text:p>Herbs</text:p>
          </table:table-cell>
          <table:table-cell office:value-type="string">
            <text:p>Jatamansi</text:p>
          </table:table-cell>
          <table:table-cell office:value-type="string">
            <text:p>जटामांसी</text:p>
          </table:table-cell>
          <table:table-cell office:value-type="string">
            <text:p>Nardostachys jatamansi</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States, European Union, Japan</text:p>
          </table:table-cell>
          <table:table-cell office:value-type="string">
            <text:p>India, Nepal, Bhutan</text:p>
          </table:table-cell>
          <table:table-cell office:value-type="string">
            <text:p>India, Nepal, China</text:p>
          </table:table-cell>
          <table:table-cell office:value-type="string">
            <text:p>Jatamansi, scientifically known as Nardostachys jatamansi, is an Ayurvedic herb used for its medicinal properties. It is known for its calming and stress-reducing effects and is often used to improve sleep quality and treat anxiety and depression.</text:p>
          </table:table-cell>
          <table:table-cell office:value-type="string">
            <text:p>Jatamansi.png</text:p>
          </table:table-cell>
          <table:table-cell office:value-type="string">
            <text:p>NA</text:p>
          </table:table-cell>
        </table:table-row>
        <table:table-row>
          <table:table-cell office:value-type="float" office:value="280">
            <text:p>280</text:p>
          </table:table-cell>
          <table:table-cell office:value-type="string">
            <text:p>Dawasaz</text:p>
          </table:table-cell>
          <table:table-cell office:value-type="string">
            <text:p>Herbs</text:p>
          </table:table-cell>
          <table:table-cell office:value-type="string">
            <text:p>Kalimusli</text:p>
          </table:table-cell>
          <table:table-cell office:value-type="string">
            <text:p>काली मुसली</text:p>
          </table:table-cell>
          <table:table-cell office:value-type="string">
            <text:p>Curculigo orchioides</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AE, Japan, Australia</text:p>
          </table:table-cell>
          <table:table-cell office:value-type="string">
            <text:p>USA, Germany, United Kingdom</text:p>
          </table:table-cell>
          <table:table-cell office:value-type="string">
            <text:p> India, Nepal, Bhutan</text:p>
          </table:table-cell>
          <table:table-cell office:value-type="string">
            <text:p>Kalimusli, also known as Black Musli or Curculigo orchioides, is an herb used in traditional medicine, particularly in Ayurveda. It is known for its potential aphrodisiac and rejuvenating properties.</text:p>
          </table:table-cell>
          <table:table-cell office:value-type="string">
            <text:p>Kalimusli.png</text:p>
          </table:table-cell>
          <table:table-cell office:value-type="string">
            <text:p>NA</text:p>
          </table:table-cell>
        </table:table-row>
        <table:table-row>
          <table:table-cell office:value-type="float" office:value="281">
            <text:p>281</text:p>
          </table:table-cell>
          <table:table-cell office:value-type="string">
            <text:p>Dawasaz</text:p>
          </table:table-cell>
          <table:table-cell office:value-type="string">
            <text:p>Herbs</text:p>
          </table:table-cell>
          <table:table-cell office:value-type="string">
            <text:p>Kangi Seeds</text:p>
          </table:table-cell>
          <table:table-cell office:value-type="string">
            <text:p>कांगी बीज</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Australia, Japan, Germany</text:p>
          </table:table-cell>
          <table:table-cell office:value-type="string">
            <text:p> USA, Netherlands, Canada</text:p>
          </table:table-cell>
          <table:table-cell office:value-type="string">
            <text:p> India, Brazil, China</text:p>
          </table:table-cell>
          <table:table-cell office:value-type="string">
            <text:p>Kangi Seeds, a premium agricultural asset, are imported from the USA, Netherlands, and Canada, exported to Australia, Japan, and Germany, and carefully cultivated in manufacturing hubs in India, Brazil, and China. Elevate your farming potential with the quality and reliability of Kangi Seeds.</text:p>
          </table:table-cell>
          <table:table-cell office:value-type="string">
            <text:p>Kangi Seeds.png</text:p>
          </table:table-cell>
          <table:table-cell office:value-type="string">
            <text:p>NA</text:p>
          </table:table-cell>
        </table:table-row>
        <table:table-row>
          <table:table-cell office:value-type="float" office:value="282">
            <text:p>282</text:p>
          </table:table-cell>
          <table:table-cell office:value-type="string">
            <text:p>Dawasaz</text:p>
          </table:table-cell>
          <table:table-cell office:value-type="string">
            <text:p>Herbs</text:p>
          </table:table-cell>
          <table:table-cell office:value-type="string">
            <text:p>Kapoor Kachari</text:p>
          </table:table-cell>
          <table:table-cell office:value-type="string">
            <text:p>कपूर कचरी</text:p>
          </table:table-cell>
          <table:table-cell office:value-type="string">
            <text:p>Hedychium spicatum</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UAE, Japan, Australia</text:p>
          </table:table-cell>
          <table:table-cell office:value-type="string">
            <text:p> USA, Germany, United Kingdom</text:p>
          </table:table-cell>
          <table:table-cell office:value-type="string">
            <text:p>India, Thailand, Vietnam</text:p>
          </table:table-cell>
          <table:table-cell office:value-type="string">
            <text:p>Kapoor Kachari, also known as Hedychium spicatum, is an aromatic herb and a member of the ginger family. It is used in traditional Ayurvedic medicine and perfumery. Kapoor Kachari is known for its stimulating and digestive properties.</text:p>
          </table:table-cell>
          <table:table-cell office:value-type="string">
            <text:p>Kapoor Kachari.png</text:p>
          </table:table-cell>
          <table:table-cell office:value-type="string">
            <text:p>NA</text:p>
          </table:table-cell>
        </table:table-row>
        <table:table-row>
          <table:table-cell office:value-type="float" office:value="283">
            <text:p>283</text:p>
          </table:table-cell>
          <table:table-cell office:value-type="string">
            <text:p>Dawasaz</text:p>
          </table:table-cell>
          <table:table-cell office:value-type="string">
            <text:p>Herbs</text:p>
          </table:table-cell>
          <table:table-cell office:value-type="string">
            <text:p>kapoor Shilajit</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UAE, Japan, Australia</text:p>
          </table:table-cell>
          <table:table-cell office:value-type="string">
            <text:p>USA, United Kingdom, Canada</text:p>
          </table:table-cell>
          <table:table-cell office:value-type="string">
            <text:p> India, Nepal, Bhutan</text:p>
          </table:table-cell>
          <table:table-cell office:value-type="string">
            <text:p>Kapoor Shilajit, a premium health supplement, is imported from the USA, United Kingdom, and Canada, exported to the UAE, Japan, and Australia, and carefully processed in manufacturing centers in India, Nepal, and Bhutan. Experience the rejuvenating power of Kapoor Shilajit for your overall well-being.</text:p>
          </table:table-cell>
          <table:table-cell office:value-type="string">
            <text:p>kapoor Shilajit.png</text:p>
          </table:table-cell>
          <table:table-cell office:value-type="string">
            <text:p>NA</text:p>
          </table:table-cell>
        </table:table-row>
        <table:table-row>
          <table:table-cell office:value-type="float" office:value="284">
            <text:p>284</text:p>
          </table:table-cell>
          <table:table-cell office:value-type="string">
            <text:p>Dawasaz</text:p>
          </table:table-cell>
          <table:table-cell office:value-type="string">
            <text:p>Herbs</text:p>
          </table:table-cell>
          <table:table-cell office:value-type="string">
            <text:p>Kashmiri Lahsun</text:p>
          </table:table-cell>
          <table:table-cell office:value-type="string">
            <text:p>कश्मीरी लहसुन</text:p>
          </table:table-cell>
          <table:table-cell office:value-type="string">
            <text:p>Allium sativum</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AE, Saudi Arabia, Australia</text:p>
          </table:table-cell>
          <table:table-cell office:value-type="string">
            <text:p> USA, United Kingdom, Canada</text:p>
          </table:table-cell>
          <table:table-cell office:value-type="string">
            <text:p> India, Iran, Turkey</text:p>
          </table:table-cell>
          <table:table-cell office:value-type="string">
            <text:p>Kashmiri Lahsun, also known as Kashmiri Garlic, is a specific variety of garlic cultivated in the Kashmir region of India. It is known for its unique flavor and aroma. Kashmiri Lahsun is often used in traditional Kashmiri cuisine and is prized for its mild and sweet taste compared to regular garlic.</text:p>
          </table:table-cell>
          <table:table-cell office:value-type="string">
            <text:p>Kashmiri Lahsun.png</text:p>
          </table:table-cell>
          <table:table-cell office:value-type="string">
            <text:p>NA</text:p>
          </table:table-cell>
        </table:table-row>
        <table:table-row>
          <table:table-cell office:value-type="float" office:value="285">
            <text:p>285</text:p>
          </table:table-cell>
          <table:table-cell office:value-type="string">
            <text:p>Dawasaz</text:p>
          </table:table-cell>
          <table:table-cell office:value-type="string">
            <text:p>Herbs</text:p>
          </table:table-cell>
          <table:table-cell office:value-type="string">
            <text:p>Kasni</text:p>
          </table:table-cell>
          <table:table-cell office:value-type="string">
            <text:p>कसनी</text:p>
          </table:table-cell>
          <table:table-cell office:value-type="string">
            <text:p>Cichorium intybus</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Kingdom, Australia, Canada</text:p>
          </table:table-cell>
          <table:table-cell office:value-type="string">
            <text:p> USA, Germany, Japan</text:p>
          </table:table-cell>
          <table:table-cell office:value-type="string">
            <text:p> India, Argentina, China</text:p>
          </table:table-cell>
          <table:table-cell office:value-type="string">
            <text:p>Kasni, also known as Chicory, is a plant that is used for various purposes. Its leaves can be used in salads, and its roots are often roasted and ground to make a coffee substitute or additive.</text:p>
          </table:table-cell>
          <table:table-cell office:value-type="string">
            <text:p>Kasni.png</text:p>
          </table:table-cell>
          <table:table-cell office:value-type="string">
            <text:p>NA</text:p>
          </table:table-cell>
        </table:table-row>
        <table:table-row>
          <table:table-cell office:value-type="float" office:value="286">
            <text:p>286</text:p>
          </table:table-cell>
          <table:table-cell office:value-type="string">
            <text:p>Dawasaz</text:p>
          </table:table-cell>
          <table:table-cell office:value-type="string">
            <text:p>Herbs</text:p>
          </table:table-cell>
          <table:table-cell office:value-type="string">
            <text:p>Kerala Seeds</text:p>
          </table:table-cell>
          <table:table-cell office:value-type="string">
            <text:p>केरला बीज</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anada, UAE, Singapore</text:p>
          </table:table-cell>
          <table:table-cell office:value-type="string">
            <text:p> USA, United Kingdom, Australia</text:p>
          </table:table-cell>
          <table:table-cell office:value-type="string">
            <text:p> India, Mexico, Thailand</text:p>
          </table:table-cell>
          <table:table-cell office:value-type="string">
            <text:p>Kerala Seeds, a hallmark of agricultural excellence, is imported from the USA, United Kingdom, and Australia, exported to Canada, UAE, and Singapore, and meticulously crafted in manufacturing hubs in India, Mexico, and Thailand. Empower your crops with the quality and expertise embodied in Kerala Seeds.</text:p>
          </table:table-cell>
          <table:table-cell office:value-type="string">
            <text:p>No Image Found.png</text:p>
          </table:table-cell>
          <table:table-cell office:value-type="string">
            <text:p>NA</text:p>
          </table:table-cell>
        </table:table-row>
        <table:table-row>
          <table:table-cell office:value-type="float" office:value="287">
            <text:p>287</text:p>
          </table:table-cell>
          <table:table-cell office:value-type="string">
            <text:p>Dawasaz</text:p>
          </table:table-cell>
          <table:table-cell office:value-type="string">
            <text:p>Herbs</text:p>
          </table:table-cell>
          <table:table-cell office:value-type="string">
            <text:p>Khariti Seeds</text:p>
          </table:table-cell>
          <table:table-cell office:value-type="string">
            <text:p>खरीती बीज</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anada, Japan, Germany</text:p>
          </table:table-cell>
          <table:table-cell office:value-type="string">
            <text:p> USA, Netherlands, Australia</text:p>
          </table:table-cell>
          <table:table-cell office:value-type="string">
            <text:p> India, Brazil, Argentina</text:p>
          </table:table-cell>
          <table:table-cell office:value-type="string">
            <text:p>Khariti Seeds, a premium agricultural product, is imported from the USA, Netherlands, and Australia, exported to Canada, Japan, and Germany, and carefully cultivated and processed in manufacturing centers in India, Brazil, and Argentina. Nourish your fields with the excellence of Khariti Seeds for a bountiful harvest.</text:p>
          </table:table-cell>
          <table:table-cell office:value-type="string">
            <text:p>Khariti Seeds.png</text:p>
          </table:table-cell>
          <table:table-cell office:value-type="string">
            <text:p>NA</text:p>
          </table:table-cell>
        </table:table-row>
        <table:table-row>
          <table:table-cell office:value-type="float" office:value="288">
            <text:p>288</text:p>
          </table:table-cell>
          <table:table-cell office:value-type="string">
            <text:p>Dawasaz</text:p>
          </table:table-cell>
          <table:table-cell office:value-type="string">
            <text:p>Herbs</text:p>
          </table:table-cell>
          <table:table-cell office:value-type="string">
            <text:p>Khubji</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Japan, Australia, South Korea</text:p>
          </table:table-cell>
          <table:table-cell office:value-type="string">
            <text:p>Germany, France, Canada</text:p>
          </table:table-cell>
          <table:table-cell office:value-type="string">
            <text:p>India, China, Mexico</text:p>
          </table:table-cell>
          <table:table-cell office:value-type="string">
            <text:p>Khubji, an innovative lifestyle accessory, is imported from Germany, France, and Canada, exported to Japan, Australia, and South Korea, and skillfully manufactured in India, China, and Mexico. Elevate your daily experiences with Khubji's modern design and functionality.</text:p>
          </table:table-cell>
          <table:table-cell office:value-type="string">
            <text:p>Khubji.png</text:p>
          </table:table-cell>
          <table:table-cell office:value-type="string">
            <text:p>NA</text:p>
          </table:table-cell>
        </table:table-row>
        <table:table-row>
          <table:table-cell office:value-type="float" office:value="289">
            <text:p>289</text:p>
          </table:table-cell>
          <table:table-cell office:value-type="string">
            <text:p>Dawasaz</text:p>
          </table:table-cell>
          <table:table-cell office:value-type="string">
            <text:p>Herbs</text:p>
          </table:table-cell>
          <table:table-cell office:value-type="string">
            <text:p>Kokum</text:p>
          </table:table-cell>
          <table:table-cell office:value-type="string">
            <text:p>कोकम</text:p>
          </table:table-cell>
          <table:table-cell office:value-type="string">
            <text:p>Garcinia indic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Japan, Singapore, Australia</text:p>
          </table:table-cell>
          <table:table-cell office:value-type="string">
            <text:p>USA, United Kingdom, UAE</text:p>
          </table:table-cell>
          <table:table-cell office:value-type="string">
            <text:p> India, Brazil, Vietnam</text:p>
          </table:table-cell>
          <table:table-cell office:value-type="string">
            <text:p>Kokum, also known as Garcinia indica, is a tropical fruit that is primarily found in the western coastal regions of India. The fruit is used for its tangy and slightly sour flavor, and it is a key ingredient in various Indian dishes and beverages.</text:p>
          </table:table-cell>
          <table:table-cell office:value-type="string">
            <text:p>Kokum.png</text:p>
          </table:table-cell>
          <table:table-cell office:value-type="string">
            <text:p>NA</text:p>
          </table:table-cell>
        </table:table-row>
        <table:table-row>
          <table:table-cell office:value-type="float" office:value="290">
            <text:p>290</text:p>
          </table:table-cell>
          <table:table-cell office:value-type="string">
            <text:p>Dawasaz</text:p>
          </table:table-cell>
          <table:table-cell office:value-type="string">
            <text:p>Herbs</text:p>
          </table:table-cell>
          <table:table-cell office:value-type="string">
            <text:p>Kowdi</text:p>
          </table:table-cell>
          <table:table-cell office:value-type="string">
            <text:p>कौड़ी</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anada, Japan, Australia</text:p>
          </table:table-cell>
          <table:table-cell office:value-type="string">
            <text:p>USA, China, Germany</text:p>
          </table:table-cell>
          <table:table-cell office:value-type="string">
            <text:p>India, Mexico, South Korea</text:p>
          </table:table-cell>
          <table:table-cell office:value-type="string">
            <text:p>Kowdi, a cutting-edge tech gadget, is imported from the USA, China, and Germany, exported to Canada, Japan, and Australia, while being manufactured in India, Mexico, and South Korea. Its innovative features redefine convenience and efficiency.





</text:p>
          </table:table-cell>
          <table:table-cell office:value-type="string">
            <text:p>Kowdi.png</text:p>
          </table:table-cell>
          <table:table-cell office:value-type="string">
            <text:p>NA</text:p>
          </table:table-cell>
        </table:table-row>
        <table:table-row>
          <table:table-cell office:value-type="float" office:value="291">
            <text:p>291</text:p>
          </table:table-cell>
          <table:table-cell office:value-type="string">
            <text:p>Dawasaz</text:p>
          </table:table-cell>
          <table:table-cell office:value-type="string">
            <text:p>Herbs</text:p>
          </table:table-cell>
          <table:table-cell office:value-type="string">
            <text:p>Kutki</text:p>
          </table:table-cell>
          <table:table-cell office:value-type="string">
            <text:p>कुटकी</text:p>
          </table:table-cell>
          <table:table-cell office:value-type="string">
            <text:p>Picrorhiza kurro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States, Germany, Japan</text:p>
          </table:table-cell>
          <table:table-cell office:value-type="string">
            <text:p>China, Nepal, Bhutan</text:p>
          </table:table-cell>
          <table:table-cell office:value-type="string">
            <text:p>India, Nepal, Bhutan</text:p>
          </table:table-cell>
          <table:table-cell office:value-type="string">
            <text:p>Kutki, also known as Picrorhiza kurroa, is a medicinal herb native to the Himalayan region and some parts of Asia. It is widely used in traditional Ayurvedic medicine for its potential therapeutic properties.</text:p>
          </table:table-cell>
          <table:table-cell office:value-type="string">
            <text:p>Kutki.png</text:p>
          </table:table-cell>
          <table:table-cell office:value-type="string">
            <text:p>NA</text:p>
          </table:table-cell>
        </table:table-row>
        <table:table-row>
          <table:table-cell office:value-type="float" office:value="292">
            <text:p>292</text:p>
          </table:table-cell>
          <table:table-cell office:value-type="string">
            <text:p>Dawasaz</text:p>
          </table:table-cell>
          <table:table-cell office:value-type="string">
            <text:p>Herbs</text:p>
          </table:table-cell>
          <table:table-cell office:value-type="string">
            <text:p>Lasoda</text:p>
          </table:table-cell>
          <table:table-cell office:value-type="string">
            <text:p>लसोड़ा</text:p>
          </table:table-cell>
          <table:table-cell office:value-type="string">
            <text:p>Cordia dichotom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Kingdom, Canada, Australia</text:p>
          </table:table-cell>
          <table:table-cell office:value-type="string">
            <text:p>Mexico, United States, Spain</text:p>
          </table:table-cell>
          <table:table-cell office:value-type="string">
            <text:p>India, Brazil, Thailand</text:p>
          </table:table-cell>
          <table:table-cell office:value-type="string">
            <text:p>Lasoda, also known as Cordia myxa or clammy cherry, is a fruit-bearing tree commonly found in tropical and subtropical regions. The fruit is edible and has a sweet and sour flavor. It is used in various culinary preparations, such as pickles, chutneys, and jams.</text:p>
          </table:table-cell>
          <table:table-cell office:value-type="string">
            <text:p>Lasoda.png</text:p>
          </table:table-cell>
          <table:table-cell office:value-type="string">
            <text:p>NA</text:p>
          </table:table-cell>
        </table:table-row>
        <table:table-row>
          <table:table-cell office:value-type="float" office:value="293">
            <text:p>293</text:p>
          </table:table-cell>
          <table:table-cell office:value-type="string">
            <text:p>Dawasaz</text:p>
          </table:table-cell>
          <table:table-cell office:value-type="string">
            <text:p>Herbs</text:p>
          </table:table-cell>
          <table:table-cell office:value-type="string">
            <text:p>Maida Lakdi</text:p>
          </table:table-cell>
          <table:table-cell office:value-type="string">
            <text:p>मैदा लकड़ी</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United Arab Emirates, United Kingdom, South Africa</text:p>
          </table:table-cell>
          <table:table-cell office:value-type="string">
            <text:p> Canada, United States, Australia</text:p>
          </table:table-cell>
          <table:table-cell office:value-type="string">
            <text:p> India, United States, China</text:p>
          </table:table-cell>
          <table:table-cell office:value-type="string">
            <text:p>Maida Lakdi is a versatile wood substitute made from premium quality materials, ideal for eco-friendly construction projects and furniture manufacturing, offering durability with a sustainable touch.</text:p>
          </table:table-cell>
          <table:table-cell office:value-type="string">
            <text:p>Maida Lakdi.png</text:p>
          </table:table-cell>
          <table:table-cell office:value-type="string">
            <text:p>NA</text:p>
          </table:table-cell>
        </table:table-row>
        <table:table-row>
          <table:table-cell office:value-type="float" office:value="294">
            <text:p>294</text:p>
          </table:table-cell>
          <table:table-cell office:value-type="string">
            <text:p>Dawasaz</text:p>
          </table:table-cell>
          <table:table-cell office:value-type="string">
            <text:p>Herbs</text:p>
          </table:table-cell>
          <table:table-cell office:value-type="string">
            <text:p>Majuphal</text:p>
          </table:table-cell>
          <table:table-cell office:value-type="string">
            <text:p>माजूफल</text:p>
          </table:table-cell>
          <table:table-cell office:value-type="string">
            <text:p>Quercus infectori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States, Germany, Japan</text:p>
          </table:table-cell>
          <table:table-cell office:value-type="string">
            <text:p> India, Vietnam, Indonesia</text:p>
          </table:table-cell>
          <table:table-cell office:value-type="string">
            <text:p> India, China, Brazil</text:p>
          </table:table-cell>
          <table:table-cell office:value-type="string">
            <text:p> Majuphal is a herbal supplement known for its traditional medicinal properties, sourced from high-quality ingredients to promote overall well-being and natural health benefits.





</text:p>
          </table:table-cell>
          <table:table-cell office:value-type="string">
            <text:p>No Image Found.png</text:p>
          </table:table-cell>
          <table:table-cell office:value-type="string">
            <text:p>NA</text:p>
          </table:table-cell>
        </table:table-row>
        <table:table-row>
          <table:table-cell office:value-type="float" office:value="295">
            <text:p>295</text:p>
          </table:table-cell>
          <table:table-cell office:value-type="string">
            <text:p>Dawasaz</text:p>
          </table:table-cell>
          <table:table-cell office:value-type="string">
            <text:p>Herbs</text:p>
          </table:table-cell>
          <table:table-cell office:value-type="string">
            <text:p>Mamsa Rohini</text:p>
          </table:table-cell>
          <table:table-cell office:value-type="string">
            <text:p>मांस रोहिणी</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States, United Kingdom, Australia</text:p>
          </table:table-cell>
          <table:table-cell office:value-type="string">
            <text:p>India, Brazil, China</text:p>
          </table:table-cell>
          <table:table-cell office:value-type="string">
            <text:p>India, Thailand, Argentina</text:p>
          </table:table-cell>
          <table:table-cell office:value-type="string">
            <text:p>Mamsa Rohini is a premium organic skincare product crafted with natural ingredients, offering rejuvenation and nourishment for radiant and healthy skin.</text:p>
          </table:table-cell>
          <table:table-cell office:value-type="string">
            <text:p>Mamsa Rohini.png</text:p>
          </table:table-cell>
          <table:table-cell office:value-type="string">
            <text:p>NA</text:p>
          </table:table-cell>
        </table:table-row>
        <table:table-row>
          <table:table-cell office:value-type="float" office:value="296">
            <text:p>296</text:p>
          </table:table-cell>
          <table:table-cell office:value-type="string">
            <text:p>Dawasaz</text:p>
          </table:table-cell>
          <table:table-cell office:value-type="string">
            <text:p>Herbs</text:p>
          </table:table-cell>
          <table:table-cell office:value-type="string">
            <text:p>Meetha Patta</text:p>
          </table:table-cell>
          <table:table-cell office:value-type="string">
            <text:p>मीठा पत्ता</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anada, Australia, Singapore</text:p>
          </table:table-cell>
          <table:table-cell office:value-type="string">
            <text:p> United States, United Arab Emirates, United Kingdom</text:p>
          </table:table-cell>
          <table:table-cell office:value-type="string">
            <text:p>India, Sri Lanka, Thailand</text:p>
          </table:table-cell>
          <table:table-cell office:value-type="string">
            <text:p>Meetha Patta, a sweet and aromatic spice, adds a delightful twist to culinary creations. Sourced from carefully selected regions, it brings a unique flavor profile that elevates both sweet and savory dishes with its distinctive essence.</text:p>
          </table:table-cell>
          <table:table-cell office:value-type="string">
            <text:p>Meetha Patta.png</text:p>
          </table:table-cell>
          <table:table-cell office:value-type="string">
            <text:p>NA</text:p>
          </table:table-cell>
        </table:table-row>
        <table:table-row>
          <table:table-cell office:value-type="float" office:value="297">
            <text:p>297</text:p>
          </table:table-cell>
          <table:table-cell office:value-type="string">
            <text:p>Dawasaz</text:p>
          </table:table-cell>
          <table:table-cell office:value-type="string">
            <text:p>Herbs</text:p>
          </table:table-cell>
          <table:table-cell office:value-type="string">
            <text:p>Moha Phool</text:p>
          </table:table-cell>
          <table:table-cell office:value-type="string">
            <text:p>मोह फूल</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States, United Kingdom, Australia</text:p>
          </table:table-cell>
          <table:table-cell office:value-type="string">
            <text:p>France, Canada, Japan</text:p>
          </table:table-cell>
          <table:table-cell office:value-type="string">
            <text:p> India, Nepal, Sri Lanka</text:p>
          </table:table-cell>
          <table:table-cell office:value-type="string">
            <text:p>Moha Phool, an exquisite floral blend, is a fragrant masterpiece crafted for sensory delight. With notes of indigenous blooms, it captures the essence of nature, bringing a touch of elegance to your daily moments.





</text:p>
          </table:table-cell>
          <table:table-cell office:value-type="string">
            <text:p>Moha Phool.png</text:p>
          </table:table-cell>
          <table:table-cell office:value-type="string">
            <text:p>NA</text:p>
          </table:table-cell>
        </table:table-row>
        <table:table-row>
          <table:table-cell office:value-type="float" office:value="298">
            <text:p>298</text:p>
          </table:table-cell>
          <table:table-cell office:value-type="string">
            <text:p>Dawasaz</text:p>
          </table:table-cell>
          <table:table-cell office:value-type="string">
            <text:p>Herbs</text:p>
          </table:table-cell>
          <table:table-cell office:value-type="string">
            <text:p>Multani Mitti</text:p>
          </table:table-cell>
          <table:table-cell office:value-type="string">
            <text:p>मुल्तानी मिट्टी</text:p>
          </table:table-cell>
          <table:table-cell office:value-type="string">
            <text:p>Fuller's Earth</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Saudi Arabia, Malaysia, Australia</text:p>
          </table:table-cell>
          <table:table-cell office:value-type="string">
            <text:p>USA, UAE, United Kingdom</text:p>
          </table:table-cell>
          <table:table-cell office:value-type="string">
            <text:p>India, Pakistan, Bangladesh</text:p>
          </table:table-cell>
          <table:table-cell office:value-type="string">
            <text:p>Multani Mitti, also known as Fuller's Earth, is a type of clay that is widely used for its cosmetic and skincare properties. It is known for its ability to absorb excess oil and impurities from the skin, making it a popular ingredient in face masks and packs.</text:p>
          </table:table-cell>
          <table:table-cell office:value-type="string">
            <text:p>Multani Mitti.png</text:p>
          </table:table-cell>
          <table:table-cell office:value-type="string">
            <text:p>NA</text:p>
          </table:table-cell>
        </table:table-row>
        <table:table-row>
          <table:table-cell office:value-type="float" office:value="299">
            <text:p>299</text:p>
          </table:table-cell>
          <table:table-cell office:value-type="string">
            <text:p>Dawasaz</text:p>
          </table:table-cell>
          <table:table-cell office:value-type="string">
            <text:p>Herbs</text:p>
          </table:table-cell>
          <table:table-cell office:value-type="string">
            <text:p>Nausagar Tikri</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anada, Australia, Japan</text:p>
          </table:table-cell>
          <table:table-cell office:value-type="string">
            <text:p>USA, China, Germany</text:p>
          </table:table-cell>
          <table:table-cell office:value-type="string">
            <text:p> India, Mexico, Vietnam</text:p>
          </table:table-cell>
          <table:table-cell office:value-type="string">
            <text:p>Nausagar Tikri is a cutting-edge aquatic technology designed for sustainable water purification and ecosystem management, catering to global demands for cleaner and healthier water bodies.</text:p>
          </table:table-cell>
          <table:table-cell office:value-type="string">
            <text:p>Nausagar Tikri.png</text:p>
          </table:table-cell>
          <table:table-cell office:value-type="string">
            <text:p>NA</text:p>
          </table:table-cell>
        </table:table-row>
        <table:table-row>
          <table:table-cell office:value-type="float" office:value="300">
            <text:p>300</text:p>
          </table:table-cell>
          <table:table-cell office:value-type="string">
            <text:p>Dawasaz</text:p>
          </table:table-cell>
          <table:table-cell office:value-type="string">
            <text:p>Herbs</text:p>
          </table:table-cell>
          <table:table-cell office:value-type="string">
            <text:p>Neem Patta</text:p>
          </table:table-cell>
          <table:table-cell office:value-type="string">
            <text:p>नीम पत्ता</text:p>
          </table:table-cell>
          <table:table-cell office:value-type="string">
            <text:p>Azadirachta indic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States, United Arab Emirates, Australia</text:p>
          </table:table-cell>
          <table:table-cell office:value-type="string">
            <text:p>India, United States, United Kingdom</text:p>
          </table:table-cell>
          <table:table-cell office:value-type="string">
            <text:p> India, Bangladesh, Sri Lanka</text:p>
          </table:table-cell>
          <table:table-cell office:value-type="string">
            <text:p>Neem Patta (Neem Leaves) are renowned for their medicinal properties, widely used in traditional remedies and herbal formulations due to their antibacterial, antifungal, and antiviral characteristics, benefiting overall health and skincare routines.</text:p>
          </table:table-cell>
          <table:table-cell office:value-type="string">
            <text:p>Neem Patta.png</text:p>
          </table:table-cell>
          <table:table-cell office:value-type="string">
            <text:p>NA</text:p>
          </table:table-cell>
        </table:table-row>
        <table:table-row>
          <table:table-cell office:value-type="float" office:value="301">
            <text:p>301</text:p>
          </table:table-cell>
          <table:table-cell office:value-type="string">
            <text:p>Dawasaz</text:p>
          </table:table-cell>
          <table:table-cell office:value-type="string">
            <text:p>Herbs</text:p>
          </table:table-cell>
          <table:table-cell office:value-type="string">
            <text:p>Neem Seed</text:p>
          </table:table-cell>
          <table:table-cell office:value-type="string">
            <text:p>नीम के बीज</text:p>
          </table:table-cell>
          <table:table-cell office:value-type="string">
            <text:p>Azadirachta indic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States, Japan, European Union</text:p>
          </table:table-cell>
          <table:table-cell office:value-type="string">
            <text:p>India, United States, China</text:p>
          </table:table-cell>
          <table:table-cell office:value-type="string">
            <text:p>India, Bangladesh, Sri Lanka</text:p>
          </table:table-cell>
          <table:table-cell office:value-type="string">
            <text:p>Neem seeds come from the Neem tree (Azadirachta indica). These seeds are known for their numerous applications in traditional medicine, agriculture, and industrial uses. </text:p>
          </table:table-cell>
          <table:table-cell office:value-type="string">
            <text:p>Neem Seed.png</text:p>
          </table:table-cell>
          <table:table-cell office:value-type="string">
            <text:p>NA</text:p>
          </table:table-cell>
        </table:table-row>
        <table:table-row>
          <table:table-cell office:value-type="float" office:value="302">
            <text:p>302</text:p>
          </table:table-cell>
          <table:table-cell office:value-type="string">
            <text:p>Dawasaz</text:p>
          </table:table-cell>
          <table:table-cell office:value-type="string">
            <text:p>Herbs</text:p>
          </table:table-cell>
          <table:table-cell office:value-type="string">
            <text:p>Nirmali Seeds</text:p>
          </table:table-cell>
          <table:table-cell office:value-type="string">
            <text:p>निर्मली बीज</text:p>
          </table:table-cell>
          <table:table-cell office:value-type="string">
            <text:p>Strychnos potatorum</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States, United Kingdom, Australia</text:p>
          </table:table-cell>
          <table:table-cell office:value-type="string">
            <text:p>Thailand, Vietnam, Indonesia</text:p>
          </table:table-cell>
          <table:table-cell office:value-type="string">
            <text:p>India, Bangladesh, Nepal</text:p>
          </table:table-cell>
          <table:table-cell office:value-type="string">
            <text:p>Nirmali Seeds, renowned for their medicinal properties, are sourced from indigenous plants and widely utilized in traditional medicine and herbal remedies across various cultures for their therapeutic benefits and natural healing attributes.</text:p>
          </table:table-cell>
          <table:table-cell office:value-type="string">
            <text:p>Nirmali Seeds.png</text:p>
          </table:table-cell>
          <table:table-cell office:value-type="string">
            <text:p>NA</text:p>
          </table:table-cell>
        </table:table-row>
        <table:table-row>
          <table:table-cell office:value-type="float" office:value="303">
            <text:p>303</text:p>
          </table:table-cell>
          <table:table-cell office:value-type="string">
            <text:p>Dawasaz</text:p>
          </table:table-cell>
          <table:table-cell office:value-type="string">
            <text:p>Herbs</text:p>
          </table:table-cell>
          <table:table-cell office:value-type="string">
            <text:p>Orange Peel</text:p>
          </table:table-cell>
          <table:table-cell office:value-type="string">
            <text:p>संतरा का छिलका</text:p>
          </table:table-cell>
          <table:table-cell office:value-type="string">
            <text:p>Citrus sinensis</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hina, Japan, Germany</text:p>
          </table:table-cell>
          <table:table-cell office:value-type="string">
            <text:p>Brazil, United States, Spain</text:p>
          </table:table-cell>
          <table:table-cell office:value-type="string">
            <text:p>Mexico, India, Egypt</text:p>
          </table:table-cell>
          <table:table-cell office:value-type="string">
            <text:p>Orange peel refers to the outer, zestful skin of an orange fruit. It is often used in cooking, baking, and for its aromatic qualities. Orange peel can be grated or thinly sliced and added to dishes, desserts, and beverages to impart a citrusy and slightly bitter flavor.</text:p>
          </table:table-cell>
          <table:table-cell office:value-type="string">
            <text:p>Orange Peel.png</text:p>
          </table:table-cell>
          <table:table-cell office:value-type="string">
            <text:p>NA</text:p>
          </table:table-cell>
        </table:table-row>
        <table:table-row>
          <table:table-cell office:value-type="float" office:value="304">
            <text:p>304</text:p>
          </table:table-cell>
          <table:table-cell office:value-type="string">
            <text:p>Dawasaz</text:p>
          </table:table-cell>
          <table:table-cell office:value-type="string">
            <text:p>Herbs</text:p>
          </table:table-cell>
          <table:table-cell office:value-type="string">
            <text:p>Pan Ki Jad</text:p>
          </table:table-cell>
          <table:table-cell office:value-type="string">
            <text:p>पान की जड़</text:p>
          </table:table-cell>
          <table:table-cell office:value-type="string">
            <text:p>Areca catechu</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States, United Kingdom, Australia</text:p>
          </table:table-cell>
          <table:table-cell office:value-type="string">
            <text:p>India, China, Indonesia</text:p>
          </table:table-cell>
          <table:table-cell office:value-type="string">
            <text:p>Bangladesh, Vietnam, Thailand</text:p>
          </table:table-cell>
          <table:table-cell office:value-type="string">
            <text:p>Pan Ki Jad is a traditional herbal blend originating from South Asia, renowned for its aromatic essence and therapeutic properties, crafted to enhance well-being.</text:p>
          </table:table-cell>
          <table:table-cell office:value-type="string">
            <text:p>Pan Ki Jad.png</text:p>
          </table:table-cell>
          <table:table-cell office:value-type="string">
            <text:p>NA</text:p>
          </table:table-cell>
        </table:table-row>
        <table:table-row>
          <table:table-cell office:value-type="float" office:value="305">
            <text:p>305</text:p>
          </table:table-cell>
          <table:table-cell office:value-type="string">
            <text:p>Dawasaz</text:p>
          </table:table-cell>
          <table:table-cell office:value-type="string">
            <text:p>Herbs</text:p>
          </table:table-cell>
          <table:table-cell office:value-type="string">
            <text:p>Papad Khar</text:p>
          </table:table-cell>
          <table:table-cell office:value-type="string">
            <text:p>पापड़ खार</text:p>
          </table:table-cell>
          <table:table-cell office:value-type="string">
            <text:p>Sago Palm Ash</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UK, UAE</text:p>
          </table:table-cell>
          <table:table-cell office:value-type="string">
            <text:p>India, Pakistan, Bangladesh</text:p>
          </table:table-cell>
          <table:table-cell office:value-type="string">
            <text:p> India, Pakistan, Bangladesh</text:p>
          </table:table-cell>
          <table:table-cell office:value-type="string">
            <text:p>Papad Khar, also known as edible alkali or sodium carbonate, is an essential ingredient used in the preparation of Indian papads or papadums. It is an alkaline salt that is mixed with lentil or rice flour to make a dough, which is then rolled out and dried to create thin, crispy papads. Papad Khar helps in the leavening process, making the papads light and airy when they are fried or roasted before consumption.</text:p>
          </table:table-cell>
          <table:table-cell office:value-type="string">
            <text:p>Papad Khar.png</text:p>
          </table:table-cell>
          <table:table-cell office:value-type="string">
            <text:p>NA</text:p>
          </table:table-cell>
        </table:table-row>
        <table:table-row>
          <table:table-cell office:value-type="float" office:value="306">
            <text:p>306</text:p>
          </table:table-cell>
          <table:table-cell office:value-type="string">
            <text:p>Dawasaz</text:p>
          </table:table-cell>
          <table:table-cell office:value-type="string">
            <text:p>Herbs</text:p>
          </table:table-cell>
          <table:table-cell office:value-type="string">
            <text:p>Phalas Papad</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Canada, Australia</text:p>
          </table:table-cell>
          <table:table-cell office:value-type="string">
            <text:p>India, Bangladesh, Sri Lanka</text:p>
          </table:table-cell>
          <table:table-cell office:value-type="string">
            <text:p> India, Bangladesh, Sri Lanka</text:p>
          </table:table-cell>
          <table:table-cell office:value-type="string">
            <text:p> Phalas Papad, meticulously crafted in the heart of India, Bangladesh, and Sri Lanka, is a delightful culinary indulgence. Our traditional recipe ensures a burst of authentic flavors in every bite, making Phalas Papad a favorite snack that transcends borders and delights taste buds globally.</text:p>
          </table:table-cell>
          <table:table-cell office:value-type="string">
            <text:p>Phalas Papad.png</text:p>
          </table:table-cell>
          <table:table-cell office:value-type="string">
            <text:p>NA</text:p>
          </table:table-cell>
        </table:table-row>
        <table:table-row>
          <table:table-cell office:value-type="float" office:value="307">
            <text:p>307</text:p>
          </table:table-cell>
          <table:table-cell office:value-type="string">
            <text:p>Dawasaz</text:p>
          </table:table-cell>
          <table:table-cell office:value-type="string">
            <text:p>Herbs</text:p>
          </table:table-cell>
          <table:table-cell office:value-type="string">
            <text:p>Phitakadi</text:p>
          </table:table-cell>
          <table:table-cell office:value-type="string">
            <text:p>फिटकरी</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Japan, Germany</text:p>
          </table:table-cell>
          <table:table-cell office:value-type="string">
            <text:p> India, Indonesia, Brazil</text:p>
          </table:table-cell>
          <table:table-cell office:value-type="string">
            <text:p>India, Indonesia, Brazil</text:p>
          </table:table-cell>
          <table:table-cell office:value-type="string">
            <text:p>Phitakadi, crafted from the finest ingredients in India, Indonesia, and Brazil, is a versatile product that enhances your well-being.</text:p>
          </table:table-cell>
          <table:table-cell office:value-type="string">
            <text:p>Phitakadi.png</text:p>
          </table:table-cell>
          <table:table-cell office:value-type="string">
            <text:p>NA</text:p>
          </table:table-cell>
        </table:table-row>
        <table:table-row>
          <table:table-cell office:value-type="float" office:value="308">
            <text:p>308</text:p>
          </table:table-cell>
          <table:table-cell office:value-type="string">
            <text:p>Dawasaz</text:p>
          </table:table-cell>
          <table:table-cell office:value-type="string">
            <text:p>Herbs</text:p>
          </table:table-cell>
          <table:table-cell office:value-type="string">
            <text:p>Ratan Jot</text:p>
          </table:table-cell>
          <table:table-cell office:value-type="string">
            <text:p>रतनजोत</text:p>
          </table:table-cell>
          <table:table-cell office:value-type="string">
            <text:p>Alkanna tinctori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SA, UAE, United Kingdom</text:p>
          </table:table-cell>
          <table:table-cell office:value-type="string">
            <text:p>India, Afghanistan, Iran</text:p>
          </table:table-cell>
          <table:table-cell office:value-type="string">
            <text:p>India, Afghanistan, Iran</text:p>
          </table:table-cell>
          <table:table-cell office:value-type="string">
            <text:p>Ratan Jot, scientifically known as Alkanna tinctoria, is a plant whose roots are used for their natural dyeing properties. The roots contain red and purple pigments that are used to color textiles, cosmetics, and food items.</text:p>
          </table:table-cell>
          <table:table-cell office:value-type="string">
            <text:p>Ratan Jot.png</text:p>
          </table:table-cell>
          <table:table-cell office:value-type="string">
            <text:p>NA</text:p>
          </table:table-cell>
        </table:table-row>
        <table:table-row>
          <table:table-cell office:value-type="float" office:value="309">
            <text:p>309</text:p>
          </table:table-cell>
          <table:table-cell office:value-type="string">
            <text:p>Dawasaz</text:p>
          </table:table-cell>
          <table:table-cell office:value-type="string">
            <text:p>Herbs</text:p>
          </table:table-cell>
          <table:table-cell office:value-type="string">
            <text:p>Reetha</text:p>
          </table:table-cell>
          <table:table-cell office:value-type="string">
            <text:p>रीठा</text:p>
          </table:table-cell>
          <table:table-cell office:value-type="string">
            <text:p>Sapindus mukorossi</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USA, UK, Australia</text:p>
          </table:table-cell>
          <table:table-cell office:value-type="string">
            <text:p> India, Nepal, Thailand</text:p>
          </table:table-cell>
          <table:table-cell office:value-type="string">
            <text:p> India, Nepal, Thailand</text:p>
          </table:table-cell>
          <table:table-cell office:value-type="string">
            <text:p>Reetha, also known as Soapnut or Sapindus mukorossi, is a plant whose fruit contains natural saponins. These saponins are a natural soap or detergent and are used for cleaning and washing purposes.</text:p>
          </table:table-cell>
          <table:table-cell office:value-type="string">
            <text:p>Reetha.png</text:p>
          </table:table-cell>
          <table:table-cell office:value-type="string">
            <text:p>NA</text:p>
          </table:table-cell>
        </table:table-row>
        <table:table-row>
          <table:table-cell office:value-type="float" office:value="310">
            <text:p>310</text:p>
          </table:table-cell>
          <table:table-cell office:value-type="string">
            <text:p>Dawasaz</text:p>
          </table:table-cell>
          <table:table-cell office:value-type="string">
            <text:p>Herbs</text:p>
          </table:table-cell>
          <table:table-cell office:value-type="string">
            <text:p>Rose Petals</text:p>
          </table:table-cell>
          <table:table-cell office:value-type="string">
            <text:p>गुलाब के पत्ते</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United States, Netherlands, Japan</text:p>
          </table:table-cell>
          <table:table-cell office:value-type="string">
            <text:p>India, Ecuador, Kenya</text:p>
          </table:table-cell>
          <table:table-cell office:value-type="string">
            <text:p>India, Ecuador, Kenya</text:p>
          </table:table-cell>
          <table:table-cell office:value-type="string">
            <text:p>Rose petals are the delicate, colorful petals of the rose flower, and they are known for their beauty, fragrance, and various uses. </text:p>
          </table:table-cell>
          <table:table-cell office:value-type="string">
            <text:p>Rose Petals.png</text:p>
          </table:table-cell>
          <table:table-cell office:value-type="string">
            <text:p>NA</text:p>
          </table:table-cell>
        </table:table-row>
        <table:table-row>
          <table:table-cell office:value-type="float" office:value="311">
            <text:p>311</text:p>
          </table:table-cell>
          <table:table-cell office:value-type="string">
            <text:p>Spices</text:p>
          </table:table-cell>
          <table:table-cell office:value-type="string">
            <text:p>Spices</text:p>
          </table:table-cell>
          <table:table-cell office:value-type="string">
            <text:p>Sabit Mulathi</text:p>
          </table:table-cell>
          <table:table-cell office:value-type="string">
            <text:p>सबुत मुलाठी</text:p>
          </table:table-cell>
          <table:table-cell office:value-type="string">
            <text:p>Glycyrrhiza glabr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anada, Japan, Australia</text:p>
          </table:table-cell>
          <table:table-cell office:value-type="string">
            <text:p>USA, China, Germany</text:p>
          </table:table-cell>
          <table:table-cell office:value-type="string">
            <text:p> India, Mexico, Vietnam</text:p>
          </table:table-cell>
          <table:table-cell office:value-type="string">
            <text:p>Sabit Mulathi is a cutting-edge technology product revolutionizing [industry/field] with its innovative features and unparalleled performance.</text:p>
          </table:table-cell>
          <table:table-cell office:value-type="string">
            <text:p>Sabit Mulathi.png</text:p>
          </table:table-cell>
          <table:table-cell office:value-type="string">
            <text:p>NA</text:p>
          </table:table-cell>
        </table:table-row>
        <table:table-row>
          <table:table-cell office:value-type="float" office:value="312">
            <text:p>312</text:p>
          </table:table-cell>
          <table:table-cell office:value-type="string">
            <text:p>Dawasaz</text:p>
          </table:table-cell>
          <table:table-cell office:value-type="string">
            <text:p>Herbs</text:p>
          </table:table-cell>
          <table:table-cell office:value-type="string">
            <text:p>Saffron Seeds</text:p>
          </table:table-cell>
          <table:table-cell office:value-type="string">
            <text:p>केसर के बीज</text:p>
          </table:table-cell>
          <table:table-cell office:value-type="string">
            <text:p>Crocus sativus</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Germany, France, Japan</text:p>
          </table:table-cell>
          <table:table-cell office:value-type="string">
            <text:p> United States, United Kingdom, UAE</text:p>
          </table:table-cell>
          <table:table-cell office:value-type="string">
            <text:p>India, Iran, Spain</text:p>
          </table:table-cell>
          <table:table-cell office:value-type="string">
            <text:p>Saffron does not produce seeds in the traditional sense. Instead, it propagates through corms, which are bulb-like structures. Saffron is a spice derived from the stigma of the saffron crocus (Crocus sativus) flower.</text:p>
          </table:table-cell>
          <table:table-cell office:value-type="string">
            <text:p>Saffron Seeds.png</text:p>
          </table:table-cell>
          <table:table-cell office:value-type="string">
            <text:p>NA</text:p>
          </table:table-cell>
        </table:table-row>
        <table:table-row>
          <table:table-cell office:value-type="float" office:value="313">
            <text:p>313</text:p>
          </table:table-cell>
          <table:table-cell office:value-type="string">
            <text:p>Dawasaz</text:p>
          </table:table-cell>
          <table:table-cell office:value-type="string">
            <text:p>Herbs</text:p>
          </table:table-cell>
          <table:table-cell office:value-type="string">
            <text:p>Samunder Fen</text:p>
          </table:table-cell>
          <table:table-cell office:value-type="string">
            <text:p>समुद्री पंख</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anada, Australia, Japan</text:p>
          </table:table-cell>
          <table:table-cell office:value-type="string">
            <text:p>United States, United Kingdom, UAE</text:p>
          </table:table-cell>
          <table:table-cell office:value-type="string">
            <text:p>India, Sri Lanka, Thailand</text:p>
          </table:table-cell>
          <table:table-cell office:value-type="string">
            <text:p>Samunder Fen, a maritime wonder, captivates consumers in the United States, the United Kingdom, and the UAE. Its global journey continues through exports to Canada, Australia, and Japan, emanating from manufacturing centers in India, Sri Lanka, and Thailand.</text:p>
          </table:table-cell>
          <table:table-cell office:value-type="string">
            <text:p>No Image Found.png</text:p>
          </table:table-cell>
          <table:table-cell office:value-type="string">
            <text:p>NA</text:p>
          </table:table-cell>
        </table:table-row>
        <table:table-row>
          <table:table-cell office:value-type="float" office:value="314">
            <text:p>314</text:p>
          </table:table-cell>
          <table:table-cell office:value-type="string">
            <text:p>Dawasaz</text:p>
          </table:table-cell>
          <table:table-cell office:value-type="string">
            <text:p>Herbs</text:p>
          </table:table-cell>
          <table:table-cell office:value-type="string">
            <text:p>Sarphoka</text:p>
          </table:table-cell>
          <table:table-cell office:value-type="string">
            <text:p>सरफोका</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anada, Australia, Japan</text:p>
          </table:table-cell>
          <table:table-cell office:value-type="string">
            <text:p>United States, United Kingdom, Germany</text:p>
          </table:table-cell>
          <table:table-cell office:value-type="string">
            <text:p>India, China, Brazil</text:p>
          </table:table-cell>
          <table:table-cell office:value-type="string">
            <text:p>Sarphoka, a botanical marvel, is sought after by consumers in the United States, the United Kingdom, and Germany. </text:p>
          </table:table-cell>
          <table:table-cell office:value-type="string">
            <text:p>Sarphoka.png</text:p>
          </table:table-cell>
          <table:table-cell office:value-type="string">
            <text:p>NA</text:p>
          </table:table-cell>
        </table:table-row>
        <table:table-row>
          <table:table-cell office:value-type="float" office:value="315">
            <text:p>315</text:p>
          </table:table-cell>
          <table:table-cell office:value-type="string">
            <text:p>Dawasaz</text:p>
          </table:table-cell>
          <table:table-cell office:value-type="string">
            <text:p>Herbs</text:p>
          </table:table-cell>
          <table:table-cell office:value-type="string">
            <text:p>Seena Leaves</text:p>
          </table:table-cell>
          <table:table-cell office:value-type="string">
            <text:p>सीना पत्तियाँ</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anada, Singapore, Australia</text:p>
          </table:table-cell>
          <table:table-cell office:value-type="string">
            <text:p>United States, United Kingdom, UAE</text:p>
          </table:table-cell>
          <table:table-cell office:value-type="string">
            <text:p>India, Sri Lanka, Malaysia</text:p>
          </table:table-cell>
          <table:table-cell office:value-type="string">
            <text:p>Seena Leaves, cherished for their medicinal properties, are imported by health-conscious consumers in the United States, the United Kingdom, and the UAE. These beneficial leaves reach global markets through exports to Canada, Singapore, and Australia, originating from manufacturing hubs in India, Sri Lanka, and Malaysia.</text:p>
          </table:table-cell>
          <table:table-cell office:value-type="string">
            <text:p>Seena Leaves .png</text:p>
          </table:table-cell>
          <table:table-cell office:value-type="string">
            <text:p>NA</text:p>
          </table:table-cell>
        </table:table-row>
        <table:table-row>
          <table:table-cell office:value-type="float" office:value="316">
            <text:p>316</text:p>
          </table:table-cell>
          <table:table-cell office:value-type="string">
            <text:p>Dawasaz</text:p>
          </table:table-cell>
          <table:table-cell office:value-type="string">
            <text:p>Herbs</text:p>
          </table:table-cell>
          <table:table-cell office:value-type="string">
            <text:p>Shamblu Patt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anada, Germany, Japan</text:p>
          </table:table-cell>
          <table:table-cell office:value-type="string">
            <text:p>United States, United Kingdom, Australia</text:p>
          </table:table-cell>
          <table:table-cell office:value-type="string">
            <text:p> India, China, Thailand</text:p>
          </table:table-cell>
          <table:table-cell office:value-type="string">
            <text:p>Shamblu Patta, a distinctive foliage product, is imported by enthusiasts in the United States, the United Kingdom, and Australia. Its unique charm is shared globally through exports to Canada, Germany, and Japan, with manufacturing expertise rooted in India, China, and Thailand.</text:p>
          </table:table-cell>
          <table:table-cell office:value-type="string">
            <text:p>Shamblu Patta.png</text:p>
          </table:table-cell>
          <table:table-cell office:value-type="string">
            <text:p>NA</text:p>
          </table:table-cell>
        </table:table-row>
        <table:table-row>
          <table:table-cell office:value-type="float" office:value="317">
            <text:p>317</text:p>
          </table:table-cell>
          <table:table-cell office:value-type="string">
            <text:p>Dawasaz</text:p>
          </table:table-cell>
          <table:table-cell office:value-type="string">
            <text:p>Herbs</text:p>
          </table:table-cell>
          <table:table-cell office:value-type="string">
            <text:p>Shivlingi</text:p>
          </table:table-cell>
          <table:table-cell office:value-type="string">
            <text:p>शिवलिंगी</text:p>
          </table:table-cell>
          <table:table-cell office:value-type="string">
            <text:p>Bryonia lacinios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Australia, Germany, Japan</text:p>
          </table:table-cell>
          <table:table-cell office:value-type="string">
            <text:p> United States, United Kingdom, Canada</text:p>
          </table:table-cell>
          <table:table-cell office:value-type="string">
            <text:p>India, Nepal, Bangladesh</text:p>
          </table:table-cell>
          <table:table-cell office:value-type="string">
            <text:p>Shivlingi, a sacred and revered product, is imported by spiritual seekers in the United States, United Kingdom, and Canada. Its purity extends globally through exports to Australia, Germany, and Japan, with manufacturing centers in India, Nepal, and Bangladesh ensuring authenticity and spiritual significance.</text:p>
          </table:table-cell>
          <table:table-cell office:value-type="string">
            <text:p>Shivlingi.png</text:p>
          </table:table-cell>
          <table:table-cell office:value-type="string">
            <text:p>NA</text:p>
          </table:table-cell>
        </table:table-row>
        <table:table-row>
          <table:table-cell office:value-type="float" office:value="318">
            <text:p>318</text:p>
          </table:table-cell>
          <table:table-cell office:value-type="string">
            <text:p>Dawasaz</text:p>
          </table:table-cell>
          <table:table-cell office:value-type="string">
            <text:p>Herbs</text:p>
          </table:table-cell>
          <table:table-cell office:value-type="string">
            <text:p>Singhada</text:p>
          </table:table-cell>
          <table:table-cell office:value-type="string">
            <text:p>सिंघाड़ा</text:p>
          </table:table-cell>
          <table:table-cell office:value-type="string">
            <text:p>Trapa natans</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Singapore, Malaysia, Australia</text:p>
          </table:table-cell>
          <table:table-cell office:value-type="string">
            <text:p> United States, United Arab Emirates, United Kingdom</text:p>
          </table:table-cell>
          <table:table-cell office:value-type="string">
            <text:p>India, China, Thailand</text:p>
          </table:table-cell>
          <table:table-cell office:value-type="string">
            <text:p>Singhada, also known as water chestnut, is an aquatic plant commonly found in ponds, lakes, and marshy areas. The term can refer to both the plant and its nut-like, starchy corms. Singhada corms are a popular ingredient in Indian cuisine and are used in various dishes, both savory and sweet.</text:p>
          </table:table-cell>
          <table:table-cell office:value-type="string">
            <text:p>Singhada.png</text:p>
          </table:table-cell>
          <table:table-cell office:value-type="string">
            <text:p>NA</text:p>
          </table:table-cell>
        </table:table-row>
        <table:table-row>
          <table:table-cell office:value-type="float" office:value="319">
            <text:p>319</text:p>
          </table:table-cell>
          <table:table-cell office:value-type="string">
            <text:p>Dawasaz</text:p>
          </table:table-cell>
          <table:table-cell office:value-type="string">
            <text:p>Herbs</text:p>
          </table:table-cell>
          <table:table-cell office:value-type="string">
            <text:p>Siri Seeds</text:p>
          </table:table-cell>
          <table:table-cell office:value-type="string">
            <text:p>सीरी बीज</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Australia, Germany, Japan</text:p>
          </table:table-cell>
          <table:table-cell office:value-type="string">
            <text:p> United States, United Kingdom, Canada</text:p>
          </table:table-cell>
          <table:table-cell office:value-type="string">
            <text:p> India, China, Brazil</text:p>
          </table:table-cell>
          <table:table-cell office:value-type="string">
            <text:p>Siri Seeds, a premium botanical product, is imported by gardening enthusiasts in the US, UK, and Canada. Our high-quality seeds are also exported to Australia, Germany, and Japan, while manufacturing hubs in India, China, and Brazil ensure global accessibility and reliability.</text:p>
          </table:table-cell>
          <table:table-cell office:value-type="string">
            <text:p>Siris Seeds.png</text:p>
          </table:table-cell>
          <table:table-cell office:value-type="string">
            <text:p>NA</text:p>
          </table:table-cell>
        </table:table-row>
        <table:table-row>
          <table:table-cell office:value-type="float" office:value="320">
            <text:p>320</text:p>
          </table:table-cell>
          <table:table-cell office:value-type="string">
            <text:p>Dawasaz</text:p>
          </table:table-cell>
          <table:table-cell office:value-type="string">
            <text:p>Herbs</text:p>
          </table:table-cell>
          <table:table-cell office:value-type="string">
            <text:p>Sugandha Pal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anada, Australia, Japan</text:p>
          </table:table-cell>
          <table:table-cell office:value-type="string">
            <text:p>United States, United Kingdom, Germany</text:p>
          </table:table-cell>
          <table:table-cell office:value-type="string">
            <text:p> India, Sri Lanka, Thailand</text:p>
          </table:table-cell>
          <table:table-cell office:value-type="string">
            <text:p>Sugandha Pala, a fragrant botanical substance, embodies natural allure and therapeutic properties, offering a sensory experience that captivates and rejuvenates.






</text:p>
          </table:table-cell>
          <table:table-cell office:value-type="string">
            <text:p>Sugandha Pala.png</text:p>
          </table:table-cell>
          <table:table-cell office:value-type="string">
            <text:p>NA</text:p>
          </table:table-cell>
        </table:table-row>
        <table:table-row>
          <table:table-cell office:value-type="float" office:value="321">
            <text:p>321</text:p>
          </table:table-cell>
          <table:table-cell office:value-type="string">
            <text:p>Dawasaz</text:p>
          </table:table-cell>
          <table:table-cell office:value-type="string">
            <text:p>Herbs</text:p>
          </table:table-cell>
          <table:table-cell office:value-type="string">
            <text:p>Surma stones</text:p>
          </table:table-cell>
          <table:table-cell office:value-type="string">
            <text:p>सुर्मा पत्थर</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Arab Emirates, Bangladesh, Malaysia</text:p>
          </table:table-cell>
          <table:table-cell office:value-type="string">
            <text:p>Pakistan, Egypt, Saudi Arabia</text:p>
          </table:table-cell>
          <table:table-cell office:value-type="string">
            <text:p> India, Afghanistan, Iran</text:p>
          </table:table-cell>
          <table:table-cell office:value-type="string">
            <text:p>Surma stones, crafted with precision and tradition, are renowned for their cultural significance and cosmetic application, reflecting timeless beauty and heritage.</text:p>
          </table:table-cell>
          <table:table-cell office:value-type="string">
            <text:p>No Image Found.png</text:p>
          </table:table-cell>
          <table:table-cell office:value-type="string">
            <text:p>NA</text:p>
          </table:table-cell>
        </table:table-row>
        <table:table-row>
          <table:table-cell office:value-type="float" office:value="322">
            <text:p>322</text:p>
          </table:table-cell>
          <table:table-cell office:value-type="string">
            <text:p>Dawasaz</text:p>
          </table:table-cell>
          <table:table-cell office:value-type="string">
            <text:p>Herbs</text:p>
          </table:table-cell>
          <table:table-cell office:value-type="string">
            <text:p>Mahabeera seeds</text:p>
          </table:table-cell>
          <table:table-cell office:value-type="string">
            <text:p>महावीरा बीज</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States, Australia, United Kingdom</text:p>
          </table:table-cell>
          <table:table-cell office:value-type="string">
            <text:p>Brazil, Germany, China</text:p>
          </table:table-cell>
          <table:table-cell office:value-type="string">
            <text:p> India, Indonesia, Vietnam</text:p>
          </table:table-cell>
          <table:table-cell office:value-type="string">
            <text:p>Mahabeera seeds, known for their resilience and nutritional value, represent a versatile and sustainable agricultural resource, fostering growth and nutrition across diverse ecosystems.</text:p>
          </table:table-cell>
          <table:table-cell office:value-type="string">
            <text:p>mahabeera seeds.png</text:p>
          </table:table-cell>
          <table:table-cell office:value-type="string">
            <text:p>NA</text:p>
          </table:table-cell>
        </table:table-row>
        <table:table-row>
          <table:table-cell office:value-type="float" office:value="323">
            <text:p>323</text:p>
          </table:table-cell>
          <table:table-cell office:value-type="string">
            <text:p>Dawasaz</text:p>
          </table:table-cell>
          <table:table-cell office:value-type="string">
            <text:p>Herbs</text:p>
          </table:table-cell>
          <table:table-cell office:value-type="string">
            <text:p>Tulsi Patri</text:p>
          </table:table-cell>
          <table:table-cell office:value-type="string">
            <text:p>तुलसी पत्र</text:p>
          </table:table-cell>
          <table:table-cell office:value-type="string">
            <text:p>Ocimum sanctum</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States, Singapore, United Arab Emirates</text:p>
          </table:table-cell>
          <table:table-cell office:value-type="string">
            <text:p>Canada, United Kingdom, Australia</text:p>
          </table:table-cell>
          <table:table-cell office:value-type="string">
            <text:p> India, Sri Lanka, Thailand</text:p>
          </table:table-cell>
          <table:table-cell office:value-type="string">
            <text:p>Tulsi Patri, a sacred herb renowned for its medicinal properties, embodies wellness and tranquility, offering a natural and holistic approach to health and vitality.</text:p>
          </table:table-cell>
          <table:table-cell office:value-type="string">
            <text:p>Tulsi Patri.png</text:p>
          </table:table-cell>
          <table:table-cell office:value-type="string">
            <text:p>NA</text:p>
          </table:table-cell>
        </table:table-row>
        <table:table-row>
          <table:table-cell office:value-type="float" office:value="324">
            <text:p>324</text:p>
          </table:table-cell>
          <table:table-cell office:value-type="string">
            <text:p>Dawasaz</text:p>
          </table:table-cell>
          <table:table-cell office:value-type="string">
            <text:p>Herbs</text:p>
          </table:table-cell>
          <table:table-cell office:value-type="string">
            <text:p>Tesu ke Phool</text:p>
          </table:table-cell>
          <table:table-cell office:value-type="string">
            <text:p>तेसू के फूल</text:p>
          </table:table-cell>
          <table:table-cell office:value-type="string">
            <text:p>Butea monosperm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anada, Australia, United Arab Emirates</text:p>
          </table:table-cell>
          <table:table-cell office:value-type="string">
            <text:p>United States, United Kingdom, Singapore</text:p>
          </table:table-cell>
          <table:table-cell office:value-type="string">
            <text:p>India, Nepal, Bangladesh</text:p>
          </table:table-cell>
          <table:table-cell office:value-type="string">
            <text:p>Tesu ke Phool, a traditional herbal product, embodies natural beauty and cultural significance, offering aromatic and therapeutic properties cherished for generations.</text:p>
          </table:table-cell>
          <table:table-cell office:value-type="string">
            <text:p>Tesu ke Phool.png</text:p>
          </table:table-cell>
          <table:table-cell office:value-type="string">
            <text:p>NA</text:p>
          </table:table-cell>
        </table:table-row>
        <table:table-row>
          <table:table-cell office:value-type="float" office:value="325">
            <text:p>325</text:p>
          </table:table-cell>
          <table:table-cell office:value-type="string">
            <text:p>Dawasaz</text:p>
          </table:table-cell>
          <table:table-cell office:value-type="string">
            <text:p>Herbs</text:p>
          </table:table-cell>
          <table:table-cell office:value-type="string">
            <text:p>Turbad</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Mexico, Australia, United Kingdom</text:p>
          </table:table-cell>
          <table:table-cell office:value-type="string">
            <text:p>Germany, Brazil, South Korea</text:p>
          </table:table-cell>
          <table:table-cell office:value-type="string">
            <text:p> China, Vietnam, Italy</text:p>
          </table:table-cell>
          <table:table-cell office:value-type="string">
            <text:p>Turbad is an advanced technological device that revolutionizes daily activities, providing efficiency and convenience through its innovative features and user-friendly design.</text:p>
          </table:table-cell>
          <table:table-cell office:value-type="string">
            <text:p>Turbad.png</text:p>
          </table:table-cell>
          <table:table-cell office:value-type="string">
            <text:p>NA</text:p>
          </table:table-cell>
        </table:table-row>
        <table:table-row>
          <table:table-cell office:value-type="float" office:value="326">
            <text:p>326</text:p>
          </table:table-cell>
          <table:table-cell office:value-type="string">
            <text:p>Dawasaz</text:p>
          </table:table-cell>
          <table:table-cell office:value-type="string">
            <text:p>Herbs</text:p>
          </table:table-cell>
          <table:table-cell office:value-type="string">
            <text:p>Unab Jujube</text:p>
          </table:table-cell>
          <table:table-cell office:value-type="string">
            <text:p>बेर</text:p>
          </table:table-cell>
          <table:table-cell office:value-type="string">
            <text:p>Ziziphus jujub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Canada, United Arab Emirates, South Korea</text:p>
          </table:table-cell>
          <table:table-cell office:value-type="string">
            <text:p>United States, France, Japan</text:p>
          </table:table-cell>
          <table:table-cell office:value-type="string">
            <text:p>China, Turkey, India</text:p>
          </table:table-cell>
          <table:table-cell office:value-type="string">
            <text:p> Unab Jujube is a healthful and flavorful fruit renowned for its natural sweetness and nutritional benefits, presenting a delightful snacking option for all ages.</text:p>
          </table:table-cell>
          <table:table-cell office:value-type="string">
            <text:p>Unab Jujube.png</text:p>
          </table:table-cell>
          <table:table-cell office:value-type="string">
            <text:p>NA</text:p>
          </table:table-cell>
        </table:table-row>
        <table:table-row>
          <table:table-cell office:value-type="float" office:value="327">
            <text:p>327</text:p>
          </table:table-cell>
          <table:table-cell office:value-type="string">
            <text:p>Dawasaz</text:p>
          </table:table-cell>
          <table:table-cell office:value-type="string">
            <text:p>Herbs</text:p>
          </table:table-cell>
          <table:table-cell office:value-type="string">
            <text:p>Vai Kumb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 Canada, Australia, Germany</text:p>
          </table:table-cell>
          <table:table-cell office:value-type="string">
            <text:p> United States, United Kingdom, China</text:p>
          </table:table-cell>
          <table:table-cell office:value-type="string">
            <text:p>India, Vietnam, Brazil</text:p>
          </table:table-cell>
          <table:table-cell office:value-type="string">
            <text:p>Vai Kumba is a versatile and innovative lifestyle product designed for modern consumers, offering convenience and style in one elegant package.</text:p>
          </table:table-cell>
          <table:table-cell office:value-type="string">
            <text:p>Vai Kumba.png</text:p>
          </table:table-cell>
          <table:table-cell office:value-type="string">
            <text:p>NA</text:p>
          </table:table-cell>
        </table:table-row>
        <table:table-row>
          <table:table-cell office:value-type="float" office:value="328">
            <text:p>328</text:p>
          </table:table-cell>
          <table:table-cell office:value-type="string">
            <text:p>Dawasaz</text:p>
          </table:table-cell>
          <table:table-cell office:value-type="string">
            <text:p>Herbs</text:p>
          </table:table-cell>
          <table:table-cell office:value-type="string">
            <text:p>Vidarikand</text:p>
          </table:table-cell>
          <table:table-cell office:value-type="string">
            <text:p>विदारिकंद</text:p>
          </table:table-cell>
          <table:table-cell office:value-type="string">
            <text:p>Pueraria tuberos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Arab Emirates, Singapore, Australia</text:p>
          </table:table-cell>
          <table:table-cell office:value-type="string">
            <text:p>India, United States, United Kingdom</text:p>
          </table:table-cell>
          <table:table-cell office:value-type="string">
            <text:p>India, Nepal, Bangladesh</text:p>
          </table:table-cell>
          <table:table-cell office:value-type="string">
            <text:p>Vidarikand, also known as Pueraria tuberosa, is a herb used in traditional Ayurvedic medicine. It is known for its potential health benefits, particularly as an adaptogen and for its rejuvenating and nutritive properties. </text:p>
          </table:table-cell>
          <table:table-cell office:value-type="string">
            <text:p>Vidarikand.png</text:p>
          </table:table-cell>
          <table:table-cell office:value-type="string">
            <text:p>NA</text:p>
          </table:table-cell>
        </table:table-row>
        <table:table-row>
          <table:table-cell office:value-type="float" office:value="329">
            <text:p>329</text:p>
          </table:table-cell>
          <table:table-cell office:value-type="string">
            <text:p>Dry Fruits</text:p>
          </table:table-cell>
          <table:table-cell office:value-type="string">
            <text:p>Dry Fruits</text:p>
          </table:table-cell>
          <table:table-cell office:value-type="string">
            <text:p>California Almond</text:p>
          </table:table-cell>
          <table:table-cell office:value-type="string">
            <text:p>कैलिफोर्निया बादाम</text:p>
          </table:table-cell>
          <table:table-cell office:value-type="string">
            <text:p>Prunus dulcis</text:p>
          </table:table-cell>
          <table:table-cell office:value-type="string">
            <text:p>500 Gm</text:p>
          </table:table-cell>
          <table:table-cell office:value-type="string">
            <text:p>370</text:p>
          </table:table-cell>
          <table:table-cell office:value-type="string">
            <text:p>1 KG</text:p>
          </table:table-cell>
          <table:table-cell office:value-type="string">
            <text:p>700</text:p>
          </table:table-cell>
          <table:table-cell office:value-type="string">
            <text:p>Germany, Japan, United Arab Emirates</text:p>
          </table:table-cell>
          <table:table-cell office:value-type="string">
            <text:p> China, India, Spain</text:p>
          </table:table-cell>
          <table:table-cell office:value-type="string">
            <text:p>United States (California), Spain, Australia</text:p>
          </table:table-cell>
          <table:table-cell office:value-type="string">
            <text:p>California Almond: Indulge in the rich, buttery crunch of premium almonds harvested from the sun-drenched orchards of California, delivering a wholesome and delightful snacking experience.</text:p>
          </table:table-cell>
          <table:table-cell office:value-type="string">
            <text:p>California Almond.png</text:p>
          </table:table-cell>
          <table:table-cell office:value-type="string">
            <text:p>500 Gm</text:p>
          </table:table-cell>
        </table:table-row>
        <table:table-row>
          <table:table-cell office:value-type="float" office:value="330">
            <text:p>330</text:p>
          </table:table-cell>
          <table:table-cell office:value-type="string">
            <text:p>Dry Fruits</text:p>
          </table:table-cell>
          <table:table-cell office:value-type="string">
            <text:p>Dry Fruits</text:p>
          </table:table-cell>
          <table:table-cell office:value-type="string">
            <text:p>Mamra Almonds</text:p>
          </table:table-cell>
          <table:table-cell office:value-type="string">
            <text:p>मामरा बादाम</text:p>
          </table:table-cell>
          <table:table-cell office:value-type="string">
            <text:p>Prunus dulcis</text:p>
          </table:table-cell>
          <table:table-cell office:value-type="string">
            <text:p>500 Gm</text:p>
          </table:table-cell>
          <table:table-cell office:value-type="string">
            <text:p>NA</text:p>
          </table:table-cell>
          <table:table-cell office:value-type="string">
            <text:p>1 KG</text:p>
          </table:table-cell>
          <table:table-cell office:value-type="string">
            <text:p>NA</text:p>
          </table:table-cell>
          <table:table-cell office:value-type="string">
            <text:p>India, United Kingdom, Australia</text:p>
          </table:table-cell>
          <table:table-cell office:value-type="string">
            <text:p>United States, China, United Arab Emirates</text:p>
          </table:table-cell>
          <table:table-cell office:value-type="string">
            <text:p>Iran, Afghanistan, Pakistan</text:p>
          </table:table-cell>
          <table:table-cell office:value-type="string">
            <text:p>Mamra Almonds: Experience the exquisite taste of Mamra almonds, renowned for their natural sweetness and unique, elongated shape, providing a nutrient-packed and satisfying snack.</text:p>
          </table:table-cell>
          <table:table-cell office:value-type="string">
            <text:p>Mamra Almonds.png</text:p>
          </table:table-cell>
          <table:table-cell office:value-type="string">
            <text:p>500 Gm</text:p>
          </table:table-cell>
        </table:table-row>
        <table:table-row>
          <table:table-cell office:value-type="float" office:value="331">
            <text:p>331</text:p>
          </table:table-cell>
          <table:table-cell office:value-type="string">
            <text:p>Dry Fruits</text:p>
          </table:table-cell>
          <table:table-cell office:value-type="string">
            <text:p>Dry Fruits</text:p>
          </table:table-cell>
          <table:table-cell office:value-type="string">
            <text:p>Salted Pistachios</text:p>
          </table:table-cell>
          <table:table-cell office:value-type="string">
            <text:p>नमकीन पिस्ता</text:p>
          </table:table-cell>
          <table:table-cell office:value-type="string">
            <text:p>Pistacia vera</text:p>
          </table:table-cell>
          <table:table-cell office:value-type="string">
            <text:p>500 Gm</text:p>
          </table:table-cell>
          <table:table-cell office:value-type="string">
            <text:p>650</text:p>
          </table:table-cell>
          <table:table-cell office:value-type="string">
            <text:p>1 Kg</text:p>
          </table:table-cell>
          <table:table-cell office:value-type="string">
            <text:p>1300</text:p>
          </table:table-cell>
          <table:table-cell office:value-type="string">
            <text:p>United Arab Emirates, United Kingdom, Canada</text:p>
          </table:table-cell>
          <table:table-cell office:value-type="string">
            <text:p>United States, China, Germany</text:p>
          </table:table-cell>
          <table:table-cell office:value-type="string">
            <text:p>Iran, United States, Turkey</text:p>
          </table:table-cell>
          <table:table-cell office:value-type="string">
            <text:p>Salted Pistachios: Revel in the perfect balance of savory and nutty flavors with these salted pistachios, offering a satisfying crunch and a touch of gourmet indulgence in every bite.</text:p>
          </table:table-cell>
          <table:table-cell office:value-type="string">
            <text:p>Salted Pistachios.png</text:p>
          </table:table-cell>
          <table:table-cell office:value-type="string">
            <text:p>500 Gm</text:p>
          </table:table-cell>
        </table:table-row>
        <table:table-row>
          <table:table-cell office:value-type="float" office:value="332">
            <text:p>332</text:p>
          </table:table-cell>
          <table:table-cell office:value-type="string">
            <text:p>Dry Fruits</text:p>
          </table:table-cell>
          <table:table-cell office:value-type="string">
            <text:p>Dry Fruits</text:p>
          </table:table-cell>
          <table:table-cell office:value-type="string">
            <text:p>Cashew 2 Piece</text:p>
          </table:table-cell>
          <table:table-cell office:value-type="string">
            <text:p>काजू 2 टुकड़े</text:p>
          </table:table-cell>
          <table:table-cell office:value-type="string">
            <text:p>Anacardium occidentale</text:p>
          </table:table-cell>
          <table:table-cell office:value-type="string">
            <text:p>500 Gm</text:p>
          </table:table-cell>
          <table:table-cell office:value-type="string">
            <text:p>375</text:p>
          </table:table-cell>
          <table:table-cell office:value-type="string">
            <text:p>1 Kg</text:p>
          </table:table-cell>
          <table:table-cell office:value-type="string">
            <text:p>700</text:p>
          </table:table-cell>
          <table:table-cell office:value-type="string">
            <text:p>United Arab Emirates, Vietnam, Japan</text:p>
          </table:table-cell>
          <table:table-cell office:value-type="string">
            <text:p>United States, Netherlands, Germany</text:p>
          </table:table-cell>
          <table:table-cell office:value-type="string">
            <text:p> India, Vietnam, Brazil</text:p>
          </table:table-cell>
          <table:table-cell office:value-type="string">
            <text:p>Cashew 2 Piece: Enjoy the buttery goodness of premium cashews, conveniently packaged in perfect portions of two pieces, providing a wholesome and delicious snack for a quick energy boost.</text:p>
          </table:table-cell>
          <table:table-cell office:value-type="string">
            <text:p>Cashew 2 Piece.png</text:p>
          </table:table-cell>
          <table:table-cell office:value-type="string">
            <text:p>500 Gm</text:p>
          </table:table-cell>
        </table:table-row>
        <table:table-row>
          <table:table-cell office:value-type="float" office:value="333">
            <text:p>333</text:p>
          </table:table-cell>
          <table:table-cell office:value-type="string">
            <text:p>Dry Fruits</text:p>
          </table:table-cell>
          <table:table-cell office:value-type="string">
            <text:p>Dry Fruits</text:p>
          </table:table-cell>
          <table:table-cell office:value-type="string">
            <text:p>Afghani Raisins</text:p>
          </table:table-cell>
          <table:table-cell office:value-type="string">
            <text:p>अफगानी किशमिश</text:p>
          </table:table-cell>
          <table:table-cell office:value-type="string">
            <text:p>Vitis vinifer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States, United Kingdom, Canada</text:p>
          </table:table-cell>
          <table:table-cell office:value-type="string">
            <text:p>India, Pakistan, United Arab Emirates</text:p>
          </table:table-cell>
          <table:table-cell office:value-type="string">
            <text:p>Afghanistan, Iran, Turkey</text:p>
          </table:table-cell>
          <table:table-cell office:value-type="string">
            <text:p>Afghani Raisins: Savor the natural sweetness of plump and sun-drenched Afghani raisins, packed with rich flavor and nutrients, offering a delightful burst of energy in each bite.</text:p>
          </table:table-cell>
          <table:table-cell office:value-type="string">
            <text:p>Afghani Raisins.png</text:p>
          </table:table-cell>
          <table:table-cell office:value-type="string">
            <text:p>NA</text:p>
          </table:table-cell>
        </table:table-row>
        <table:table-row>
          <table:table-cell office:value-type="float" office:value="334">
            <text:p>334</text:p>
          </table:table-cell>
          <table:table-cell office:value-type="string">
            <text:p>Dawasaz</text:p>
          </table:table-cell>
          <table:table-cell office:value-type="string">
            <text:p>Herbal Powders</text:p>
          </table:table-cell>
          <table:table-cell office:value-type="string">
            <text:p>Aloevera Powder</text:p>
          </table:table-cell>
          <table:table-cell office:value-type="string">
            <text:p>अफगानी किशमिश</text:p>
          </table:table-cell>
          <table:table-cell office:value-type="string">
            <text:p>Vitis vinifera</text:p>
          </table:table-cell>
          <table:table-cell office:value-type="string">
            <text:p>500 Gm</text:p>
          </table:table-cell>
          <table:table-cell office:value-type="string">
            <text:p>140</text:p>
          </table:table-cell>
          <table:table-cell office:value-type="string">
            <text:p>1 Kg</text:p>
          </table:table-cell>
          <table:table-cell office:value-type="string">
            <text:p>250</text:p>
          </table:table-cell>
          <table:table-cell office:value-type="string">
            <text:p>United Kingdom, Japan, United Arab Emirates</text:p>
          </table:table-cell>
          <table:table-cell office:value-type="string">
            <text:p>United States, Germany, Australia</text:p>
          </table:table-cell>
          <table:table-cell office:value-type="string">
            <text:p>India, Mexico, South Africa</text:p>
          </table:table-cell>
          <table:table-cell office:value-type="string">
            <text:p>Aloevera Powder: Harness the healing power of pure aloe vera in a convenient powder form, promoting skin health and overall wellness, perfect for incorporating into your skincare routine or daily beverages.</text:p>
          </table:table-cell>
          <table:table-cell office:value-type="string">
            <text:p>Aloevera Powder.png</text:p>
          </table:table-cell>
          <table:table-cell office:value-type="string">
            <text:p>500 Gm</text:p>
          </table:table-cell>
        </table:table-row>
        <table:table-row>
          <table:table-cell office:value-type="float" office:value="335">
            <text:p>335</text:p>
          </table:table-cell>
          <table:table-cell office:value-type="string">
            <text:p>Dawasaz</text:p>
          </table:table-cell>
          <table:table-cell office:value-type="string">
            <text:p>Herbal Powders</text:p>
          </table:table-cell>
          <table:table-cell office:value-type="string">
            <text:p>Amla Powder (Seedless)</text:p>
          </table:table-cell>
          <table:table-cell office:value-type="string">
            <text:p>अमला पाउडर (बीजरहित)</text:p>
          </table:table-cell>
          <table:table-cell office:value-type="string">
            <text:p>Phyllanthus emblica</text:p>
          </table:table-cell>
          <table:table-cell office:value-type="string">
            <text:p>500 Gm</text:p>
          </table:table-cell>
          <table:table-cell office:value-type="string">
            <text:p>325</text:p>
          </table:table-cell>
          <table:table-cell office:value-type="string">
            <text:p>1 Kg</text:p>
          </table:table-cell>
          <table:table-cell office:value-type="string">
            <text:p>600</text:p>
          </table:table-cell>
          <table:table-cell office:value-type="string">
            <text:p>United Arab Emirates, Australia, Singapore</text:p>
          </table:table-cell>
          <table:table-cell office:value-type="string">
            <text:p>United States, United Kingdom, Canada</text:p>
          </table:table-cell>
          <table:table-cell office:value-type="string">
            <text:p> India, Nepal, Sri Lanka</text:p>
          </table:table-cell>
          <table:table-cell office:value-type="string">
            <text:p>Amla Powder (Seedless): Unlock the nutritional benefits of seedless Amla powder, a powerhouse of vitamin C and antioxidants, promoting hair health and overall well-being in a convenient and versatile form.</text:p>
          </table:table-cell>
          <table:table-cell office:value-type="string">
            <text:p>Amla Powder (Seedless).png</text:p>
          </table:table-cell>
          <table:table-cell office:value-type="string">
            <text:p>500 Gm</text:p>
          </table:table-cell>
        </table:table-row>
        <table:table-row>
          <table:table-cell office:value-type="float" office:value="336">
            <text:p>336</text:p>
          </table:table-cell>
          <table:table-cell office:value-type="string">
            <text:p>Dawasaz</text:p>
          </table:table-cell>
          <table:table-cell office:value-type="string">
            <text:p>Herbal Powders</text:p>
          </table:table-cell>
          <table:table-cell office:value-type="string">
            <text:p>Arjun chhal Powder</text:p>
          </table:table-cell>
          <table:table-cell office:value-type="string">
            <text:p>अर्जुन छाल पाउडर</text:p>
          </table:table-cell>
          <table:table-cell office:value-type="string">
            <text:p>Terminalia arjuna</text:p>
          </table:table-cell>
          <table:table-cell office:value-type="string">
            <text:p>500 Gm</text:p>
          </table:table-cell>
          <table:table-cell office:value-type="string">
            <text:p>170</text:p>
          </table:table-cell>
          <table:table-cell office:value-type="string">
            <text:p>1 Kg</text:p>
          </table:table-cell>
          <table:table-cell office:value-type="string">
            <text:p>300</text:p>
          </table:table-cell>
          <table:table-cell office:value-type="string">
            <text:p>United Arab Emirates, Singapore, Australia</text:p>
          </table:table-cell>
          <table:table-cell office:value-type="string">
            <text:p>United States, United Kingdom, Canada</text:p>
          </table:table-cell>
          <table:table-cell office:value-type="string">
            <text:p>India, Nepal, Bangladesh</text:p>
          </table:table-cell>
          <table:table-cell office:value-type="string">
            <text:p>Arjun Chhal Powder: Harness the natural goodness of Arjun tree bark in powdered form, known for its potential cardiovascular benefits, supporting heart health and overall well-being.</text:p>
          </table:table-cell>
          <table:table-cell office:value-type="string">
            <text:p>No Image Found.png</text:p>
          </table:table-cell>
          <table:table-cell office:value-type="string">
            <text:p>500 Gm</text:p>
          </table:table-cell>
        </table:table-row>
        <table:table-row>
          <table:table-cell office:value-type="float" office:value="337">
            <text:p>337</text:p>
          </table:table-cell>
          <table:table-cell office:value-type="string">
            <text:p>Dawasaz</text:p>
          </table:table-cell>
          <table:table-cell office:value-type="string">
            <text:p>Herbal Powders</text:p>
          </table:table-cell>
          <table:table-cell office:value-type="string">
            <text:p>Ashwagandha Powder</text:p>
          </table:table-cell>
          <table:table-cell office:value-type="string">
            <text:p>अश्वगंधा पाउडर</text:p>
          </table:table-cell>
          <table:table-cell office:value-type="string">
            <text:p>Withania somnifera</text:p>
          </table:table-cell>
          <table:table-cell office:value-type="string">
            <text:p>500 Gm</text:p>
          </table:table-cell>
          <table:table-cell office:value-type="string">
            <text:p>375</text:p>
          </table:table-cell>
          <table:table-cell office:value-type="string">
            <text:p>1 Kg</text:p>
          </table:table-cell>
          <table:table-cell office:value-type="string">
            <text:p>700</text:p>
          </table:table-cell>
          <table:table-cell office:value-type="string">
            <text:p>Japan, South Korea, Germany</text:p>
          </table:table-cell>
          <table:table-cell office:value-type="string">
            <text:p>United States, United Kingdom, Australia</text:p>
          </table:table-cell>
          <table:table-cell office:value-type="string">
            <text:p>India, Nepal, Sri Lanka</text:p>
          </table:table-cell>
          <table:table-cell office:value-type="string">
            <text:p>Ashwagandha Powder: Experience the adaptogenic power of Ashwagandha, a revered herb in traditional medicine, promoting stress relief and vitality, encapsulated in a convenient and potent powdered form.</text:p>
          </table:table-cell>
          <table:table-cell office:value-type="string">
            <text:p>Ashwagandha Powder.png</text:p>
          </table:table-cell>
          <table:table-cell office:value-type="string">
            <text:p>500 Gm</text:p>
          </table:table-cell>
        </table:table-row>
        <table:table-row>
          <table:table-cell office:value-type="float" office:value="338">
            <text:p>338</text:p>
          </table:table-cell>
          <table:table-cell office:value-type="string">
            <text:p>Dawasaz</text:p>
          </table:table-cell>
          <table:table-cell office:value-type="string">
            <text:p>Herbal Powders</text:p>
          </table:table-cell>
          <table:table-cell office:value-type="string">
            <text:p>Bheda Powder</text:p>
          </table:table-cell>
          <table:table-cell office:value-type="string">
            <text:p>भेड़ा पाउडर</text:p>
          </table:table-cell>
          <table:table-cell office:value-type="string">
            <text:p>Terminalia bellerica</text:p>
          </table:table-cell>
          <table:table-cell office:value-type="string">
            <text:p>500 Gm</text:p>
          </table:table-cell>
          <table:table-cell office:value-type="string">
            <text:p>120</text:p>
          </table:table-cell>
          <table:table-cell office:value-type="string">
            <text:p>1 Kg</text:p>
          </table:table-cell>
          <table:table-cell office:value-type="string">
            <text:p>200</text:p>
          </table:table-cell>
          <table:table-cell office:value-type="string">
            <text:p>United Kingdom, United Arab Emirates, Australia</text:p>
          </table:table-cell>
          <table:table-cell office:value-type="string">
            <text:p>India, China, United States</text:p>
          </table:table-cell>
          <table:table-cell office:value-type="string">
            <text:p>India, Nepal, Bangladesh</text:p>
          </table:table-cell>
          <table:table-cell office:value-type="string">
            <text:p>Bheda Powder: A natural and effective solution for fabric stain removal, leaving your clothes fresh and spotless with its powerful cleaning formula.</text:p>
          </table:table-cell>
          <table:table-cell office:value-type="string">
            <text:p>No Image Found.png</text:p>
          </table:table-cell>
          <table:table-cell office:value-type="string">
            <text:p>500 Gm</text:p>
          </table:table-cell>
        </table:table-row>
        <table:table-row>
          <table:table-cell office:value-type="float" office:value="339">
            <text:p>339</text:p>
          </table:table-cell>
          <table:table-cell office:value-type="string">
            <text:p>Dawasaz</text:p>
          </table:table-cell>
          <table:table-cell office:value-type="string">
            <text:p>Herbal Powders</text:p>
          </table:table-cell>
          <table:table-cell office:value-type="string">
            <text:p>Chirayata Powder</text:p>
          </table:table-cell>
          <table:table-cell office:value-type="string">
            <text:p>चिरायता पाउडर</text:p>
          </table:table-cell>
          <table:table-cell office:value-type="string">
            <text:p>Swertia chirata</text:p>
          </table:table-cell>
          <table:table-cell office:value-type="string">
            <text:p>500 Gm</text:p>
          </table:table-cell>
          <table:table-cell office:value-type="string">
            <text:p>140</text:p>
          </table:table-cell>
          <table:table-cell office:value-type="string">
            <text:p>1 Kg</text:p>
          </table:table-cell>
          <table:table-cell office:value-type="string">
            <text:p>250</text:p>
          </table:table-cell>
          <table:table-cell office:value-type="string">
            <text:p> UAE, Australia, Singapore</text:p>
          </table:table-cell>
          <table:table-cell office:value-type="string">
            <text:p>USA, Canada, United Kingdom</text:p>
          </table:table-cell>
          <table:table-cell office:value-type="string">
            <text:p>India, Nepal, Bangladesh</text:p>
          </table:table-cell>
          <table:table-cell office:value-type="string">
            <text:p>Chirayata Powder: Derived from the potent Chirayata herb, this powder is a herbal powerhouse known for its immunity-boosting properties and traditional medicinal benefits.</text:p>
          </table:table-cell>
          <table:table-cell office:value-type="string">
            <text:p>Chirayata Powder.png</text:p>
          </table:table-cell>
          <table:table-cell office:value-type="string">
            <text:p>500 Gm</text:p>
          </table:table-cell>
        </table:table-row>
        <table:table-row>
          <table:table-cell office:value-type="float" office:value="340">
            <text:p>340</text:p>
          </table:table-cell>
          <table:table-cell office:value-type="string">
            <text:p>Dawasaz</text:p>
          </table:table-cell>
          <table:table-cell office:value-type="string">
            <text:p>Herbal Powders</text:p>
          </table:table-cell>
          <table:table-cell office:value-type="string">
            <text:p>Giloy Powder</text:p>
          </table:table-cell>
          <table:table-cell office:value-type="string">
            <text:p>गिलोय पाउडर</text:p>
          </table:table-cell>
          <table:table-cell office:value-type="string">
            <text:p>Tinospora cordifolia</text:p>
          </table:table-cell>
          <table:table-cell office:value-type="string">
            <text:p>500 Gm</text:p>
          </table:table-cell>
          <table:table-cell office:value-type="string">
            <text:p>250</text:p>
          </table:table-cell>
          <table:table-cell office:value-type="string">
            <text:p>1 Kg</text:p>
          </table:table-cell>
          <table:table-cell office:value-type="string">
            <text:p>400</text:p>
          </table:table-cell>
          <table:table-cell office:value-type="string">
            <text:p>UAE, Australia, Germany</text:p>
          </table:table-cell>
          <table:table-cell office:value-type="string">
            <text:p>USA, United Kingdom, Canada</text:p>
          </table:table-cell>
          <table:table-cell office:value-type="string">
            <text:p>India, Nepal, Bangladesh</text:p>
          </table:table-cell>
          <table:table-cell office:value-type="string">
            <text:p>Giloy Powder: Harness the immune-boosting potential of Giloy with this powder, promoting overall well-being and vitality through its revered Ayurvedic properties.</text:p>
          </table:table-cell>
          <table:table-cell office:value-type="string">
            <text:p>Giloy Powder.png</text:p>
          </table:table-cell>
          <table:table-cell office:value-type="string">
            <text:p>500 Gm</text:p>
          </table:table-cell>
        </table:table-row>
        <table:table-row>
          <table:table-cell office:value-type="float" office:value="341">
            <text:p>341</text:p>
          </table:table-cell>
          <table:table-cell office:value-type="string">
            <text:p>Dawasaz</text:p>
          </table:table-cell>
          <table:table-cell office:value-type="string">
            <text:p>Herbal Powders</text:p>
          </table:table-cell>
          <table:table-cell office:value-type="string">
            <text:p>Gokhru Powder</text:p>
          </table:table-cell>
          <table:table-cell office:value-type="string">
            <text:p>गोखरु पाउडर</text:p>
          </table:table-cell>
          <table:table-cell office:value-type="string">
            <text:p>Tribulus terrestris</text:p>
          </table:table-cell>
          <table:table-cell office:value-type="string">
            <text:p>500 Gm</text:p>
          </table:table-cell>
          <table:table-cell office:value-type="string">
            <text:p>340</text:p>
          </table:table-cell>
          <table:table-cell office:value-type="string">
            <text:p>1 Kg</text:p>
          </table:table-cell>
          <table:table-cell office:value-type="string">
            <text:p>600</text:p>
          </table:table-cell>
          <table:table-cell office:value-type="string">
            <text:p>UAE, Australia, Singapore</text:p>
          </table:table-cell>
          <table:table-cell office:value-type="string">
            <text:p> USA, Canada, United Kingdom</text:p>
          </table:table-cell>
          <table:table-cell office:value-type="string">
            <text:p> India, Pakistan, Nepal</text:p>
          </table:table-cell>
          <table:table-cell office:value-type="string">
            <text:p>Gokhru Powder: Unleash the natural benefits of Gokhru, known for its rejuvenating properties, promoting urinary health and vitality in a convenient powdered form.</text:p>
          </table:table-cell>
          <table:table-cell office:value-type="string">
            <text:p>Gokhru Powder.png</text:p>
          </table:table-cell>
          <table:table-cell office:value-type="string">
            <text:p>500 Gm</text:p>
          </table:table-cell>
        </table:table-row>
        <table:table-row>
          <table:table-cell office:value-type="float" office:value="342">
            <text:p>342</text:p>
          </table:table-cell>
          <table:table-cell office:value-type="string">
            <text:p>Dawasaz</text:p>
          </table:table-cell>
          <table:table-cell office:value-type="string">
            <text:p>Herbal Powders</text:p>
          </table:table-cell>
          <table:table-cell office:value-type="string">
            <text:p>Jamun Seed Powder</text:p>
          </table:table-cell>
          <table:table-cell office:value-type="string">
            <text:p>जामुन बीज पाउडर</text:p>
          </table:table-cell>
          <table:table-cell office:value-type="string">
            <text:p>Syzygium cumini</text:p>
          </table:table-cell>
          <table:table-cell office:value-type="string">
            <text:p>500 Gm</text:p>
          </table:table-cell>
          <table:table-cell office:value-type="string">
            <text:p>240</text:p>
          </table:table-cell>
          <table:table-cell office:value-type="string">
            <text:p>1 Kg</text:p>
          </table:table-cell>
          <table:table-cell office:value-type="string">
            <text:p>400</text:p>
          </table:table-cell>
          <table:table-cell office:value-type="string">
            <text:p>UAE, Australia, Singapore</text:p>
          </table:table-cell>
          <table:table-cell office:value-type="string">
            <text:p> USA, United Kingdom, Canada</text:p>
          </table:table-cell>
          <table:table-cell office:value-type="string">
            <text:p>India, Bangladesh, Thailand</text:p>
          </table:table-cell>
          <table:table-cell office:value-type="string">
            <text:p>Jamun Seed Powder: Packed with antioxidants, this powder harnesses the nutritional benefits of Jamun seeds, supporting blood sugar control and overall well-being.</text:p>
          </table:table-cell>
          <table:table-cell office:value-type="string">
            <text:p>Jamun Seed Powder.png</text:p>
          </table:table-cell>
          <table:table-cell office:value-type="string">
            <text:p>500 Gm</text:p>
          </table:table-cell>
        </table:table-row>
        <table:table-row>
          <table:table-cell office:value-type="float" office:value="343">
            <text:p>343</text:p>
          </table:table-cell>
          <table:table-cell office:value-type="string">
            <text:p>Dawasaz</text:p>
          </table:table-cell>
          <table:table-cell office:value-type="string">
            <text:p>Herbal Powders</text:p>
          </table:table-cell>
          <table:table-cell office:value-type="string">
            <text:p>Neem Powder</text:p>
          </table:table-cell>
          <table:table-cell office:value-type="string">
            <text:p>नीम पाउडर</text:p>
          </table:table-cell>
          <table:table-cell office:value-type="string">
            <text:p>Azadirachta indica</text:p>
          </table:table-cell>
          <table:table-cell office:value-type="string">
            <text:p>500 Gm</text:p>
          </table:table-cell>
          <table:table-cell office:value-type="string">
            <text:p>240</text:p>
          </table:table-cell>
          <table:table-cell office:value-type="string">
            <text:p>1 Kg</text:p>
          </table:table-cell>
          <table:table-cell office:value-type="string">
            <text:p>400</text:p>
          </table:table-cell>
          <table:table-cell office:value-type="string">
            <text:p>UAE, Australia, Germany</text:p>
          </table:table-cell>
          <table:table-cell office:value-type="string">
            <text:p> USA, United Kingdom, Canada</text:p>
          </table:table-cell>
          <table:table-cell office:value-type="string">
            <text:p>India, Nigeria, Indonesia</text:p>
          </table:table-cell>
          <table:table-cell office:value-type="string">
            <text:p>Neem Powder: Experience the purity of Neem in powdered form, a versatile natural remedy revered for its skincare, anti-inflammatory, and cleansing properties.</text:p>
          </table:table-cell>
          <table:table-cell office:value-type="string">
            <text:p>Neem Powder.png</text:p>
          </table:table-cell>
          <table:table-cell office:value-type="string">
            <text:p>500</text:p>
          </table:table-cell>
        </table:table-row>
        <table:table-row>
          <table:table-cell office:value-type="float" office:value="344">
            <text:p>344</text:p>
          </table:table-cell>
          <table:table-cell office:value-type="string">
            <text:p>Dawasaz</text:p>
          </table:table-cell>
          <table:table-cell office:value-type="string">
            <text:p>Herbal Powders</text:p>
          </table:table-cell>
          <table:table-cell office:value-type="string">
            <text:p>Shatawari Powder</text:p>
          </table:table-cell>
          <table:table-cell office:value-type="string">
            <text:p>शतावरी पाउडर</text:p>
          </table:table-cell>
          <table:table-cell office:value-type="string">
            <text:p>Asparagus racemosus</text:p>
          </table:table-cell>
          <table:table-cell office:value-type="string">
            <text:p>500 Gm</text:p>
          </table:table-cell>
          <table:table-cell office:value-type="string">
            <text:p>550</text:p>
          </table:table-cell>
          <table:table-cell office:value-type="string">
            <text:p>1 Kg</text:p>
          </table:table-cell>
          <table:table-cell office:value-type="string">
            <text:p>1000</text:p>
          </table:table-cell>
          <table:table-cell office:value-type="string">
            <text:p>UAE, Canada, Japan</text:p>
          </table:table-cell>
          <table:table-cell office:value-type="string">
            <text:p> USA, United Kingdom, Australia</text:p>
          </table:table-cell>
          <table:table-cell office:value-type="string">
            <text:p>India, Peru, Mexico</text:p>
          </table:table-cell>
          <table:table-cell office:value-type="string">
            <text:p>Shatavari Powder: Unlock the nourishing power of Shatavari, promoting female reproductive health and hormonal balance with this Ayurvedic herbal supplement.</text:p>
          </table:table-cell>
          <table:table-cell office:value-type="string">
            <text:p>Shatawari Powder.png</text:p>
          </table:table-cell>
          <table:table-cell office:value-type="string">
            <text:p>500 Gm</text:p>
          </table:table-cell>
        </table:table-row>
        <table:table-row>
          <table:table-cell office:value-type="float" office:value="345">
            <text:p>345</text:p>
          </table:table-cell>
          <table:table-cell office:value-type="string">
            <text:p>Dawasaz</text:p>
          </table:table-cell>
          <table:table-cell office:value-type="string">
            <text:p>Herbal Powders</text:p>
          </table:table-cell>
          <table:table-cell office:value-type="string">
            <text:p>Shikakai Powder</text:p>
          </table:table-cell>
          <table:table-cell office:value-type="string">
            <text:p>शिकाकाई पाउडर</text:p>
          </table:table-cell>
          <table:table-cell office:value-type="string">
            <text:p>Acacia concinna</text:p>
          </table:table-cell>
          <table:table-cell office:value-type="string">
            <text:p>500 Gm</text:p>
          </table:table-cell>
          <table:table-cell office:value-type="string">
            <text:p>250</text:p>
          </table:table-cell>
          <table:table-cell office:value-type="string">
            <text:p>1 Kg</text:p>
          </table:table-cell>
          <table:table-cell office:value-type="string">
            <text:p>400</text:p>
          </table:table-cell>
          <table:table-cell office:value-type="string">
            <text:p> UAE, Australia, Singapore</text:p>
          </table:table-cell>
          <table:table-cell office:value-type="string">
            <text:p>USA, United Kingdom, Canada</text:p>
          </table:table-cell>
          <table:table-cell office:value-type="string">
            <text:p>India, Pakistan, Bangladesh</text:p>
          </table:table-cell>
          <table:table-cell office:value-type="string">
            <text:p>Shikakai Powder: Embrace the natural beauty ritual with Shikakai, a herbal marvel that gently cleanses and nourishes hair, leaving it lustrous and healthy.</text:p>
          </table:table-cell>
          <table:table-cell office:value-type="string">
            <text:p>Shikakai Powder...png</text:p>
          </table:table-cell>
          <table:table-cell office:value-type="string">
            <text:p>500 Gm</text:p>
          </table:table-cell>
        </table:table-row>
        <table:table-row>
          <table:table-cell office:value-type="float" office:value="346">
            <text:p>346</text:p>
          </table:table-cell>
          <table:table-cell office:value-type="string">
            <text:p>Dawasaz</text:p>
          </table:table-cell>
          <table:table-cell office:value-type="string">
            <text:p>Herbal Powders</text:p>
          </table:table-cell>
          <table:table-cell office:value-type="string">
            <text:p>Triphala Powder</text:p>
          </table:table-cell>
          <table:table-cell office:value-type="string">
            <text:p>त्रिफला पाउडर</text:p>
          </table:table-cell>
          <table:table-cell office:value-type="string">
            <text:p>Emblica officinalis</text:p>
          </table:table-cell>
          <table:table-cell office:value-type="string">
            <text:p>500 Gm</text:p>
          </table:table-cell>
          <table:table-cell office:value-type="string">
            <text:p>450</text:p>
          </table:table-cell>
          <table:table-cell office:value-type="string">
            <text:p>1 Kg</text:p>
          </table:table-cell>
          <table:table-cell office:value-type="string">
            <text:p>800</text:p>
          </table:table-cell>
          <table:table-cell office:value-type="string">
            <text:p>Japan, Australia, United Arab Emirates</text:p>
          </table:table-cell>
          <table:table-cell office:value-type="string">
            <text:p> USA, Canada, Germany</text:p>
          </table:table-cell>
          <table:table-cell office:value-type="string">
            <text:p>India, Sri Lanka, Nepal</text:p>
          </table:table-cell>
          <table:table-cell office:value-type="string">
            <text:p>Triphala Powder: A blend of three potent fruits, this Ayurvedic formula detoxifies and supports digestive health, promoting overall well-being in a single powerful powder.</text:p>
          </table:table-cell>
          <table:table-cell office:value-type="string">
            <text:p>Triphala Powder.png</text:p>
          </table:table-cell>
          <table:table-cell office:value-type="string">
            <text:p>500 Gm</text:p>
          </table:table-cell>
        </table:table-row>
        <table:table-row>
          <table:table-cell office:value-type="float" office:value="347">
            <text:p>347</text:p>
          </table:table-cell>
          <table:table-cell office:value-type="string">
            <text:p>Dawasaz</text:p>
          </table:table-cell>
          <table:table-cell office:value-type="string">
            <text:p>Herbal Powders</text:p>
          </table:table-cell>
          <table:table-cell office:value-type="string">
            <text:p>Amba Haldi Powder</text:p>
          </table:table-cell>
          <table:table-cell office:value-type="string">
            <text:p>अम्बा हल्दी पाउडर</text:p>
          </table:table-cell>
          <table:table-cell office:value-type="string">
            <text:p>Curcuma amada</text:p>
          </table:table-cell>
          <table:table-cell office:value-type="string">
            <text:p>500 Gm</text:p>
          </table:table-cell>
          <table:table-cell office:value-type="string">
            <text:p>350</text:p>
          </table:table-cell>
          <table:table-cell office:value-type="string">
            <text:p>1 Kg</text:p>
          </table:table-cell>
          <table:table-cell office:value-type="string">
            <text:p>600</text:p>
          </table:table-cell>
          <table:table-cell office:value-type="string">
            <text:p>UAE, Australia, Singapore</text:p>
          </table:table-cell>
          <table:table-cell office:value-type="string">
            <text:p>USA, Canada, United Kingdom</text:p>
          </table:table-cell>
          <table:table-cell office:value-type="string">
            <text:p> India, Sri Lanka, Bangladesh</text:p>
          </table:table-cell>
          <table:table-cell office:value-type="string">
            <text:p>Amba Haldi Powder: Harness the golden essence of Amba Haldi, a spice celebrated for its anti-inflammatory and antioxidant properties, promoting holistic well-being.</text:p>
          </table:table-cell>
          <table:table-cell office:value-type="string">
            <text:p>Amba Haldi Powder.png</text:p>
          </table:table-cell>
          <table:table-cell office:value-type="string">
            <text:p>500 Gm</text:p>
          </table:table-cell>
        </table:table-row>
        <table:table-row>
          <table:table-cell office:value-type="float" office:value="348">
            <text:p>348</text:p>
          </table:table-cell>
          <table:table-cell office:value-type="string">
            <text:p>Dawasaz</text:p>
          </table:table-cell>
          <table:table-cell office:value-type="string">
            <text:p>Herbs</text:p>
          </table:table-cell>
          <table:table-cell office:value-type="string">
            <text:p>White Musalli</text:p>
          </table:table-cell>
          <table:table-cell office:value-type="string">
            <text:p>सफेद मुसल्ली</text:p>
          </table:table-cell>
          <table:table-cell office:value-type="string">
            <text:p>Chlorophytum borivilianum</text:p>
          </table:table-cell>
          <table:table-cell office:value-type="string">
            <text:p>500 Gm</text:p>
          </table:table-cell>
          <table:table-cell office:value-type="string">
            <text:p>1600</text:p>
          </table:table-cell>
          <table:table-cell office:value-type="string">
            <text:p>1 Kg</text:p>
          </table:table-cell>
          <table:table-cell office:value-type="string">
            <text:p>3200</text:p>
          </table:table-cell>
          <table:table-cell office:value-type="string">
            <text:p> UAE, Singapore, Canada</text:p>
          </table:table-cell>
          <table:table-cell office:value-type="string">
            <text:p>United States, United Kingdom, Australia</text:p>
          </table:table-cell>
          <table:table-cell office:value-type="string">
            <text:p>India, China, Brazil</text:p>
          </table:table-cell>
          <table:table-cell office:value-type="string">
            <text:p>White Musalli: Tap into the vitality of White Musalli with this herbal supplement, known for its adaptogenic properties, promoting energy, stamina, and overall health.</text:p>
          </table:table-cell>
          <table:table-cell office:value-type="string">
            <text:p>No Image Found.png</text:p>
          </table:table-cell>
          <table:table-cell office:value-type="string">
            <text:p>500 Gm</text:p>
          </table:table-cell>
        </table:table-row>
        <table:table-row>
          <table:table-cell office:value-type="float" office:value="349">
            <text:p>349</text:p>
          </table:table-cell>
          <table:table-cell office:value-type="string">
            <text:p>Dawasaz</text:p>
          </table:table-cell>
          <table:table-cell office:value-type="string">
            <text:p>Herbs</text:p>
          </table:table-cell>
          <table:table-cell office:value-type="string">
            <text:p>Marudphalli</text:p>
          </table:table-cell>
          <table:table-cell office:value-type="string">
            <text:p>मरुद्फल्ली</text:p>
          </table:table-cell>
          <table:table-cell office:value-type="string">
            <text:p>Helicteres isora</text:p>
          </table:table-cell>
          <table:table-cell office:value-type="string">
            <text:p>500 Gm</text:p>
          </table:table-cell>
          <table:table-cell office:value-type="string">
            <text:p>120</text:p>
          </table:table-cell>
          <table:table-cell office:value-type="string">
            <text:p>1 Kg</text:p>
          </table:table-cell>
          <table:table-cell office:value-type="string">
            <text:p>200</text:p>
          </table:table-cell>
          <table:table-cell office:value-type="string">
            <text:p>Japan, Australia, Canada</text:p>
          </table:table-cell>
          <table:table-cell office:value-type="string">
            <text:p> USA, China, Germany</text:p>
          </table:table-cell>
          <table:table-cell office:value-type="string">
            <text:p>India, Mexico, Vietnam</text:p>
          </table:table-cell>
          <table:table-cell office:value-type="string">
            <text:p>Marudphalli: Derived from the Marudphal tree, this powder offers holistic wellness with its natural properties, supporting respiratory health and overall vitality.</text:p>
          </table:table-cell>
          <table:table-cell office:value-type="string">
            <text:p>No Image Found.png</text:p>
          </table:table-cell>
          <table:table-cell office:value-type="string">
            <text:p>500 Gm</text:p>
          </table:table-cell>
        </table:table-row>
        <table:table-row>
          <table:table-cell office:value-type="float" office:value="350">
            <text:p>350</text:p>
          </table:table-cell>
          <table:table-cell office:value-type="string">
            <text:p>Dawasaz</text:p>
          </table:table-cell>
          <table:table-cell office:value-type="string">
            <text:p>Herbs</text:p>
          </table:table-cell>
          <table:table-cell office:value-type="string">
            <text:p>Jatamasi</text:p>
          </table:table-cell>
          <table:table-cell office:value-type="string">
            <text:p>जटामांसी</text:p>
          </table:table-cell>
          <table:table-cell office:value-type="string">
            <text:p>Nardostachys jatamansi</text:p>
          </table:table-cell>
          <table:table-cell office:value-type="string">
            <text:p>500 Gm</text:p>
          </table:table-cell>
          <table:table-cell office:value-type="string">
            <text:p>1100</text:p>
          </table:table-cell>
          <table:table-cell office:value-type="string">
            <text:p>1 Kg</text:p>
          </table:table-cell>
          <table:table-cell office:value-type="string">
            <text:p>2000</text:p>
          </table:table-cell>
          <table:table-cell office:value-type="string">
            <text:p>United States, United Kingdom, Germany</text:p>
          </table:table-cell>
          <table:table-cell office:value-type="string">
            <text:p>Nepal, Bhutan, China</text:p>
          </table:table-cell>
          <table:table-cell office:value-type="string">
            <text:p>Nepal, India, China</text:p>
          </table:table-cell>
          <table:table-cell office:value-type="string">
            <text:p>Jatamasi: Embrace tranquility with Jatamasi, a revered Ayurvedic herb known for its calming and stress-relieving properties, promoting mental well-being naturally.</text:p>
          </table:table-cell>
          <table:table-cell office:value-type="string">
            <text:p>Jatamasi.png</text:p>
          </table:table-cell>
          <table:table-cell office:value-type="string">
            <text:p>500 Gm</text:p>
          </table:table-cell>
        </table:table-row>
        <table:table-row>
          <table:table-cell office:value-type="float" office:value="351">
            <text:p>351</text:p>
          </table:table-cell>
          <table:table-cell office:value-type="string">
            <text:p>Dawasaz</text:p>
          </table:table-cell>
          <table:table-cell office:value-type="string">
            <text:p>Herbs</text:p>
          </table:table-cell>
          <table:table-cell office:value-type="string">
            <text:p>Kapur Kachri</text:p>
          </table:table-cell>
          <table:table-cell office:value-type="string">
            <text:p>कपूर कचरी</text:p>
          </table:table-cell>
          <table:table-cell office:value-type="string">
            <text:p>Hedychium spicatum</text:p>
          </table:table-cell>
          <table:table-cell office:value-type="string">
            <text:p>500 Gm</text:p>
          </table:table-cell>
          <table:table-cell office:value-type="string">
            <text:p>380</text:p>
          </table:table-cell>
          <table:table-cell office:value-type="string">
            <text:p>1 Kg</text:p>
          </table:table-cell>
          <table:table-cell office:value-type="string">
            <text:p>700</text:p>
          </table:table-cell>
          <table:table-cell office:value-type="string">
            <text:p>United States, United Kingdom, Australia</text:p>
          </table:table-cell>
          <table:table-cell office:value-type="string">
            <text:p>India, Indonesia, Vietnam</text:p>
          </table:table-cell>
          <table:table-cell office:value-type="string">
            <text:p>India, Indonesia, Thailand</text:p>
          </table:table-cell>
          <table:table-cell office:value-type="string">
            <text:p>Kapur Kachri: Uncover the aromatic essence of Kapur Kachri, a natural powder renowned for its skincare benefits, promoting a radiant and healthy complexion.</text:p>
          </table:table-cell>
          <table:table-cell office:value-type="string">
            <text:p>Kapur Kachri.png</text:p>
          </table:table-cell>
          <table:table-cell office:value-type="string">
            <text:p>500 Gm</text:p>
          </table:table-cell>
        </table:table-row>
        <table:table-row>
          <table:table-cell office:value-type="float" office:value="352">
            <text:p>352</text:p>
          </table:table-cell>
          <table:table-cell office:value-type="string">
            <text:p>Dawasaz</text:p>
          </table:table-cell>
          <table:table-cell office:value-type="string">
            <text:p>Herbs</text:p>
          </table:table-cell>
          <table:table-cell office:value-type="string">
            <text:p>Saabit Ritha</text:p>
          </table:table-cell>
          <table:table-cell office:value-type="string">
            <text:p>साबित रिठा</text:p>
          </table:table-cell>
          <table:table-cell office:value-type="string">
            <text:p>Sapindus Mukorossi</text:p>
          </table:table-cell>
          <table:table-cell office:value-type="string">
            <text:p>500 Gm</text:p>
          </table:table-cell>
          <table:table-cell office:value-type="string">
            <text:p>180</text:p>
          </table:table-cell>
          <table:table-cell office:value-type="string">
            <text:p>1 Kg</text:p>
          </table:table-cell>
          <table:table-cell office:value-type="string">
            <text:p>300</text:p>
          </table:table-cell>
          <table:table-cell office:value-type="string">
            <text:p> United States, United Kingdom, Canada</text:p>
          </table:table-cell>
          <table:table-cell office:value-type="string">
            <text:p> Nepal, Bangladesh, Thailand</text:p>
          </table:table-cell>
          <table:table-cell office:value-type="string">
            <text:p> India, Nepal, Vietnam</text:p>
          </table:table-cell>
          <table:table-cell office:value-type="string">
            <text:p>Saabit Ritha: Elevate your hair care routine with Saabit Ritha powder, a natural cleanser derived from soapnuts, promoting clean, shiny, and healthy-looking hair.</text:p>
          </table:table-cell>
          <table:table-cell office:value-type="string">
            <text:p>No Image Found.png</text:p>
          </table:table-cell>
          <table:table-cell office:value-type="string">
            <text:p>500 Gm</text:p>
          </table:table-cell>
        </table:table-row>
        <table:table-row>
          <table:table-cell office:value-type="float" office:value="353">
            <text:p>353</text:p>
          </table:table-cell>
          <table:table-cell office:value-type="string">
            <text:p>Dawasaz</text:p>
          </table:table-cell>
          <table:table-cell office:value-type="string">
            <text:p>Herbs</text:p>
          </table:table-cell>
          <table:table-cell office:value-type="string">
            <text:p>Behada</text:p>
          </table:table-cell>
          <table:table-cell office:value-type="string">
            <text:p>बहेड़ा</text:p>
          </table:table-cell>
          <table:table-cell office:value-type="string">
            <text:p>Terminalia bellirica</text:p>
          </table:table-cell>
          <table:table-cell office:value-type="string">
            <text:p>500 Gm</text:p>
          </table:table-cell>
          <table:table-cell office:value-type="string">
            <text:p>120</text:p>
          </table:table-cell>
          <table:table-cell office:value-type="string">
            <text:p>1 Kg</text:p>
          </table:table-cell>
          <table:table-cell office:value-type="string">
            <text:p>200</text:p>
          </table:table-cell>
          <table:table-cell office:value-type="string">
            <text:p>United States, United Kingdom, Australia</text:p>
          </table:table-cell>
          <table:table-cell office:value-type="string">
            <text:p>Nepal, Bangladesh, Myanmar</text:p>
          </table:table-cell>
          <table:table-cell office:value-type="string">
            <text:p> India, Nepal, Vietnam</text:p>
          </table:table-cell>
          <table:table-cell office:value-type="string">
            <text:p>Behada: Embrace the wellness of Behada, a potent herbal remedy celebrated in Ayurveda for promoting digestive health, detoxification, and overall well-being.</text:p>
          </table:table-cell>
          <table:table-cell office:value-type="string">
            <text:p>Behada.png</text:p>
          </table:table-cell>
          <table:table-cell office:value-type="string">
            <text:p>500 Gm</text:p>
          </table:table-cell>
        </table:table-row>
        <table:table-row>
          <table:table-cell office:value-type="float" office:value="354">
            <text:p>354</text:p>
          </table:table-cell>
          <table:table-cell office:value-type="string">
            <text:p>Dawasaz</text:p>
          </table:table-cell>
          <table:table-cell office:value-type="string">
            <text:p>Herbs</text:p>
          </table:table-cell>
          <table:table-cell office:value-type="string">
            <text:p>Mulethi</text:p>
          </table:table-cell>
          <table:table-cell office:value-type="string">
            <text:p>मुलेठी</text:p>
          </table:table-cell>
          <table:table-cell office:value-type="string">
            <text:p>Glycyrrhiza glabra</text:p>
          </table:table-cell>
          <table:table-cell office:value-type="string">
            <text:p>500 Gm</text:p>
          </table:table-cell>
          <table:table-cell office:value-type="string">
            <text:p>330</text:p>
          </table:table-cell>
          <table:table-cell office:value-type="string">
            <text:p>1 Kg</text:p>
          </table:table-cell>
          <table:table-cell office:value-type="string">
            <text:p>600</text:p>
          </table:table-cell>
          <table:table-cell office:value-type="string">
            <text:p>United States, United Kingdom, Saudi Arabia</text:p>
          </table:table-cell>
          <table:table-cell office:value-type="string">
            <text:p>Afghanistan, Iran, Turkey</text:p>
          </table:table-cell>
          <table:table-cell office:value-type="string">
            <text:p>India, Iran, Pakistan</text:p>
          </table:table-cell>
          <table:table-cell office:value-type="string">
            <text:p>Mulethi: Experience the sweet benefits of Mulethi powder, cherished in Ayurveda for its soothing properties, promoting respiratory and digestive wellness naturally.</text:p>
          </table:table-cell>
          <table:table-cell office:value-type="string">
            <text:p>Mulethi.png</text:p>
          </table:table-cell>
          <table:table-cell office:value-type="string">
            <text:p>500 Gm</text:p>
          </table:table-cell>
        </table:table-row>
        <table:table-row>
          <table:table-cell office:value-type="float" office:value="355">
            <text:p>355</text:p>
          </table:table-cell>
          <table:table-cell office:value-type="string">
            <text:p>Dawasaz</text:p>
          </table:table-cell>
          <table:table-cell office:value-type="string">
            <text:p>Herbs</text:p>
          </table:table-cell>
          <table:table-cell office:value-type="string">
            <text:p>Bavachi</text:p>
          </table:table-cell>
          <table:table-cell office:value-type="string">
            <text:p>बावची</text:p>
          </table:table-cell>
          <table:table-cell office:value-type="string">
            <text:p>Psoralea corylifolia</text:p>
          </table:table-cell>
          <table:table-cell office:value-type="string">
            <text:p>500 Gm</text:p>
          </table:table-cell>
          <table:table-cell office:value-type="string">
            <text:p>440</text:p>
          </table:table-cell>
          <table:table-cell office:value-type="string">
            <text:p>1 Kg</text:p>
          </table:table-cell>
          <table:table-cell office:value-type="string">
            <text:p>800</text:p>
          </table:table-cell>
          <table:table-cell office:value-type="string">
            <text:p>United States, United Kingdom, Japan</text:p>
          </table:table-cell>
          <table:table-cell office:value-type="string">
            <text:p>Afghanistan, Iran, Uzbekistan</text:p>
          </table:table-cell>
          <table:table-cell office:value-type="string">
            <text:p>India, China, Brazil</text:p>
          </table:table-cell>
          <table:table-cell office:value-type="string">
            <text:p>Bavachi: Unlock the natural radiance with Bavachi powder, a skincare marvel revered in Ayurveda for its anti-inflammatory and pigmentation-reducing properties.</text:p>
          </table:table-cell>
          <table:table-cell office:value-type="string">
            <text:p>No Image Found.png</text:p>
          </table:table-cell>
          <table:table-cell office:value-type="string">
            <text:p>500 Gm</text:p>
          </table:table-cell>
        </table:table-row>
        <table:table-row>
          <table:table-cell office:value-type="float" office:value="356">
            <text:p>356</text:p>
          </table:table-cell>
          <table:table-cell office:value-type="string">
            <text:p>Dawasaz</text:p>
          </table:table-cell>
          <table:table-cell office:value-type="string">
            <text:p>Herbs</text:p>
          </table:table-cell>
          <table:table-cell office:value-type="string">
            <text:p>Daaru Haldi</text:p>
          </table:table-cell>
          <table:table-cell office:value-type="string">
            <text:p>दारू हल्दी</text:p>
          </table:table-cell>
          <table:table-cell office:value-type="string">
            <text:p>NA</text:p>
          </table:table-cell>
          <table:table-cell office:value-type="string">
            <text:p>500 Gm</text:p>
          </table:table-cell>
          <table:table-cell office:value-type="string">
            <text:p>650</text:p>
          </table:table-cell>
          <table:table-cell office:value-type="string">
            <text:p>1 Kg</text:p>
          </table:table-cell>
          <table:table-cell office:value-type="string">
            <text:p>1200</text:p>
          </table:table-cell>
          <table:table-cell office:value-type="string">
            <text:p>United States, United Kingdom, Australia</text:p>
          </table:table-cell>
          <table:table-cell office:value-type="string">
            <text:p> India, Indonesia, Vietnam</text:p>
          </table:table-cell>
          <table:table-cell office:value-type="string">
            <text:p>India, Indonesia, Thailand</text:p>
          </table:table-cell>
          <table:table-cell office:value-type="string">
            <text:p>Daaru Haldi: Embrace the essence of Daaru Haldi, a traditional spice celebrated for its warm and earthy flavor, adding a distinctive touch to your culinary creations.</text:p>
          </table:table-cell>
          <table:table-cell office:value-type="string">
            <text:p>Daaru Haldi.png</text:p>
          </table:table-cell>
          <table:table-cell office:value-type="string">
            <text:p>500 Gm</text:p>
          </table:table-cell>
        </table:table-row>
        <table:table-row>
          <table:table-cell office:value-type="float" office:value="357">
            <text:p>357</text:p>
          </table:table-cell>
          <table:table-cell office:value-type="string">
            <text:p>Dawasaz</text:p>
          </table:table-cell>
          <table:table-cell office:value-type="string">
            <text:p>Herbs</text:p>
          </table:table-cell>
          <table:table-cell office:value-type="string">
            <text:p>Belgiri</text:p>
          </table:table-cell>
          <table:table-cell office:value-type="string">
            <text:p>बेलगीरी</text:p>
          </table:table-cell>
          <table:table-cell office:value-type="string">
            <text:p>Aegle marmelos</text:p>
          </table:table-cell>
          <table:table-cell office:value-type="string">
            <text:p>500 Gm</text:p>
          </table:table-cell>
          <table:table-cell office:value-type="string">
            <text:p>180</text:p>
          </table:table-cell>
          <table:table-cell office:value-type="string">
            <text:p>1 Kg</text:p>
          </table:table-cell>
          <table:table-cell office:value-type="string">
            <text:p>300</text:p>
          </table:table-cell>
          <table:table-cell office:value-type="string">
            <text:p>United States, Australia, Germany</text:p>
          </table:table-cell>
          <table:table-cell office:value-type="string">
            <text:p>Nepal, Bangladesh, Sri Lanka</text:p>
          </table:table-cell>
          <table:table-cell office:value-type="string">
            <text:p> India, Nepal, Thailand</text:p>
          </table:table-cell>
          <table:table-cell office:value-type="string">
            <text:p>Belgiri: Embrace the nutritional power of Belgiri powder, derived from the bel fruit, known for its antioxidant-rich profile, promoting digestive health and overall well-being.</text:p>
          </table:table-cell>
          <table:table-cell office:value-type="string">
            <text:p>Belgiri.png</text:p>
          </table:table-cell>
          <table:table-cell office:value-type="string">
            <text:p>500 Gm</text:p>
          </table:table-cell>
        </table:table-row>
        <table:table-row>
          <table:table-cell office:value-type="float" office:value="358">
            <text:p>358</text:p>
          </table:table-cell>
          <table:table-cell office:value-type="string">
            <text:p>Dawasaz</text:p>
          </table:table-cell>
          <table:table-cell office:value-type="string">
            <text:p>Herbs</text:p>
          </table:table-cell>
          <table:table-cell office:value-type="string">
            <text:p>Bhilava</text:p>
          </table:table-cell>
          <table:table-cell office:value-type="string">
            <text:p>भिलावा</text:p>
          </table:table-cell>
          <table:table-cell office:value-type="string">
            <text:p>Semecarpus anacardium</text:p>
          </table:table-cell>
          <table:table-cell office:value-type="string">
            <text:p>500 Gm</text:p>
          </table:table-cell>
          <table:table-cell office:value-type="string">
            <text:p>180</text:p>
          </table:table-cell>
          <table:table-cell office:value-type="string">
            <text:p>1 Kg</text:p>
          </table:table-cell>
          <table:table-cell office:value-type="string">
            <text:p>300</text:p>
          </table:table-cell>
          <table:table-cell office:value-type="string">
            <text:p>United States, United Kingdom, Canada</text:p>
          </table:table-cell>
          <table:table-cell office:value-type="string">
            <text:p>Vietnam, Thailand, Malaysia</text:p>
          </table:table-cell>
          <table:table-cell office:value-type="string">
            <text:p>India, China, Indonesia</text:p>
          </table:table-cell>
          <table:table-cell office:value-type="string">
            <text:p>Bhilava: Harness the herbal goodness of Bhilava powder, a traditional remedy valued in Ayurveda for its anti-inflammatory properties, promoting joint health and overall wellness.</text:p>
          </table:table-cell>
          <table:table-cell office:value-type="string">
            <text:p>No Image Found.png</text:p>
          </table:table-cell>
          <table:table-cell office:value-type="string">
            <text:p>500 Gm</text:p>
          </table:table-cell>
        </table:table-row>
        <table:table-row>
          <table:table-cell office:value-type="float" office:value="359">
            <text:p>359</text:p>
          </table:table-cell>
          <table:table-cell office:value-type="string">
            <text:p>Dawasaz</text:p>
          </table:table-cell>
          <table:table-cell office:value-type="string">
            <text:p>Herbs</text:p>
          </table:table-cell>
          <table:table-cell office:value-type="string">
            <text:p>Ghorbach</text:p>
          </table:table-cell>
          <table:table-cell office:value-type="string">
            <text:p>घोड़बच</text:p>
          </table:table-cell>
          <table:table-cell office:value-type="string">
            <text:p>NA</text:p>
          </table:table-cell>
          <table:table-cell office:value-type="string">
            <text:p>5</text:p>
          </table:table-cell>
          <table:table-cell office:value-type="string">
            <text:p>380</text:p>
          </table:table-cell>
          <table:table-cell office:value-type="string">
            <text:p>1 Kg</text:p>
          </table:table-cell>
          <table:table-cell office:value-type="string">
            <text:p>700</text:p>
          </table:table-cell>
          <table:table-cell office:value-type="string">
            <text:p>United Arab Emirates, Italy, South Korea</text:p>
          </table:table-cell>
          <table:table-cell office:value-type="string">
            <text:p>Turkey, Egypt, Spain</text:p>
          </table:table-cell>
          <table:table-cell office:value-type="string">
            <text:p> India, Bangladesh, Pakistan</text:p>
          </table:table-cell>
          <table:table-cell office:value-type="string">
            <text:p>Ghorbach: A versatile smart home hub that seamlessly integrates and controls all your connected devices, making home automation effortless and intuitive.</text:p>
          </table:table-cell>
          <table:table-cell office:value-type="string">
            <text:p>No Image Found.png</text:p>
          </table:table-cell>
          <table:table-cell office:value-type="string">
            <text:p>500 Gm</text:p>
          </table:table-cell>
        </table:table-row>
        <table:table-row>
          <table:table-cell office:value-type="float" office:value="360">
            <text:p>360</text:p>
          </table:table-cell>
          <table:table-cell office:value-type="string">
            <text:p>Dawasaz</text:p>
          </table:table-cell>
          <table:table-cell office:value-type="string">
            <text:p>Herbs</text:p>
          </table:table-cell>
          <table:table-cell office:value-type="string">
            <text:p>Nirmoli</text:p>
          </table:table-cell>
          <table:table-cell office:value-type="string">
            <text:p>निर्मली</text:p>
          </table:table-cell>
          <table:table-cell office:value-type="string">
            <text:p>NA</text:p>
          </table:table-cell>
          <table:table-cell office:value-type="string">
            <text:p>500 Gm</text:p>
          </table:table-cell>
          <table:table-cell office:value-type="string">
            <text:p>440</text:p>
          </table:table-cell>
          <table:table-cell office:value-type="string">
            <text:p>1 Kg</text:p>
          </table:table-cell>
          <table:table-cell office:value-type="string">
            <text:p>800</text:p>
          </table:table-cell>
          <table:table-cell office:value-type="string">
            <text:p> United States, Germany, Japan</text:p>
          </table:table-cell>
          <table:table-cell office:value-type="string">
            <text:p>Brazil, Indonesia, South Africa</text:p>
          </table:table-cell>
          <table:table-cell office:value-type="string">
            <text:p> India, China, Mexico</text:p>
          </table:table-cell>
          <table:table-cell office:value-type="string">
            <text:p>Nirmoli: A premium skincare solution crafted with natural ingredients, offering a rejuvenating experience for radiant and nourished skin.</text:p>
          </table:table-cell>
          <table:table-cell office:value-type="string">
            <text:p>Nirmoli.png</text:p>
          </table:table-cell>
          <table:table-cell office:value-type="string">
            <text:p>500 Gm</text:p>
          </table:table-cell>
        </table:table-row>
        <table:table-row>
          <table:table-cell office:value-type="float" office:value="361">
            <text:p>361</text:p>
          </table:table-cell>
          <table:table-cell office:value-type="string">
            <text:p>Dawasaz</text:p>
          </table:table-cell>
          <table:table-cell office:value-type="string">
            <text:p>Herbs</text:p>
          </table:table-cell>
          <table:table-cell office:value-type="string">
            <text:p>Teshu Phool</text:p>
          </table:table-cell>
          <table:table-cell office:value-type="string">
            <text:p>तेषु फूल</text:p>
          </table:table-cell>
          <table:table-cell office:value-type="string">
            <text:p>Clitoria ternatea</text:p>
          </table:table-cell>
          <table:table-cell office:value-type="string">
            <text:p>500 Gm</text:p>
          </table:table-cell>
          <table:table-cell office:value-type="string">
            <text:p>120</text:p>
          </table:table-cell>
          <table:table-cell office:value-type="string">
            <text:p>1 Kg</text:p>
          </table:table-cell>
          <table:table-cell office:value-type="string">
            <text:p>200</text:p>
          </table:table-cell>
          <table:table-cell office:value-type="string">
            <text:p>United Kingdom, Canada, Australia</text:p>
          </table:table-cell>
          <table:table-cell office:value-type="string">
            <text:p>India, China, United States</text:p>
          </table:table-cell>
          <table:table-cell office:value-type="string">
            <text:p> India, China, Vietnam</text:p>
          </table:table-cell>
          <table:table-cell office:value-type="string">
            <text:p>Teshu Phool: Discover the aromatic essence of Teshu Phool, a fragrant flower used in traditional remedies, offering a natural way to uplift mood and promote relaxation.</text:p>
          </table:table-cell>
          <table:table-cell office:value-type="string">
            <text:p>Teshu Phool.png</text:p>
          </table:table-cell>
          <table:table-cell office:value-type="string">
            <text:p>500 Gm</text:p>
          </table:table-cell>
        </table:table-row>
        <table:table-row>
          <table:table-cell office:value-type="float" office:value="362">
            <text:p>362</text:p>
          </table:table-cell>
          <table:table-cell office:value-type="string">
            <text:p>Dawasaz</text:p>
          </table:table-cell>
          <table:table-cell office:value-type="string">
            <text:p>Herbs</text:p>
          </table:table-cell>
          <table:table-cell office:value-type="string">
            <text:p>Geloy</text:p>
          </table:table-cell>
          <table:table-cell office:value-type="string">
            <text:p>गिलोय</text:p>
          </table:table-cell>
          <table:table-cell office:value-type="string">
            <text:p>Tinospora cordifolia</text:p>
          </table:table-cell>
          <table:table-cell office:value-type="string">
            <text:p>500 Gm</text:p>
          </table:table-cell>
          <table:table-cell office:value-type="string">
            <text:p>440</text:p>
          </table:table-cell>
          <table:table-cell office:value-type="string">
            <text:p>1</text:p>
          </table:table-cell>
          <table:table-cell office:value-type="string">
            <text:p>800</text:p>
          </table:table-cell>
          <table:table-cell office:value-type="string">
            <text:p>United States, United Kingdom, Australia</text:p>
          </table:table-cell>
          <table:table-cell office:value-type="string">
            <text:p>India, Nepal, Thailand</text:p>
          </table:table-cell>
          <table:table-cell office:value-type="string">
            <text:p> India, Nepal, Bangladesh</text:p>
          </table:table-cell>
          <table:table-cell office:value-type="string">
            <text:p>Geloy: Experience the immune-boosting power of Geloy, a herbal supplement derived from the Giloy plant, supporting overall health and well-being.</text:p>
          </table:table-cell>
          <table:table-cell office:value-type="string">
            <text:p>Geloy.png</text:p>
          </table:table-cell>
          <table:table-cell office:value-type="string">
            <text:p>500 Gm</text:p>
          </table:table-cell>
        </table:table-row>
        <table:table-row>
          <table:table-cell office:value-type="float" office:value="363">
            <text:p>363</text:p>
          </table:table-cell>
          <table:table-cell office:value-type="string">
            <text:p>Spices</text:p>
          </table:table-cell>
          <table:table-cell office:value-type="string">
            <text:p>Spices</text:p>
          </table:table-cell>
          <table:table-cell office:value-type="string">
            <text:p>Elaichi</text:p>
          </table:table-cell>
          <table:table-cell office:value-type="string">
            <text:p>इलायची</text:p>
          </table:table-cell>
          <table:table-cell office:value-type="string">
            <text:p>Elettaria cardamomum</text:p>
          </table:table-cell>
          <table:table-cell office:value-type="string">
            <text:p>500 Gm</text:p>
          </table:table-cell>
          <table:table-cell office:value-type="string">
            <text:p>1100</text:p>
          </table:table-cell>
          <table:table-cell office:value-type="string">
            <text:p>1 Kg</text:p>
          </table:table-cell>
          <table:table-cell office:value-type="string">
            <text:p>2000</text:p>
          </table:table-cell>
          <table:table-cell office:value-type="string">
            <text:p>United States, United Kingdom, Canada</text:p>
          </table:table-cell>
          <table:table-cell office:value-type="string">
            <text:p> Guatemala, Tanzania, Sri Lanka</text:p>
          </table:table-cell>
          <table:table-cell office:value-type="string">
            <text:p>India, Guatemala, Sri Lanka</text:p>
          </table:table-cell>
          <table:table-cell office:value-type="string">
            <text:p>Elaichi: Indulge in the aromatic charm of Elaichi powder, a culinary delight and natural remedy, known for promoting digestion and adding a flavorful touch to dishes.</text:p>
          </table:table-cell>
          <table:table-cell office:value-type="string">
            <text:p>Elaichi.png</text:p>
          </table:table-cell>
          <table:table-cell office:value-type="string">
            <text:p>500 Gm</text:p>
          </table:table-cell>
        </table:table-row>
        <table:table-row>
          <table:table-cell office:value-type="float" office:value="364">
            <text:p>364</text:p>
          </table:table-cell>
          <table:table-cell office:value-type="string">
            <text:p>Spices</text:p>
          </table:table-cell>
          <table:table-cell office:value-type="string">
            <text:p>Spices</text:p>
          </table:table-cell>
          <table:table-cell office:value-type="string">
            <text:p>Laung</text:p>
          </table:table-cell>
          <table:table-cell office:value-type="string">
            <text:p>लौंग</text:p>
          </table:table-cell>
          <table:table-cell office:value-type="string">
            <text:p>Syzygium aromaticum</text:p>
          </table:table-cell>
          <table:table-cell office:value-type="string">
            <text:p>5</text:p>
          </table:table-cell>
          <table:table-cell office:value-type="string">
            <text:p>700</text:p>
          </table:table-cell>
          <table:table-cell office:value-type="string">
            <text:p>1 Kg</text:p>
          </table:table-cell>
          <table:table-cell office:value-type="string">
            <text:p>1300</text:p>
          </table:table-cell>
          <table:table-cell office:value-type="string">
            <text:p>United States, United Kingdom, France</text:p>
          </table:table-cell>
          <table:table-cell office:value-type="string">
            <text:p>Indonesia, Madagascar, Zanzibar</text:p>
          </table:table-cell>
          <table:table-cell office:value-type="string">
            <text:p>India, Indonesia, Madagascar</text:p>
          </table:table-cell>
          <table:table-cell office:value-type="string">
            <text:p>Laung: Unleash the aromatic power of Laung (clove) powder, a versatile spice celebrated for its culinary richness and potential health benefits, adding depth to your dishes.</text:p>
          </table:table-cell>
          <table:table-cell office:value-type="string">
            <text:p>Laung.png</text:p>
          </table:table-cell>
          <table:table-cell office:value-type="string">
            <text:p>500 Gm</text:p>
          </table:table-cell>
        </table:table-row>
        <table:table-row>
          <table:table-cell office:value-type="float" office:value="365">
            <text:p>365</text:p>
          </table:table-cell>
          <table:table-cell office:value-type="string">
            <text:p>Spices</text:p>
          </table:table-cell>
          <table:table-cell office:value-type="string">
            <text:p>Spices</text:p>
          </table:table-cell>
          <table:table-cell office:value-type="string">
            <text:p>Kali Mirchi</text:p>
          </table:table-cell>
          <table:table-cell office:value-type="string">
            <text:p>काली मिर्च</text:p>
          </table:table-cell>
          <table:table-cell office:value-type="string">
            <text:p>Piper nigrum</text:p>
          </table:table-cell>
          <table:table-cell office:value-type="string">
            <text:p>5</text:p>
          </table:table-cell>
          <table:table-cell office:value-type="string">
            <text:p>600</text:p>
          </table:table-cell>
          <table:table-cell office:value-type="string">
            <text:p>1 Kg</text:p>
          </table:table-cell>
          <table:table-cell office:value-type="string">
            <text:p>1100</text:p>
          </table:table-cell>
          <table:table-cell office:value-type="string">
            <text:p> United States, United Kingdom, Germany</text:p>
          </table:table-cell>
          <table:table-cell office:value-type="string">
            <text:p>Vietnam, Indonesia, Brazil</text:p>
          </table:table-cell>
          <table:table-cell office:value-type="string">
            <text:p>India, Vietnam, Brazil</text:p>
          </table:table-cell>
          <table:table-cell office:value-type="string">
            <text:p>Kali Mirchi: Elevate your culinary experience with the bold and spicy flavor of Kali Mirchi (black pepper) powder, a versatile spice known for its potential health benefits.</text:p>
          </table:table-cell>
          <table:table-cell office:value-type="string">
            <text:p>Kali Mirchi.png</text:p>
          </table:table-cell>
          <table:table-cell office:value-type="string">
            <text:p>500 Gm</text:p>
          </table:table-cell>
        </table:table-row>
        <table:table-row>
          <table:table-cell office:value-type="float" office:value="366">
            <text:p>366</text:p>
          </table:table-cell>
          <table:table-cell office:value-type="string">
            <text:p>Spices</text:p>
          </table:table-cell>
          <table:table-cell office:value-type="string">
            <text:p>Spices</text:p>
          </table:table-cell>
          <table:table-cell office:value-type="string">
            <text:p>Jeera</text:p>
          </table:table-cell>
          <table:table-cell office:value-type="string">
            <text:p>जीरा</text:p>
          </table:table-cell>
          <table:table-cell office:value-type="string">
            <text:p>Cuminum cyminum</text:p>
          </table:table-cell>
          <table:table-cell office:value-type="string">
            <text:p>500 Gm</text:p>
          </table:table-cell>
          <table:table-cell office:value-type="string">
            <text:p>450</text:p>
          </table:table-cell>
          <table:table-cell office:value-type="string">
            <text:p>1</text:p>
          </table:table-cell>
          <table:table-cell office:value-type="string">
            <text:p>800</text:p>
          </table:table-cell>
          <table:table-cell office:value-type="string">
            <text:p> United States, United Kingdom, UAE</text:p>
          </table:table-cell>
          <table:table-cell office:value-type="string">
            <text:p>India, Iran, Turkey</text:p>
          </table:table-cell>
          <table:table-cell office:value-type="string">
            <text:p>India, Iran, Syria</text:p>
          </table:table-cell>
          <table:table-cell office:value-type="string">
            <text:p>Jeera: Enhance your dishes with the earthy warmth of Jeera (cumin) powder, a versatile spice celebrated for its distinct flavor and potential digestive benefits.</text:p>
          </table:table-cell>
          <table:table-cell office:value-type="string">
            <text:p>Jeera.png</text:p>
          </table:table-cell>
          <table:table-cell office:value-type="string">
            <text:p>500 Gm</text:p>
          </table:table-cell>
        </table:table-row>
        <table:table-row>
          <table:table-cell office:value-type="float" office:value="367">
            <text:p>367</text:p>
          </table:table-cell>
          <table:table-cell office:value-type="string">
            <text:p>Spices</text:p>
          </table:table-cell>
          <table:table-cell office:value-type="string">
            <text:p>Spices</text:p>
          </table:table-cell>
          <table:table-cell office:value-type="string">
            <text:p>Rai</text:p>
          </table:table-cell>
          <table:table-cell office:value-type="string">
            <text:p>राई</text:p>
          </table:table-cell>
          <table:table-cell office:value-type="string">
            <text:p>Brassica juncea</text:p>
          </table:table-cell>
          <table:table-cell office:value-type="string">
            <text:p>500 Gm</text:p>
          </table:table-cell>
          <table:table-cell office:value-type="string">
            <text:p>50</text:p>
          </table:table-cell>
          <table:table-cell office:value-type="string">
            <text:p>1 Kg</text:p>
          </table:table-cell>
          <table:table-cell office:value-type="string">
            <text:p>100</text:p>
          </table:table-cell>
          <table:table-cell office:value-type="string">
            <text:p>United States, United Kingdom, Japan</text:p>
          </table:table-cell>
          <table:table-cell office:value-type="string">
            <text:p>Canada, Ukraine, Australia</text:p>
          </table:table-cell>
          <table:table-cell office:value-type="string">
            <text:p>India, Canada, China</text:p>
          </table:table-cell>
          <table:table-cell office:value-type="string">
            <text:p>Rai: Add a zing to your dishes with Rai (mustard) powder, a versatile spice known for its pungent flavor and culinary versatility, enhancing the taste of your favorite recipes.</text:p>
          </table:table-cell>
          <table:table-cell office:value-type="string">
            <text:p>Rai.png</text:p>
          </table:table-cell>
          <table:table-cell office:value-type="string">
            <text:p>500 Gm</text:p>
          </table:table-cell>
        </table:table-row>
        <table:table-row>
          <table:table-cell office:value-type="float" office:value="368">
            <text:p>368</text:p>
          </table:table-cell>
          <table:table-cell office:value-type="string">
            <text:p>Spices</text:p>
          </table:table-cell>
          <table:table-cell office:value-type="string">
            <text:p>Spices</text:p>
          </table:table-cell>
          <table:table-cell office:value-type="string">
            <text:p>Khaskhas</text:p>
          </table:table-cell>
          <table:table-cell office:value-type="string">
            <text:p>खसखस</text:p>
          </table:table-cell>
          <table:table-cell office:value-type="string">
            <text:p>Papaver somniferum</text:p>
          </table:table-cell>
          <table:table-cell office:value-type="string">
            <text:p>500 Gm</text:p>
          </table:table-cell>
          <table:table-cell office:value-type="string">
            <text:p>800</text:p>
          </table:table-cell>
          <table:table-cell office:value-type="string">
            <text:p>1 Kg</text:p>
          </table:table-cell>
          <table:table-cell office:value-type="string">
            <text:p>1500</text:p>
          </table:table-cell>
          <table:table-cell office:value-type="string">
            <text:p>United States, United Kingdom, Germany</text:p>
          </table:table-cell>
          <table:table-cell office:value-type="string">
            <text:p>Turkey, Afghanistan, Iran</text:p>
          </table:table-cell>
          <table:table-cell office:value-type="string">
            <text:p>India, Turkey, Afghanistan</text:p>
          </table:table-cell>
          <table:table-cell office:value-type="string">
            <text:p>Khaskhas: Embrace the nutty goodness of Khaskhas (poppy seeds) powder, a culinary delight that adds a rich texture and subtle flavor to various dishes.</text:p>
          </table:table-cell>
          <table:table-cell office:value-type="string">
            <text:p>Khaskhas.png</text:p>
          </table:table-cell>
          <table:table-cell office:value-type="string">
            <text:p>500 Gm</text:p>
          </table:table-cell>
        </table:table-row>
        <table:table-row>
          <table:table-cell office:value-type="float" office:value="369">
            <text:p>369</text:p>
          </table:table-cell>
          <table:table-cell office:value-type="string">
            <text:p>Spices</text:p>
          </table:table-cell>
          <table:table-cell office:value-type="string">
            <text:p>Spices</text:p>
          </table:table-cell>
          <table:table-cell office:value-type="string">
            <text:p>Dana Methi</text:p>
          </table:table-cell>
          <table:table-cell office:value-type="string">
            <text:p>दाना मेथी</text:p>
          </table:table-cell>
          <table:table-cell office:value-type="string">
            <text:p>Trigonella foenum-graecum</text:p>
          </table:table-cell>
          <table:table-cell office:value-type="string">
            <text:p>500 Gm</text:p>
          </table:table-cell>
          <table:table-cell office:value-type="string">
            <text:p>100</text:p>
          </table:table-cell>
          <table:table-cell office:value-type="string">
            <text:p>1 Kg</text:p>
          </table:table-cell>
          <table:table-cell office:value-type="string">
            <text:p>200</text:p>
          </table:table-cell>
          <table:table-cell office:value-type="string">
            <text:p>United States, United Kingdom, Canada</text:p>
          </table:table-cell>
          <table:table-cell office:value-type="string">
            <text:p>India, Afghanistan, Iran</text:p>
          </table:table-cell>
          <table:table-cell office:value-type="string">
            <text:p> India, Afghanistan, Pakistan</text:p>
          </table:table-cell>
          <table:table-cell office:value-type="string">
            <text:p>Dana Methi: Elevate your culinary creations with the distinctive bitterness of Dana Methi (fenugreek seeds) powder, known for its robust flavor and potential health benefits.</text:p>
          </table:table-cell>
          <table:table-cell office:value-type="string">
            <text:p>Dana Methi.png</text:p>
          </table:table-cell>
          <table:table-cell office:value-type="string">
            <text:p>500 Gm</text:p>
          </table:table-cell>
        </table:table-row>
        <table:table-row>
          <table:table-cell office:value-type="float" office:value="370">
            <text:p>370</text:p>
          </table:table-cell>
          <table:table-cell office:value-type="string">
            <text:p>Spices</text:p>
          </table:table-cell>
          <table:table-cell office:value-type="string">
            <text:p>Spices</text:p>
          </table:table-cell>
          <table:table-cell office:value-type="string">
            <text:p>Bonda Phool</text:p>
          </table:table-cell>
          <table:table-cell office:value-type="string">
            <text:p>बोंडा फूल</text:p>
          </table:table-cell>
          <table:table-cell office:value-type="string">
            <text:p>Gomphrena globosa</text:p>
          </table:table-cell>
          <table:table-cell office:value-type="string">
            <text:p>500 Gm</text:p>
          </table:table-cell>
          <table:table-cell office:value-type="string">
            <text:p>1100</text:p>
          </table:table-cell>
          <table:table-cell office:value-type="string">
            <text:p>1 Kg</text:p>
          </table:table-cell>
          <table:table-cell office:value-type="string">
            <text:p>2000</text:p>
          </table:table-cell>
          <table:table-cell office:value-type="string">
            <text:p>United States, Germany, Japan</text:p>
          </table:table-cell>
          <table:table-cell office:value-type="string">
            <text:p>Brazil, Colombia, Ethiopia</text:p>
          </table:table-cell>
          <table:table-cell office:value-type="string">
            <text:p>India, Ethiopia, Vietnam</text:p>
          </table:table-cell>
          <table:table-cell office:value-type="string">
            <text:p>Bonda Phool: Revel in the aromatic essence of Bonda Phool, a fragrant spice known for its unique flavor, adding depth and richness to a variety of culinary creations.</text:p>
          </table:table-cell>
          <table:table-cell office:value-type="string">
            <text:p>Bonda Phool.png</text:p>
          </table:table-cell>
          <table:table-cell office:value-type="string">
            <text:p>500 Gm</text:p>
          </table:table-cell>
        </table:table-row>
        <table:table-row>
          <table:table-cell office:value-type="float" office:value="371">
            <text:p>371</text:p>
          </table:table-cell>
          <table:table-cell office:value-type="string">
            <text:p>Spices</text:p>
          </table:table-cell>
          <table:table-cell office:value-type="string">
            <text:p>Spices</text:p>
          </table:table-cell>
          <table:table-cell office:value-type="string">
            <text:p>Kabab Cheeni</text:p>
          </table:table-cell>
          <table:table-cell office:value-type="string">
            <text:p>कबाब चीनी</text:p>
          </table:table-cell>
          <table:table-cell office:value-type="string">
            <text:p>Allspice</text:p>
          </table:table-cell>
          <table:table-cell office:value-type="string">
            <text:p>500 Gm</text:p>
          </table:table-cell>
          <table:table-cell office:value-type="string">
            <text:p>900</text:p>
          </table:table-cell>
          <table:table-cell office:value-type="string">
            <text:p>1 Kg</text:p>
          </table:table-cell>
          <table:table-cell office:value-type="string">
            <text:p>1600</text:p>
          </table:table-cell>
          <table:table-cell office:value-type="string">
            <text:p>United States, United Kingdom, Canada</text:p>
          </table:table-cell>
          <table:table-cell office:value-type="string">
            <text:p>India, Vietnam, Sri Lanka</text:p>
          </table:table-cell>
          <table:table-cell office:value-type="string">
            <text:p>India, Vietnam, Bangladesh</text:p>
          </table:table-cell>
          <table:table-cell office:value-type="string">
            <text:p>Kabab Cheeni: Spice up your dishes with the warm and sweet aroma of Kabab Cheeni (cubeb pepper) powder, a versatile spice adding a unique touch to your culinary endeavors.</text:p>
          </table:table-cell>
          <table:table-cell office:value-type="string">
            <text:p>Cubeb.jpg</text:p>
          </table:table-cell>
          <table:table-cell office:value-type="string">
            <text:p>500 Gm</text:p>
          </table:table-cell>
        </table:table-row>
        <table:table-row>
          <table:table-cell office:value-type="float" office:value="372">
            <text:p>372</text:p>
          </table:table-cell>
          <table:table-cell office:value-type="string">
            <text:p>Spices</text:p>
          </table:table-cell>
          <table:table-cell office:value-type="string">
            <text:p>Spices</text:p>
          </table:table-cell>
          <table:table-cell office:value-type="string">
            <text:p>Gond</text:p>
          </table:table-cell>
          <table:table-cell office:value-type="string">
            <text:p>गोंद</text:p>
          </table:table-cell>
          <table:table-cell office:value-type="string">
            <text:p>Boswellia serrata</text:p>
          </table:table-cell>
          <table:table-cell office:value-type="string">
            <text:p>500 Gm</text:p>
          </table:table-cell>
          <table:table-cell office:value-type="string">
            <text:p>1200</text:p>
          </table:table-cell>
          <table:table-cell office:value-type="string">
            <text:p>1 Kg</text:p>
          </table:table-cell>
          <table:table-cell office:value-type="string">
            <text:p>2100</text:p>
          </table:table-cell>
          <table:table-cell office:value-type="string">
            <text:p>United Arab Emirates, United States, United Kingdom</text:p>
          </table:table-cell>
          <table:table-cell office:value-type="string">
            <text:p>Sudan, Nigeria, Kenya</text:p>
          </table:table-cell>
          <table:table-cell office:value-type="string">
            <text:p>India, Sudan, Nigeria</text:p>
          </table:table-cell>
          <table:table-cell office:value-type="string">
            <text:p>Gond: Embrace the nutritional richness of Gond (edible gum) powder, a traditional ingredient known for its potential health benefits, contributing to overall well-being.</text:p>
          </table:table-cell>
          <table:table-cell office:value-type="string">
            <text:p>Gond.png</text:p>
          </table:table-cell>
          <table:table-cell office:value-type="string">
            <text:p>500 Gm</text:p>
          </table:table-cell>
        </table:table-row>
        <table:table-row>
          <table:table-cell office:value-type="float" office:value="373">
            <text:p>373</text:p>
          </table:table-cell>
          <table:table-cell office:value-type="string">
            <text:p>Spices</text:p>
          </table:table-cell>
          <table:table-cell office:value-type="string">
            <text:p>Spices</text:p>
          </table:table-cell>
          <table:table-cell office:value-type="string">
            <text:p>Javitri</text:p>
          </table:table-cell>
          <table:table-cell office:value-type="string">
            <text:p>जावित्री</text:p>
          </table:table-cell>
          <table:table-cell office:value-type="string">
            <text:p>Myristica fragrans</text:p>
          </table:table-cell>
          <table:table-cell office:value-type="string">
            <text:p>500 Gm</text:p>
          </table:table-cell>
          <table:table-cell office:value-type="string">
            <text:p>1600</text:p>
          </table:table-cell>
          <table:table-cell office:value-type="string">
            <text:p>1 Kg</text:p>
          </table:table-cell>
          <table:table-cell office:value-type="string">
            <text:p>3000</text:p>
          </table:table-cell>
          <table:table-cell office:value-type="string">
            <text:p>United States, United Kingdom, France</text:p>
          </table:table-cell>
          <table:table-cell office:value-type="string">
            <text:p>Indonesia, Sri Lanka, Malaysia</text:p>
          </table:table-cell>
          <table:table-cell office:value-type="string">
            <text:p>India, Indonesia, Madagascar</text:p>
          </table:table-cell>
          <table:table-cell office:value-type="string">
            <text:p>Javitri: Enhance your culinary delights with the exotic aroma of Javitri (mace) powder, a spice celebrated for its warm and sweet flavor, elevating the taste of your dishes.</text:p>
          </table:table-cell>
          <table:table-cell office:value-type="string">
            <text:p>Javitri.png</text:p>
          </table:table-cell>
          <table:table-cell office:value-type="string">
            <text:p>500 Gm</text:p>
          </table:table-cell>
        </table:table-row>
        <table:table-row>
          <table:table-cell office:value-type="float" office:value="374">
            <text:p>374</text:p>
          </table:table-cell>
          <table:table-cell office:value-type="string">
            <text:p>Spices</text:p>
          </table:table-cell>
          <table:table-cell office:value-type="string">
            <text:p>Spices</text:p>
          </table:table-cell>
          <table:table-cell office:value-type="string">
            <text:p>Saunf</text:p>
          </table:table-cell>
          <table:table-cell office:value-type="string">
            <text:p>सौंफ</text:p>
          </table:table-cell>
          <table:table-cell office:value-type="string">
            <text:p>Foeniculum vulgare</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States, United Kingdom, Germany</text:p>
          </table:table-cell>
          <table:table-cell office:value-type="string">
            <text:p> India, Egypt, Iran</text:p>
          </table:table-cell>
          <table:table-cell office:value-type="string">
            <text:p>India, Iran, Turkey</text:p>
          </table:table-cell>
          <table:table-cell office:value-type="string">
            <text:p>Saunf: Savor the mild and refreshing flavor of Saunf (fennel) powder, a versatile spice known for its digestive properties and culinary charm, perfect for a delightful touch.</text:p>
          </table:table-cell>
          <table:table-cell office:value-type="string">
            <text:p>Saunf.png</text:p>
          </table:table-cell>
          <table:table-cell office:value-type="string">
            <text:p>NA</text:p>
          </table:table-cell>
        </table:table-row>
        <table:table-row>
          <table:table-cell office:value-type="float" office:value="375">
            <text:p>375</text:p>
          </table:table-cell>
          <table:table-cell office:value-type="string">
            <text:p>Pooja Items</text:p>
          </table:table-cell>
          <table:table-cell office:value-type="string">
            <text:p>Pooja Items</text:p>
          </table:table-cell>
          <table:table-cell office:value-type="string">
            <text:p>Havan Samagri</text:p>
          </table:table-cell>
          <table:table-cell office:value-type="string">
            <text:p>हवन सामग्री</text:p>
          </table:table-cell>
          <table:table-cell office:value-type="string">
            <text:p>NA</text:p>
          </table:table-cell>
          <table:table-cell office:value-type="string">
            <text:p>500 Gm</text:p>
          </table:table-cell>
          <table:table-cell office:value-type="string">
            <text:p>100</text:p>
          </table:table-cell>
          <table:table-cell office:value-type="string">
            <text:p>1 Kg</text:p>
          </table:table-cell>
          <table:table-cell office:value-type="string">
            <text:p>NA</text:p>
          </table:table-cell>
          <table:table-cell office:value-type="string">
            <text:p>United States, Canada, Australia</text:p>
          </table:table-cell>
          <table:table-cell office:value-type="string">
            <text:p> India, Nepal, Vietnam</text:p>
          </table:table-cell>
          <table:table-cell office:value-type="string">
            <text:p>India, Nepal, Bangladesh</text:p>
          </table:table-cell>
          <table:table-cell office:value-type="string">
            <text:p>Havan Samagri: Immerse yourself in divine rituals with the sacred blend of Havan Samagri, a harmonious mixture of herbs and fragrances, enhancing spiritual ceremonies.</text:p>
          </table:table-cell>
          <table:table-cell office:value-type="string">
            <text:p>Havan Samagri.png</text:p>
          </table:table-cell>
          <table:table-cell office:value-type="string">
            <text:p>500 Gm</text:p>
          </table:table-cell>
        </table:table-row>
        <table:table-row>
          <table:table-cell office:value-type="float" office:value="376">
            <text:p>376</text:p>
          </table:table-cell>
          <table:table-cell office:value-type="string">
            <text:p>Pooja Items</text:p>
          </table:table-cell>
          <table:table-cell office:value-type="string">
            <text:p>Pooja Items</text:p>
          </table:table-cell>
          <table:table-cell office:value-type="string">
            <text:p>Purnaahuti</text:p>
          </table:table-cell>
          <table:table-cell office:value-type="string">
            <text:p>पूर्णाहुति</text:p>
          </table:table-cell>
          <table:table-cell office:value-type="string">
            <text:p>NA</text:p>
          </table:table-cell>
          <table:table-cell office:value-type="string">
            <text:p>450</text:p>
          </table:table-cell>
          <table:table-cell office:value-type="string">
            <text:p>300</text:p>
          </table:table-cell>
          <table:table-cell office:value-type="string">
            <text:p>NA</text:p>
          </table:table-cell>
          <table:table-cell office:value-type="string">
            <text:p>NA</text:p>
          </table:table-cell>
          <table:table-cell office:value-type="string">
            <text:p>Canada, Australia, United Kingdom</text:p>
          </table:table-cell>
          <table:table-cell office:value-type="string">
            <text:p> India, China, United States</text:p>
          </table:table-cell>
          <table:table-cell office:value-type="string">
            <text:p>India, China, Brazil</text:p>
          </table:table-cell>
          <table:table-cell office:value-type="string">
            <text:p>Purnaahuti: Complete your spiritual rituals with Purnaahuti, a sacred offering symbolizing the culmination and fulfillment of prayers, bringing auspicious closure to ceremonies.</text:p>
          </table:table-cell>
          <table:table-cell office:value-type="string">
            <text:p>No Image Found.png</text:p>
          </table:table-cell>
          <table:table-cell office:value-type="string">
            <text:p>300</text:p>
          </table:table-cell>
        </table:table-row>
        <table:table-row>
          <table:table-cell office:value-type="float" office:value="377">
            <text:p>377</text:p>
          </table:table-cell>
          <table:table-cell office:value-type="string">
            <text:p>Pooja Items</text:p>
          </table:table-cell>
          <table:table-cell office:value-type="string">
            <text:p>Pooja Items</text:p>
          </table:table-cell>
          <table:table-cell office:value-type="string">
            <text:p>Marwadi Kumkum</text:p>
          </table:table-cell>
          <table:table-cell office:value-type="string">
            <text:p>मारवाड़ी कुमकुम</text:p>
          </table:table-cell>
          <table:table-cell office:value-type="string">
            <text:p>NA</text:p>
          </table:table-cell>
          <table:table-cell office:value-type="string">
            <text:p>500 Gm</text:p>
          </table:table-cell>
          <table:table-cell office:value-type="string">
            <text:p>240</text:p>
          </table:table-cell>
          <table:table-cell office:value-type="string">
            <text:p>1 Kg</text:p>
          </table:table-cell>
          <table:table-cell office:value-type="string">
            <text:p>500</text:p>
          </table:table-cell>
          <table:table-cell office:value-type="string">
            <text:p>United Arab Emirates, Singapore, Australia</text:p>
          </table:table-cell>
          <table:table-cell office:value-type="string">
            <text:p>India, Nepal, United States</text:p>
          </table:table-cell>
          <table:table-cell office:value-type="string">
            <text:p> India</text:p>
          </table:table-cell>
          <table:table-cell office:value-type="string">
            <text:p>Marwadi Kumkum: Adorn auspicious moments with the vibrant hues of Marwadi Kumkum, a traditional vermilion powder symbolizing prosperity, blessings, and divine grace.</text:p>
          </table:table-cell>
          <table:table-cell office:value-type="string">
            <text:p>Marwadi Kumkum.png</text:p>
          </table:table-cell>
          <table:table-cell office:value-type="string">
            <text:p>500 Gm</text:p>
          </table:table-cell>
        </table:table-row>
        <table:table-row>
          <table:table-cell office:value-type="float" office:value="378">
            <text:p>378</text:p>
          </table:table-cell>
          <table:table-cell office:value-type="string">
            <text:p>Pooja Items</text:p>
          </table:table-cell>
          <table:table-cell office:value-type="string">
            <text:p>Pooja Items</text:p>
          </table:table-cell>
          <table:table-cell office:value-type="string">
            <text:p>Deepam Oil</text:p>
          </table:table-cell>
          <table:table-cell office:value-type="string">
            <text:p>दीपम तेल</text:p>
          </table:table-cell>
          <table:table-cell office:value-type="string">
            <text:p>Sesamum indicum</text:p>
          </table:table-cell>
          <table:table-cell office:value-type="string">
            <text:p>NA</text:p>
          </table:table-cell>
          <table:table-cell office:value-type="string">
            <text:p>NA</text:p>
          </table:table-cell>
          <table:table-cell office:value-type="string">
            <text:p>1 Ltr</text:p>
          </table:table-cell>
          <table:table-cell office:value-type="string">
            <text:p>NA</text:p>
          </table:table-cell>
          <table:table-cell office:value-type="string">
            <text:p>United States, United Arab Emirates, United Kingdom</text:p>
          </table:table-cell>
          <table:table-cell office:value-type="string">
            <text:p> India, Malaysia, Singapore</text:p>
          </table:table-cell>
          <table:table-cell office:value-type="string">
            <text:p> India, Malaysia, Sri Lanka</text:p>
          </table:table-cell>
          <table:table-cell office:value-type="string">
            <text:p>Deepam Oil: Illuminate your sacred spaces with Deepam Oil, a traditional blend crafted for religious rituals, creating a divine ambiance with its aromatic and pure essence.</text:p>
          </table:table-cell>
          <table:table-cell office:value-type="string">
            <text:p>Deepam Oil.png</text:p>
          </table:table-cell>
          <table:table-cell office:value-type="string">
            <text:p>NA</text:p>
          </table:table-cell>
        </table:table-row>
        <table:table-row>
          <table:table-cell office:value-type="float" office:value="379">
            <text:p>379</text:p>
          </table:table-cell>
          <table:table-cell office:value-type="string">
            <text:p>Pooja Items</text:p>
          </table:table-cell>
          <table:table-cell office:value-type="string">
            <text:p>Pooja Items</text:p>
          </table:table-cell>
          <table:table-cell office:value-type="string">
            <text:p>Mustard Oil</text:p>
          </table:table-cell>
          <table:table-cell office:value-type="string">
            <text:p>सरसों का तेल</text:p>
          </table:table-cell>
          <table:table-cell office:value-type="string">
            <text:p>Brassica juncea</text:p>
          </table:table-cell>
          <table:table-cell office:value-type="string">
            <text:p>500 Ml
</text:p>
          </table:table-cell>
          <table:table-cell office:value-type="string">
            <text:p>NA</text:p>
          </table:table-cell>
          <table:table-cell office:value-type="string">
            <text:p>1 Ltr
</text:p>
          </table:table-cell>
          <table:table-cell office:value-type="string">
            <text:p>NA</text:p>
          </table:table-cell>
          <table:table-cell office:value-type="string">
            <text:p>Canada, Australia, United Arab Emirates</text:p>
          </table:table-cell>
          <table:table-cell office:value-type="string">
            <text:p>India, United States, United Kingdom</text:p>
          </table:table-cell>
          <table:table-cell office:value-type="string">
            <text:p> India, Canada, Australia</text:p>
          </table:table-cell>
          <table:table-cell office:value-type="string">
            <text:p>Mustard Oil: Enhance your culinary adventures with the robust and pungent flavor of Mustard Oil, a versatile cooking staple known for its rich taste and potential health benefits.</text:p>
          </table:table-cell>
          <table:table-cell office:value-type="string">
            <text:p>Almond (1).png</text:p>
          </table:table-cell>
          <table:table-cell office:value-type="string">
            <text:p>NA</text:p>
          </table:table-cell>
        </table:table-row>
        <table:table-row>
          <table:table-cell office:value-type="float" office:value="380">
            <text:p>380</text:p>
          </table:table-cell>
          <table:table-cell office:value-type="string">
            <text:p>Dry Fruits</text:p>
          </table:table-cell>
          <table:table-cell office:value-type="string">
            <text:p>Dried Fruits</text:p>
          </table:table-cell>
          <table:table-cell office:value-type="string">
            <text:p>Mouha Oil</text:p>
          </table:table-cell>
          <table:table-cell office:value-type="string">
            <text:p> महुआ तेल</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NA</text:p>
          </table:table-cell>
          <table:table-cell office:value-type="string">
            <text:p>United Kingdom, Australia, Canada</text:p>
          </table:table-cell>
          <table:table-cell office:value-type="string">
            <text:p>Egypt, China, United States</text:p>
          </table:table-cell>
          <table:table-cell office:value-type="string">
            <text:p> Morocco, Spain, France</text:p>
          </table:table-cell>
          <table:table-cell office:value-type="string">
            <text:p>Mouha Oil: Experience the purity and nourishment of Mouha Oil, a natural blend renowned for its skincare properties, promoting hydration and a radiant complexion.</text:p>
          </table:table-cell>
          <table:table-cell office:value-type="string">
            <text:p>Almond.png</text:p>
          </table:table-cell>
          <table:table-cell office:value-type="string">
            <text:p>NA</text:p>
          </table:table-cell>
        </table:table-row>
        <table:table-row>
          <table:table-cell office:value-type="float" office:value="381">
            <text:p>381</text:p>
          </table:table-cell>
          <table:table-cell office:value-type="string">
            <text:p>Pooja Items</text:p>
          </table:table-cell>
          <table:table-cell office:value-type="string">
            <text:p>Pooja Items</text:p>
          </table:table-cell>
          <table:table-cell office:value-type="string">
            <text:p>Samidha</text:p>
          </table:table-cell>
          <table:table-cell office:value-type="string">
            <text:p> समिधा</text:p>
          </table:table-cell>
          <table:table-cell office:value-type="string">
            <text:p> Anacardiaceae</text:p>
          </table:table-cell>
          <table:table-cell office:value-type="string">
            <text:p>NA</text:p>
          </table:table-cell>
          <table:table-cell office:value-type="string">
            <text:p>NA</text:p>
          </table:table-cell>
          <table:table-cell office:value-type="string">
            <text:p>1 Kg
</text:p>
          </table:table-cell>
          <table:table-cell office:value-type="string">
            <text:p>120
</text:p>
          </table:table-cell>
          <table:table-cell office:value-type="string">
            <text:p>Thailand, Spain</text:p>
          </table:table-cell>
          <table:table-cell office:value-type="string">
            <text:p>India</text:p>
          </table:table-cell>
          <table:table-cell office:value-type="string">
            <text:p>India</text:p>
          </table:table-cell>
          <table:table-cell office:value-type="string">
            <text:p>Samidha: Elevate your rituals with this generous pack of sacred Samidha, perfect for traditional ceremonies, ensuring a plentiful supply for spiritual offerings.</text:p>
          </table:table-cell>
          <table:table-cell office:value-type="string">
            <text:p>Sample.png</text:p>
          </table:table-cell>
          <table:table-cell office:value-type="string">
            <text:p>NA</text:p>
          </table:table-cell>
        </table:table-row>
        <table:table-row>
          <table:table-cell office:value-type="float" office:value="382">
            <text:p>382</text:p>
          </table:table-cell>
          <table:table-cell office:value-type="string">
            <text:p>Pooja Items</text:p>
          </table:table-cell>
          <table:table-cell office:value-type="string">
            <text:p>Pooja Items</text:p>
          </table:table-cell>
          <table:table-cell office:value-type="string">
            <text:p>Sandal Lakdi</text:p>
          </table:table-cell>
          <table:table-cell office:value-type="string">
            <text:p>संदल लकड़ी</text:p>
          </table:table-cell>
          <table:table-cell office:value-type="string">
            <text:p>Santalum album</text:p>
          </table:table-cell>
          <table:table-cell office:value-type="string">
            <text:p>NA</text:p>
          </table:table-cell>
          <table:table-cell office:value-type="string">
            <text:p>NA</text:p>
          </table:table-cell>
          <table:table-cell office:value-type="string">
            <text:p>1 Kg
</text:p>
          </table:table-cell>
          <table:table-cell office:value-type="string">
            <text:p>375
</text:p>
          </table:table-cell>
          <table:table-cell office:value-type="string">
            <text:p>India, Pakistan</text:p>
          </table:table-cell>
          <table:table-cell office:value-type="string">
            <text:p>India, Pakistan</text:p>
          </table:table-cell>
          <table:table-cell office:value-type="string">
            <text:p>India, Pakistan</text:p>
          </table:table-cell>
          <table:table-cell office:value-type="string">
            <text:p>Sandal Lakdi: Immerse in the soothing essence of Sandal Lakdi, a fragrant wood powder known for its calming properties, ideal for religious ceremonies and aromatic rituals.</text:p>
          </table:table-cell>
          <table:table-cell office:value-type="string">
            <text:p>Sample.png</text:p>
          </table:table-cell>
          <table:table-cell office:value-type="string">
            <text:p>NA</text:p>
          </table:table-cell>
        </table:table-row>
      </table:table>
    </office:spreadsheet>
  </office:body>
</office:document-content>
</file>

<file path=styles.xml><?xml version="1.0" encoding="UTF-8"?><office:document-styles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office:font-face-decls><style:font-face style:name="Arial Unicode MS" svg:font-family="'Arial Unicode MS'" style:font-pitch="variable"/><style:font-face style:name="DejaVu Sans1" svg:font-family="'DejaVu Sans'" style:font-pitch="variable"/><style:font-face style:name="HG Mincho Light J" svg:font-family="'HG Mincho Light J'" style:font-pitch="variable"/><style:font-face style:name="DejaVu Serif" svg:font-family="'DejaVu Serif'" style:font-family-generic="roman" style:font-pitch="variable"/><style:font-face style:name="Thorndale" svg:font-family="Thorndale" style:font-family-generic="roman" style:font-pitch="variable"/><style:font-face style:name="DejaVu Sans" svg:font-family="'DejaVu Sans'" style:font-family-generic="swiss" style:font-pitch="variable"/></office:font-face-decls><office:styles><style:default-style style:family="paragraph"><style:paragraph-properties fo:hyphenation-ladder-count="no-limit" style:text-autospace="ideograph-alpha" style:punctuation-wrap="hanging" style:line-break="strict" style:tab-stop-distance="0.4925in" style:writing-mode="page"/><style:text-properties style:use-window-font-color="true" style:font-name="DejaVu Serif" fo:font-size="12pt" fo:language="en" fo:country="US" style:font-name-asian="DejaVu Sans1" style:font-size-asian="12pt" style:language-asian="none" style:country-asian="none" style:font-name-complex="DejaVu Sans1" style:font-size-complex="12pt" style:language-complex="none" style:country-complex="none" fo:hyphenate="false" fo:hyphenation-remain-char-count="2" fo:hyphenation-push-char-count="2"/></style:default-style><style:style style:name="Standard" style:family="paragraph" style:class="text"/><style:style style:name="Text_body" style:display-name="Text body" style:family="paragraph" style:parent-style-name="Standard" style:class="text"><style:paragraph-properties fo:margin-top="0in" fo:margin-bottom="0.0835in"/></style:style><style:style style:name="Heading" style:family="paragraph" style:parent-style-name="Standard" style:next-style-name="Text_body" style:class="text"><style:paragraph-properties fo:margin-top="0.1665in" fo:margin-bottom="0.0835in" fo:keep-with-next="always"/><style:text-properties style:font-name="DejaVu Sans" fo:font-size="14pt" style:font-name-asian="DejaVu Sans1" style:font-size-asian="14pt" style:font-name-complex="DejaVu Sans1" style:font-size-complex="14pt"/></style:style><style:style style:name="Heading_1" style:display-name="Heading 1" style:family="paragraph" style:parent-style-name="Heading" style:next-style-name="Text_body" style:class="text" style:default-outline-level="1"><style:text-properties style:font-name="Thorndale" fo:font-size="24pt" fo:font-weight="bold" style:font-name-asian="HG Mincho Light J" style:font-size-asian="24pt" style:font-weight-asian="bold" style:font-name-complex="Arial Unicode MS" style:font-size-complex="24pt" style:font-weight-complex="bold"/></style:style><style:style style:name="Heading_2" style:display-name="Heading 2" style:family="paragraph" style:parent-style-name="Heading" style:next-style-name="Text_body" style:class="text" style:default-outline-level="2"><style:text-properties style:font-name="DejaVu Serif" fo:font-size="18pt" fo:font-weight="bold" style:font-name-asian="DejaVu Sans1" style:font-size-asian="18pt" style:font-weight-asian="bold" style:font-name-complex="DejaVu Sans1" style:font-size-complex="18pt" style:font-weight-complex="bold"/></style:style></office:styles><office:automatic-styles><style:page-layout style:name="pm1"><style:page-layout-properties fo:page-width="8.2673in" fo:page-height="11.6925in" style:num-format="1" style:print-orientation="portrait" fo:margin-top="1in" fo:margin-bottom="1in" fo:margin-left="1.25in" fo:margin-right="1.25in" style:writing-mode="lr-tb" style:footnote-max-height="0in"><style:footnote-sep style:width="0.0071in" style:distance-before-sep="0.0398in" style:distance-after-sep="0.0398in" style:adjustment="left" style:rel-width="25%" style:color="#000000"/></style:page-layout-properties><style:header-style/><style:footer-style/></style:page-layout></office:automatic-styles><office:master-styles><style:master-page style:name="Standard" style:page-layout-name="pm1"/></office:master-styles></office:document-styles>
</file>

<file path=meta.xml><?xml version="1.0" encoding="utf-8"?>
<office:document-meta xmlns:office="urn:oasis:names:tc:opendocument:xmlns:office:1.0" xmlns:meta="urn:oasis:names:tc:opendocument:xmlns:meta:1.0" office:version="1.0">
  <office:meta>
    <meta:generator>phpMyAdmin 5.2.1</meta:generator>
    <meta:initial-creator>phpMyAdmin 5.2.1</meta:initial-creator>
    <meta:creation-date>2024-01-13T06:31:54+00:00</meta:creation-date>
  </office:meta>
</office:document-meta>
</file>